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7.1pt"/>
    </style:style>
    <style:style style:name="co5" style:family="table-column">
      <style:table-column-properties fo:break-before="auto" style:column-width="62.5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5.71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14.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bsorbance_20_2_5f_0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orbance 2_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12" table:default-cell-style-name="Default"/>
        <table:table-column table:style-name="co5" table:number-columns-repeated="3" table:default-cell-style-name="Default"/>
        <table:table-column table:style-name="co6" table:number-columns-repeated="9" table:default-cell-style-name="Default"/>
        <table:table-column table:style-name="co3" table:number-columns-repeated="12" table:default-cell-style-name="Default"/>
        <table:table-column table:style-name="co7" table:number-columns-repeated="12" table:default-cell-style-name="Default"/>
        <table:table-column table:style-name="co8" table:number-columns-repeated="24" table:default-cell-style-name="Default"/>
        <table:table-column table:style-name="co9" table:default-cell-style-name="Default"/>
        <table:table-column table:style-name="co2" table:number-columns-repeated="925" table:default-cell-style-name="Default"/>
        <table:table-row table:style-name="ro1">
          <table:table-cell table:style-name="ce1" office:value-type="string" calcext:value-type="string">
            <text:p>Measurement resul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ura 28012025.ska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8/01/2025 17:52:1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bsorbance 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avelength: 600 n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ate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avg. time [s]</text:p>
          </table:table-cell>
          <table:table-cell table:style-name="ce4" office:value-type="string" calcext:value-type="string">
            <text:p>MC123 (A01)</text:p>
          </table:table-cell>
          <table:table-cell table:style-name="ce4" office:value-type="string" calcext:value-type="string">
            <text:p>MC123 (A02)</text:p>
          </table:table-cell>
          <table:table-cell table:style-name="ce4" office:value-type="string" calcext:value-type="string">
            <text:p>MC123 (A03)</text:p>
          </table:table-cell>
          <table:table-cell table:style-name="ce4" office:value-type="string" calcext:value-type="string">
            <text:p>MC123 (A04)</text:p>
          </table:table-cell>
          <table:table-cell table:style-name="ce4" office:value-type="string" calcext:value-type="string">
            <text:p>MC123 (A05)</text:p>
          </table:table-cell>
          <table:table-cell table:style-name="ce4" office:value-type="string" calcext:value-type="string">
            <text:p>MC123 (A06)</text:p>
          </table:table-cell>
          <table:table-cell table:style-name="ce4" office:value-type="string" calcext:value-type="string">
            <text:p>MC123 (A07)</text:p>
          </table:table-cell>
          <table:table-cell table:style-name="ce4" office:value-type="string" calcext:value-type="string">
            <text:p>MC123 (A08)</text:p>
          </table:table-cell>
          <table:table-cell table:style-name="ce4" office:value-type="string" calcext:value-type="string">
            <text:p>MC123 (A09)</text:p>
          </table:table-cell>
          <table:table-cell table:style-name="ce4" office:value-type="string" calcext:value-type="string">
            <text:p>MC123 (A10)</text:p>
          </table:table-cell>
          <table:table-cell table:style-name="ce4" office:value-type="string" calcext:value-type="string">
            <text:p>MC123 (A11)</text:p>
          </table:table-cell>
          <table:table-cell table:style-name="ce4" office:value-type="string" calcext:value-type="string">
            <text:p>MC123 (A12)</text:p>
          </table:table-cell>
          <table:table-cell table:style-name="ce4" office:value-type="string" calcext:value-type="string">
            <text:p>MC128 (B01)</text:p>
          </table:table-cell>
          <table:table-cell table:style-name="ce4" office:value-type="string" calcext:value-type="string">
            <text:p>MC128 (B02)</text:p>
          </table:table-cell>
          <table:table-cell table:style-name="ce4" office:value-type="string" calcext:value-type="string">
            <text:p>MC128 (B03)</text:p>
          </table:table-cell>
          <table:table-cell table:style-name="ce4" office:value-type="string" calcext:value-type="string">
            <text:p>MC128 (B04)</text:p>
          </table:table-cell>
          <table:table-cell table:style-name="ce4" office:value-type="string" calcext:value-type="string">
            <text:p>MC128 (B05)</text:p>
          </table:table-cell>
          <table:table-cell table:style-name="ce4" office:value-type="string" calcext:value-type="string">
            <text:p>MC128 (B06)</text:p>
          </table:table-cell>
          <table:table-cell table:style-name="ce4" office:value-type="string" calcext:value-type="string">
            <text:p>MC128 (B07)</text:p>
          </table:table-cell>
          <table:table-cell table:style-name="ce4" office:value-type="string" calcext:value-type="string">
            <text:p>MC128 (B08)</text:p>
          </table:table-cell>
          <table:table-cell table:style-name="ce4" office:value-type="string" calcext:value-type="string">
            <text:p>MC128 (B09)</text:p>
          </table:table-cell>
          <table:table-cell table:style-name="ce4" office:value-type="string" calcext:value-type="string">
            <text:p>MC128 (B10)</text:p>
          </table:table-cell>
          <table:table-cell table:style-name="ce4" office:value-type="string" calcext:value-type="string">
            <text:p>MC128 (B11)</text:p>
          </table:table-cell>
          <table:table-cell table:style-name="ce4" office:value-type="string" calcext:value-type="string">
            <text:p>MC128 (B12)</text:p>
          </table:table-cell>
          <table:table-cell table:style-name="ce4" office:value-type="string" calcext:value-type="string">
            <text:p>MC138 (C01)</text:p>
          </table:table-cell>
          <table:table-cell table:style-name="ce4" office:value-type="string" calcext:value-type="string">
            <text:p>MC138 (C02)</text:p>
          </table:table-cell>
          <table:table-cell table:style-name="ce4" office:value-type="string" calcext:value-type="string">
            <text:p>MC138 (C03)</text:p>
          </table:table-cell>
          <table:table-cell table:style-name="ce4" office:value-type="string" calcext:value-type="string">
            <text:p>MC138 (C04)</text:p>
          </table:table-cell>
          <table:table-cell table:style-name="ce4" office:value-type="string" calcext:value-type="string">
            <text:p>MC138 (C05)</text:p>
          </table:table-cell>
          <table:table-cell table:style-name="ce4" office:value-type="string" calcext:value-type="string">
            <text:p>MC138 (C06)</text:p>
          </table:table-cell>
          <table:table-cell table:style-name="ce4" office:value-type="string" calcext:value-type="string">
            <text:p>MC138 (C07)</text:p>
          </table:table-cell>
          <table:table-cell table:style-name="ce4" office:value-type="string" calcext:value-type="string">
            <text:p>MC138 (C08)</text:p>
          </table:table-cell>
          <table:table-cell table:style-name="ce4" office:value-type="string" calcext:value-type="string">
            <text:p>MC138 (C09)</text:p>
          </table:table-cell>
          <table:table-cell table:style-name="ce4" office:value-type="string" calcext:value-type="string">
            <text:p>MC138 (C10)</text:p>
          </table:table-cell>
          <table:table-cell table:style-name="ce4" office:value-type="string" calcext:value-type="string">
            <text:p>MC138 (C11)</text:p>
          </table:table-cell>
          <table:table-cell table:style-name="ce4" office:value-type="string" calcext:value-type="string">
            <text:p>MC138 (C12)</text:p>
          </table:table-cell>
          <table:table-cell table:style-name="ce4" office:value-type="string" calcext:value-type="string">
            <text:p>APT (D01)</text:p>
          </table:table-cell>
          <table:table-cell table:style-name="ce4" office:value-type="string" calcext:value-type="string">
            <text:p>APT (D02)</text:p>
          </table:table-cell>
          <table:table-cell table:style-name="ce4" office:value-type="string" calcext:value-type="string">
            <text:p>APT (D03)</text:p>
          </table:table-cell>
          <table:table-cell table:style-name="ce4" office:value-type="string" calcext:value-type="string">
            <text:p>5 (D04)</text:p>
          </table:table-cell>
          <table:table-cell table:style-name="ce4" office:value-type="string" calcext:value-type="string">
            <text:p>5 (D05)</text:p>
          </table:table-cell>
          <table:table-cell table:style-name="ce4" office:value-type="string" calcext:value-type="string">
            <text:p>5 (D06)</text:p>
          </table:table-cell>
          <table:table-cell table:style-name="ce4" office:value-type="string" calcext:value-type="string">
            <text:p>3 (D07)</text:p>
          </table:table-cell>
          <table:table-cell table:style-name="ce4" office:value-type="string" calcext:value-type="string">
            <text:p>3 (D08)</text:p>
          </table:table-cell>
          <table:table-cell table:style-name="ce4" office:value-type="string" calcext:value-type="string">
            <text:p>3 (D09)</text:p>
          </table:table-cell>
          <table:table-cell table:style-name="ce4" office:value-type="string" calcext:value-type="string">
            <text:p>1 (D10)</text:p>
          </table:table-cell>
          <table:table-cell table:style-name="ce4" office:value-type="string" calcext:value-type="string">
            <text:p>1 (D11)</text:p>
          </table:table-cell>
          <table:table-cell table:style-name="ce4" office:value-type="string" calcext:value-type="string">
            <text:p>1 (D12)</text:p>
          </table:table-cell>
          <table:table-cell table:style-name="ce4" office:value-type="string" calcext:value-type="string">
            <text:p>MC140 (E01)</text:p>
          </table:table-cell>
          <table:table-cell table:style-name="ce4" office:value-type="string" calcext:value-type="string">
            <text:p>MC140 (E02)</text:p>
          </table:table-cell>
          <table:table-cell table:style-name="ce4" office:value-type="string" calcext:value-type="string">
            <text:p>MC140 (E03)</text:p>
          </table:table-cell>
          <table:table-cell table:style-name="ce4" office:value-type="string" calcext:value-type="string">
            <text:p>MC140 (E04)</text:p>
          </table:table-cell>
          <table:table-cell table:style-name="ce4" office:value-type="string" calcext:value-type="string">
            <text:p>MC140 (E05)</text:p>
          </table:table-cell>
          <table:table-cell table:style-name="ce4" office:value-type="string" calcext:value-type="string">
            <text:p>MC140 (E06)</text:p>
          </table:table-cell>
          <table:table-cell table:style-name="ce4" office:value-type="string" calcext:value-type="string">
            <text:p>MC140 (E07)</text:p>
          </table:table-cell>
          <table:table-cell table:style-name="ce4" office:value-type="string" calcext:value-type="string">
            <text:p>MC140 (E08)</text:p>
          </table:table-cell>
          <table:table-cell table:style-name="ce4" office:value-type="string" calcext:value-type="string">
            <text:p>MC140 (E09)</text:p>
          </table:table-cell>
          <table:table-cell table:style-name="ce4" office:value-type="string" calcext:value-type="string">
            <text:p>MC140 (E10)</text:p>
          </table:table-cell>
          <table:table-cell table:style-name="ce4" office:value-type="string" calcext:value-type="string">
            <text:p>MC140 (E11)</text:p>
          </table:table-cell>
          <table:table-cell table:style-name="ce4" office:value-type="string" calcext:value-type="string">
            <text:p>MC140 (E12)</text:p>
          </table:table-cell>
          <table:table-cell table:style-name="ce4" office:value-type="string" calcext:value-type="string">
            <text:p>MC144 (F01)</text:p>
          </table:table-cell>
          <table:table-cell table:style-name="ce4" office:value-type="string" calcext:value-type="string">
            <text:p>MC144 (F02)</text:p>
          </table:table-cell>
          <table:table-cell table:style-name="ce4" office:value-type="string" calcext:value-type="string">
            <text:p>MC144 (F03)</text:p>
          </table:table-cell>
          <table:table-cell table:style-name="ce4" office:value-type="string" calcext:value-type="string">
            <text:p>MC144 (F04)</text:p>
          </table:table-cell>
          <table:table-cell table:style-name="ce4" office:value-type="string" calcext:value-type="string">
            <text:p>MC144 (F05)</text:p>
          </table:table-cell>
          <table:table-cell table:style-name="ce4" office:value-type="string" calcext:value-type="string">
            <text:p>MC144 (F06)</text:p>
          </table:table-cell>
          <table:table-cell table:style-name="ce4" office:value-type="string" calcext:value-type="string">
            <text:p>MC144 (F07)</text:p>
          </table:table-cell>
          <table:table-cell table:style-name="ce4" office:value-type="string" calcext:value-type="string">
            <text:p>MC144 (F08)</text:p>
          </table:table-cell>
          <table:table-cell table:style-name="ce4" office:value-type="string" calcext:value-type="string">
            <text:p>MC144 (F09)</text:p>
          </table:table-cell>
          <table:table-cell table:style-name="ce4" office:value-type="string" calcext:value-type="string">
            <text:p>MC144 (F10)</text:p>
          </table:table-cell>
          <table:table-cell table:style-name="ce4" office:value-type="string" calcext:value-type="string">
            <text:p>MC144 (F11)</text:p>
          </table:table-cell>
          <table:table-cell table:style-name="ce4" office:value-type="string" calcext:value-type="string">
            <text:p>MC144 (F12)</text:p>
          </table:table-cell>
          <table:table-cell table:style-name="ce4" office:value-type="string" calcext:value-type="string">
            <text:p>MM22 (G01)</text:p>
          </table:table-cell>
          <table:table-cell table:style-name="ce4" office:value-type="string" calcext:value-type="string">
            <text:p>MM22 (G02)</text:p>
          </table:table-cell>
          <table:table-cell table:style-name="ce4" office:value-type="string" calcext:value-type="string">
            <text:p>MM22 (G03)</text:p>
          </table:table-cell>
          <table:table-cell table:style-name="ce4" office:value-type="string" calcext:value-type="string">
            <text:p>MM22 (G04)</text:p>
          </table:table-cell>
          <table:table-cell table:style-name="ce4" office:value-type="string" calcext:value-type="string">
            <text:p>MM22 (G05)</text:p>
          </table:table-cell>
          <table:table-cell table:style-name="ce4" office:value-type="string" calcext:value-type="string">
            <text:p>MM22 (G06)</text:p>
          </table:table-cell>
          <table:table-cell table:style-name="ce4" office:value-type="string" calcext:value-type="string">
            <text:p>MM22 (G07)</text:p>
          </table:table-cell>
          <table:table-cell table:style-name="ce4" office:value-type="string" calcext:value-type="string">
            <text:p>MM22 (G08)</text:p>
          </table:table-cell>
          <table:table-cell table:style-name="ce4" office:value-type="string" calcext:value-type="string">
            <text:p>MM22 (G09)</text:p>
          </table:table-cell>
          <table:table-cell table:style-name="ce4" office:value-type="string" calcext:value-type="string">
            <text:p>MM22 (G10)</text:p>
          </table:table-cell>
          <table:table-cell table:style-name="ce4" office:value-type="string" calcext:value-type="string">
            <text:p>MM22 (G11)</text:p>
          </table:table-cell>
          <table:table-cell table:style-name="ce4" office:value-type="string" calcext:value-type="string">
            <text:p>MM22 (G12)</text:p>
          </table:table-cell>
          <table:table-cell table:style-name="ce4" office:value-type="string" calcext:value-type="string">
            <text:p>MQA4 (H01)</text:p>
          </table:table-cell>
          <table:table-cell table:style-name="ce4" office:value-type="string" calcext:value-type="string">
            <text:p>MQA4 (H02)</text:p>
          </table:table-cell>
          <table:table-cell table:style-name="ce4" office:value-type="string" calcext:value-type="string">
            <text:p>MQA4 (H03)</text:p>
          </table:table-cell>
          <table:table-cell table:style-name="ce4" office:value-type="string" calcext:value-type="string">
            <text:p>MQA4 (H04)</text:p>
          </table:table-cell>
          <table:table-cell table:style-name="ce4" office:value-type="string" calcext:value-type="string">
            <text:p>MQA4 (H05)</text:p>
          </table:table-cell>
          <table:table-cell table:style-name="ce4" office:value-type="string" calcext:value-type="string">
            <text:p>MQA4 (H06)</text:p>
          </table:table-cell>
          <table:table-cell table:style-name="ce4" office:value-type="string" calcext:value-type="string">
            <text:p>MQA4 (H07)</text:p>
          </table:table-cell>
          <table:table-cell table:style-name="ce4" office:value-type="string" calcext:value-type="string">
            <text:p>MQA4 (H08)</text:p>
          </table:table-cell>
          <table:table-cell table:style-name="ce4" office:value-type="string" calcext:value-type="string">
            <text:p>MQA4 (H09)</text:p>
          </table:table-cell>
          <table:table-cell table:style-name="ce4" office:value-type="string" calcext:value-type="string">
            <text:p>MQA4 (H10)</text:p>
          </table:table-cell>
          <table:table-cell table:style-name="ce4" office:value-type="string" calcext:value-type="string">
            <text:p>MQA4 (H11)</text:p>
          </table:table-cell>
          <table:table-cell table:style-name="ce4" office:value-type="string" calcext:value-type="string">
            <text:p>MQA4 (H12)</text:p>
          </table:table-cell>
          <table:table-cell table:number-columns-repeated="92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419" calcext:value-type="float">
            <text:p>0.1419</text:p>
          </table:table-cell>
          <table:table-cell table:style-name="ce5" office:value-type="float" office:value="0.143" calcext:value-type="float">
            <text:p>0.1430</text:p>
          </table:table-cell>
          <table:table-cell table:style-name="ce5" office:value-type="float" office:value="0.1457" calcext:value-type="float">
            <text:p>0.1457</text:p>
          </table:table-cell>
          <table:table-cell table:style-name="ce5" office:value-type="float" office:value="0.1411" calcext:value-type="float">
            <text:p>0.1411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1345" calcext:value-type="float">
            <text:p>0.1345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35" calcext:value-type="float">
            <text:p>0.1350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411" calcext:value-type="float">
            <text:p>0.1411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887" calcext:value-type="float">
            <text:p>0.1887</text:p>
          </table:table-cell>
          <table:table-cell table:style-name="ce5" office:value-type="float" office:value="0.1876" calcext:value-type="float">
            <text:p>0.1876</text:p>
          </table:table-cell>
          <table:table-cell table:style-name="ce5" office:value-type="float" office:value="0.1381" calcext:value-type="float">
            <text:p>0.1381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0.1436" calcext:value-type="float">
            <text:p>0.1436</text:p>
          </table:table-cell>
          <table:table-cell table:style-name="ce5" office:value-type="float" office:value="0.187" calcext:value-type="float">
            <text:p>0.1870</text:p>
          </table:table-cell>
          <table:table-cell table:number-columns-repeated="2" table:style-name="ce5" office:value-type="float" office:value="0.1867" calcext:value-type="float">
            <text:p>0.1867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77" calcext:value-type="float">
            <text:p>0.1277</text:p>
          </table:table-cell>
          <table:table-cell table:number-columns-repeated="2" table:style-name="ce5" office:value-type="float" office:value="0.1285" calcext:value-type="float">
            <text:p>0.1285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1253" calcext:value-type="float">
            <text:p>0.1253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135" calcext:value-type="float">
            <text:p>0.1350</text:p>
          </table:table-cell>
          <table:table-cell table:style-name="ce5" office:value-type="float" office:value="0.1356" calcext:value-type="float">
            <text:p>0.1356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87" calcext:value-type="float">
            <text:p>0.1387</text:p>
          </table:table-cell>
          <table:table-cell table:style-name="ce5" office:value-type="float" office:value="0.1372" calcext:value-type="float">
            <text:p>0.1372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2122" calcext:value-type="float">
            <text:p>0.2122</text:p>
          </table:table-cell>
          <table:table-cell table:style-name="ce5" office:value-type="float" office:value="0.1898" calcext:value-type="float">
            <text:p>0.1898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1419" calcext:value-type="float">
            <text:p>0.1419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5" office:value-type="float" office:value="0.141" calcext:value-type="float">
            <text:p>0.1410</text:p>
          </table:table-cell>
          <table:table-cell table:style-name="ce5" office:value-type="float" office:value="0.1409" calcext:value-type="float">
            <text:p>0.1409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527" calcext:value-type="float">
            <text:p>0.1527</text:p>
          </table:table-cell>
          <table:table-cell table:style-name="ce5" office:value-type="float" office:value="0.1494" calcext:value-type="float">
            <text:p>0.1494</text:p>
          </table:table-cell>
          <table:table-cell table:style-name="ce5" office:value-type="float" office:value="0.1521" calcext:value-type="float">
            <text:p>0.1521</text:p>
          </table:table-cell>
          <table:table-cell table:style-name="ce5" office:value-type="float" office:value="0.1518" calcext:value-type="float">
            <text:p>0.1518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92" calcext:value-type="float">
            <text:p>0.1492</text:p>
          </table:table-cell>
          <table:table-cell table:style-name="ce5" office:value-type="float" office:value="0.1544" calcext:value-type="float">
            <text:p>0.1544</text:p>
          </table:table-cell>
          <table:table-cell table:style-name="ce5" office:value-type="float" office:value="0.1599" calcext:value-type="float">
            <text:p>0.1599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794" calcext:value-type="float">
            <text:p>0.1794</text:p>
          </table:table-cell>
          <table:table-cell table:style-name="ce5" office:value-type="float" office:value="0.1776" calcext:value-type="float">
            <text:p>0.1776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341" calcext:value-type="float">
            <text:p>0.1341</text:p>
          </table:table-cell>
          <table:table-cell table:style-name="ce5" office:value-type="float" office:value="0.1444" calcext:value-type="float">
            <text:p>0.144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800.3" calcext:value-type="float">
            <text:p>1800.30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74" calcext:value-type="float">
            <text:p>0.2074</text:p>
          </table:table-cell>
          <table:table-cell table:style-name="ce5" office:value-type="float" office:value="0.1381" calcext:value-type="float">
            <text:p>0.1381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5" office:value-type="float" office:value="0.1434" calcext:value-type="float">
            <text:p>0.1434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23" calcext:value-type="float">
            <text:p>0.1423</text:p>
          </table:table-cell>
          <table:table-cell table:style-name="ce5" office:value-type="float" office:value="0.2095" calcext:value-type="float">
            <text:p>0.2095</text:p>
          </table:table-cell>
          <table:table-cell table:style-name="ce5" office:value-type="float" office:value="0.2075" calcext:value-type="float">
            <text:p>0.2075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346" calcext:value-type="float">
            <text:p>0.1346</text:p>
          </table:table-cell>
          <table:table-cell table:style-name="ce5" office:value-type="float" office:value="0.1341" calcext:value-type="float">
            <text:p>0.1341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41" calcext:value-type="float">
            <text:p>0.1341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22" calcext:value-type="float">
            <text:p>0.1422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907" calcext:value-type="float">
            <text:p>0.1907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0.1349" calcext:value-type="float">
            <text:p>0.1349</text:p>
          </table:table-cell>
          <table:table-cell table:number-columns-repeated="2" table:style-name="ce5" office:value-type="float" office:value="0.1363" calcext:value-type="float">
            <text:p>0.1363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2134" calcext:value-type="float">
            <text:p>0.2134</text:p>
          </table:table-cell>
          <table:table-cell table:style-name="ce5" office:value-type="float" office:value="0.19" calcext:value-type="float">
            <text:p>0.1900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23" calcext:value-type="float">
            <text:p>0.1423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428" calcext:value-type="float">
            <text:p>0.1428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41" calcext:value-type="float">
            <text:p>0.1410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0.2192" calcext:value-type="float">
            <text:p>0.2192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73" calcext:value-type="float">
            <text:p>0.2073</text:p>
          </table:table-cell>
          <table:table-cell table:style-name="ce5" office:value-type="float" office:value="0.1538" calcext:value-type="float">
            <text:p>0.1538</text:p>
          </table:table-cell>
          <table:table-cell table:style-name="ce5" office:value-type="float" office:value="0.1523" calcext:value-type="float">
            <text:p>0.1523</text:p>
          </table:table-cell>
          <table:table-cell table:style-name="ce5" office:value-type="float" office:value="0.1538" calcext:value-type="float">
            <text:p>0.1538</text:p>
          </table:table-cell>
          <table:table-cell table:style-name="ce5" office:value-type="float" office:value="0.1582" calcext:value-type="float">
            <text:p>0.1582</text:p>
          </table:table-cell>
          <table:table-cell table:style-name="ce5" office:value-type="float" office:value="0.1567" calcext:value-type="float">
            <text:p>0.1567</text:p>
          </table:table-cell>
          <table:table-cell table:style-name="ce5" office:value-type="float" office:value="0.1584" calcext:value-type="float">
            <text:p>0.1584</text:p>
          </table:table-cell>
          <table:table-cell table:style-name="ce5" office:value-type="float" office:value="0.1628" calcext:value-type="float">
            <text:p>0.1628</text:p>
          </table:table-cell>
          <table:table-cell table:style-name="ce5" office:value-type="float" office:value="0.1611" calcext:value-type="float">
            <text:p>0.1611</text:p>
          </table:table-cell>
          <table:table-cell table:style-name="ce5" office:value-type="float" office:value="0.1605" calcext:value-type="float">
            <text:p>0.1605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86" calcext:value-type="float">
            <text:p>0.1860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0.1461" calcext:value-type="float">
            <text:p>0.1461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600.3" calcext:value-type="float">
            <text:p>3600.30</text:p>
          </table:table-cell>
          <table:table-cell table:style-name="ce5" office:value-type="float" office:value="0.2112" calcext:value-type="float">
            <text:p>0.2112</text:p>
          </table:table-cell>
          <table:table-cell table:style-name="ce5" office:value-type="float" office:value="0.2073" calcext:value-type="float">
            <text:p>0.2073</text:p>
          </table:table-cell>
          <table:table-cell table:style-name="ce5" office:value-type="float" office:value="0.2143" calcext:value-type="float">
            <text:p>0.2143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424" calcext:value-type="float">
            <text:p>0.1424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0.1419" calcext:value-type="float">
            <text:p>0.1419</text:p>
          </table:table-cell>
          <table:table-cell table:style-name="ce5" office:value-type="float" office:value="0.1434" calcext:value-type="float">
            <text:p>0.1434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2121" calcext:value-type="float">
            <text:p>0.2121</text:p>
          </table:table-cell>
          <table:table-cell table:style-name="ce5" office:value-type="float" office:value="0.2116" calcext:value-type="float">
            <text:p>0.2116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1349" calcext:value-type="float">
            <text:p>0.1349</text:p>
          </table:table-cell>
          <table:table-cell table:number-columns-repeated="2" table:style-name="ce5" office:value-type="float" office:value="0.134" calcext:value-type="float">
            <text:p>0.1340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2148" calcext:value-type="float">
            <text:p>0.2148</text:p>
          </table:table-cell>
          <table:table-cell table:style-name="ce5" office:value-type="float" office:value="0.2066" calcext:value-type="float">
            <text:p>0.2066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141" calcext:value-type="float">
            <text:p>0.1410</text:p>
          </table:table-cell>
          <table:table-cell table:style-name="ce5" office:value-type="float" office:value="0.1426" calcext:value-type="float">
            <text:p>0.1426</text:p>
          </table:table-cell>
          <table:table-cell table:style-name="ce5" office:value-type="float" office:value="0.1423" calcext:value-type="float">
            <text:p>0.1423</text:p>
          </table:table-cell>
          <table:table-cell table:style-name="ce5" office:value-type="float" office:value="0.1424" calcext:value-type="float">
            <text:p>0.1424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506" calcext:value-type="float">
            <text:p>0.1506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439" calcext:value-type="float">
            <text:p>0.1439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1273" calcext:value-type="float">
            <text:p>0.1273</text:p>
          </table:table-cell>
          <table:table-cell table:style-name="ce5" office:value-type="float" office:value="0.1259" calcext:value-type="float">
            <text:p>0.1259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2167" calcext:value-type="float">
            <text:p>0.2167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2091" calcext:value-type="float">
            <text:p>0.2091</text:p>
          </table:table-cell>
          <table:table-cell table:style-name="ce5" office:value-type="float" office:value="0.141" calcext:value-type="float">
            <text:p>0.1410</text:p>
          </table:table-cell>
          <table:table-cell table:style-name="ce5" office:value-type="float" office:value="0.1428" calcext:value-type="float">
            <text:p>0.1428</text:p>
          </table:table-cell>
          <table:table-cell table:style-name="ce5" office:value-type="float" office:value="0.14" calcext:value-type="float">
            <text:p>0.1400</text:p>
          </table:table-cell>
          <table:table-cell table:number-columns-repeated="2" table:style-name="ce5" office:value-type="float" office:value="0.1424" calcext:value-type="float">
            <text:p>0.1424</text:p>
          </table:table-cell>
          <table:table-cell table:style-name="ce5" office:value-type="float" office:value="0.1409" calcext:value-type="float">
            <text:p>0.1409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1431" calcext:value-type="float">
            <text:p>0.1431</text:p>
          </table:table-cell>
          <table:table-cell table:style-name="ce5" office:value-type="float" office:value="0.2617" calcext:value-type="float">
            <text:p>0.2617</text:p>
          </table:table-cell>
          <table:table-cell table:style-name="ce5" office:value-type="float" office:value="0.2418" calcext:value-type="float">
            <text:p>0.2418</text:p>
          </table:table-cell>
          <table:table-cell table:style-name="ce5" office:value-type="float" office:value="0.2431" calcext:value-type="float">
            <text:p>0.2431</text:p>
          </table:table-cell>
          <table:table-cell table:style-name="ce5" office:value-type="float" office:value="0.1633" calcext:value-type="float">
            <text:p>0.1633</text:p>
          </table:table-cell>
          <table:table-cell table:style-name="ce5" office:value-type="float" office:value="0.1626" calcext:value-type="float">
            <text:p>0.1626</text:p>
          </table:table-cell>
          <table:table-cell table:style-name="ce5" office:value-type="float" office:value="0.1647" calcext:value-type="float">
            <text:p>0.1647</text:p>
          </table:table-cell>
          <table:table-cell table:style-name="ce5" office:value-type="float" office:value="0.1603" calcext:value-type="float">
            <text:p>0.1603</text:p>
          </table:table-cell>
          <table:table-cell table:style-name="ce5" office:value-type="float" office:value="0.1583" calcext:value-type="float">
            <text:p>0.1583</text:p>
          </table:table-cell>
          <table:table-cell table:style-name="ce5" office:value-type="float" office:value="0.1598" calcext:value-type="float">
            <text:p>0.1598</text:p>
          </table:table-cell>
          <table:table-cell table:style-name="ce5" office:value-type="float" office:value="0.163" calcext:value-type="float">
            <text:p>0.1630</text:p>
          </table:table-cell>
          <table:table-cell table:style-name="ce5" office:value-type="float" office:value="0.1611" calcext:value-type="float">
            <text:p>0.1611</text:p>
          </table:table-cell>
          <table:table-cell table:style-name="ce5" office:value-type="float" office:value="0.1613" calcext:value-type="float">
            <text:p>0.1613</text:p>
          </table:table-cell>
          <table:table-cell table:style-name="ce5" office:value-type="float" office:value="0.2242" calcext:value-type="float">
            <text:p>0.2242</text:p>
          </table:table-cell>
          <table:table-cell table:style-name="ce5" office:value-type="float" office:value="0.2022" calcext:value-type="float">
            <text:p>0.2022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519" calcext:value-type="float">
            <text:p>0.151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5400.3" calcext:value-type="float">
            <text:p>5400.30</text:p>
          </table:table-cell>
          <table:table-cell table:style-name="ce5" office:value-type="float" office:value="0.2237" calcext:value-type="float">
            <text:p>0.2237</text:p>
          </table:table-cell>
          <table:table-cell table:style-name="ce5" office:value-type="float" office:value="0.2213" calcext:value-type="float">
            <text:p>0.2213</text:p>
          </table:table-cell>
          <table:table-cell table:style-name="ce5" office:value-type="float" office:value="0.2293" calcext:value-type="float">
            <text:p>0.2293</text:p>
          </table:table-cell>
          <table:table-cell table:style-name="ce5" office:value-type="float" office:value="0.1418" calcext:value-type="float">
            <text:p>0.1418</text:p>
          </table:table-cell>
          <table:table-cell table:style-name="ce5" office:value-type="float" office:value="0.1452" calcext:value-type="float">
            <text:p>0.1452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423" calcext:value-type="float">
            <text:p>0.1423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0.1426" calcext:value-type="float">
            <text:p>0.1426</text:p>
          </table:table-cell>
          <table:table-cell table:style-name="ce5" office:value-type="float" office:value="0.2143" calcext:value-type="float">
            <text:p>0.2143</text:p>
          </table:table-cell>
          <table:table-cell table:style-name="ce5" office:value-type="float" office:value="0.2157" calcext:value-type="float">
            <text:p>0.2157</text:p>
          </table:table-cell>
          <table:table-cell table:style-name="ce5" office:value-type="float" office:value="0.205" calcext:value-type="float">
            <text:p>0.2050</text:p>
          </table:table-cell>
          <table:table-cell table:number-columns-repeated="2" table:style-name="ce5" office:value-type="float" office:value="0.1348" calcext:value-type="float">
            <text:p>0.1348</text:p>
          </table:table-cell>
          <table:table-cell table:style-name="ce5" office:value-type="float" office:value="0.1334" calcext:value-type="float">
            <text:p>0.1334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386" calcext:value-type="float">
            <text:p>0.1386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2444" calcext:value-type="float">
            <text:p>0.2444</text:p>
          </table:table-cell>
          <table:table-cell table:style-name="ce5" office:value-type="float" office:value="0.2385" calcext:value-type="float">
            <text:p>0.2385</text:p>
          </table:table-cell>
          <table:table-cell table:style-name="ce5" office:value-type="float" office:value="0.2346" calcext:value-type="float">
            <text:p>0.2346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467" calcext:value-type="float">
            <text:p>0.1467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506" calcext:value-type="float">
            <text:p>0.1506</text:p>
          </table:table-cell>
          <table:table-cell table:style-name="ce5" office:value-type="float" office:value="0.1469" calcext:value-type="float">
            <text:p>0.1469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44" calcext:value-type="float">
            <text:p>0.1444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7" calcext:value-type="float">
            <text:p>0.1270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54" calcext:value-type="float">
            <text:p>0.1254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41" calcext:value-type="float">
            <text:p>0.1341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0.1376" calcext:value-type="float">
            <text:p>0.1376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2203" calcext:value-type="float">
            <text:p>0.2203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13" calcext:value-type="float">
            <text:p>0.2130</text:p>
          </table:table-cell>
          <table:table-cell table:style-name="ce5" office:value-type="float" office:value="0.1422" calcext:value-type="float">
            <text:p>0.1422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28" calcext:value-type="float">
            <text:p>0.1428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3453" calcext:value-type="float">
            <text:p>0.3453</text:p>
          </table:table-cell>
          <table:table-cell table:style-name="ce5" office:value-type="float" office:value="0.3147" calcext:value-type="float">
            <text:p>0.3147</text:p>
          </table:table-cell>
          <table:table-cell table:style-name="ce5" office:value-type="float" office:value="0.3163" calcext:value-type="float">
            <text:p>0.3163</text:p>
          </table:table-cell>
          <table:table-cell table:style-name="ce5" office:value-type="float" office:value="0.181" calcext:value-type="float">
            <text:p>0.1810</text:p>
          </table:table-cell>
          <table:table-cell table:style-name="ce5" office:value-type="float" office:value="0.1821" calcext:value-type="float">
            <text:p>0.1821</text:p>
          </table:table-cell>
          <table:table-cell table:style-name="ce5" office:value-type="float" office:value="0.1837" calcext:value-type="float">
            <text:p>0.1837</text:p>
          </table:table-cell>
          <table:table-cell table:style-name="ce5" office:value-type="float" office:value="0.161" calcext:value-type="float">
            <text:p>0.1610</text:p>
          </table:table-cell>
          <table:table-cell table:style-name="ce5" office:value-type="float" office:value="0.1593" calcext:value-type="float">
            <text:p>0.1593</text:p>
          </table:table-cell>
          <table:table-cell table:style-name="ce5" office:value-type="float" office:value="0.1613" calcext:value-type="float">
            <text:p>0.1613</text:p>
          </table:table-cell>
          <table:table-cell table:style-name="ce5" office:value-type="float" office:value="0.164" calcext:value-type="float">
            <text:p>0.1640</text:p>
          </table:table-cell>
          <table:table-cell table:style-name="ce5" office:value-type="float" office:value="0.1623" calcext:value-type="float">
            <text:p>0.1623</text:p>
          </table:table-cell>
          <table:table-cell table:style-name="ce5" office:value-type="float" office:value="0.1622" calcext:value-type="float">
            <text:p>0.1622</text:p>
          </table:table-cell>
          <table:table-cell table:style-name="ce5" office:value-type="float" office:value="0.2656" calcext:value-type="float">
            <text:p>0.2656</text:p>
          </table:table-cell>
          <table:table-cell table:style-name="ce5" office:value-type="float" office:value="0.2394" calcext:value-type="float">
            <text:p>0.2394</text:p>
          </table:table-cell>
          <table:table-cell table:style-name="ce5" office:value-type="float" office:value="0.247" calcext:value-type="float">
            <text:p>0.2470</text:p>
          </table:table-cell>
          <table:table-cell table:style-name="ce5" office:value-type="float" office:value="0.1549" calcext:value-type="float">
            <text:p>0.1549</text:p>
          </table:table-cell>
          <table:table-cell table:style-name="ce5" office:value-type="float" office:value="0.1526" calcext:value-type="float">
            <text:p>0.1526</text:p>
          </table:table-cell>
          <table:table-cell table:style-name="ce5" office:value-type="float" office:value="0.154" calcext:value-type="float">
            <text:p>0.1540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508" calcext:value-type="float">
            <text:p>0.1508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517" calcext:value-type="float">
            <text:p>0.151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7200.3" calcext:value-type="float">
            <text:p>7200.30</text:p>
          </table:table-cell>
          <table:table-cell table:style-name="ce5" office:value-type="float" office:value="0.2507" calcext:value-type="float">
            <text:p>0.2507</text:p>
          </table:table-cell>
          <table:table-cell table:style-name="ce5" office:value-type="float" office:value="0.2483" calcext:value-type="float">
            <text:p>0.2483</text:p>
          </table:table-cell>
          <table:table-cell table:style-name="ce5" office:value-type="float" office:value="0.2598" calcext:value-type="float">
            <text:p>0.2598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508" calcext:value-type="float">
            <text:p>0.1508</text:p>
          </table:table-cell>
          <table:table-cell table:style-name="ce5" office:value-type="float" office:value="0.1489" calcext:value-type="float">
            <text:p>0.1489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0.1426" calcext:value-type="float">
            <text:p>0.1426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1461" calcext:value-type="float">
            <text:p>0.1461</text:p>
          </table:table-cell>
          <table:table-cell table:style-name="ce5" office:value-type="float" office:value="0.1423" calcext:value-type="float">
            <text:p>0.1423</text:p>
          </table:table-cell>
          <table:table-cell table:style-name="ce5" office:value-type="float" office:value="0.2141" calcext:value-type="float">
            <text:p>0.2141</text:p>
          </table:table-cell>
          <table:table-cell table:style-name="ce5" office:value-type="float" office:value="0.2194" calcext:value-type="float">
            <text:p>0.2194</text:p>
          </table:table-cell>
          <table:table-cell table:style-name="ce5" office:value-type="float" office:value="0.2079" calcext:value-type="float">
            <text:p>0.2079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36" calcext:value-type="float">
            <text:p>0.1336</text:p>
          </table:table-cell>
          <table:table-cell table:number-columns-repeated="2" table:style-name="ce5" office:value-type="float" office:value="0.1344" calcext:value-type="float">
            <text:p>0.1344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394" calcext:value-type="float">
            <text:p>0.1394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394" calcext:value-type="float">
            <text:p>0.1394</text:p>
          </table:table-cell>
          <table:table-cell table:style-name="ce5" office:value-type="float" office:value="0.3041" calcext:value-type="float">
            <text:p>0.3041</text:p>
          </table:table-cell>
          <table:table-cell table:style-name="ce5" office:value-type="float" office:value="0.3066" calcext:value-type="float">
            <text:p>0.3066</text:p>
          </table:table-cell>
          <table:table-cell table:style-name="ce5" office:value-type="float" office:value="0.2983" calcext:value-type="float">
            <text:p>0.2983</text:p>
          </table:table-cell>
          <table:table-cell table:style-name="ce5" office:value-type="float" office:value="0.1549" calcext:value-type="float">
            <text:p>0.1549</text:p>
          </table:table-cell>
          <table:table-cell table:style-name="ce5" office:value-type="float" office:value="0.1554" calcext:value-type="float">
            <text:p>0.1554</text:p>
          </table:table-cell>
          <table:table-cell table:style-name="ce5" office:value-type="float" office:value="0.1539" calcext:value-type="float">
            <text:p>0.1539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1513" calcext:value-type="float">
            <text:p>0.1513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57" calcext:value-type="float">
            <text:p>0.1457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2074" calcext:value-type="float">
            <text:p>0.2074</text:p>
          </table:table-cell>
          <table:table-cell table:style-name="ce5" office:value-type="float" office:value="0.2097" calcext:value-type="float">
            <text:p>0.2097</text:p>
          </table:table-cell>
          <table:table-cell table:style-name="ce5" office:value-type="float" office:value="0.2074" calcext:value-type="float">
            <text:p>0.2074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55" calcext:value-type="float">
            <text:p>0.1255</text:p>
          </table:table-cell>
          <table:table-cell table:style-name="ce5" office:value-type="float" office:value="0.2025" calcext:value-type="float">
            <text:p>0.2025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2077" calcext:value-type="float">
            <text:p>0.2077</text:p>
          </table:table-cell>
          <table:table-cell table:style-name="ce5" office:value-type="float" office:value="0.1338" calcext:value-type="float">
            <text:p>0.1338</text:p>
          </table:table-cell>
          <table:table-cell table:number-columns-repeated="2" table:style-name="ce5" office:value-type="float" office:value="0.1341" calcext:value-type="float">
            <text:p>0.1341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354" calcext:value-type="float">
            <text:p>0.1354</text:p>
          </table:table-cell>
          <table:table-cell table:style-name="ce5" office:value-type="float" office:value="0.1398" calcext:value-type="float">
            <text:p>0.1398</text:p>
          </table:table-cell>
          <table:table-cell table:number-columns-repeated="2" table:style-name="ce5" office:value-type="float" office:value="0.1371" calcext:value-type="float">
            <text:p>0.1371</text:p>
          </table:table-cell>
          <table:table-cell table:style-name="ce5" office:value-type="float" office:value="0.225" calcext:value-type="float">
            <text:p>0.2250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186" calcext:value-type="float">
            <text:p>0.2186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423" calcext:value-type="float">
            <text:p>0.1423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0.1433" calcext:value-type="float">
            <text:p>0.1433</text:p>
          </table:table-cell>
          <table:table-cell table:style-name="ce5" office:value-type="float" office:value="0.1418" calcext:value-type="float">
            <text:p>0.1418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92" calcext:value-type="float">
            <text:p>0.1492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0.4603" calcext:value-type="float">
            <text:p>0.4603</text:p>
          </table:table-cell>
          <table:table-cell table:style-name="ce5" office:value-type="float" office:value="0.4325" calcext:value-type="float">
            <text:p>0.4325</text:p>
          </table:table-cell>
          <table:table-cell table:style-name="ce5" office:value-type="float" office:value="0.4342" calcext:value-type="float">
            <text:p>0.4342</text:p>
          </table:table-cell>
          <table:table-cell table:style-name="ce5" office:value-type="float" office:value="0.2134" calcext:value-type="float">
            <text:p>0.2134</text:p>
          </table:table-cell>
          <table:table-cell table:style-name="ce5" office:value-type="float" office:value="0.2145" calcext:value-type="float">
            <text:p>0.2145</text:p>
          </table:table-cell>
          <table:table-cell table:style-name="ce5" office:value-type="float" office:value="0.2176" calcext:value-type="float">
            <text:p>0.2176</text:p>
          </table:table-cell>
          <table:table-cell table:style-name="ce5" office:value-type="float" office:value="0.1618" calcext:value-type="float">
            <text:p>0.1618</text:p>
          </table:table-cell>
          <table:table-cell table:style-name="ce5" office:value-type="float" office:value="0.1602" calcext:value-type="float">
            <text:p>0.1602</text:p>
          </table:table-cell>
          <table:table-cell table:style-name="ce5" office:value-type="float" office:value="0.1624" calcext:value-type="float">
            <text:p>0.1624</text:p>
          </table:table-cell>
          <table:table-cell table:style-name="ce5" office:value-type="float" office:value="0.1653" calcext:value-type="float">
            <text:p>0.1653</text:p>
          </table:table-cell>
          <table:table-cell table:style-name="ce5" office:value-type="float" office:value="0.1636" calcext:value-type="float">
            <text:p>0.1636</text:p>
          </table:table-cell>
          <table:table-cell table:style-name="ce5" office:value-type="float" office:value="0.1629" calcext:value-type="float">
            <text:p>0.1629</text:p>
          </table:table-cell>
          <table:table-cell table:style-name="ce5" office:value-type="float" office:value="0.345" calcext:value-type="float">
            <text:p>0.3450</text:p>
          </table:table-cell>
          <table:table-cell table:style-name="ce5" office:value-type="float" office:value="0.3123" calcext:value-type="float">
            <text:p>0.3123</text:p>
          </table:table-cell>
          <table:table-cell table:style-name="ce5" office:value-type="float" office:value="0.3254" calcext:value-type="float">
            <text:p>0.3254</text:p>
          </table:table-cell>
          <table:table-cell table:style-name="ce5" office:value-type="float" office:value="0.1703" calcext:value-type="float">
            <text:p>0.1703</text:p>
          </table:table-cell>
          <table:table-cell table:style-name="ce5" office:value-type="float" office:value="0.1674" calcext:value-type="float">
            <text:p>0.1674</text:p>
          </table:table-cell>
          <table:table-cell table:style-name="ce5" office:value-type="float" office:value="0.17" calcext:value-type="float">
            <text:p>0.1700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523" calcext:value-type="float">
            <text:p>0.152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9000.3" calcext:value-type="float">
            <text:p>9000.30</text:p>
          </table:table-cell>
          <table:table-cell table:style-name="ce5" office:value-type="float" office:value="0.3043" calcext:value-type="float">
            <text:p>0.3043</text:p>
          </table:table-cell>
          <table:table-cell table:style-name="ce5" office:value-type="float" office:value="0.3031" calcext:value-type="float">
            <text:p>0.3031</text:p>
          </table:table-cell>
          <table:table-cell table:style-name="ce5" office:value-type="float" office:value="0.3241" calcext:value-type="float">
            <text:p>0.3241</text:p>
          </table:table-cell>
          <table:table-cell table:style-name="ce5" office:value-type="float" office:value="0.1558" calcext:value-type="float">
            <text:p>0.1558</text:p>
          </table:table-cell>
          <table:table-cell table:style-name="ce5" office:value-type="float" office:value="0.1596" calcext:value-type="float">
            <text:p>0.1596</text:p>
          </table:table-cell>
          <table:table-cell table:style-name="ce5" office:value-type="float" office:value="0.1582" calcext:value-type="float">
            <text:p>0.1582</text:p>
          </table:table-cell>
          <table:table-cell table:style-name="ce5" office:value-type="float" office:value="0.1385" calcext:value-type="float">
            <text:p>0.1385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2144" calcext:value-type="float">
            <text:p>0.2144</text:p>
          </table:table-cell>
          <table:table-cell table:style-name="ce5" office:value-type="float" office:value="0.2201" calcext:value-type="float">
            <text:p>0.2201</text:p>
          </table:table-cell>
          <table:table-cell table:style-name="ce5" office:value-type="float" office:value="0.2089" calcext:value-type="float">
            <text:p>0.2089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1338" calcext:value-type="float">
            <text:p>0.1338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387" calcext:value-type="float">
            <text:p>0.1387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4051" calcext:value-type="float">
            <text:p>0.4051</text:p>
          </table:table-cell>
          <table:table-cell table:style-name="ce5" office:value-type="float" office:value="0.4182" calcext:value-type="float">
            <text:p>0.4182</text:p>
          </table:table-cell>
          <table:table-cell table:style-name="ce5" office:value-type="float" office:value="0.4126" calcext:value-type="float">
            <text:p>0.4126</text:p>
          </table:table-cell>
          <table:table-cell table:style-name="ce5" office:value-type="float" office:value="0.1704" calcext:value-type="float">
            <text:p>0.1704</text:p>
          </table:table-cell>
          <table:table-cell table:style-name="ce5" office:value-type="float" office:value="0.1702" calcext:value-type="float">
            <text:p>0.1702</text:p>
          </table:table-cell>
          <table:table-cell table:style-name="ce5" office:value-type="float" office:value="0.1675" calcext:value-type="float">
            <text:p>0.1675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1434" calcext:value-type="float">
            <text:p>0.1434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2082" calcext:value-type="float">
            <text:p>0.2082</text:p>
          </table:table-cell>
          <table:table-cell table:style-name="ce5" office:value-type="float" office:value="0.2129" calcext:value-type="float">
            <text:p>0.2129</text:p>
          </table:table-cell>
          <table:table-cell table:style-name="ce5" office:value-type="float" office:value="0.2092" calcext:value-type="float">
            <text:p>0.2092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56" calcext:value-type="float">
            <text:p>0.1256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2095" calcext:value-type="float">
            <text:p>0.2095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39" calcext:value-type="float">
            <text:p>0.1339</text:p>
          </table:table-cell>
          <table:table-cell table:style-name="ce5" office:value-type="float" office:value="0.1354" calcext:value-type="float">
            <text:p>0.1354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35" calcext:value-type="float">
            <text:p>0.1350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2344" calcext:value-type="float">
            <text:p>0.2344</text:p>
          </table:table-cell>
          <table:table-cell table:style-name="ce5" office:value-type="float" office:value="0.2132" calcext:value-type="float">
            <text:p>0.2132</text:p>
          </table:table-cell>
          <table:table-cell table:style-name="ce5" office:value-type="float" office:value="0.2257" calcext:value-type="float">
            <text:p>0.2257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508" calcext:value-type="float">
            <text:p>0.1508</text:p>
          </table:table-cell>
          <table:table-cell table:style-name="ce5" office:value-type="float" office:value="0.1452" calcext:value-type="float">
            <text:p>0.1452</text:p>
          </table:table-cell>
          <table:table-cell table:number-columns-repeated="2" table:style-name="ce5" office:value-type="float" office:value="0.1435" calcext:value-type="float">
            <text:p>0.1435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488" calcext:value-type="float">
            <text:p>0.1488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5942" calcext:value-type="float">
            <text:p>0.5942</text:p>
          </table:table-cell>
          <table:table-cell table:style-name="ce5" office:value-type="float" office:value="0.5945" calcext:value-type="float">
            <text:p>0.5945</text:p>
          </table:table-cell>
          <table:table-cell table:style-name="ce5" office:value-type="float" office:value="0.5853" calcext:value-type="float">
            <text:p>0.5853</text:p>
          </table:table-cell>
          <table:table-cell table:style-name="ce5" office:value-type="float" office:value="0.2659" calcext:value-type="float">
            <text:p>0.2659</text:p>
          </table:table-cell>
          <table:table-cell table:style-name="ce5" office:value-type="float" office:value="0.2664" calcext:value-type="float">
            <text:p>0.2664</text:p>
          </table:table-cell>
          <table:table-cell table:style-name="ce5" office:value-type="float" office:value="0.2709" calcext:value-type="float">
            <text:p>0.2709</text:p>
          </table:table-cell>
          <table:table-cell table:style-name="ce5" office:value-type="float" office:value="0.1632" calcext:value-type="float">
            <text:p>0.1632</text:p>
          </table:table-cell>
          <table:table-cell table:style-name="ce5" office:value-type="float" office:value="0.1618" calcext:value-type="float">
            <text:p>0.1618</text:p>
          </table:table-cell>
          <table:table-cell table:style-name="ce5" office:value-type="float" office:value="0.1628" calcext:value-type="float">
            <text:p>0.1628</text:p>
          </table:table-cell>
          <table:table-cell table:style-name="ce5" office:value-type="float" office:value="0.1657" calcext:value-type="float">
            <text:p>0.1657</text:p>
          </table:table-cell>
          <table:table-cell table:style-name="ce5" office:value-type="float" office:value="0.1636" calcext:value-type="float">
            <text:p>0.1636</text:p>
          </table:table-cell>
          <table:table-cell table:style-name="ce5" office:value-type="float" office:value="0.1642" calcext:value-type="float">
            <text:p>0.1642</text:p>
          </table:table-cell>
          <table:table-cell table:style-name="ce5" office:value-type="float" office:value="0.4553" calcext:value-type="float">
            <text:p>0.4553</text:p>
          </table:table-cell>
          <table:table-cell table:style-name="ce5" office:value-type="float" office:value="0.4174" calcext:value-type="float">
            <text:p>0.4174</text:p>
          </table:table-cell>
          <table:table-cell table:style-name="ce5" office:value-type="float" office:value="0.44" calcext:value-type="float">
            <text:p>0.4400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495" calcext:value-type="float">
            <text:p>0.1495</text:p>
          </table:table-cell>
          <table:table-cell table:style-name="ce5" office:value-type="float" office:value="0.1537" calcext:value-type="float">
            <text:p>0.153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10800.3" calcext:value-type="float">
            <text:p>10800.30</text:p>
          </table:table-cell>
          <table:table-cell table:style-name="ce5" office:value-type="float" office:value="0.3963" calcext:value-type="float">
            <text:p>0.3963</text:p>
          </table:table-cell>
          <table:table-cell table:style-name="ce5" office:value-type="float" office:value="0.3974" calcext:value-type="float">
            <text:p>0.3974</text:p>
          </table:table-cell>
          <table:table-cell table:style-name="ce5" office:value-type="float" office:value="0.4294" calcext:value-type="float">
            <text:p>0.4294</text:p>
          </table:table-cell>
          <table:table-cell table:style-name="ce5" office:value-type="float" office:value="0.169" calcext:value-type="float">
            <text:p>0.1690</text:p>
          </table:table-cell>
          <table:table-cell table:style-name="ce5" office:value-type="float" office:value="0.1744" calcext:value-type="float">
            <text:p>0.1744</text:p>
          </table:table-cell>
          <table:table-cell table:style-name="ce5" office:value-type="float" office:value="0.1719" calcext:value-type="float">
            <text:p>0.1719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43" calcext:value-type="float">
            <text:p>0.1430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429" calcext:value-type="float">
            <text:p>0.1429</text:p>
          </table:table-cell>
          <table:table-cell table:style-name="ce5" office:value-type="float" office:value="0.2134" calcext:value-type="float">
            <text:p>0.2134</text:p>
          </table:table-cell>
          <table:table-cell table:style-name="ce5" office:value-type="float" office:value="0.2203" calcext:value-type="float">
            <text:p>0.2203</text:p>
          </table:table-cell>
          <table:table-cell table:style-name="ce5" office:value-type="float" office:value="0.2096" calcext:value-type="float">
            <text:p>0.2096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339" calcext:value-type="float">
            <text:p>0.1339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0.1386" calcext:value-type="float">
            <text:p>0.1386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545" calcext:value-type="float">
            <text:p>0.5450</text:p>
          </table:table-cell>
          <table:table-cell table:style-name="ce5" office:value-type="float" office:value="0.5733" calcext:value-type="float">
            <text:p>0.5733</text:p>
          </table:table-cell>
          <table:table-cell table:style-name="ce5" office:value-type="float" office:value="0.5794" calcext:value-type="float">
            <text:p>0.5794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895" calcext:value-type="float">
            <text:p>0.1895</text:p>
          </table:table-cell>
          <table:table-cell table:style-name="ce5" office:value-type="float" office:value="0.1447" calcext:value-type="float">
            <text:p>0.1447</text:p>
          </table:table-cell>
          <table:table-cell table:style-name="ce5" office:value-type="float" office:value="0.143" calcext:value-type="float">
            <text:p>0.1430</text:p>
          </table:table-cell>
          <table:table-cell table:style-name="ce5" office:value-type="float" office:value="0.1527" calcext:value-type="float">
            <text:p>0.1527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0.1455" calcext:value-type="float">
            <text:p>0.1455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2084" calcext:value-type="float">
            <text:p>0.2084</text:p>
          </table:table-cell>
          <table:table-cell table:style-name="ce5" office:value-type="float" office:value="0.2139" calcext:value-type="float">
            <text:p>0.2139</text:p>
          </table:table-cell>
          <table:table-cell table:style-name="ce5" office:value-type="float" office:value="0.2096" calcext:value-type="float">
            <text:p>0.2096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73" calcext:value-type="float">
            <text:p>0.1273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6" calcext:value-type="float">
            <text:p>0.1260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105" calcext:value-type="float">
            <text:p>0.2105</text:p>
          </table:table-cell>
          <table:table-cell table:style-name="ce5" office:value-type="float" office:value="0.1341" calcext:value-type="float">
            <text:p>0.1341</text:p>
          </table:table-cell>
          <table:table-cell table:style-name="ce5" office:value-type="float" office:value="0.1346" calcext:value-type="float">
            <text:p>0.1346</text:p>
          </table:table-cell>
          <table:table-cell table:style-name="ce5" office:value-type="float" office:value="0.1356" calcext:value-type="float">
            <text:p>0.1356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2505" calcext:value-type="float">
            <text:p>0.2505</text:p>
          </table:table-cell>
          <table:table-cell table:style-name="ce5" office:value-type="float" office:value="0.2291" calcext:value-type="float">
            <text:p>0.2291</text:p>
          </table:table-cell>
          <table:table-cell table:style-name="ce5" office:value-type="float" office:value="0.2403" calcext:value-type="float">
            <text:p>0.2403</text:p>
          </table:table-cell>
          <table:table-cell table:style-name="ce5" office:value-type="float" office:value="0.1552" calcext:value-type="float">
            <text:p>0.1552</text:p>
          </table:table-cell>
          <table:table-cell table:style-name="ce5" office:value-type="float" office:value="0.1563" calcext:value-type="float">
            <text:p>0.1563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0.1426" calcext:value-type="float">
            <text:p>0.1426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92" calcext:value-type="float">
            <text:p>0.1492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686" calcext:value-type="float">
            <text:p>0.6860</text:p>
          </table:table-cell>
          <table:table-cell table:style-name="ce5" office:value-type="float" office:value="0.699" calcext:value-type="float">
            <text:p>0.6990</text:p>
          </table:table-cell>
          <table:table-cell table:style-name="ce5" office:value-type="float" office:value="0.6816" calcext:value-type="float">
            <text:p>0.6816</text:p>
          </table:table-cell>
          <table:table-cell table:style-name="ce5" office:value-type="float" office:value="0.3427" calcext:value-type="float">
            <text:p>0.3427</text:p>
          </table:table-cell>
          <table:table-cell table:style-name="ce5" office:value-type="float" office:value="0.3433" calcext:value-type="float">
            <text:p>0.3433</text:p>
          </table:table-cell>
          <table:table-cell table:style-name="ce5" office:value-type="float" office:value="0.3468" calcext:value-type="float">
            <text:p>0.3468</text:p>
          </table:table-cell>
          <table:table-cell table:style-name="ce5" office:value-type="float" office:value="0.1641" calcext:value-type="float">
            <text:p>0.1641</text:p>
          </table:table-cell>
          <table:table-cell table:style-name="ce5" office:value-type="float" office:value="0.1625" calcext:value-type="float">
            <text:p>0.1625</text:p>
          </table:table-cell>
          <table:table-cell table:style-name="ce5" office:value-type="float" office:value="0.1636" calcext:value-type="float">
            <text:p>0.1636</text:p>
          </table:table-cell>
          <table:table-cell table:style-name="ce5" office:value-type="float" office:value="0.1674" calcext:value-type="float">
            <text:p>0.1674</text:p>
          </table:table-cell>
          <table:table-cell table:style-name="ce5" office:value-type="float" office:value="0.1644" calcext:value-type="float">
            <text:p>0.1644</text:p>
          </table:table-cell>
          <table:table-cell table:style-name="ce5" office:value-type="float" office:value="0.1645" calcext:value-type="float">
            <text:p>0.1645</text:p>
          </table:table-cell>
          <table:table-cell table:style-name="ce5" office:value-type="float" office:value="0.5898" calcext:value-type="float">
            <text:p>0.5898</text:p>
          </table:table-cell>
          <table:table-cell table:style-name="ce5" office:value-type="float" office:value="0.5567" calcext:value-type="float">
            <text:p>0.5567</text:p>
          </table:table-cell>
          <table:table-cell table:style-name="ce5" office:value-type="float" office:value="0.5801" calcext:value-type="float">
            <text:p>0.5801</text:p>
          </table:table-cell>
          <table:table-cell table:style-name="ce5" office:value-type="float" office:value="0.2423" calcext:value-type="float">
            <text:p>0.2423</text:p>
          </table:table-cell>
          <table:table-cell table:style-name="ce5" office:value-type="float" office:value="0.2325" calcext:value-type="float">
            <text:p>0.2325</text:p>
          </table:table-cell>
          <table:table-cell table:style-name="ce5" office:value-type="float" office:value="0.2399" calcext:value-type="float">
            <text:p>0.2399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96" calcext:value-type="float">
            <text:p>0.1496</text:p>
          </table:table-cell>
          <table:table-cell table:style-name="ce5" office:value-type="float" office:value="0.1529" calcext:value-type="float">
            <text:p>0.1529</text:p>
          </table:table-cell>
          <table:table-cell table:style-name="ce5" office:value-type="float" office:value="0.1499" calcext:value-type="float">
            <text:p>0.1499</text:p>
          </table:table-cell>
          <table:table-cell table:style-name="ce5" office:value-type="float" office:value="0.1533" calcext:value-type="float">
            <text:p>0.153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12600.3" calcext:value-type="float">
            <text:p>12600.30</text:p>
          </table:table-cell>
          <table:table-cell table:style-name="ce5" office:value-type="float" office:value="0.5255" calcext:value-type="float">
            <text:p>0.5255</text:p>
          </table:table-cell>
          <table:table-cell table:style-name="ce5" office:value-type="float" office:value="0.5306" calcext:value-type="float">
            <text:p>0.5306</text:p>
          </table:table-cell>
          <table:table-cell table:style-name="ce5" office:value-type="float" office:value="0.5716" calcext:value-type="float">
            <text:p>0.5716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2133" calcext:value-type="float">
            <text:p>0.2133</text:p>
          </table:table-cell>
          <table:table-cell table:style-name="ce5" office:value-type="float" office:value="0.2209" calcext:value-type="float">
            <text:p>0.2209</text:p>
          </table:table-cell>
          <table:table-cell table:style-name="ce5" office:value-type="float" office:value="0.2092" calcext:value-type="float">
            <text:p>0.2092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336" calcext:value-type="float">
            <text:p>0.1336</text:p>
          </table:table-cell>
          <table:table-cell table:style-name="ce5" office:value-type="float" office:value="0.1342" calcext:value-type="float">
            <text:p>0.1342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381" calcext:value-type="float">
            <text:p>0.1381</text:p>
          </table:table-cell>
          <table:table-cell table:style-name="ce5" office:value-type="float" office:value="0.1387" calcext:value-type="float">
            <text:p>0.1387</text:p>
          </table:table-cell>
          <table:table-cell table:style-name="ce5" office:value-type="float" office:value="0.636" calcext:value-type="float">
            <text:p>0.6360</text:p>
          </table:table-cell>
          <table:table-cell table:style-name="ce5" office:value-type="float" office:value="0.7265" calcext:value-type="float">
            <text:p>0.7265</text:p>
          </table:table-cell>
          <table:table-cell table:style-name="ce5" office:value-type="float" office:value="0.7136" calcext:value-type="float">
            <text:p>0.7136</text:p>
          </table:table-cell>
          <table:table-cell table:style-name="ce5" office:value-type="float" office:value="0.2369" calcext:value-type="float">
            <text:p>0.2369</text:p>
          </table:table-cell>
          <table:table-cell table:style-name="ce5" office:value-type="float" office:value="0.2323" calcext:value-type="float">
            <text:p>0.2323</text:p>
          </table:table-cell>
          <table:table-cell table:style-name="ce5" office:value-type="float" office:value="0.2238" calcext:value-type="float">
            <text:p>0.2238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1528" calcext:value-type="float">
            <text:p>0.1528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0.2075" calcext:value-type="float">
            <text:p>0.2075</text:p>
          </table:table-cell>
          <table:table-cell table:style-name="ce5" office:value-type="float" office:value="0.2131" calcext:value-type="float">
            <text:p>0.2131</text:p>
          </table:table-cell>
          <table:table-cell table:style-name="ce5" office:value-type="float" office:value="0.2089" calcext:value-type="float">
            <text:p>0.2089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6" calcext:value-type="float">
            <text:p>0.1260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102" calcext:value-type="float">
            <text:p>0.2102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58" calcext:value-type="float">
            <text:p>0.1358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0.1394" calcext:value-type="float">
            <text:p>0.1394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2775" calcext:value-type="float">
            <text:p>0.2775</text:p>
          </table:table-cell>
          <table:table-cell table:style-name="ce5" office:value-type="float" office:value="0.2539" calcext:value-type="float">
            <text:p>0.2539</text:p>
          </table:table-cell>
          <table:table-cell table:style-name="ce5" office:value-type="float" office:value="0.264" calcext:value-type="float">
            <text:p>0.2640</text:p>
          </table:table-cell>
          <table:table-cell table:style-name="ce5" office:value-type="float" office:value="0.1643" calcext:value-type="float">
            <text:p>0.1643</text:p>
          </table:table-cell>
          <table:table-cell table:style-name="ce5" office:value-type="float" office:value="0.1658" calcext:value-type="float">
            <text:p>0.1658</text:p>
          </table:table-cell>
          <table:table-cell table:style-name="ce5" office:value-type="float" office:value="0.1554" calcext:value-type="float">
            <text:p>0.1554</text:p>
          </table:table-cell>
          <table:table-cell table:style-name="ce5" office:value-type="float" office:value="0.1431" calcext:value-type="float">
            <text:p>0.1431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1482" calcext:value-type="float">
            <text:p>0.1482</text:p>
          </table:table-cell>
          <table:table-cell table:style-name="ce5" office:value-type="float" office:value="0.1444" calcext:value-type="float">
            <text:p>0.1444</text:p>
          </table:table-cell>
          <table:table-cell table:style-name="ce5" office:value-type="float" office:value="0.7764" calcext:value-type="float">
            <text:p>0.7764</text:p>
          </table:table-cell>
          <table:table-cell table:style-name="ce5" office:value-type="float" office:value="0.8188" calcext:value-type="float">
            <text:p>0.8188</text:p>
          </table:table-cell>
          <table:table-cell table:style-name="ce5" office:value-type="float" office:value="0.8045" calcext:value-type="float">
            <text:p>0.8045</text:p>
          </table:table-cell>
          <table:table-cell table:style-name="ce5" office:value-type="float" office:value="0.441" calcext:value-type="float">
            <text:p>0.4410</text:p>
          </table:table-cell>
          <table:table-cell table:style-name="ce5" office:value-type="float" office:value="0.444" calcext:value-type="float">
            <text:p>0.4440</text:p>
          </table:table-cell>
          <table:table-cell table:style-name="ce5" office:value-type="float" office:value="0.4422" calcext:value-type="float">
            <text:p>0.4422</text:p>
          </table:table-cell>
          <table:table-cell table:style-name="ce5" office:value-type="float" office:value="0.1643" calcext:value-type="float">
            <text:p>0.1643</text:p>
          </table:table-cell>
          <table:table-cell table:style-name="ce5" office:value-type="float" office:value="0.1625" calcext:value-type="float">
            <text:p>0.1625</text:p>
          </table:table-cell>
          <table:table-cell table:style-name="ce5" office:value-type="float" office:value="0.1642" calcext:value-type="float">
            <text:p>0.1642</text:p>
          </table:table-cell>
          <table:table-cell table:style-name="ce5" office:value-type="float" office:value="0.1666" calcext:value-type="float">
            <text:p>0.1666</text:p>
          </table:table-cell>
          <table:table-cell table:style-name="ce5" office:value-type="float" office:value="0.1656" calcext:value-type="float">
            <text:p>0.1656</text:p>
          </table:table-cell>
          <table:table-cell table:style-name="ce5" office:value-type="float" office:value="0.164" calcext:value-type="float">
            <text:p>0.1640</text:p>
          </table:table-cell>
          <table:table-cell table:style-name="ce5" office:value-type="float" office:value="0.6698" calcext:value-type="float">
            <text:p>0.6698</text:p>
          </table:table-cell>
          <table:table-cell table:style-name="ce5" office:value-type="float" office:value="0.6394" calcext:value-type="float">
            <text:p>0.6394</text:p>
          </table:table-cell>
          <table:table-cell table:style-name="ce5" office:value-type="float" office:value="0.6645" calcext:value-type="float">
            <text:p>0.6645</text:p>
          </table:table-cell>
          <table:table-cell table:style-name="ce5" office:value-type="float" office:value="0.3074" calcext:value-type="float">
            <text:p>0.3074</text:p>
          </table:table-cell>
          <table:table-cell table:style-name="ce5" office:value-type="float" office:value="0.2928" calcext:value-type="float">
            <text:p>0.2928</text:p>
          </table:table-cell>
          <table:table-cell table:style-name="ce5" office:value-type="float" office:value="0.3037" calcext:value-type="float">
            <text:p>0.3037</text:p>
          </table:table-cell>
          <table:table-cell table:style-name="ce5" office:value-type="float" office:value="0.1469" calcext:value-type="float">
            <text:p>0.1469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0.1485" calcext:value-type="float">
            <text:p>0.1485</text:p>
          </table:table-cell>
          <table:table-cell table:style-name="ce5" office:value-type="float" office:value="0.1526" calcext:value-type="float">
            <text:p>0.1526</text:p>
          </table:table-cell>
          <table:table-cell table:style-name="ce5" office:value-type="float" office:value="0.1503" calcext:value-type="float">
            <text:p>0.1503</text:p>
          </table:table-cell>
          <table:table-cell table:style-name="ce5" office:value-type="float" office:value="0.1534" calcext:value-type="float">
            <text:p>0.153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4400.3" calcext:value-type="float">
            <text:p>14400.30</text:p>
          </table:table-cell>
          <table:table-cell table:style-name="ce5" office:value-type="float" office:value="0.6125" calcext:value-type="float">
            <text:p>0.6125</text:p>
          </table:table-cell>
          <table:table-cell table:style-name="ce5" office:value-type="float" office:value="0.6328" calcext:value-type="float">
            <text:p>0.6328</text:p>
          </table:table-cell>
          <table:table-cell table:style-name="ce5" office:value-type="float" office:value="0.6691" calcext:value-type="float">
            <text:p>0.6691</text:p>
          </table:table-cell>
          <table:table-cell table:style-name="ce5" office:value-type="float" office:value="0.2268" calcext:value-type="float">
            <text:p>0.2268</text:p>
          </table:table-cell>
          <table:table-cell table:style-name="ce5" office:value-type="float" office:value="0.2357" calcext:value-type="float">
            <text:p>0.2357</text:p>
          </table:table-cell>
          <table:table-cell table:style-name="ce5" office:value-type="float" office:value="0.23" calcext:value-type="float">
            <text:p>0.2300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405" calcext:value-type="float">
            <text:p>0.1405</text:p>
          </table:table-cell>
          <table:table-cell table:style-name="ce5" office:value-type="float" office:value="0.1431" calcext:value-type="float">
            <text:p>0.1431</text:p>
          </table:table-cell>
          <table:table-cell table:style-name="ce5" office:value-type="float" office:value="0.1444" calcext:value-type="float">
            <text:p>0.1444</text:p>
          </table:table-cell>
          <table:table-cell table:style-name="ce5" office:value-type="float" office:value="0.146" calcext:value-type="float">
            <text:p>0.1460</text:p>
          </table:table-cell>
          <table:table-cell table:style-name="ce5" office:value-type="float" office:value="0.1426" calcext:value-type="float">
            <text:p>0.1426</text:p>
          </table:table-cell>
          <table:table-cell table:style-name="ce5" office:value-type="float" office:value="0.2126" calcext:value-type="float">
            <text:p>0.2126</text:p>
          </table:table-cell>
          <table:table-cell table:style-name="ce5" office:value-type="float" office:value="0.2222" calcext:value-type="float">
            <text:p>0.2222</text:p>
          </table:table-cell>
          <table:table-cell table:style-name="ce5" office:value-type="float" office:value="0.2096" calcext:value-type="float">
            <text:p>0.2096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0.1339" calcext:value-type="float">
            <text:p>0.1339</text:p>
          </table:table-cell>
          <table:table-cell table:style-name="ce5" office:value-type="float" office:value="0.1334" calcext:value-type="float">
            <text:p>0.1334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54" calcext:value-type="float">
            <text:p>0.1354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386" calcext:value-type="float">
            <text:p>0.1386</text:p>
          </table:table-cell>
          <table:table-cell table:style-name="ce5" office:value-type="float" office:value="0.7436" calcext:value-type="float">
            <text:p>0.7436</text:p>
          </table:table-cell>
          <table:table-cell table:style-name="ce5" office:value-type="float" office:value="0.8692" calcext:value-type="float">
            <text:p>0.8692</text:p>
          </table:table-cell>
          <table:table-cell table:style-name="ce5" office:value-type="float" office:value="0.8664" calcext:value-type="float">
            <text:p>0.8664</text:p>
          </table:table-cell>
          <table:table-cell table:style-name="ce5" office:value-type="float" office:value="0.3006" calcext:value-type="float">
            <text:p>0.3006</text:p>
          </table:table-cell>
          <table:table-cell table:style-name="ce5" office:value-type="float" office:value="0.2929" calcext:value-type="float">
            <text:p>0.2929</text:p>
          </table:table-cell>
          <table:table-cell table:style-name="ce5" office:value-type="float" office:value="0.2785" calcext:value-type="float">
            <text:p>0.2785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1533" calcext:value-type="float">
            <text:p>0.1533</text:p>
          </table:table-cell>
          <table:table-cell table:style-name="ce5" office:value-type="float" office:value="0.1476" calcext:value-type="float">
            <text:p>0.1476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455" calcext:value-type="float">
            <text:p>0.1455</text:p>
          </table:table-cell>
          <table:table-cell table:style-name="ce5" office:value-type="float" office:value="0.2069" calcext:value-type="float">
            <text:p>0.2069</text:p>
          </table:table-cell>
          <table:table-cell table:style-name="ce5" office:value-type="float" office:value="0.2134" calcext:value-type="float">
            <text:p>0.2134</text:p>
          </table:table-cell>
          <table:table-cell table:style-name="ce5" office:value-type="float" office:value="0.2095" calcext:value-type="float">
            <text:p>0.2095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59" calcext:value-type="float">
            <text:p>0.1259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2108" calcext:value-type="float">
            <text:p>0.2108</text:p>
          </table:table-cell>
          <table:table-cell table:style-name="ce5" office:value-type="float" office:value="0.1339" calcext:value-type="float">
            <text:p>0.1339</text:p>
          </table:table-cell>
          <table:table-cell table:style-name="ce5" office:value-type="float" office:value="0.1342" calcext:value-type="float">
            <text:p>0.1342</text:p>
          </table:table-cell>
          <table:table-cell table:style-name="ce5" office:value-type="float" office:value="0.1346" calcext:value-type="float">
            <text:p>0.1346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363" calcext:value-type="float">
            <text:p>0.1363</text:p>
          </table:table-cell>
          <table:table-cell table:style-name="ce5" office:value-type="float" office:value="0.3196" calcext:value-type="float">
            <text:p>0.3196</text:p>
          </table:table-cell>
          <table:table-cell table:style-name="ce5" office:value-type="float" office:value="0.2941" calcext:value-type="float">
            <text:p>0.2941</text:p>
          </table:table-cell>
          <table:table-cell table:style-name="ce5" office:value-type="float" office:value="0.3026" calcext:value-type="float">
            <text:p>0.3026</text:p>
          </table:table-cell>
          <table:table-cell table:style-name="ce5" office:value-type="float" office:value="0.1797" calcext:value-type="float">
            <text:p>0.1797</text:p>
          </table:table-cell>
          <table:table-cell table:style-name="ce5" office:value-type="float" office:value="0.1817" calcext:value-type="float">
            <text:p>0.1817</text:p>
          </table:table-cell>
          <table:table-cell table:style-name="ce5" office:value-type="float" office:value="0.1664" calcext:value-type="float">
            <text:p>0.1664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0.1436" calcext:value-type="float">
            <text:p>0.1436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92" calcext:value-type="float">
            <text:p>0.1492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0.841" calcext:value-type="float">
            <text:p>0.8410</text:p>
          </table:table-cell>
          <table:table-cell table:style-name="ce5" office:value-type="float" office:value="0.9055" calcext:value-type="float">
            <text:p>0.9055</text:p>
          </table:table-cell>
          <table:table-cell table:style-name="ce5" office:value-type="float" office:value="0.9134" calcext:value-type="float">
            <text:p>0.9134</text:p>
          </table:table-cell>
          <table:table-cell table:style-name="ce5" office:value-type="float" office:value="0.554" calcext:value-type="float">
            <text:p>0.5540</text:p>
          </table:table-cell>
          <table:table-cell table:style-name="ce5" office:value-type="float" office:value="0.5582" calcext:value-type="float">
            <text:p>0.5582</text:p>
          </table:table-cell>
          <table:table-cell table:style-name="ce5" office:value-type="float" office:value="0.5506" calcext:value-type="float">
            <text:p>0.5506</text:p>
          </table:table-cell>
          <table:table-cell table:style-name="ce5" office:value-type="float" office:value="0.1651" calcext:value-type="float">
            <text:p>0.1651</text:p>
          </table:table-cell>
          <table:table-cell table:style-name="ce5" office:value-type="float" office:value="0.1634" calcext:value-type="float">
            <text:p>0.1634</text:p>
          </table:table-cell>
          <table:table-cell table:style-name="ce5" office:value-type="float" office:value="0.1645" calcext:value-type="float">
            <text:p>0.1645</text:p>
          </table:table-cell>
          <table:table-cell table:style-name="ce5" office:value-type="float" office:value="0.1675" calcext:value-type="float">
            <text:p>0.1675</text:p>
          </table:table-cell>
          <table:table-cell table:style-name="ce5" office:value-type="float" office:value="0.166" calcext:value-type="float">
            <text:p>0.1660</text:p>
          </table:table-cell>
          <table:table-cell table:style-name="ce5" office:value-type="float" office:value="0.1649" calcext:value-type="float">
            <text:p>0.1649</text:p>
          </table:table-cell>
          <table:table-cell table:style-name="ce5" office:value-type="float" office:value="0.7569" calcext:value-type="float">
            <text:p>0.7569</text:p>
          </table:table-cell>
          <table:table-cell table:style-name="ce5" office:value-type="float" office:value="0.7364" calcext:value-type="float">
            <text:p>0.7364</text:p>
          </table:table-cell>
          <table:table-cell table:style-name="ce5" office:value-type="float" office:value="0.7617" calcext:value-type="float">
            <text:p>0.7617</text:p>
          </table:table-cell>
          <table:table-cell table:style-name="ce5" office:value-type="float" office:value="0.3975" calcext:value-type="float">
            <text:p>0.3975</text:p>
          </table:table-cell>
          <table:table-cell table:style-name="ce5" office:value-type="float" office:value="0.3789" calcext:value-type="float">
            <text:p>0.3789</text:p>
          </table:table-cell>
          <table:table-cell table:style-name="ce5" office:value-type="float" office:value="0.3891" calcext:value-type="float">
            <text:p>0.3891</text:p>
          </table:table-cell>
          <table:table-cell table:number-columns-repeated="2" table:style-name="ce5" office:value-type="float" office:value="0.1476" calcext:value-type="float">
            <text:p>0.1476</text:p>
          </table:table-cell>
          <table:table-cell table:style-name="ce5" office:value-type="float" office:value="0.1489" calcext:value-type="float">
            <text:p>0.1489</text:p>
          </table:table-cell>
          <table:table-cell table:style-name="ce5" office:value-type="float" office:value="0.1531" calcext:value-type="float">
            <text:p>0.1531</text:p>
          </table:table-cell>
          <table:table-cell table:style-name="ce5" office:value-type="float" office:value="0.1504" calcext:value-type="float">
            <text:p>0.1504</text:p>
          </table:table-cell>
          <table:table-cell table:style-name="ce5" office:value-type="float" office:value="0.1536" calcext:value-type="float">
            <text:p>0.153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6200.3" calcext:value-type="float">
            <text:p>16200.30</text:p>
          </table:table-cell>
          <table:table-cell table:style-name="ce5" office:value-type="float" office:value="0.7151" calcext:value-type="float">
            <text:p>0.7151</text:p>
          </table:table-cell>
          <table:table-cell table:style-name="ce5" office:value-type="float" office:value="0.7534" calcext:value-type="float">
            <text:p>0.7534</text:p>
          </table:table-cell>
          <table:table-cell table:style-name="ce5" office:value-type="float" office:value="0.7929" calcext:value-type="float">
            <text:p>0.7929</text:p>
          </table:table-cell>
          <table:table-cell table:style-name="ce5" office:value-type="float" office:value="0.2843" calcext:value-type="float">
            <text:p>0.2843</text:p>
          </table:table-cell>
          <table:table-cell table:style-name="ce5" office:value-type="float" office:value="0.2949" calcext:value-type="float">
            <text:p>0.2949</text:p>
          </table:table-cell>
          <table:table-cell table:style-name="ce5" office:value-type="float" office:value="0.285" calcext:value-type="float">
            <text:p>0.2850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433" calcext:value-type="float">
            <text:p>0.1433</text:p>
          </table:table-cell>
          <table:table-cell table:style-name="ce5" office:value-type="float" office:value="0.1439" calcext:value-type="float">
            <text:p>0.1439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2127" calcext:value-type="float">
            <text:p>0.2127</text:p>
          </table:table-cell>
          <table:table-cell table:style-name="ce5" office:value-type="float" office:value="0.222" calcext:value-type="float">
            <text:p>0.2220</text:p>
          </table:table-cell>
          <table:table-cell table:style-name="ce5" office:value-type="float" office:value="0.2097" calcext:value-type="float">
            <text:p>0.2097</text:p>
          </table:table-cell>
          <table:table-cell table:style-name="ce5" office:value-type="float" office:value="0.1342" calcext:value-type="float">
            <text:p>0.1342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54" calcext:value-type="float">
            <text:p>0.1354</text:p>
          </table:table-cell>
          <table:table-cell table:style-name="ce5" office:value-type="float" office:value="0.1342" calcext:value-type="float">
            <text:p>0.1342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0.8421" calcext:value-type="float">
            <text:p>0.8421</text:p>
          </table:table-cell>
          <table:table-cell table:style-name="ce5" office:value-type="float" office:value="0.9689" calcext:value-type="float">
            <text:p>0.9689</text:p>
          </table:table-cell>
          <table:table-cell table:style-name="ce5" office:value-type="float" office:value="0.9729" calcext:value-type="float">
            <text:p>0.9729</text:p>
          </table:table-cell>
          <table:table-cell table:style-name="ce5" office:value-type="float" office:value="0.3906" calcext:value-type="float">
            <text:p>0.3906</text:p>
          </table:table-cell>
          <table:table-cell table:style-name="ce5" office:value-type="float" office:value="0.3784" calcext:value-type="float">
            <text:p>0.3784</text:p>
          </table:table-cell>
          <table:table-cell table:style-name="ce5" office:value-type="float" office:value="0.3575" calcext:value-type="float">
            <text:p>0.3575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0.1535" calcext:value-type="float">
            <text:p>0.1535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0.2072" calcext:value-type="float">
            <text:p>0.2072</text:p>
          </table:table-cell>
          <table:table-cell table:style-name="ce5" office:value-type="float" office:value="0.2132" calcext:value-type="float">
            <text:p>0.2132</text:p>
          </table:table-cell>
          <table:table-cell table:style-name="ce5" office:value-type="float" office:value="0.2085" calcext:value-type="float">
            <text:p>0.2085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71" calcext:value-type="float">
            <text:p>0.1271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71" calcext:value-type="float">
            <text:p>0.1271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112" calcext:value-type="float">
            <text:p>0.2112</text:p>
          </table:table-cell>
          <table:table-cell table:style-name="ce5" office:value-type="float" office:value="0.1334" calcext:value-type="float">
            <text:p>0.1334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72" calcext:value-type="float">
            <text:p>0.1372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35" calcext:value-type="float">
            <text:p>0.1350</text:p>
          </table:table-cell>
          <table:table-cell table:style-name="ce5" office:value-type="float" office:value="0.1401" calcext:value-type="float">
            <text:p>0.1401</text:p>
          </table:table-cell>
          <table:table-cell table:number-columns-repeated="2" table:style-name="ce5" office:value-type="float" office:value="0.1369" calcext:value-type="float">
            <text:p>0.1369</text:p>
          </table:table-cell>
          <table:table-cell table:style-name="ce5" office:value-type="float" office:value="0.3797" calcext:value-type="float">
            <text:p>0.3797</text:p>
          </table:table-cell>
          <table:table-cell table:style-name="ce5" office:value-type="float" office:value="0.3537" calcext:value-type="float">
            <text:p>0.3537</text:p>
          </table:table-cell>
          <table:table-cell table:style-name="ce5" office:value-type="float" office:value="0.3618" calcext:value-type="float">
            <text:p>0.3618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25" calcext:value-type="float">
            <text:p>0.2025</text:p>
          </table:table-cell>
          <table:table-cell table:style-name="ce5" office:value-type="float" office:value="0.1813" calcext:value-type="float">
            <text:p>0.1813</text:p>
          </table:table-cell>
          <table:table-cell table:number-columns-repeated="2" table:style-name="ce5" office:value-type="float" office:value="0.1439" calcext:value-type="float">
            <text:p>0.1439</text:p>
          </table:table-cell>
          <table:table-cell table:style-name="ce5" office:value-type="float" office:value="0.1424" calcext:value-type="float">
            <text:p>0.1424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88" calcext:value-type="float">
            <text:p>0.1488</text:p>
          </table:table-cell>
          <table:table-cell table:style-name="ce5" office:value-type="float" office:value="0.1447" calcext:value-type="float">
            <text:p>0.1447</text:p>
          </table:table-cell>
          <table:table-cell table:style-name="ce5" office:value-type="float" office:value="0.8868" calcext:value-type="float">
            <text:p>0.8868</text:p>
          </table:table-cell>
          <table:table-cell table:style-name="ce5" office:value-type="float" office:value="0.9563" calcext:value-type="float">
            <text:p>0.9563</text:p>
          </table:table-cell>
          <table:table-cell table:style-name="ce5" office:value-type="float" office:value="0.9699" calcext:value-type="float">
            <text:p>0.9699</text:p>
          </table:table-cell>
          <table:table-cell table:style-name="ce5" office:value-type="float" office:value="0.6703" calcext:value-type="float">
            <text:p>0.6703</text:p>
          </table:table-cell>
          <table:table-cell table:style-name="ce5" office:value-type="float" office:value="0.674" calcext:value-type="float">
            <text:p>0.6740</text:p>
          </table:table-cell>
          <table:table-cell table:style-name="ce5" office:value-type="float" office:value="0.664" calcext:value-type="float">
            <text:p>0.6640</text:p>
          </table:table-cell>
          <table:table-cell table:style-name="ce5" office:value-type="float" office:value="0.1664" calcext:value-type="float">
            <text:p>0.1664</text:p>
          </table:table-cell>
          <table:table-cell table:style-name="ce5" office:value-type="float" office:value="0.1637" calcext:value-type="float">
            <text:p>0.1637</text:p>
          </table:table-cell>
          <table:table-cell table:style-name="ce5" office:value-type="float" office:value="0.1652" calcext:value-type="float">
            <text:p>0.1652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1658" calcext:value-type="float">
            <text:p>0.1658</text:p>
          </table:table-cell>
          <table:table-cell table:style-name="ce5" office:value-type="float" office:value="0.1652" calcext:value-type="float">
            <text:p>0.1652</text:p>
          </table:table-cell>
          <table:table-cell table:style-name="ce5" office:value-type="float" office:value="0.8189" calcext:value-type="float">
            <text:p>0.8189</text:p>
          </table:table-cell>
          <table:table-cell table:style-name="ce5" office:value-type="float" office:value="0.8128" calcext:value-type="float">
            <text:p>0.8128</text:p>
          </table:table-cell>
          <table:table-cell table:style-name="ce5" office:value-type="float" office:value="0.8371" calcext:value-type="float">
            <text:p>0.8371</text:p>
          </table:table-cell>
          <table:table-cell table:style-name="ce5" office:value-type="float" office:value="0.4986" calcext:value-type="float">
            <text:p>0.4986</text:p>
          </table:table-cell>
          <table:table-cell table:style-name="ce5" office:value-type="float" office:value="0.4738" calcext:value-type="float">
            <text:p>0.4738</text:p>
          </table:table-cell>
          <table:table-cell table:style-name="ce5" office:value-type="float" office:value="0.4873" calcext:value-type="float">
            <text:p>0.4873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492" calcext:value-type="float">
            <text:p>0.1492</text:p>
          </table:table-cell>
          <table:table-cell table:style-name="ce5" office:value-type="float" office:value="0.1537" calcext:value-type="float">
            <text:p>0.1537</text:p>
          </table:table-cell>
          <table:table-cell table:style-name="ce5" office:value-type="float" office:value="0.1506" calcext:value-type="float">
            <text:p>0.1506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8000.3" calcext:value-type="float">
            <text:p>18000.30</text:p>
          </table:table-cell>
          <table:table-cell table:style-name="ce5" office:value-type="float" office:value="0.8306" calcext:value-type="float">
            <text:p>0.8306</text:p>
          </table:table-cell>
          <table:table-cell table:style-name="ce5" office:value-type="float" office:value="0.8842" calcext:value-type="float">
            <text:p>0.8842</text:p>
          </table:table-cell>
          <table:table-cell table:style-name="ce5" office:value-type="float" office:value="0.9068" calcext:value-type="float">
            <text:p>0.9068</text:p>
          </table:table-cell>
          <table:table-cell table:style-name="ce5" office:value-type="float" office:value="0.3624" calcext:value-type="float">
            <text:p>0.3624</text:p>
          </table:table-cell>
          <table:table-cell table:style-name="ce5" office:value-type="float" office:value="0.3748" calcext:value-type="float">
            <text:p>0.3748</text:p>
          </table:table-cell>
          <table:table-cell table:style-name="ce5" office:value-type="float" office:value="0.3586" calcext:value-type="float">
            <text:p>0.3586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426" calcext:value-type="float">
            <text:p>0.1426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0.146" calcext:value-type="float">
            <text:p>0.1460</text:p>
          </table:table-cell>
          <table:table-cell table:style-name="ce5" office:value-type="float" office:value="0.1428" calcext:value-type="float">
            <text:p>0.1428</text:p>
          </table:table-cell>
          <table:table-cell table:style-name="ce5" office:value-type="float" office:value="0.2119" calcext:value-type="float">
            <text:p>0.2119</text:p>
          </table:table-cell>
          <table:table-cell table:style-name="ce5" office:value-type="float" office:value="0.2217" calcext:value-type="float">
            <text:p>0.2217</text:p>
          </table:table-cell>
          <table:table-cell table:style-name="ce5" office:value-type="float" office:value="0.209" calcext:value-type="float">
            <text:p>0.2090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338" calcext:value-type="float">
            <text:p>0.1338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5" calcext:value-type="float">
            <text:p>0.1350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9367" calcext:value-type="float">
            <text:p>0.9367</text:p>
          </table:table-cell>
          <table:table-cell table:style-name="ce5" office:value-type="float" office:value="1.0188" calcext:value-type="float">
            <text:p>1.0188</text:p>
          </table:table-cell>
          <table:table-cell table:style-name="ce5" office:value-type="float" office:value="1.0154" calcext:value-type="float">
            <text:p>1.0154</text:p>
          </table:table-cell>
          <table:table-cell table:style-name="ce5" office:value-type="float" office:value="0.5004" calcext:value-type="float">
            <text:p>0.5004</text:p>
          </table:table-cell>
          <table:table-cell table:style-name="ce5" office:value-type="float" office:value="0.4842" calcext:value-type="float">
            <text:p>0.4842</text:p>
          </table:table-cell>
          <table:table-cell table:style-name="ce5" office:value-type="float" office:value="0.452" calcext:value-type="float">
            <text:p>0.4520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1532" calcext:value-type="float">
            <text:p>0.1532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56" calcext:value-type="float">
            <text:p>0.1456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129" calcext:value-type="float">
            <text:p>0.2129</text:p>
          </table:table-cell>
          <table:table-cell table:style-name="ce5" office:value-type="float" office:value="0.2083" calcext:value-type="float">
            <text:p>0.2083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74" calcext:value-type="float">
            <text:p>0.1274</text:p>
          </table:table-cell>
          <table:table-cell table:number-columns-repeated="2" table:style-name="ce5" office:value-type="float" office:value="0.1279" calcext:value-type="float">
            <text:p>0.1279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125" calcext:value-type="float">
            <text:p>0.1250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211" calcext:value-type="float">
            <text:p>0.2110</text:p>
          </table:table-cell>
          <table:table-cell table:style-name="ce5" office:value-type="float" office:value="0.1327" calcext:value-type="float">
            <text:p>0.1327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363" calcext:value-type="float">
            <text:p>0.1363</text:p>
          </table:table-cell>
          <table:table-cell table:style-name="ce5" office:value-type="float" office:value="0.4531" calcext:value-type="float">
            <text:p>0.4531</text:p>
          </table:table-cell>
          <table:table-cell table:style-name="ce5" office:value-type="float" office:value="0.4323" calcext:value-type="float">
            <text:p>0.4323</text:p>
          </table:table-cell>
          <table:table-cell table:style-name="ce5" office:value-type="float" office:value="0.4422" calcext:value-type="float">
            <text:p>0.4422</text:p>
          </table:table-cell>
          <table:table-cell table:style-name="ce5" office:value-type="float" office:value="0.2295" calcext:value-type="float">
            <text:p>0.2295</text:p>
          </table:table-cell>
          <table:table-cell table:style-name="ce5" office:value-type="float" office:value="0.2303" calcext:value-type="float">
            <text:p>0.2303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0.1422" calcext:value-type="float">
            <text:p>0.1422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95" calcext:value-type="float">
            <text:p>0.1495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913" calcext:value-type="float">
            <text:p>0.9130</text:p>
          </table:table-cell>
          <table:table-cell table:style-name="ce5" office:value-type="float" office:value="0.982" calcext:value-type="float">
            <text:p>0.9820</text:p>
          </table:table-cell>
          <table:table-cell table:style-name="ce5" office:value-type="float" office:value="0.9983" calcext:value-type="float">
            <text:p>0.9983</text:p>
          </table:table-cell>
          <table:table-cell table:style-name="ce5" office:value-type="float" office:value="0.7374" calcext:value-type="float">
            <text:p>0.7374</text:p>
          </table:table-cell>
          <table:table-cell table:style-name="ce5" office:value-type="float" office:value="0.7422" calcext:value-type="float">
            <text:p>0.7422</text:p>
          </table:table-cell>
          <table:table-cell table:style-name="ce5" office:value-type="float" office:value="0.7273" calcext:value-type="float">
            <text:p>0.7273</text:p>
          </table:table-cell>
          <table:table-cell table:style-name="ce5" office:value-type="float" office:value="0.1662" calcext:value-type="float">
            <text:p>0.1662</text:p>
          </table:table-cell>
          <table:table-cell table:style-name="ce5" office:value-type="float" office:value="0.1642" calcext:value-type="float">
            <text:p>0.1642</text:p>
          </table:table-cell>
          <table:table-cell table:style-name="ce5" office:value-type="float" office:value="0.166" calcext:value-type="float">
            <text:p>0.1660</text:p>
          </table:table-cell>
          <table:table-cell table:style-name="ce5" office:value-type="float" office:value="0.168" calcext:value-type="float">
            <text:p>0.1680</text:p>
          </table:table-cell>
          <table:table-cell table:style-name="ce5" office:value-type="float" office:value="0.1659" calcext:value-type="float">
            <text:p>0.1659</text:p>
          </table:table-cell>
          <table:table-cell table:style-name="ce5" office:value-type="float" office:value="0.1657" calcext:value-type="float">
            <text:p>0.1657</text:p>
          </table:table-cell>
          <table:table-cell table:style-name="ce5" office:value-type="float" office:value="0.8705" calcext:value-type="float">
            <text:p>0.8705</text:p>
          </table:table-cell>
          <table:table-cell table:style-name="ce5" office:value-type="float" office:value="0.8702" calcext:value-type="float">
            <text:p>0.8702</text:p>
          </table:table-cell>
          <table:table-cell table:style-name="ce5" office:value-type="float" office:value="0.8951" calcext:value-type="float">
            <text:p>0.8951</text:p>
          </table:table-cell>
          <table:table-cell table:style-name="ce5" office:value-type="float" office:value="0.6094" calcext:value-type="float">
            <text:p>0.6094</text:p>
          </table:table-cell>
          <table:table-cell table:style-name="ce5" office:value-type="float" office:value="0.5842" calcext:value-type="float">
            <text:p>0.5842</text:p>
          </table:table-cell>
          <table:table-cell table:style-name="ce5" office:value-type="float" office:value="0.5957" calcext:value-type="float">
            <text:p>0.5957</text:p>
          </table:table-cell>
          <table:table-cell table:number-columns-repeated="2" table:style-name="ce5" office:value-type="float" office:value="0.1482" calcext:value-type="float">
            <text:p>0.1482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533" calcext:value-type="float">
            <text:p>0.1533</text:p>
          </table:table-cell>
          <table:table-cell table:style-name="ce5" office:value-type="float" office:value="0.1505" calcext:value-type="float">
            <text:p>0.1505</text:p>
          </table:table-cell>
          <table:table-cell table:style-name="ce5" office:value-type="float" office:value="0.1544" calcext:value-type="float">
            <text:p>0.154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9800.3" calcext:value-type="float">
            <text:p>19800.30</text:p>
          </table:table-cell>
          <table:table-cell table:style-name="ce5" office:value-type="float" office:value="0.9527" calcext:value-type="float">
            <text:p>0.9527</text:p>
          </table:table-cell>
          <table:table-cell table:style-name="ce5" office:value-type="float" office:value="0.9873" calcext:value-type="float">
            <text:p>0.9873</text:p>
          </table:table-cell>
          <table:table-cell table:style-name="ce5" office:value-type="float" office:value="0.9852" calcext:value-type="float">
            <text:p>0.9852</text:p>
          </table:table-cell>
          <table:table-cell table:style-name="ce5" office:value-type="float" office:value="0.4586" calcext:value-type="float">
            <text:p>0.4586</text:p>
          </table:table-cell>
          <table:table-cell table:style-name="ce5" office:value-type="float" office:value="0.4718" calcext:value-type="float">
            <text:p>0.4718</text:p>
          </table:table-cell>
          <table:table-cell table:style-name="ce5" office:value-type="float" office:value="0.4473" calcext:value-type="float">
            <text:p>0.4473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41" calcext:value-type="float">
            <text:p>0.1410</text:p>
          </table:table-cell>
          <table:table-cell table:style-name="ce5" office:value-type="float" office:value="0.1429" calcext:value-type="float">
            <text:p>0.1429</text:p>
          </table:table-cell>
          <table:table-cell table:style-name="ce5" office:value-type="float" office:value="0.1448" calcext:value-type="float">
            <text:p>0.1448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2118" calcext:value-type="float">
            <text:p>0.2118</text:p>
          </table:table-cell>
          <table:table-cell table:style-name="ce5" office:value-type="float" office:value="0.2212" calcext:value-type="float">
            <text:p>0.2212</text:p>
          </table:table-cell>
          <table:table-cell table:style-name="ce5" office:value-type="float" office:value="0.209" calcext:value-type="float">
            <text:p>0.2090</text:p>
          </table:table-cell>
          <table:table-cell table:style-name="ce5" office:value-type="float" office:value="0.1346" calcext:value-type="float">
            <text:p>0.1346</text:p>
          </table:table-cell>
          <table:table-cell table:style-name="ce5" office:value-type="float" office:value="0.1338" calcext:value-type="float">
            <text:p>0.1338</text:p>
          </table:table-cell>
          <table:table-cell table:style-name="ce5" office:value-type="float" office:value="0.1332" calcext:value-type="float">
            <text:p>0.1332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9835" calcext:value-type="float">
            <text:p>0.9835</text:p>
          </table:table-cell>
          <table:table-cell table:style-name="ce5" office:value-type="float" office:value="1.0368" calcext:value-type="float">
            <text:p>1.0368</text:p>
          </table:table-cell>
          <table:table-cell table:style-name="ce5" office:value-type="float" office:value="1.0203" calcext:value-type="float">
            <text:p>1.0203</text:p>
          </table:table-cell>
          <table:table-cell table:style-name="ce5" office:value-type="float" office:value="0.6345" calcext:value-type="float">
            <text:p>0.6345</text:p>
          </table:table-cell>
          <table:table-cell table:style-name="ce5" office:value-type="float" office:value="0.6137" calcext:value-type="float">
            <text:p>0.6137</text:p>
          </table:table-cell>
          <table:table-cell table:style-name="ce5" office:value-type="float" office:value="0.5688" calcext:value-type="float">
            <text:p>0.5688</text:p>
          </table:table-cell>
          <table:table-cell table:style-name="ce5" office:value-type="float" office:value="0.1455" calcext:value-type="float">
            <text:p>0.1455</text:p>
          </table:table-cell>
          <table:table-cell table:style-name="ce5" office:value-type="float" office:value="0.1447" calcext:value-type="float">
            <text:p>0.1447</text:p>
          </table:table-cell>
          <table:table-cell table:style-name="ce5" office:value-type="float" office:value="0.1546" calcext:value-type="float">
            <text:p>0.1546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0.1456" calcext:value-type="float">
            <text:p>0.1456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133" calcext:value-type="float">
            <text:p>0.2133</text:p>
          </table:table-cell>
          <table:table-cell table:style-name="ce5" office:value-type="float" office:value="0.2092" calcext:value-type="float">
            <text:p>0.2092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73" calcext:value-type="float">
            <text:p>0.1273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113" calcext:value-type="float">
            <text:p>0.2113</text:p>
          </table:table-cell>
          <table:table-cell table:style-name="ce5" office:value-type="float" office:value="0.133" calcext:value-type="float">
            <text:p>0.1330</text:p>
          </table:table-cell>
          <table:table-cell table:style-name="ce5" office:value-type="float" office:value="0.1341" calcext:value-type="float">
            <text:p>0.1341</text:p>
          </table:table-cell>
          <table:table-cell table:style-name="ce5" office:value-type="float" office:value="0.1342" calcext:value-type="float">
            <text:p>0.1342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5412" calcext:value-type="float">
            <text:p>0.5412</text:p>
          </table:table-cell>
          <table:table-cell table:style-name="ce5" office:value-type="float" office:value="0.5273" calcext:value-type="float">
            <text:p>0.5273</text:p>
          </table:table-cell>
          <table:table-cell table:style-name="ce5" office:value-type="float" office:value="0.5347" calcext:value-type="float">
            <text:p>0.5347</text:p>
          </table:table-cell>
          <table:table-cell table:style-name="ce5" office:value-type="float" office:value="0.2636" calcext:value-type="float">
            <text:p>0.2636</text:p>
          </table:table-cell>
          <table:table-cell table:style-name="ce5" office:value-type="float" office:value="0.2624" calcext:value-type="float">
            <text:p>0.2624</text:p>
          </table:table-cell>
          <table:table-cell table:style-name="ce5" office:value-type="float" office:value="0.2294" calcext:value-type="float">
            <text:p>0.2294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9406" calcext:value-type="float">
            <text:p>0.9406</text:p>
          </table:table-cell>
          <table:table-cell table:style-name="ce5" office:value-type="float" office:value="0.9994" calcext:value-type="float">
            <text:p>0.9994</text:p>
          </table:table-cell>
          <table:table-cell table:style-name="ce5" office:value-type="float" office:value="1.0137" calcext:value-type="float">
            <text:p>1.0137</text:p>
          </table:table-cell>
          <table:table-cell table:style-name="ce5" office:value-type="float" office:value="0.7879" calcext:value-type="float">
            <text:p>0.7879</text:p>
          </table:table-cell>
          <table:table-cell table:style-name="ce5" office:value-type="float" office:value="0.79" calcext:value-type="float">
            <text:p>0.7900</text:p>
          </table:table-cell>
          <table:table-cell table:style-name="ce5" office:value-type="float" office:value="0.774" calcext:value-type="float">
            <text:p>0.7740</text:p>
          </table:table-cell>
          <table:table-cell table:style-name="ce5" office:value-type="float" office:value="0.1673" calcext:value-type="float">
            <text:p>0.1673</text:p>
          </table:table-cell>
          <table:table-cell table:style-name="ce5" office:value-type="float" office:value="0.1655" calcext:value-type="float">
            <text:p>0.1655</text:p>
          </table:table-cell>
          <table:table-cell table:style-name="ce5" office:value-type="float" office:value="0.167" calcext:value-type="float">
            <text:p>0.1670</text:p>
          </table:table-cell>
          <table:table-cell table:style-name="ce5" office:value-type="float" office:value="0.1689" calcext:value-type="float">
            <text:p>0.1689</text:p>
          </table:table-cell>
          <table:table-cell table:style-name="ce5" office:value-type="float" office:value="0.1666" calcext:value-type="float">
            <text:p>0.1666</text:p>
          </table:table-cell>
          <table:table-cell table:style-name="ce5" office:value-type="float" office:value="0.1659" calcext:value-type="float">
            <text:p>0.1659</text:p>
          </table:table-cell>
          <table:table-cell table:style-name="ce5" office:value-type="float" office:value="0.9187" calcext:value-type="float">
            <text:p>0.9187</text:p>
          </table:table-cell>
          <table:table-cell table:style-name="ce5" office:value-type="float" office:value="0.9274" calcext:value-type="float">
            <text:p>0.9274</text:p>
          </table:table-cell>
          <table:table-cell table:style-name="ce5" office:value-type="float" office:value="0.9515" calcext:value-type="float">
            <text:p>0.9515</text:p>
          </table:table-cell>
          <table:table-cell table:style-name="ce5" office:value-type="float" office:value="0.6782" calcext:value-type="float">
            <text:p>0.6782</text:p>
          </table:table-cell>
          <table:table-cell table:style-name="ce5" office:value-type="float" office:value="0.6593" calcext:value-type="float">
            <text:p>0.6593</text:p>
          </table:table-cell>
          <table:table-cell table:style-name="ce5" office:value-type="float" office:value="0.663" calcext:value-type="float">
            <text:p>0.6630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489" calcext:value-type="float">
            <text:p>0.1489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542" calcext:value-type="float">
            <text:p>0.1542</text:p>
          </table:table-cell>
          <table:table-cell table:style-name="ce5" office:value-type="float" office:value="0.1516" calcext:value-type="float">
            <text:p>0.1516</text:p>
          </table:table-cell>
          <table:table-cell table:style-name="ce5" office:value-type="float" office:value="0.1551" calcext:value-type="float">
            <text:p>0.155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21600.3" calcext:value-type="float">
            <text:p>21600.30</text:p>
          </table:table-cell>
          <table:table-cell table:style-name="ce5" office:value-type="float" office:value="0.9958" calcext:value-type="float">
            <text:p>0.9958</text:p>
          </table:table-cell>
          <table:table-cell table:style-name="ce5" office:value-type="float" office:value="1.0087" calcext:value-type="float">
            <text:p>1.0087</text:p>
          </table:table-cell>
          <table:table-cell table:style-name="ce5" office:value-type="float" office:value="0.9983" calcext:value-type="float">
            <text:p>0.9983</text:p>
          </table:table-cell>
          <table:table-cell table:style-name="ce5" office:value-type="float" office:value="0.5731" calcext:value-type="float">
            <text:p>0.5731</text:p>
          </table:table-cell>
          <table:table-cell table:style-name="ce5" office:value-type="float" office:value="0.5793" calcext:value-type="float">
            <text:p>0.5793</text:p>
          </table:table-cell>
          <table:table-cell table:style-name="ce5" office:value-type="float" office:value="0.5476" calcext:value-type="float">
            <text:p>0.5476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0.1407" calcext:value-type="float">
            <text:p>0.1407</text:p>
          </table:table-cell>
          <table:table-cell table:style-name="ce5" office:value-type="float" office:value="0.1433" calcext:value-type="float">
            <text:p>0.1433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2115" calcext:value-type="float">
            <text:p>0.2115</text:p>
          </table:table-cell>
          <table:table-cell table:style-name="ce5" office:value-type="float" office:value="0.2203" calcext:value-type="float">
            <text:p>0.2203</text:p>
          </table:table-cell>
          <table:table-cell table:style-name="ce5" office:value-type="float" office:value="0.209" calcext:value-type="float">
            <text:p>0.2090</text:p>
          </table:table-cell>
          <table:table-cell table:style-name="ce5" office:value-type="float" office:value="0.1339" calcext:value-type="float">
            <text:p>0.1339</text:p>
          </table:table-cell>
          <table:table-cell table:style-name="ce5" office:value-type="float" office:value="0.133" calcext:value-type="float">
            <text:p>0.1330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1.008" calcext:value-type="float">
            <text:p>1.0080</text:p>
          </table:table-cell>
          <table:table-cell table:style-name="ce5" office:value-type="float" office:value="1.0608" calcext:value-type="float">
            <text:p>1.0608</text:p>
          </table:table-cell>
          <table:table-cell table:style-name="ce5" office:value-type="float" office:value="1.0392" calcext:value-type="float">
            <text:p>1.0392</text:p>
          </table:table-cell>
          <table:table-cell table:style-name="ce5" office:value-type="float" office:value="0.7434" calcext:value-type="float">
            <text:p>0.7434</text:p>
          </table:table-cell>
          <table:table-cell table:style-name="ce5" office:value-type="float" office:value="0.7259" calcext:value-type="float">
            <text:p>0.7259</text:p>
          </table:table-cell>
          <table:table-cell table:style-name="ce5" office:value-type="float" office:value="0.6877" calcext:value-type="float">
            <text:p>0.6877</text:p>
          </table:table-cell>
          <table:table-cell table:style-name="ce5" office:value-type="float" office:value="0.1452" calcext:value-type="float">
            <text:p>0.1452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549" calcext:value-type="float">
            <text:p>0.1549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46" calcext:value-type="float">
            <text:p>0.1460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2138" calcext:value-type="float">
            <text:p>0.2138</text:p>
          </table:table-cell>
          <table:table-cell table:style-name="ce5" office:value-type="float" office:value="0.2085" calcext:value-type="float">
            <text:p>0.2085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51" calcext:value-type="float">
            <text:p>0.1251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114" calcext:value-type="float">
            <text:p>0.2114</text:p>
          </table:table-cell>
          <table:table-cell table:style-name="ce5" office:value-type="float" office:value="0.1327" calcext:value-type="float">
            <text:p>0.1327</text:p>
          </table:table-cell>
          <table:table-cell table:style-name="ce5" office:value-type="float" office:value="0.1338" calcext:value-type="float">
            <text:p>0.1338</text:p>
          </table:table-cell>
          <table:table-cell table:style-name="ce5" office:value-type="float" office:value="0.1346" calcext:value-type="float">
            <text:p>0.1346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6506" calcext:value-type="float">
            <text:p>0.6506</text:p>
          </table:table-cell>
          <table:table-cell table:style-name="ce5" office:value-type="float" office:value="0.6446" calcext:value-type="float">
            <text:p>0.6446</text:p>
          </table:table-cell>
          <table:table-cell table:style-name="ce5" office:value-type="float" office:value="0.6466" calcext:value-type="float">
            <text:p>0.6466</text:p>
          </table:table-cell>
          <table:table-cell table:style-name="ce5" office:value-type="float" office:value="0.3042" calcext:value-type="float">
            <text:p>0.3042</text:p>
          </table:table-cell>
          <table:table-cell table:style-name="ce5" office:value-type="float" office:value="0.303" calcext:value-type="float">
            <text:p>0.3030</text:p>
          </table:table-cell>
          <table:table-cell table:style-name="ce5" office:value-type="float" office:value="0.2616" calcext:value-type="float">
            <text:p>0.2616</text:p>
          </table:table-cell>
          <table:table-cell table:style-name="ce5" office:value-type="float" office:value="0.1439" calcext:value-type="float">
            <text:p>0.1439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9662" calcext:value-type="float">
            <text:p>0.9662</text:p>
          </table:table-cell>
          <table:table-cell table:style-name="ce5" office:value-type="float" office:value="1.0181" calcext:value-type="float">
            <text:p>1.0181</text:p>
          </table:table-cell>
          <table:table-cell table:style-name="ce5" office:value-type="float" office:value="1.0314" calcext:value-type="float">
            <text:p>1.0314</text:p>
          </table:table-cell>
          <table:table-cell table:style-name="ce5" office:value-type="float" office:value="0.8206" calcext:value-type="float">
            <text:p>0.8206</text:p>
          </table:table-cell>
          <table:table-cell table:style-name="ce5" office:value-type="float" office:value="0.8218" calcext:value-type="float">
            <text:p>0.8218</text:p>
          </table:table-cell>
          <table:table-cell table:style-name="ce5" office:value-type="float" office:value="0.8049" calcext:value-type="float">
            <text:p>0.8049</text:p>
          </table:table-cell>
          <table:table-cell table:style-name="ce5" office:value-type="float" office:value="0.1678" calcext:value-type="float">
            <text:p>0.1678</text:p>
          </table:table-cell>
          <table:table-cell table:style-name="ce5" office:value-type="float" office:value="0.1656" calcext:value-type="float">
            <text:p>0.1656</text:p>
          </table:table-cell>
          <table:table-cell table:style-name="ce5" office:value-type="float" office:value="0.167" calcext:value-type="float">
            <text:p>0.1670</text:p>
          </table:table-cell>
          <table:table-cell table:style-name="ce5" office:value-type="float" office:value="0.1686" calcext:value-type="float">
            <text:p>0.1686</text:p>
          </table:table-cell>
          <table:table-cell table:number-columns-repeated="2" table:style-name="ce5" office:value-type="float" office:value="0.1668" calcext:value-type="float">
            <text:p>0.1668</text:p>
          </table:table-cell>
          <table:table-cell table:style-name="ce5" office:value-type="float" office:value="0.9579" calcext:value-type="float">
            <text:p>0.9579</text:p>
          </table:table-cell>
          <table:table-cell table:style-name="ce5" office:value-type="float" office:value="0.964" calcext:value-type="float">
            <text:p>0.9640</text:p>
          </table:table-cell>
          <table:table-cell table:style-name="ce5" office:value-type="float" office:value="0.9824" calcext:value-type="float">
            <text:p>0.9824</text:p>
          </table:table-cell>
          <table:table-cell table:style-name="ce5" office:value-type="float" office:value="0.7259" calcext:value-type="float">
            <text:p>0.7259</text:p>
          </table:table-cell>
          <table:table-cell table:style-name="ce5" office:value-type="float" office:value="0.7096" calcext:value-type="float">
            <text:p>0.7096</text:p>
          </table:table-cell>
          <table:table-cell table:style-name="ce5" office:value-type="float" office:value="0.7098" calcext:value-type="float">
            <text:p>0.7098</text:p>
          </table:table-cell>
          <table:table-cell table:style-name="ce5" office:value-type="float" office:value="0.1486" calcext:value-type="float">
            <text:p>0.1486</text:p>
          </table:table-cell>
          <table:table-cell table:style-name="ce5" office:value-type="float" office:value="0.1495" calcext:value-type="float">
            <text:p>0.1495</text:p>
          </table:table-cell>
          <table:table-cell table:style-name="ce5" office:value-type="float" office:value="0.1506" calcext:value-type="float">
            <text:p>0.1506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5" office:value-type="float" office:value="0.1519" calcext:value-type="float">
            <text:p>0.1519</text:p>
          </table:table-cell>
          <table:table-cell table:style-name="ce5" office:value-type="float" office:value="0.1555" calcext:value-type="float">
            <text:p>0.155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23400.3" calcext:value-type="float">
            <text:p>23400.30</text:p>
          </table:table-cell>
          <table:table-cell table:style-name="ce5" office:value-type="float" office:value="1.023" calcext:value-type="float">
            <text:p>1.0230</text:p>
          </table:table-cell>
          <table:table-cell table:style-name="ce5" office:value-type="float" office:value="1.0301" calcext:value-type="float">
            <text:p>1.0301</text:p>
          </table:table-cell>
          <table:table-cell table:style-name="ce5" office:value-type="float" office:value="1.0191" calcext:value-type="float">
            <text:p>1.0191</text:p>
          </table:table-cell>
          <table:table-cell table:style-name="ce5" office:value-type="float" office:value="0.6733" calcext:value-type="float">
            <text:p>0.6733</text:p>
          </table:table-cell>
          <table:table-cell table:style-name="ce5" office:value-type="float" office:value="0.6623" calcext:value-type="float">
            <text:p>0.6623</text:p>
          </table:table-cell>
          <table:table-cell table:style-name="ce5" office:value-type="float" office:value="0.6256" calcext:value-type="float">
            <text:p>0.6256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0.1457" calcext:value-type="float">
            <text:p>0.1457</text:p>
          </table:table-cell>
          <table:table-cell table:style-name="ce5" office:value-type="float" office:value="0.1469" calcext:value-type="float">
            <text:p>0.1469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2112" calcext:value-type="float">
            <text:p>0.2112</text:p>
          </table:table-cell>
          <table:table-cell table:style-name="ce5" office:value-type="float" office:value="0.2207" calcext:value-type="float">
            <text:p>0.2207</text:p>
          </table:table-cell>
          <table:table-cell table:style-name="ce5" office:value-type="float" office:value="0.2098" calcext:value-type="float">
            <text:p>0.2098</text:p>
          </table:table-cell>
          <table:table-cell table:style-name="ce5" office:value-type="float" office:value="0.135" calcext:value-type="float">
            <text:p>0.1350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1.0269" calcext:value-type="float">
            <text:p>1.0269</text:p>
          </table:table-cell>
          <table:table-cell table:style-name="ce5" office:value-type="float" office:value="1.0796" calcext:value-type="float">
            <text:p>1.0796</text:p>
          </table:table-cell>
          <table:table-cell table:style-name="ce5" office:value-type="float" office:value="1.0584" calcext:value-type="float">
            <text:p>1.0584</text:p>
          </table:table-cell>
          <table:table-cell table:style-name="ce5" office:value-type="float" office:value="0.8132" calcext:value-type="float">
            <text:p>0.8132</text:p>
          </table:table-cell>
          <table:table-cell table:style-name="ce5" office:value-type="float" office:value="0.7992" calcext:value-type="float">
            <text:p>0.7992</text:p>
          </table:table-cell>
          <table:table-cell table:style-name="ce5" office:value-type="float" office:value="0.769" calcext:value-type="float">
            <text:p>0.7690</text:p>
          </table:table-cell>
          <table:table-cell table:style-name="ce5" office:value-type="float" office:value="0.1461" calcext:value-type="float">
            <text:p>0.1461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1563" calcext:value-type="float">
            <text:p>0.1563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158" calcext:value-type="float">
            <text:p>0.2158</text:p>
          </table:table-cell>
          <table:table-cell table:style-name="ce5" office:value-type="float" office:value="0.2086" calcext:value-type="float">
            <text:p>0.2086</text:p>
          </table:table-cell>
          <table:table-cell table:number-columns-repeated="2" table:style-name="ce5" office:value-type="float" office:value="0.1288" calcext:value-type="float">
            <text:p>0.1288</text:p>
          </table:table-cell>
          <table:table-cell table:style-name="ce5" office:value-type="float" office:value="0.1284" calcext:value-type="float">
            <text:p>0.1284</text:p>
          </table:table-cell>
          <table:table-cell table:number-columns-repeated="2" table:style-name="ce5" office:value-type="float" office:value="0.1291" calcext:value-type="float">
            <text:p>0.1291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62" calcext:value-type="float">
            <text:p>0.1262</text:p>
          </table:table-cell>
          <table:table-cell table:style-name="ce5" office:value-type="float" office:value="0.2072" calcext:value-type="float">
            <text:p>0.2072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129" calcext:value-type="float">
            <text:p>0.2129</text:p>
          </table:table-cell>
          <table:table-cell table:number-columns-repeated="2" table:style-name="ce5" office:value-type="float" office:value="0.1344" calcext:value-type="float">
            <text:p>0.1344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386" calcext:value-type="float">
            <text:p>0.1386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7566" calcext:value-type="float">
            <text:p>0.7566</text:p>
          </table:table-cell>
          <table:table-cell table:style-name="ce5" office:value-type="float" office:value="0.7711" calcext:value-type="float">
            <text:p>0.7711</text:p>
          </table:table-cell>
          <table:table-cell table:style-name="ce5" office:value-type="float" office:value="0.7624" calcext:value-type="float">
            <text:p>0.7624</text:p>
          </table:table-cell>
          <table:table-cell table:style-name="ce5" office:value-type="float" office:value="0.3502" calcext:value-type="float">
            <text:p>0.3502</text:p>
          </table:table-cell>
          <table:table-cell table:style-name="ce5" office:value-type="float" office:value="0.3486" calcext:value-type="float">
            <text:p>0.3486</text:p>
          </table:table-cell>
          <table:table-cell table:style-name="ce5" office:value-type="float" office:value="0.3004" calcext:value-type="float">
            <text:p>0.3004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89" calcext:value-type="float">
            <text:p>0.1489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9929" calcext:value-type="float">
            <text:p>0.9929</text:p>
          </table:table-cell>
          <table:table-cell table:style-name="ce5" office:value-type="float" office:value="1.0376" calcext:value-type="float">
            <text:p>1.0376</text:p>
          </table:table-cell>
          <table:table-cell table:style-name="ce5" office:value-type="float" office:value="1.0467" calcext:value-type="float">
            <text:p>1.0467</text:p>
          </table:table-cell>
          <table:table-cell table:style-name="ce5" office:value-type="float" office:value="0.8425" calcext:value-type="float">
            <text:p>0.8425</text:p>
          </table:table-cell>
          <table:table-cell table:style-name="ce5" office:value-type="float" office:value="0.844" calcext:value-type="float">
            <text:p>0.8440</text:p>
          </table:table-cell>
          <table:table-cell table:style-name="ce5" office:value-type="float" office:value="0.8258" calcext:value-type="float">
            <text:p>0.8258</text:p>
          </table:table-cell>
          <table:table-cell table:style-name="ce5" office:value-type="float" office:value="0.1699" calcext:value-type="float">
            <text:p>0.1699</text:p>
          </table:table-cell>
          <table:table-cell table:style-name="ce5" office:value-type="float" office:value="0.1671" calcext:value-type="float">
            <text:p>0.1671</text:p>
          </table:table-cell>
          <table:table-cell table:style-name="ce5" office:value-type="float" office:value="0.1684" calcext:value-type="float">
            <text:p>0.1684</text:p>
          </table:table-cell>
          <table:table-cell table:style-name="ce5" office:value-type="float" office:value="0.1703" calcext:value-type="float">
            <text:p>0.1703</text:p>
          </table:table-cell>
          <table:table-cell table:style-name="ce5" office:value-type="float" office:value="0.1687" calcext:value-type="float">
            <text:p>0.1687</text:p>
          </table:table-cell>
          <table:table-cell table:style-name="ce5" office:value-type="float" office:value="0.1676" calcext:value-type="float">
            <text:p>0.1676</text:p>
          </table:table-cell>
          <table:table-cell table:style-name="ce5" office:value-type="float" office:value="0.9923" calcext:value-type="float">
            <text:p>0.9923</text:p>
          </table:table-cell>
          <table:table-cell table:style-name="ce5" office:value-type="float" office:value="0.9916" calcext:value-type="float">
            <text:p>0.9916</text:p>
          </table:table-cell>
          <table:table-cell table:style-name="ce5" office:value-type="float" office:value="1.0048" calcext:value-type="float">
            <text:p>1.0048</text:p>
          </table:table-cell>
          <table:table-cell table:style-name="ce5" office:value-type="float" office:value="0.7591" calcext:value-type="float">
            <text:p>0.7591</text:p>
          </table:table-cell>
          <table:table-cell table:style-name="ce5" office:value-type="float" office:value="0.7437" calcext:value-type="float">
            <text:p>0.7437</text:p>
          </table:table-cell>
          <table:table-cell table:style-name="ce5" office:value-type="float" office:value="0.7406" calcext:value-type="float">
            <text:p>0.7406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513" calcext:value-type="float">
            <text:p>0.1513</text:p>
          </table:table-cell>
          <table:table-cell table:style-name="ce5" office:value-type="float" office:value="0.1558" calcext:value-type="float">
            <text:p>0.1558</text:p>
          </table:table-cell>
          <table:table-cell table:style-name="ce5" office:value-type="float" office:value="0.1533" calcext:value-type="float">
            <text:p>0.1533</text:p>
          </table:table-cell>
          <table:table-cell table:style-name="ce5" office:value-type="float" office:value="0.156" calcext:value-type="float">
            <text:p>0.156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25200.3" calcext:value-type="float">
            <text:p>25200.30</text:p>
          </table:table-cell>
          <table:table-cell table:style-name="ce5" office:value-type="float" office:value="1.0464" calcext:value-type="float">
            <text:p>1.0464</text:p>
          </table:table-cell>
          <table:table-cell table:style-name="ce5" office:value-type="float" office:value="1.0462" calcext:value-type="float">
            <text:p>1.0462</text:p>
          </table:table-cell>
          <table:table-cell table:style-name="ce5" office:value-type="float" office:value="1.0345" calcext:value-type="float">
            <text:p>1.0345</text:p>
          </table:table-cell>
          <table:table-cell table:style-name="ce5" office:value-type="float" office:value="0.757" calcext:value-type="float">
            <text:p>0.7570</text:p>
          </table:table-cell>
          <table:table-cell table:style-name="ce5" office:value-type="float" office:value="0.7253" calcext:value-type="float">
            <text:p>0.7253</text:p>
          </table:table-cell>
          <table:table-cell table:style-name="ce5" office:value-type="float" office:value="0.6827" calcext:value-type="float">
            <text:p>0.6827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0.1436" calcext:value-type="float">
            <text:p>0.1436</text:p>
          </table:table-cell>
          <table:table-cell table:style-name="ce5" office:value-type="float" office:value="0.1447" calcext:value-type="float">
            <text:p>0.1447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424" calcext:value-type="float">
            <text:p>0.1424</text:p>
          </table:table-cell>
          <table:table-cell table:style-name="ce5" office:value-type="float" office:value="0.2106" calcext:value-type="float">
            <text:p>0.2106</text:p>
          </table:table-cell>
          <table:table-cell table:style-name="ce5" office:value-type="float" office:value="0.2188" calcext:value-type="float">
            <text:p>0.2188</text:p>
          </table:table-cell>
          <table:table-cell table:style-name="ce5" office:value-type="float" office:value="0.2091" calcext:value-type="float">
            <text:p>0.2091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1356" calcext:value-type="float">
            <text:p>0.1356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1.0454" calcext:value-type="float">
            <text:p>1.0454</text:p>
          </table:table-cell>
          <table:table-cell table:style-name="ce5" office:value-type="float" office:value="1.095" calcext:value-type="float">
            <text:p>1.0950</text:p>
          </table:table-cell>
          <table:table-cell table:style-name="ce5" office:value-type="float" office:value="1.0717" calcext:value-type="float">
            <text:p>1.0717</text:p>
          </table:table-cell>
          <table:table-cell table:style-name="ce5" office:value-type="float" office:value="0.8617" calcext:value-type="float">
            <text:p>0.8617</text:p>
          </table:table-cell>
          <table:table-cell table:style-name="ce5" office:value-type="float" office:value="0.8521" calcext:value-type="float">
            <text:p>0.8521</text:p>
          </table:table-cell>
          <table:table-cell table:style-name="ce5" office:value-type="float" office:value="0.8398" calcext:value-type="float">
            <text:p>0.8398</text:p>
          </table:table-cell>
          <table:table-cell table:style-name="ce5" office:value-type="float" office:value="0.1467" calcext:value-type="float">
            <text:p>0.1467</text:p>
          </table:table-cell>
          <table:table-cell table:style-name="ce5" office:value-type="float" office:value="0.1444" calcext:value-type="float">
            <text:p>0.1444</text:p>
          </table:table-cell>
          <table:table-cell table:style-name="ce5" office:value-type="float" office:value="0.1554" calcext:value-type="float">
            <text:p>0.1554</text:p>
          </table:table-cell>
          <table:table-cell table:style-name="ce5" office:value-type="float" office:value="0.1482" calcext:value-type="float">
            <text:p>0.1482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6" calcext:value-type="float">
            <text:p>0.1460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172" calcext:value-type="float">
            <text:p>0.2172</text:p>
          </table:table-cell>
          <table:table-cell table:style-name="ce5" office:value-type="float" office:value="0.2074" calcext:value-type="float">
            <text:p>0.2074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53" calcext:value-type="float">
            <text:p>0.1253</text:p>
          </table:table-cell>
          <table:table-cell table:style-name="ce5" office:value-type="float" office:value="0.2077" calcext:value-type="float">
            <text:p>0.2077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125" calcext:value-type="float">
            <text:p>0.2125</text:p>
          </table:table-cell>
          <table:table-cell table:style-name="ce5" office:value-type="float" office:value="0.1338" calcext:value-type="float">
            <text:p>0.1338</text:p>
          </table:table-cell>
          <table:table-cell table:style-name="ce5" office:value-type="float" office:value="0.1342" calcext:value-type="float">
            <text:p>0.1342</text:p>
          </table:table-cell>
          <table:table-cell table:style-name="ce5" office:value-type="float" office:value="0.1353" calcext:value-type="float">
            <text:p>0.1353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358" calcext:value-type="float">
            <text:p>0.1358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8711" calcext:value-type="float">
            <text:p>0.8711</text:p>
          </table:table-cell>
          <table:table-cell table:style-name="ce5" office:value-type="float" office:value="0.9098" calcext:value-type="float">
            <text:p>0.9098</text:p>
          </table:table-cell>
          <table:table-cell table:style-name="ce5" office:value-type="float" office:value="0.8876" calcext:value-type="float">
            <text:p>0.8876</text:p>
          </table:table-cell>
          <table:table-cell table:style-name="ce5" office:value-type="float" office:value="0.404" calcext:value-type="float">
            <text:p>0.4040</text:p>
          </table:table-cell>
          <table:table-cell table:style-name="ce5" office:value-type="float" office:value="0.4013" calcext:value-type="float">
            <text:p>0.4013</text:p>
          </table:table-cell>
          <table:table-cell table:style-name="ce5" office:value-type="float" office:value="0.3422" calcext:value-type="float">
            <text:p>0.3422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0.1434" calcext:value-type="float">
            <text:p>0.1434</text:p>
          </table:table-cell>
          <table:table-cell table:style-name="ce5" office:value-type="float" office:value="0.1483" calcext:value-type="float">
            <text:p>0.1483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1.0146" calcext:value-type="float">
            <text:p>1.0146</text:p>
          </table:table-cell>
          <table:table-cell table:style-name="ce5" office:value-type="float" office:value="1.0503" calcext:value-type="float">
            <text:p>1.0503</text:p>
          </table:table-cell>
          <table:table-cell table:style-name="ce5" office:value-type="float" office:value="1.0585" calcext:value-type="float">
            <text:p>1.0585</text:p>
          </table:table-cell>
          <table:table-cell table:style-name="ce5" office:value-type="float" office:value="0.8558" calcext:value-type="float">
            <text:p>0.8558</text:p>
          </table:table-cell>
          <table:table-cell table:style-name="ce5" office:value-type="float" office:value="0.858" calcext:value-type="float">
            <text:p>0.8580</text:p>
          </table:table-cell>
          <table:table-cell table:style-name="ce5" office:value-type="float" office:value="0.8369" calcext:value-type="float">
            <text:p>0.8369</text:p>
          </table:table-cell>
          <table:table-cell table:style-name="ce5" office:value-type="float" office:value="0.1691" calcext:value-type="float">
            <text:p>0.1691</text:p>
          </table:table-cell>
          <table:table-cell table:style-name="ce5" office:value-type="float" office:value="0.1671" calcext:value-type="float">
            <text:p>0.1671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1699" calcext:value-type="float">
            <text:p>0.1699</text:p>
          </table:table-cell>
          <table:table-cell table:style-name="ce5" office:value-type="float" office:value="0.1678" calcext:value-type="float">
            <text:p>0.1678</text:p>
          </table:table-cell>
          <table:table-cell table:style-name="ce5" office:value-type="float" office:value="0.167" calcext:value-type="float">
            <text:p>0.1670</text:p>
          </table:table-cell>
          <table:table-cell table:style-name="ce5" office:value-type="float" office:value="1.019" calcext:value-type="float">
            <text:p>1.0190</text:p>
          </table:table-cell>
          <table:table-cell table:style-name="ce5" office:value-type="float" office:value="1.0116" calcext:value-type="float">
            <text:p>1.0116</text:p>
          </table:table-cell>
          <table:table-cell table:style-name="ce5" office:value-type="float" office:value="1.025" calcext:value-type="float">
            <text:p>1.0250</text:p>
          </table:table-cell>
          <table:table-cell table:style-name="ce5" office:value-type="float" office:value="0.7831" calcext:value-type="float">
            <text:p>0.7831</text:p>
          </table:table-cell>
          <table:table-cell table:style-name="ce5" office:value-type="float" office:value="0.769" calcext:value-type="float">
            <text:p>0.7690</text:p>
          </table:table-cell>
          <table:table-cell table:style-name="ce5" office:value-type="float" office:value="0.7623" calcext:value-type="float">
            <text:p>0.7623</text:p>
          </table:table-cell>
          <table:table-cell table:style-name="ce5" office:value-type="float" office:value="0.1489" calcext:value-type="float">
            <text:p>0.1489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546" calcext:value-type="float">
            <text:p>0.1546</text:p>
          </table:table-cell>
          <table:table-cell table:style-name="ce5" office:value-type="float" office:value="0.1527" calcext:value-type="float">
            <text:p>0.1527</text:p>
          </table:table-cell>
          <table:table-cell table:style-name="ce5" office:value-type="float" office:value="0.1562" calcext:value-type="float">
            <text:p>0.156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27000.3" calcext:value-type="float">
            <text:p>27000.30</text:p>
          </table:table-cell>
          <table:table-cell table:style-name="ce5" office:value-type="float" office:value="1.0639" calcext:value-type="float">
            <text:p>1.0639</text:p>
          </table:table-cell>
          <table:table-cell table:style-name="ce5" office:value-type="float" office:value="1.063" calcext:value-type="float">
            <text:p>1.0630</text:p>
          </table:table-cell>
          <table:table-cell table:style-name="ce5" office:value-type="float" office:value="1.0496" calcext:value-type="float">
            <text:p>1.0496</text:p>
          </table:table-cell>
          <table:table-cell table:style-name="ce5" office:value-type="float" office:value="0.8294" calcext:value-type="float">
            <text:p>0.8294</text:p>
          </table:table-cell>
          <table:table-cell table:style-name="ce5" office:value-type="float" office:value="0.7812" calcext:value-type="float">
            <text:p>0.7812</text:p>
          </table:table-cell>
          <table:table-cell table:style-name="ce5" office:value-type="float" office:value="0.7335" calcext:value-type="float">
            <text:p>0.7335</text:p>
          </table:table-cell>
          <table:table-cell table:style-name="ce5" office:value-type="float" office:value="0.1387" calcext:value-type="float">
            <text:p>0.1387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6" calcext:value-type="float">
            <text:p>0.1460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2098" calcext:value-type="float">
            <text:p>0.2098</text:p>
          </table:table-cell>
          <table:table-cell table:style-name="ce5" office:value-type="float" office:value="0.2187" calcext:value-type="float">
            <text:p>0.2187</text:p>
          </table:table-cell>
          <table:table-cell table:style-name="ce5" office:value-type="float" office:value="0.2087" calcext:value-type="float">
            <text:p>0.2087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38" calcext:value-type="float">
            <text:p>0.1338</text:p>
          </table:table-cell>
          <table:table-cell table:style-name="ce5" office:value-type="float" office:value="0.1321" calcext:value-type="float">
            <text:p>0.1321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0.1354" calcext:value-type="float">
            <text:p>0.1354</text:p>
          </table:table-cell>
          <table:table-cell table:style-name="ce5" office:value-type="float" office:value="0.1394" calcext:value-type="float">
            <text:p>0.1394</text:p>
          </table:table-cell>
          <table:table-cell table:style-name="ce5" office:value-type="float" office:value="0.1387" calcext:value-type="float">
            <text:p>0.1387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1.0586" calcext:value-type="float">
            <text:p>1.0586</text:p>
          </table:table-cell>
          <table:table-cell table:style-name="ce5" office:value-type="float" office:value="1.1041" calcext:value-type="float">
            <text:p>1.1041</text:p>
          </table:table-cell>
          <table:table-cell table:style-name="ce5" office:value-type="float" office:value="1.0812" calcext:value-type="float">
            <text:p>1.0812</text:p>
          </table:table-cell>
          <table:table-cell table:style-name="ce5" office:value-type="float" office:value="0.8908" calcext:value-type="float">
            <text:p>0.8908</text:p>
          </table:table-cell>
          <table:table-cell table:style-name="ce5" office:value-type="float" office:value="0.8835" calcext:value-type="float">
            <text:p>0.8835</text:p>
          </table:table-cell>
          <table:table-cell table:style-name="ce5" office:value-type="float" office:value="0.8887" calcext:value-type="float">
            <text:p>0.8887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549" calcext:value-type="float">
            <text:p>0.1549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221" calcext:value-type="float">
            <text:p>0.2221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71" calcext:value-type="float">
            <text:p>0.1271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73" calcext:value-type="float">
            <text:p>0.1273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0.127" calcext:value-type="float">
            <text:p>0.1270</text:p>
          </table:table-cell>
          <table:table-cell table:style-name="ce5" office:value-type="float" office:value="0.1245" calcext:value-type="float">
            <text:p>0.1245</text:p>
          </table:table-cell>
          <table:table-cell table:style-name="ce5" office:value-type="float" office:value="0.2077" calcext:value-type="float">
            <text:p>0.2077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142" calcext:value-type="float">
            <text:p>0.2142</text:p>
          </table:table-cell>
          <table:table-cell table:style-name="ce5" office:value-type="float" office:value="0.1325" calcext:value-type="float">
            <text:p>0.1325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372" calcext:value-type="float">
            <text:p>0.1372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9874" calcext:value-type="float">
            <text:p>0.9874</text:p>
          </table:table-cell>
          <table:table-cell table:style-name="ce5" office:value-type="float" office:value="1.0473" calcext:value-type="float">
            <text:p>1.0473</text:p>
          </table:table-cell>
          <table:table-cell table:style-name="ce5" office:value-type="float" office:value="1.0248" calcext:value-type="float">
            <text:p>1.0248</text:p>
          </table:table-cell>
          <table:table-cell table:style-name="ce5" office:value-type="float" office:value="0.4658" calcext:value-type="float">
            <text:p>0.4658</text:p>
          </table:table-cell>
          <table:table-cell table:style-name="ce5" office:value-type="float" office:value="0.4615" calcext:value-type="float">
            <text:p>0.4615</text:p>
          </table:table-cell>
          <table:table-cell table:style-name="ce5" office:value-type="float" office:value="0.393" calcext:value-type="float">
            <text:p>0.3930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448" calcext:value-type="float">
            <text:p>0.1448</text:p>
          </table:table-cell>
          <table:table-cell table:style-name="ce5" office:value-type="float" office:value="1.0254" calcext:value-type="float">
            <text:p>1.0254</text:p>
          </table:table-cell>
          <table:table-cell table:style-name="ce5" office:value-type="float" office:value="1.0621" calcext:value-type="float">
            <text:p>1.0621</text:p>
          </table:table-cell>
          <table:table-cell table:style-name="ce5" office:value-type="float" office:value="1.0675" calcext:value-type="float">
            <text:p>1.0675</text:p>
          </table:table-cell>
          <table:table-cell table:style-name="ce5" office:value-type="float" office:value="0.867" calcext:value-type="float">
            <text:p>0.8670</text:p>
          </table:table-cell>
          <table:table-cell table:style-name="ce5" office:value-type="float" office:value="0.8693" calcext:value-type="float">
            <text:p>0.8693</text:p>
          </table:table-cell>
          <table:table-cell table:style-name="ce5" office:value-type="float" office:value="0.8461" calcext:value-type="float">
            <text:p>0.8461</text:p>
          </table:table-cell>
          <table:table-cell table:style-name="ce5" office:value-type="float" office:value="0.1684" calcext:value-type="float">
            <text:p>0.1684</text:p>
          </table:table-cell>
          <table:table-cell table:style-name="ce5" office:value-type="float" office:value="0.1668" calcext:value-type="float">
            <text:p>0.1668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0.1673" calcext:value-type="float">
            <text:p>0.1673</text:p>
          </table:table-cell>
          <table:table-cell table:style-name="ce5" office:value-type="float" office:value="0.167" calcext:value-type="float">
            <text:p>0.1670</text:p>
          </table:table-cell>
          <table:table-cell table:style-name="ce5" office:value-type="float" office:value="1.0381" calcext:value-type="float">
            <text:p>1.0381</text:p>
          </table:table-cell>
          <table:table-cell table:style-name="ce5" office:value-type="float" office:value="1.0251" calcext:value-type="float">
            <text:p>1.0251</text:p>
          </table:table-cell>
          <table:table-cell table:style-name="ce5" office:value-type="float" office:value="1.0369" calcext:value-type="float">
            <text:p>1.0369</text:p>
          </table:table-cell>
          <table:table-cell table:style-name="ce5" office:value-type="float" office:value="0.7987" calcext:value-type="float">
            <text:p>0.7987</text:p>
          </table:table-cell>
          <table:table-cell table:style-name="ce5" office:value-type="float" office:value="0.7837" calcext:value-type="float">
            <text:p>0.7837</text:p>
          </table:table-cell>
          <table:table-cell table:style-name="ce5" office:value-type="float" office:value="0.7776" calcext:value-type="float">
            <text:p>0.7776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office:value-type="float" office:value="0.1492" calcext:value-type="float">
            <text:p>0.1492</text:p>
          </table:table-cell>
          <table:table-cell table:style-name="ce5" office:value-type="float" office:value="0.1499" calcext:value-type="float">
            <text:p>0.1499</text:p>
          </table:table-cell>
          <table:table-cell table:style-name="ce5" office:value-type="float" office:value="0.1549" calcext:value-type="float">
            <text:p>0.1549</text:p>
          </table:table-cell>
          <table:table-cell table:style-name="ce5" office:value-type="float" office:value="0.1518" calcext:value-type="float">
            <text:p>0.1518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28800.3" calcext:value-type="float">
            <text:p>28800.30</text:p>
          </table:table-cell>
          <table:table-cell table:style-name="ce5" office:value-type="float" office:value="1.0785" calcext:value-type="float">
            <text:p>1.0785</text:p>
          </table:table-cell>
          <table:table-cell table:style-name="ce5" office:value-type="float" office:value="1.0736" calcext:value-type="float">
            <text:p>1.0736</text:p>
          </table:table-cell>
          <table:table-cell table:style-name="ce5" office:value-type="float" office:value="1.0612" calcext:value-type="float">
            <text:p>1.0612</text:p>
          </table:table-cell>
          <table:table-cell table:style-name="ce5" office:value-type="float" office:value="0.8755" calcext:value-type="float">
            <text:p>0.8755</text:p>
          </table:table-cell>
          <table:table-cell table:style-name="ce5" office:value-type="float" office:value="0.8208" calcext:value-type="float">
            <text:p>0.8208</text:p>
          </table:table-cell>
          <table:table-cell table:style-name="ce5" office:value-type="float" office:value="0.7759" calcext:value-type="float">
            <text:p>0.7759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434" calcext:value-type="float">
            <text:p>0.1434</text:p>
          </table:table-cell>
          <table:table-cell table:style-name="ce5" office:value-type="float" office:value="0.146" calcext:value-type="float">
            <text:p>0.1460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2114" calcext:value-type="float">
            <text:p>0.2114</text:p>
          </table:table-cell>
          <table:table-cell table:style-name="ce5" office:value-type="float" office:value="0.2197" calcext:value-type="float">
            <text:p>0.2197</text:p>
          </table:table-cell>
          <table:table-cell table:style-name="ce5" office:value-type="float" office:value="0.2096" calcext:value-type="float">
            <text:p>0.2096</text:p>
          </table:table-cell>
          <table:table-cell table:style-name="ce5" office:value-type="float" office:value="0.1354" calcext:value-type="float">
            <text:p>0.1354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1354" calcext:value-type="float">
            <text:p>0.1354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1.0726" calcext:value-type="float">
            <text:p>1.0726</text:p>
          </table:table-cell>
          <table:table-cell table:style-name="ce5" office:value-type="float" office:value="1.1061" calcext:value-type="float">
            <text:p>1.1061</text:p>
          </table:table-cell>
          <table:table-cell table:style-name="ce5" office:value-type="float" office:value="1.0816" calcext:value-type="float">
            <text:p>1.0816</text:p>
          </table:table-cell>
          <table:table-cell table:style-name="ce5" office:value-type="float" office:value="0.9136" calcext:value-type="float">
            <text:p>0.9136</text:p>
          </table:table-cell>
          <table:table-cell table:style-name="ce5" office:value-type="float" office:value="0.9061" calcext:value-type="float">
            <text:p>0.9061</text:p>
          </table:table-cell>
          <table:table-cell table:style-name="ce5" office:value-type="float" office:value="0.9183" calcext:value-type="float">
            <text:p>0.9183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455" calcext:value-type="float">
            <text:p>0.1455</text:p>
          </table:table-cell>
          <table:table-cell table:style-name="ce5" office:value-type="float" office:value="0.1561" calcext:value-type="float">
            <text:p>0.1561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34" calcext:value-type="float">
            <text:p>0.2340</text:p>
          </table:table-cell>
          <table:table-cell table:style-name="ce5" office:value-type="float" office:value="0.2068" calcext:value-type="float">
            <text:p>0.2068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57" calcext:value-type="float">
            <text:p>0.1257</text:p>
          </table:table-cell>
          <table:table-cell table:style-name="ce5" office:value-type="float" office:value="0.2126" calcext:value-type="float">
            <text:p>0.2126</text:p>
          </table:table-cell>
          <table:table-cell table:style-name="ce5" office:value-type="float" office:value="0.2098" calcext:value-type="float">
            <text:p>0.2098</text:p>
          </table:table-cell>
          <table:table-cell table:style-name="ce5" office:value-type="float" office:value="0.2196" calcext:value-type="float">
            <text:p>0.2196</text:p>
          </table:table-cell>
          <table:table-cell table:style-name="ce5" office:value-type="float" office:value="0.1341" calcext:value-type="float">
            <text:p>0.1341</text:p>
          </table:table-cell>
          <table:table-cell table:style-name="ce5" office:value-type="float" office:value="0.1345" calcext:value-type="float">
            <text:p>0.1345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1.1048" calcext:value-type="float">
            <text:p>1.1048</text:p>
          </table:table-cell>
          <table:table-cell table:style-name="ce5" office:value-type="float" office:value="1.178" calcext:value-type="float">
            <text:p>1.1780</text:p>
          </table:table-cell>
          <table:table-cell table:style-name="ce5" office:value-type="float" office:value="1.1627" calcext:value-type="float">
            <text:p>1.1627</text:p>
          </table:table-cell>
          <table:table-cell table:style-name="ce5" office:value-type="float" office:value="0.5431" calcext:value-type="float">
            <text:p>0.5431</text:p>
          </table:table-cell>
          <table:table-cell table:style-name="ce5" office:value-type="float" office:value="0.5364" calcext:value-type="float">
            <text:p>0.5364</text:p>
          </table:table-cell>
          <table:table-cell table:style-name="ce5" office:value-type="float" office:value="0.4541" calcext:value-type="float">
            <text:p>0.4541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1495" calcext:value-type="float">
            <text:p>0.1495</text:p>
          </table:table-cell>
          <table:table-cell table:style-name="ce5" office:value-type="float" office:value="0.1504" calcext:value-type="float">
            <text:p>0.1504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1.0427" calcext:value-type="float">
            <text:p>1.0427</text:p>
          </table:table-cell>
          <table:table-cell table:style-name="ce5" office:value-type="float" office:value="1.0691" calcext:value-type="float">
            <text:p>1.0691</text:p>
          </table:table-cell>
          <table:table-cell table:style-name="ce5" office:value-type="float" office:value="1.0729" calcext:value-type="float">
            <text:p>1.0729</text:p>
          </table:table-cell>
          <table:table-cell table:style-name="ce5" office:value-type="float" office:value="0.8772" calcext:value-type="float">
            <text:p>0.8772</text:p>
          </table:table-cell>
          <table:table-cell table:style-name="ce5" office:value-type="float" office:value="0.8784" calcext:value-type="float">
            <text:p>0.8784</text:p>
          </table:table-cell>
          <table:table-cell table:style-name="ce5" office:value-type="float" office:value="0.8525" calcext:value-type="float">
            <text:p>0.8525</text:p>
          </table:table-cell>
          <table:table-cell table:style-name="ce5" office:value-type="float" office:value="0.1699" calcext:value-type="float">
            <text:p>0.1699</text:p>
          </table:table-cell>
          <table:table-cell table:style-name="ce5" office:value-type="float" office:value="0.1687" calcext:value-type="float">
            <text:p>0.1687</text:p>
          </table:table-cell>
          <table:table-cell table:style-name="ce5" office:value-type="float" office:value="0.1699" calcext:value-type="float">
            <text:p>0.1699</text:p>
          </table:table-cell>
          <table:table-cell table:style-name="ce5" office:value-type="float" office:value="0.1715" calcext:value-type="float">
            <text:p>0.1715</text:p>
          </table:table-cell>
          <table:table-cell table:style-name="ce5" office:value-type="float" office:value="0.1688" calcext:value-type="float">
            <text:p>0.1688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1.0569" calcext:value-type="float">
            <text:p>1.0569</text:p>
          </table:table-cell>
          <table:table-cell table:style-name="ce5" office:value-type="float" office:value="1.0399" calcext:value-type="float">
            <text:p>1.0399</text:p>
          </table:table-cell>
          <table:table-cell table:style-name="ce5" office:value-type="float" office:value="1.0507" calcext:value-type="float">
            <text:p>1.0507</text:p>
          </table:table-cell>
          <table:table-cell table:style-name="ce5" office:value-type="float" office:value="0.8144" calcext:value-type="float">
            <text:p>0.8144</text:p>
          </table:table-cell>
          <table:table-cell table:style-name="ce5" office:value-type="float" office:value="0.7982" calcext:value-type="float">
            <text:p>0.7982</text:p>
          </table:table-cell>
          <table:table-cell table:style-name="ce5" office:value-type="float" office:value="0.7908" calcext:value-type="float">
            <text:p>0.7908</text:p>
          </table:table-cell>
          <table:table-cell table:style-name="ce5" office:value-type="float" office:value="0.1499" calcext:value-type="float">
            <text:p>0.1499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559" calcext:value-type="float">
            <text:p>0.1559</text:p>
          </table:table-cell>
          <table:table-cell table:style-name="ce5" office:value-type="float" office:value="0.1536" calcext:value-type="float">
            <text:p>0.1536</text:p>
          </table:table-cell>
          <table:table-cell table:style-name="ce5" office:value-type="float" office:value="0.1561" calcext:value-type="float">
            <text:p>0.156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30600.3" calcext:value-type="float">
            <text:p>30600.30</text:p>
          </table:table-cell>
          <table:table-cell table:style-name="ce5" office:value-type="float" office:value="1.0889" calcext:value-type="float">
            <text:p>1.0889</text:p>
          </table:table-cell>
          <table:table-cell table:style-name="ce5" office:value-type="float" office:value="1.0814" calcext:value-type="float">
            <text:p>1.0814</text:p>
          </table:table-cell>
          <table:table-cell table:style-name="ce5" office:value-type="float" office:value="1.0702" calcext:value-type="float">
            <text:p>1.0702</text:p>
          </table:table-cell>
          <table:table-cell table:style-name="ce5" office:value-type="float" office:value="0.9017" calcext:value-type="float">
            <text:p>0.9017</text:p>
          </table:table-cell>
          <table:table-cell table:style-name="ce5" office:value-type="float" office:value="0.8516" calcext:value-type="float">
            <text:p>0.8516</text:p>
          </table:table-cell>
          <table:table-cell table:style-name="ce5" office:value-type="float" office:value="0.809" calcext:value-type="float">
            <text:p>0.8090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431" calcext:value-type="float">
            <text:p>0.1431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1467" calcext:value-type="float">
            <text:p>0.1467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2103" calcext:value-type="float">
            <text:p>0.2103</text:p>
          </table:table-cell>
          <table:table-cell table:style-name="ce5" office:value-type="float" office:value="0.2191" calcext:value-type="float">
            <text:p>0.2191</text:p>
          </table:table-cell>
          <table:table-cell table:style-name="ce5" office:value-type="float" office:value="0.2088" calcext:value-type="float">
            <text:p>0.2088</text:p>
          </table:table-cell>
          <table:table-cell table:style-name="ce5" office:value-type="float" office:value="0.1346" calcext:value-type="float">
            <text:p>0.1346</text:p>
          </table:table-cell>
          <table:table-cell table:style-name="ce5" office:value-type="float" office:value="0.1334" calcext:value-type="float">
            <text:p>0.1334</text:p>
          </table:table-cell>
          <table:table-cell table:style-name="ce5" office:value-type="float" office:value="0.1329" calcext:value-type="float">
            <text:p>0.1329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405" calcext:value-type="float">
            <text:p>0.1405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1.0781" calcext:value-type="float">
            <text:p>1.0781</text:p>
          </table:table-cell>
          <table:table-cell table:style-name="ce5" office:value-type="float" office:value="1.1028" calcext:value-type="float">
            <text:p>1.1028</text:p>
          </table:table-cell>
          <table:table-cell table:style-name="ce5" office:value-type="float" office:value="1.0777" calcext:value-type="float">
            <text:p>1.0777</text:p>
          </table:table-cell>
          <table:table-cell table:style-name="ce5" office:value-type="float" office:value="0.9293" calcext:value-type="float">
            <text:p>0.9293</text:p>
          </table:table-cell>
          <table:table-cell table:style-name="ce5" office:value-type="float" office:value="0.9216" calcext:value-type="float">
            <text:p>0.9216</text:p>
          </table:table-cell>
          <table:table-cell table:style-name="ce5" office:value-type="float" office:value="0.94" calcext:value-type="float">
            <text:p>0.9400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0.1554" calcext:value-type="float">
            <text:p>0.1554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469" calcext:value-type="float">
            <text:p>0.1469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2522" calcext:value-type="float">
            <text:p>0.2522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88" calcext:value-type="float">
            <text:p>0.1288</text:p>
          </table:table-cell>
          <table:table-cell table:number-columns-repeated="2" table:style-name="ce5" office:value-type="float" office:value="0.1275" calcext:value-type="float">
            <text:p>0.1275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1251" calcext:value-type="float">
            <text:p>0.1251</text:p>
          </table:table-cell>
          <table:table-cell table:style-name="ce5" office:value-type="float" office:value="0.2178" calcext:value-type="float">
            <text:p>0.2178</text:p>
          </table:table-cell>
          <table:table-cell table:style-name="ce5" office:value-type="float" office:value="0.2128" calcext:value-type="float">
            <text:p>0.2128</text:p>
          </table:table-cell>
          <table:table-cell table:style-name="ce5" office:value-type="float" office:value="0.2286" calcext:value-type="float">
            <text:p>0.2286</text:p>
          </table:table-cell>
          <table:table-cell table:style-name="ce5" office:value-type="float" office:value="0.1329" calcext:value-type="float">
            <text:p>0.1329</text:p>
          </table:table-cell>
          <table:table-cell table:style-name="ce5" office:value-type="float" office:value="0.1338" calcext:value-type="float">
            <text:p>0.1338</text:p>
          </table:table-cell>
          <table:table-cell table:style-name="ce5" office:value-type="float" office:value="0.1345" calcext:value-type="float">
            <text:p>0.1345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1.1961" calcext:value-type="float">
            <text:p>1.1961</text:p>
          </table:table-cell>
          <table:table-cell table:style-name="ce5" office:value-type="float" office:value="1.2757" calcext:value-type="float">
            <text:p>1.2757</text:p>
          </table:table-cell>
          <table:table-cell table:style-name="ce5" office:value-type="float" office:value="1.2712" calcext:value-type="float">
            <text:p>1.2712</text:p>
          </table:table-cell>
          <table:table-cell table:style-name="ce5" office:value-type="float" office:value="0.6358" calcext:value-type="float">
            <text:p>0.6358</text:p>
          </table:table-cell>
          <table:table-cell table:style-name="ce5" office:value-type="float" office:value="0.6287" calcext:value-type="float">
            <text:p>0.6287</text:p>
          </table:table-cell>
          <table:table-cell table:style-name="ce5" office:value-type="float" office:value="0.523" calcext:value-type="float">
            <text:p>0.5230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0.1433" calcext:value-type="float">
            <text:p>0.1433</text:p>
          </table:table-cell>
          <table:table-cell table:style-name="ce5" office:value-type="float" office:value="0.1488" calcext:value-type="float">
            <text:p>0.1488</text:p>
          </table:table-cell>
          <table:table-cell table:style-name="ce5" office:value-type="float" office:value="0.1504" calcext:value-type="float">
            <text:p>0.1504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1.0506" calcext:value-type="float">
            <text:p>1.0506</text:p>
          </table:table-cell>
          <table:table-cell table:style-name="ce5" office:value-type="float" office:value="1.0681" calcext:value-type="float">
            <text:p>1.0681</text:p>
          </table:table-cell>
          <table:table-cell table:style-name="ce5" office:value-type="float" office:value="1.0703" calcext:value-type="float">
            <text:p>1.0703</text:p>
          </table:table-cell>
          <table:table-cell table:style-name="ce5" office:value-type="float" office:value="0.8837" calcext:value-type="float">
            <text:p>0.8837</text:p>
          </table:table-cell>
          <table:table-cell table:style-name="ce5" office:value-type="float" office:value="0.8855" calcext:value-type="float">
            <text:p>0.8855</text:p>
          </table:table-cell>
          <table:table-cell table:style-name="ce5" office:value-type="float" office:value="0.8586" calcext:value-type="float">
            <text:p>0.8586</text:p>
          </table:table-cell>
          <table:table-cell table:style-name="ce5" office:value-type="float" office:value="0.1705" calcext:value-type="float">
            <text:p>0.1705</text:p>
          </table:table-cell>
          <table:table-cell table:style-name="ce5" office:value-type="float" office:value="0.168" calcext:value-type="float">
            <text:p>0.1680</text:p>
          </table:table-cell>
          <table:table-cell table:style-name="ce5" office:value-type="float" office:value="0.1699" calcext:value-type="float">
            <text:p>0.1699</text:p>
          </table:table-cell>
          <table:table-cell table:style-name="ce5" office:value-type="float" office:value="0.1711" calcext:value-type="float">
            <text:p>0.1711</text:p>
          </table:table-cell>
          <table:table-cell table:style-name="ce5" office:value-type="float" office:value="0.1686" calcext:value-type="float">
            <text:p>0.1686</text:p>
          </table:table-cell>
          <table:table-cell table:style-name="ce5" office:value-type="float" office:value="0.1682" calcext:value-type="float">
            <text:p>0.1682</text:p>
          </table:table-cell>
          <table:table-cell table:style-name="ce5" office:value-type="float" office:value="1.0688" calcext:value-type="float">
            <text:p>1.0688</text:p>
          </table:table-cell>
          <table:table-cell table:style-name="ce5" office:value-type="float" office:value="1.0481" calcext:value-type="float">
            <text:p>1.0481</text:p>
          </table:table-cell>
          <table:table-cell table:style-name="ce5" office:value-type="float" office:value="1.0559" calcext:value-type="float">
            <text:p>1.0559</text:p>
          </table:table-cell>
          <table:table-cell table:style-name="ce5" office:value-type="float" office:value="0.824" calcext:value-type="float">
            <text:p>0.8240</text:p>
          </table:table-cell>
          <table:table-cell table:style-name="ce5" office:value-type="float" office:value="0.808" calcext:value-type="float">
            <text:p>0.8080</text:p>
          </table:table-cell>
          <table:table-cell table:style-name="ce5" office:value-type="float" office:value="0.7982" calcext:value-type="float">
            <text:p>0.7982</text:p>
          </table:table-cell>
          <table:table-cell table:style-name="ce5" office:value-type="float" office:value="0.1494" calcext:value-type="float">
            <text:p>0.1494</text:p>
          </table:table-cell>
          <table:table-cell table:style-name="ce5" office:value-type="float" office:value="0.1496" calcext:value-type="float">
            <text:p>0.1496</text:p>
          </table:table-cell>
          <table:table-cell table:style-name="ce5" office:value-type="float" office:value="0.1517" calcext:value-type="float">
            <text:p>0.1517</text:p>
          </table:table-cell>
          <table:table-cell table:style-name="ce5" office:value-type="float" office:value="0.1549" calcext:value-type="float">
            <text:p>0.1549</text:p>
          </table:table-cell>
          <table:table-cell table:style-name="ce5" office:value-type="float" office:value="0.1528" calcext:value-type="float">
            <text:p>0.1528</text:p>
          </table:table-cell>
          <table:table-cell table:style-name="ce5" office:value-type="float" office:value="0.1558" calcext:value-type="float">
            <text:p>0.155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32400.3" calcext:value-type="float">
            <text:p>32400.30</text:p>
          </table:table-cell>
          <table:table-cell table:style-name="ce5" office:value-type="float" office:value="1.0968" calcext:value-type="float">
            <text:p>1.0968</text:p>
          </table:table-cell>
          <table:table-cell table:style-name="ce5" office:value-type="float" office:value="1.0834" calcext:value-type="float">
            <text:p>1.0834</text:p>
          </table:table-cell>
          <table:table-cell table:style-name="ce5" office:value-type="float" office:value="1.0715" calcext:value-type="float">
            <text:p>1.0715</text:p>
          </table:table-cell>
          <table:table-cell table:style-name="ce5" office:value-type="float" office:value="0.9257" calcext:value-type="float">
            <text:p>0.9257</text:p>
          </table:table-cell>
          <table:table-cell table:style-name="ce5" office:value-type="float" office:value="0.8823" calcext:value-type="float">
            <text:p>0.8823</text:p>
          </table:table-cell>
          <table:table-cell table:style-name="ce5" office:value-type="float" office:value="0.8487" calcext:value-type="float">
            <text:p>0.8487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429" calcext:value-type="float">
            <text:p>0.1429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1461" calcext:value-type="float">
            <text:p>0.1461</text:p>
          </table:table-cell>
          <table:table-cell table:style-name="ce5" office:value-type="float" office:value="0.143" calcext:value-type="float">
            <text:p>0.1430</text:p>
          </table:table-cell>
          <table:table-cell table:style-name="ce5" office:value-type="float" office:value="0.2116" calcext:value-type="float">
            <text:p>0.2116</text:p>
          </table:table-cell>
          <table:table-cell table:style-name="ce5" office:value-type="float" office:value="0.2187" calcext:value-type="float">
            <text:p>0.2187</text:p>
          </table:table-cell>
          <table:table-cell table:style-name="ce5" office:value-type="float" office:value="0.2099" calcext:value-type="float">
            <text:p>0.2099</text:p>
          </table:table-cell>
          <table:table-cell table:style-name="ce5" office:value-type="float" office:value="0.1333" calcext:value-type="float">
            <text:p>0.1333</text:p>
          </table:table-cell>
          <table:table-cell table:number-columns-repeated="2" table:style-name="ce5" office:value-type="float" office:value="0.133" calcext:value-type="float">
            <text:p>0.1330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394" calcext:value-type="float">
            <text:p>0.1394</text:p>
          </table:table-cell>
          <table:table-cell table:style-name="ce5" office:value-type="float" office:value="1.0815" calcext:value-type="float">
            <text:p>1.0815</text:p>
          </table:table-cell>
          <table:table-cell table:style-name="ce5" office:value-type="float" office:value="1.1008" calcext:value-type="float">
            <text:p>1.1008</text:p>
          </table:table-cell>
          <table:table-cell table:style-name="ce5" office:value-type="float" office:value="1.0763" calcext:value-type="float">
            <text:p>1.0763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5" office:value-type="float" office:value="0.9324" calcext:value-type="float">
            <text:p>0.9324</text:p>
          </table:table-cell>
          <table:table-cell table:style-name="ce5" office:value-type="float" office:value="0.9531" calcext:value-type="float">
            <text:p>0.9531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0.1447" calcext:value-type="float">
            <text:p>0.1447</text:p>
          </table:table-cell>
          <table:table-cell table:style-name="ce5" office:value-type="float" office:value="0.1563" calcext:value-type="float">
            <text:p>0.1563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2856" calcext:value-type="float">
            <text:p>0.2856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73" calcext:value-type="float">
            <text:p>0.1273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1248" calcext:value-type="float">
            <text:p>0.1248</text:p>
          </table:table-cell>
          <table:table-cell table:style-name="ce5" office:value-type="float" office:value="0.2294" calcext:value-type="float">
            <text:p>0.2294</text:p>
          </table:table-cell>
          <table:table-cell table:style-name="ce5" office:value-type="float" office:value="0.2206" calcext:value-type="float">
            <text:p>0.2206</text:p>
          </table:table-cell>
          <table:table-cell table:style-name="ce5" office:value-type="float" office:value="0.2509" calcext:value-type="float">
            <text:p>0.2509</text:p>
          </table:table-cell>
          <table:table-cell table:style-name="ce5" office:value-type="float" office:value="0.1329" calcext:value-type="float">
            <text:p>0.1329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54" calcext:value-type="float">
            <text:p>0.1354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1.26" calcext:value-type="float">
            <text:p>1.2600</text:p>
          </table:table-cell>
          <table:table-cell table:style-name="ce5" office:value-type="float" office:value="1.3409" calcext:value-type="float">
            <text:p>1.3409</text:p>
          </table:table-cell>
          <table:table-cell table:style-name="ce5" office:value-type="float" office:value="1.3362" calcext:value-type="float">
            <text:p>1.3362</text:p>
          </table:table-cell>
          <table:table-cell table:style-name="ce5" office:value-type="float" office:value="0.7464" calcext:value-type="float">
            <text:p>0.7464</text:p>
          </table:table-cell>
          <table:table-cell table:style-name="ce5" office:value-type="float" office:value="0.7385" calcext:value-type="float">
            <text:p>0.7385</text:p>
          </table:table-cell>
          <table:table-cell table:style-name="ce5" office:value-type="float" office:value="0.6076" calcext:value-type="float">
            <text:p>0.6076</text:p>
          </table:table-cell>
          <table:table-cell table:style-name="ce5" office:value-type="float" office:value="0.1452" calcext:value-type="float">
            <text:p>0.1452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0.1429" calcext:value-type="float">
            <text:p>0.1429</text:p>
          </table:table-cell>
          <table:table-cell table:style-name="ce5" office:value-type="float" office:value="0.1486" calcext:value-type="float">
            <text:p>0.1486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452" calcext:value-type="float">
            <text:p>0.1452</text:p>
          </table:table-cell>
          <table:table-cell table:style-name="ce5" office:value-type="float" office:value="1.0628" calcext:value-type="float">
            <text:p>1.0628</text:p>
          </table:table-cell>
          <table:table-cell table:style-name="ce5" office:value-type="float" office:value="1.0725" calcext:value-type="float">
            <text:p>1.0725</text:p>
          </table:table-cell>
          <table:table-cell table:style-name="ce5" office:value-type="float" office:value="1.0747" calcext:value-type="float">
            <text:p>1.0747</text:p>
          </table:table-cell>
          <table:table-cell table:style-name="ce5" office:value-type="float" office:value="0.8921" calcext:value-type="float">
            <text:p>0.8921</text:p>
          </table:table-cell>
          <table:table-cell table:style-name="ce5" office:value-type="float" office:value="0.8929" calcext:value-type="float">
            <text:p>0.8929</text:p>
          </table:table-cell>
          <table:table-cell table:style-name="ce5" office:value-type="float" office:value="0.8657" calcext:value-type="float">
            <text:p>0.8657</text:p>
          </table:table-cell>
          <table:table-cell table:style-name="ce5" office:value-type="float" office:value="0.1703" calcext:value-type="float">
            <text:p>0.1703</text:p>
          </table:table-cell>
          <table:table-cell table:style-name="ce5" office:value-type="float" office:value="0.1687" calcext:value-type="float">
            <text:p>0.1687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0.1705" calcext:value-type="float">
            <text:p>0.1705</text:p>
          </table:table-cell>
          <table:table-cell table:style-name="ce5" office:value-type="float" office:value="0.168" calcext:value-type="float">
            <text:p>0.1680</text:p>
          </table:table-cell>
          <table:table-cell table:style-name="ce5" office:value-type="float" office:value="0.1678" calcext:value-type="float">
            <text:p>0.1678</text:p>
          </table:table-cell>
          <table:table-cell table:style-name="ce5" office:value-type="float" office:value="1.0721" calcext:value-type="float">
            <text:p>1.0721</text:p>
          </table:table-cell>
          <table:table-cell table:style-name="ce5" office:value-type="float" office:value="1.0506" calcext:value-type="float">
            <text:p>1.0506</text:p>
          </table:table-cell>
          <table:table-cell table:style-name="ce5" office:value-type="float" office:value="1.0568" calcext:value-type="float">
            <text:p>1.0568</text:p>
          </table:table-cell>
          <table:table-cell table:style-name="ce5" office:value-type="float" office:value="0.8336" calcext:value-type="float">
            <text:p>0.8336</text:p>
          </table:table-cell>
          <table:table-cell table:style-name="ce5" office:value-type="float" office:value="0.8153" calcext:value-type="float">
            <text:p>0.8153</text:p>
          </table:table-cell>
          <table:table-cell table:style-name="ce5" office:value-type="float" office:value="0.8064" calcext:value-type="float">
            <text:p>0.8064</text:p>
          </table:table-cell>
          <table:table-cell table:style-name="ce5" office:value-type="float" office:value="0.1496" calcext:value-type="float">
            <text:p>0.1496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55" calcext:value-type="float">
            <text:p>0.1550</text:p>
          </table:table-cell>
          <table:table-cell table:style-name="ce5" office:value-type="float" office:value="0.1519" calcext:value-type="float">
            <text:p>0.1519</text:p>
          </table:table-cell>
          <table:table-cell table:style-name="ce5" office:value-type="float" office:value="0.155" calcext:value-type="float">
            <text:p>0.155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34200.3" calcext:value-type="float">
            <text:p>34200.30</text:p>
          </table:table-cell>
          <table:table-cell table:style-name="ce5" office:value-type="float" office:value="1.0986" calcext:value-type="float">
            <text:p>1.0986</text:p>
          </table:table-cell>
          <table:table-cell table:style-name="ce5" office:value-type="float" office:value="1.0827" calcext:value-type="float">
            <text:p>1.0827</text:p>
          </table:table-cell>
          <table:table-cell table:style-name="ce5" office:value-type="float" office:value="1.0715" calcext:value-type="float">
            <text:p>1.0715</text:p>
          </table:table-cell>
          <table:table-cell table:style-name="ce5" office:value-type="float" office:value="0.9339" calcext:value-type="float">
            <text:p>0.9339</text:p>
          </table:table-cell>
          <table:table-cell table:style-name="ce5" office:value-type="float" office:value="0.9023" calcext:value-type="float">
            <text:p>0.9023</text:p>
          </table:table-cell>
          <table:table-cell table:style-name="ce5" office:value-type="float" office:value="0.8942" calcext:value-type="float">
            <text:p>0.8942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405" calcext:value-type="float">
            <text:p>0.1405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1461" calcext:value-type="float">
            <text:p>0.1461</text:p>
          </table:table-cell>
          <table:table-cell table:style-name="ce5" office:value-type="float" office:value="0.1428" calcext:value-type="float">
            <text:p>0.1428</text:p>
          </table:table-cell>
          <table:table-cell table:style-name="ce5" office:value-type="float" office:value="0.2145" calcext:value-type="float">
            <text:p>0.2145</text:p>
          </table:table-cell>
          <table:table-cell table:style-name="ce5" office:value-type="float" office:value="0.2209" calcext:value-type="float">
            <text:p>0.2209</text:p>
          </table:table-cell>
          <table:table-cell table:style-name="ce5" office:value-type="float" office:value="0.2111" calcext:value-type="float">
            <text:p>0.2111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1329" calcext:value-type="float">
            <text:p>0.1329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63" calcext:value-type="float">
            <text:p>0.1363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1.0855" calcext:value-type="float">
            <text:p>1.0855</text:p>
          </table:table-cell>
          <table:table-cell table:style-name="ce5" office:value-type="float" office:value="1.1038" calcext:value-type="float">
            <text:p>1.1038</text:p>
          </table:table-cell>
          <table:table-cell table:style-name="ce5" office:value-type="float" office:value="1.0797" calcext:value-type="float">
            <text:p>1.0797</text:p>
          </table:table-cell>
          <table:table-cell table:style-name="ce5" office:value-type="float" office:value="0.9409" calcext:value-type="float">
            <text:p>0.9409</text:p>
          </table:table-cell>
          <table:table-cell table:style-name="ce5" office:value-type="float" office:value="0.9369" calcext:value-type="float">
            <text:p>0.9369</text:p>
          </table:table-cell>
          <table:table-cell table:style-name="ce5" office:value-type="float" office:value="0.9515" calcext:value-type="float">
            <text:p>0.9515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1562" calcext:value-type="float">
            <text:p>0.1562</text:p>
          </table:table-cell>
          <table:table-cell table:style-name="ce5" office:value-type="float" office:value="0.1486" calcext:value-type="float">
            <text:p>0.1486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3423" calcext:value-type="float">
            <text:p>0.3423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79" calcext:value-type="float">
            <text:p>0.1279</text:p>
          </table:table-cell>
          <table:table-cell table:number-columns-repeated="3" table:style-name="ce5" office:value-type="float" office:value="0.1281" calcext:value-type="float">
            <text:p>0.1281</text:p>
          </table:table-cell>
          <table:table-cell table:style-name="ce5" office:value-type="float" office:value="0.1283" calcext:value-type="float">
            <text:p>0.1283</text:p>
          </table:table-cell>
          <table:table-cell table:number-columns-repeated="2" table:style-name="ce5" office:value-type="float" office:value="0.1267" calcext:value-type="float">
            <text:p>0.1267</text:p>
          </table:table-cell>
          <table:table-cell table:style-name="ce5" office:value-type="float" office:value="0.1249" calcext:value-type="float">
            <text:p>0.1249</text:p>
          </table:table-cell>
          <table:table-cell table:style-name="ce5" office:value-type="float" office:value="0.2512" calcext:value-type="float">
            <text:p>0.2512</text:p>
          </table:table-cell>
          <table:table-cell table:style-name="ce5" office:value-type="float" office:value="0.2369" calcext:value-type="float">
            <text:p>0.2369</text:p>
          </table:table-cell>
          <table:table-cell table:style-name="ce5" office:value-type="float" office:value="0.2903" calcext:value-type="float">
            <text:p>0.2903</text:p>
          </table:table-cell>
          <table:table-cell table:style-name="ce5" office:value-type="float" office:value="0.1329" calcext:value-type="float">
            <text:p>0.1329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1.3117" calcext:value-type="float">
            <text:p>1.3117</text:p>
          </table:table-cell>
          <table:table-cell table:style-name="ce5" office:value-type="float" office:value="1.3867" calcext:value-type="float">
            <text:p>1.3867</text:p>
          </table:table-cell>
          <table:table-cell table:style-name="ce5" office:value-type="float" office:value="1.3819" calcext:value-type="float">
            <text:p>1.3819</text:p>
          </table:table-cell>
          <table:table-cell table:style-name="ce5" office:value-type="float" office:value="0.8581" calcext:value-type="float">
            <text:p>0.8581</text:p>
          </table:table-cell>
          <table:table-cell table:style-name="ce5" office:value-type="float" office:value="0.8496" calcext:value-type="float">
            <text:p>0.8496</text:p>
          </table:table-cell>
          <table:table-cell table:style-name="ce5" office:value-type="float" office:value="0.7112" calcext:value-type="float">
            <text:p>0.7112</text:p>
          </table:table-cell>
          <table:table-cell table:style-name="ce5" office:value-type="float" office:value="0.1452" calcext:value-type="float">
            <text:p>0.1452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33" calcext:value-type="float">
            <text:p>0.1433</text:p>
          </table:table-cell>
          <table:table-cell table:style-name="ce5" office:value-type="float" office:value="0.1488" calcext:value-type="float">
            <text:p>0.1488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456" calcext:value-type="float">
            <text:p>0.1456</text:p>
          </table:table-cell>
          <table:table-cell table:style-name="ce5" office:value-type="float" office:value="1.0715" calcext:value-type="float">
            <text:p>1.0715</text:p>
          </table:table-cell>
          <table:table-cell table:style-name="ce5" office:value-type="float" office:value="1.0767" calcext:value-type="float">
            <text:p>1.0767</text:p>
          </table:table-cell>
          <table:table-cell table:style-name="ce5" office:value-type="float" office:value="1.0771" calcext:value-type="float">
            <text:p>1.0771</text:p>
          </table:table-cell>
          <table:table-cell table:style-name="ce5" office:value-type="float" office:value="0.8987" calcext:value-type="float">
            <text:p>0.8987</text:p>
          </table:table-cell>
          <table:table-cell table:style-name="ce5" office:value-type="float" office:value="0.897" calcext:value-type="float">
            <text:p>0.8970</text:p>
          </table:table-cell>
          <table:table-cell table:style-name="ce5" office:value-type="float" office:value="0.874" calcext:value-type="float">
            <text:p>0.8740</text:p>
          </table:table-cell>
          <table:table-cell table:style-name="ce5" office:value-type="float" office:value="0.1713" calcext:value-type="float">
            <text:p>0.1713</text:p>
          </table:table-cell>
          <table:table-cell table:style-name="ce5" office:value-type="float" office:value="0.1681" calcext:value-type="float">
            <text:p>0.1681</text:p>
          </table:table-cell>
          <table:table-cell table:style-name="ce5" office:value-type="float" office:value="0.17" calcext:value-type="float">
            <text:p>0.1700</text:p>
          </table:table-cell>
          <table:table-cell table:style-name="ce5" office:value-type="float" office:value="0.1715" calcext:value-type="float">
            <text:p>0.1715</text:p>
          </table:table-cell>
          <table:table-cell table:style-name="ce5" office:value-type="float" office:value="0.1684" calcext:value-type="float">
            <text:p>0.1684</text:p>
          </table:table-cell>
          <table:table-cell table:style-name="ce5" office:value-type="float" office:value="0.1679" calcext:value-type="float">
            <text:p>0.1679</text:p>
          </table:table-cell>
          <table:table-cell table:style-name="ce5" office:value-type="float" office:value="1.0784" calcext:value-type="float">
            <text:p>1.0784</text:p>
          </table:table-cell>
          <table:table-cell table:style-name="ce5" office:value-type="float" office:value="1.0548" calcext:value-type="float">
            <text:p>1.0548</text:p>
          </table:table-cell>
          <table:table-cell table:style-name="ce5" office:value-type="float" office:value="1.0605" calcext:value-type="float">
            <text:p>1.0605</text:p>
          </table:table-cell>
          <table:table-cell table:style-name="ce5" office:value-type="float" office:value="0.843" calcext:value-type="float">
            <text:p>0.8430</text:p>
          </table:table-cell>
          <table:table-cell table:style-name="ce5" office:value-type="float" office:value="0.8221" calcext:value-type="float">
            <text:p>0.8221</text:p>
          </table:table-cell>
          <table:table-cell table:style-name="ce5" office:value-type="float" office:value="0.8147" calcext:value-type="float">
            <text:p>0.8147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505" calcext:value-type="float">
            <text:p>0.1505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5" office:value-type="float" office:value="0.1548" calcext:value-type="float">
            <text:p>0.1548</text:p>
          </table:table-cell>
          <table:table-cell table:style-name="ce5" office:value-type="float" office:value="0.1528" calcext:value-type="float">
            <text:p>0.1528</text:p>
          </table:table-cell>
          <table:table-cell table:style-name="ce5" office:value-type="float" office:value="0.1558" calcext:value-type="float">
            <text:p>0.155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36000.3" calcext:value-type="float">
            <text:p>36000.30</text:p>
          </table:table-cell>
          <table:table-cell table:style-name="ce5" office:value-type="float" office:value="1.1013" calcext:value-type="float">
            <text:p>1.1013</text:p>
          </table:table-cell>
          <table:table-cell table:style-name="ce5" office:value-type="float" office:value="1.083" calcext:value-type="float">
            <text:p>1.0830</text:p>
          </table:table-cell>
          <table:table-cell table:style-name="ce5" office:value-type="float" office:value="1.0734" calcext:value-type="float">
            <text:p>1.0734</text:p>
          </table:table-cell>
          <table:table-cell table:style-name="ce5" office:value-type="float" office:value="0.9366" calcext:value-type="float">
            <text:p>0.9366</text:p>
          </table:table-cell>
          <table:table-cell table:style-name="ce5" office:value-type="float" office:value="0.9117" calcext:value-type="float">
            <text:p>0.9117</text:p>
          </table:table-cell>
          <table:table-cell table:style-name="ce5" office:value-type="float" office:value="0.9111" calcext:value-type="float">
            <text:p>0.9111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141" calcext:value-type="float">
            <text:p>0.1410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56" calcext:value-type="float">
            <text:p>0.1456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5" office:value-type="float" office:value="0.2207" calcext:value-type="float">
            <text:p>0.2207</text:p>
          </table:table-cell>
          <table:table-cell table:style-name="ce5" office:value-type="float" office:value="0.224" calcext:value-type="float">
            <text:p>0.2240</text:p>
          </table:table-cell>
          <table:table-cell table:style-name="ce5" office:value-type="float" office:value="0.215" calcext:value-type="float">
            <text:p>0.2150</text:p>
          </table:table-cell>
          <table:table-cell table:style-name="ce5" office:value-type="float" office:value="0.1347" calcext:value-type="float">
            <text:p>0.1347</text:p>
          </table:table-cell>
          <table:table-cell table:number-columns-repeated="2" table:style-name="ce5" office:value-type="float" office:value="0.1334" calcext:value-type="float">
            <text:p>0.1334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404" calcext:value-type="float">
            <text:p>0.1404</text:p>
          </table:table-cell>
          <table:table-cell table:number-columns-repeated="2" table:style-name="ce5" office:value-type="float" office:value="0.1397" calcext:value-type="float">
            <text:p>0.1397</text:p>
          </table:table-cell>
          <table:table-cell table:style-name="ce5" office:value-type="float" office:value="1.0921" calcext:value-type="float">
            <text:p>1.0921</text:p>
          </table:table-cell>
          <table:table-cell table:style-name="ce5" office:value-type="float" office:value="1.1049" calcext:value-type="float">
            <text:p>1.1049</text:p>
          </table:table-cell>
          <table:table-cell table:style-name="ce5" office:value-type="float" office:value="1.0801" calcext:value-type="float">
            <text:p>1.0801</text:p>
          </table:table-cell>
          <table:table-cell table:style-name="ce5" office:value-type="float" office:value="0.9447" calcext:value-type="float">
            <text:p>0.9447</text:p>
          </table:table-cell>
          <table:table-cell table:style-name="ce5" office:value-type="float" office:value="0.9409" calcext:value-type="float">
            <text:p>0.9409</text:p>
          </table:table-cell>
          <table:table-cell table:style-name="ce5" office:value-type="float" office:value="0.9519" calcext:value-type="float">
            <text:p>0.9519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568" calcext:value-type="float">
            <text:p>0.1568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4331" calcext:value-type="float">
            <text:p>0.4331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74" calcext:value-type="float">
            <text:p>0.1274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0.2939" calcext:value-type="float">
            <text:p>0.2939</text:p>
          </table:table-cell>
          <table:table-cell table:style-name="ce5" office:value-type="float" office:value="0.2686" calcext:value-type="float">
            <text:p>0.2686</text:p>
          </table:table-cell>
          <table:table-cell table:style-name="ce5" office:value-type="float" office:value="0.3546" calcext:value-type="float">
            <text:p>0.3546</text:p>
          </table:table-cell>
          <table:table-cell table:style-name="ce5" office:value-type="float" office:value="0.1336" calcext:value-type="float">
            <text:p>0.1336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51" calcext:value-type="float">
            <text:p>0.1351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1.3507" calcext:value-type="float">
            <text:p>1.3507</text:p>
          </table:table-cell>
          <table:table-cell table:style-name="ce5" office:value-type="float" office:value="1.419" calcext:value-type="float">
            <text:p>1.4190</text:p>
          </table:table-cell>
          <table:table-cell table:style-name="ce5" office:value-type="float" office:value="1.4158" calcext:value-type="float">
            <text:p>1.4158</text:p>
          </table:table-cell>
          <table:table-cell table:style-name="ce5" office:value-type="float" office:value="0.9669" calcext:value-type="float">
            <text:p>0.9669</text:p>
          </table:table-cell>
          <table:table-cell table:style-name="ce5" office:value-type="float" office:value="0.9567" calcext:value-type="float">
            <text:p>0.9567</text:p>
          </table:table-cell>
          <table:table-cell table:style-name="ce5" office:value-type="float" office:value="0.8237" calcext:value-type="float">
            <text:p>0.8237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1.0811" calcext:value-type="float">
            <text:p>1.0811</text:p>
          </table:table-cell>
          <table:table-cell table:style-name="ce5" office:value-type="float" office:value="1.0812" calcext:value-type="float">
            <text:p>1.0812</text:p>
          </table:table-cell>
          <table:table-cell table:style-name="ce5" office:value-type="float" office:value="1.0814" calcext:value-type="float">
            <text:p>1.0814</text:p>
          </table:table-cell>
          <table:table-cell table:style-name="ce5" office:value-type="float" office:value="0.9064" calcext:value-type="float">
            <text:p>0.9064</text:p>
          </table:table-cell>
          <table:table-cell table:style-name="ce5" office:value-type="float" office:value="0.9027" calcext:value-type="float">
            <text:p>0.9027</text:p>
          </table:table-cell>
          <table:table-cell table:style-name="ce5" office:value-type="float" office:value="0.883" calcext:value-type="float">
            <text:p>0.8830</text:p>
          </table:table-cell>
          <table:table-cell table:style-name="ce5" office:value-type="float" office:value="0.1722" calcext:value-type="float">
            <text:p>0.1722</text:p>
          </table:table-cell>
          <table:table-cell table:style-name="ce5" office:value-type="float" office:value="0.17" calcext:value-type="float">
            <text:p>0.1700</text:p>
          </table:table-cell>
          <table:table-cell table:style-name="ce5" office:value-type="float" office:value="0.1711" calcext:value-type="float">
            <text:p>0.1711</text:p>
          </table:table-cell>
          <table:table-cell table:style-name="ce5" office:value-type="float" office:value="0.1723" calcext:value-type="float">
            <text:p>0.1723</text:p>
          </table:table-cell>
          <table:table-cell table:style-name="ce5" office:value-type="float" office:value="0.1696" calcext:value-type="float">
            <text:p>0.1696</text:p>
          </table:table-cell>
          <table:table-cell table:style-name="ce5" office:value-type="float" office:value="0.1685" calcext:value-type="float">
            <text:p>0.1685</text:p>
          </table:table-cell>
          <table:table-cell table:style-name="ce5" office:value-type="float" office:value="1.086" calcext:value-type="float">
            <text:p>1.0860</text:p>
          </table:table-cell>
          <table:table-cell table:style-name="ce5" office:value-type="float" office:value="1.062" calcext:value-type="float">
            <text:p>1.0620</text:p>
          </table:table-cell>
          <table:table-cell table:style-name="ce5" office:value-type="float" office:value="1.0674" calcext:value-type="float">
            <text:p>1.0674</text:p>
          </table:table-cell>
          <table:table-cell table:style-name="ce5" office:value-type="float" office:value="0.8564" calcext:value-type="float">
            <text:p>0.8564</text:p>
          </table:table-cell>
          <table:table-cell table:style-name="ce5" office:value-type="float" office:value="0.8317" calcext:value-type="float">
            <text:p>0.8317</text:p>
          </table:table-cell>
          <table:table-cell table:style-name="ce5" office:value-type="float" office:value="0.8288" calcext:value-type="float">
            <text:p>0.8288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1506" calcext:value-type="float">
            <text:p>0.1506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558" calcext:value-type="float">
            <text:p>0.1558</text:p>
          </table:table-cell>
          <table:table-cell table:style-name="ce5" office:value-type="float" office:value="0.1533" calcext:value-type="float">
            <text:p>0.1533</text:p>
          </table:table-cell>
          <table:table-cell table:style-name="ce5" office:value-type="float" office:value="0.1563" calcext:value-type="float">
            <text:p>0.156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37800.3" calcext:value-type="float">
            <text:p>37800.30</text:p>
          </table:table-cell>
          <table:table-cell table:style-name="ce5" office:value-type="float" office:value="1.1049" calcext:value-type="float">
            <text:p>1.1049</text:p>
          </table:table-cell>
          <table:table-cell table:style-name="ce5" office:value-type="float" office:value="1.086" calcext:value-type="float">
            <text:p>1.0860</text:p>
          </table:table-cell>
          <table:table-cell table:style-name="ce5" office:value-type="float" office:value="1.075" calcext:value-type="float">
            <text:p>1.0750</text:p>
          </table:table-cell>
          <table:table-cell table:style-name="ce5" office:value-type="float" office:value="0.9413" calcext:value-type="float">
            <text:p>0.9413</text:p>
          </table:table-cell>
          <table:table-cell table:style-name="ce5" office:value-type="float" office:value="0.9183" calcext:value-type="float">
            <text:p>0.9183</text:p>
          </table:table-cell>
          <table:table-cell table:style-name="ce5" office:value-type="float" office:value="0.9202" calcext:value-type="float">
            <text:p>0.9202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1439" calcext:value-type="float">
            <text:p>0.1439</text:p>
          </table:table-cell>
          <table:table-cell table:style-name="ce5" office:value-type="float" office:value="0.1457" calcext:value-type="float">
            <text:p>0.1457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2316" calcext:value-type="float">
            <text:p>0.2316</text:p>
          </table:table-cell>
          <table:table-cell table:style-name="ce5" office:value-type="float" office:value="0.2299" calcext:value-type="float">
            <text:p>0.2299</text:p>
          </table:table-cell>
          <table:table-cell table:style-name="ce5" office:value-type="float" office:value="0.2222" calcext:value-type="float">
            <text:p>0.2222</text:p>
          </table:table-cell>
          <table:table-cell table:style-name="ce5" office:value-type="float" office:value="0.1342" calcext:value-type="float">
            <text:p>0.1342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3" calcext:value-type="float">
            <text:p>0.1330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1.0942" calcext:value-type="float">
            <text:p>1.0942</text:p>
          </table:table-cell>
          <table:table-cell table:style-name="ce5" office:value-type="float" office:value="1.1046" calcext:value-type="float">
            <text:p>1.1046</text:p>
          </table:table-cell>
          <table:table-cell table:style-name="ce5" office:value-type="float" office:value="1.0793" calcext:value-type="float">
            <text:p>1.0793</text:p>
          </table:table-cell>
          <table:table-cell table:style-name="ce5" office:value-type="float" office:value="0.9477" calcext:value-type="float">
            <text:p>0.9477</text:p>
          </table:table-cell>
          <table:table-cell table:style-name="ce5" office:value-type="float" office:value="0.9426" calcext:value-type="float">
            <text:p>0.9426</text:p>
          </table:table-cell>
          <table:table-cell table:style-name="ce5" office:value-type="float" office:value="0.9529" calcext:value-type="float">
            <text:p>0.9529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1575" calcext:value-type="float">
            <text:p>0.1575</text:p>
          </table:table-cell>
          <table:table-cell table:style-name="ce5" office:value-type="float" office:value="0.1488" calcext:value-type="float">
            <text:p>0.1488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5558" calcext:value-type="float">
            <text:p>0.5558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292" calcext:value-type="float">
            <text:p>0.1292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94" calcext:value-type="float">
            <text:p>0.1294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0.3662" calcext:value-type="float">
            <text:p>0.3662</text:p>
          </table:table-cell>
          <table:table-cell table:style-name="ce5" office:value-type="float" office:value="0.3258" calcext:value-type="float">
            <text:p>0.3258</text:p>
          </table:table-cell>
          <table:table-cell table:style-name="ce5" office:value-type="float" office:value="0.4331" calcext:value-type="float">
            <text:p>0.4331</text:p>
          </table:table-cell>
          <table:table-cell table:style-name="ce5" office:value-type="float" office:value="0.1339" calcext:value-type="float">
            <text:p>0.1339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1.3856" calcext:value-type="float">
            <text:p>1.3856</text:p>
          </table:table-cell>
          <table:table-cell table:style-name="ce5" office:value-type="float" office:value="1.4428" calcext:value-type="float">
            <text:p>1.4428</text:p>
          </table:table-cell>
          <table:table-cell table:style-name="ce5" office:value-type="float" office:value="1.4367" calcext:value-type="float">
            <text:p>1.4367</text:p>
          </table:table-cell>
          <table:table-cell table:style-name="ce5" office:value-type="float" office:value="1.0722" calcext:value-type="float">
            <text:p>1.0722</text:p>
          </table:table-cell>
          <table:table-cell table:style-name="ce5" office:value-type="float" office:value="1.059" calcext:value-type="float">
            <text:p>1.0590</text:p>
          </table:table-cell>
          <table:table-cell table:style-name="ce5" office:value-type="float" office:value="0.9268" calcext:value-type="float">
            <text:p>0.9268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0.1496" calcext:value-type="float">
            <text:p>0.1496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1.0884" calcext:value-type="float">
            <text:p>1.0884</text:p>
          </table:table-cell>
          <table:table-cell table:style-name="ce5" office:value-type="float" office:value="1.0849" calcext:value-type="float">
            <text:p>1.0849</text:p>
          </table:table-cell>
          <table:table-cell table:style-name="ce5" office:value-type="float" office:value="1.0851" calcext:value-type="float">
            <text:p>1.0851</text:p>
          </table:table-cell>
          <table:table-cell table:style-name="ce5" office:value-type="float" office:value="0.9088" calcext:value-type="float">
            <text:p>0.9088</text:p>
          </table:table-cell>
          <table:table-cell table:style-name="ce5" office:value-type="float" office:value="0.9057" calcext:value-type="float">
            <text:p>0.9057</text:p>
          </table:table-cell>
          <table:table-cell table:style-name="ce5" office:value-type="float" office:value="0.8874" calcext:value-type="float">
            <text:p>0.8874</text:p>
          </table:table-cell>
          <table:table-cell table:style-name="ce5" office:value-type="float" office:value="0.1724" calcext:value-type="float">
            <text:p>0.1724</text:p>
          </table:table-cell>
          <table:table-cell table:style-name="ce5" office:value-type="float" office:value="0.1705" calcext:value-type="float">
            <text:p>0.1705</text:p>
          </table:table-cell>
          <table:table-cell table:number-columns-repeated="2" table:style-name="ce5" office:value-type="float" office:value="0.1722" calcext:value-type="float">
            <text:p>0.1722</text:p>
          </table:table-cell>
          <table:table-cell table:style-name="ce5" office:value-type="float" office:value="0.1695" calcext:value-type="float">
            <text:p>0.1695</text:p>
          </table:table-cell>
          <table:table-cell table:style-name="ce5" office:value-type="float" office:value="0.169" calcext:value-type="float">
            <text:p>0.1690</text:p>
          </table:table-cell>
          <table:table-cell table:style-name="ce5" office:value-type="float" office:value="1.0899" calcext:value-type="float">
            <text:p>1.0899</text:p>
          </table:table-cell>
          <table:table-cell table:style-name="ce5" office:value-type="float" office:value="1.0637" calcext:value-type="float">
            <text:p>1.0637</text:p>
          </table:table-cell>
          <table:table-cell table:style-name="ce5" office:value-type="float" office:value="1.0692" calcext:value-type="float">
            <text:p>1.0692</text:p>
          </table:table-cell>
          <table:table-cell table:style-name="ce5" office:value-type="float" office:value="0.8673" calcext:value-type="float">
            <text:p>0.8673</text:p>
          </table:table-cell>
          <table:table-cell table:style-name="ce5" office:value-type="float" office:value="0.8417" calcext:value-type="float">
            <text:p>0.8417</text:p>
          </table:table-cell>
          <table:table-cell table:style-name="ce5" office:value-type="float" office:value="0.8494" calcext:value-type="float">
            <text:p>0.8494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1528" calcext:value-type="float">
            <text:p>0.1528</text:p>
          </table:table-cell>
          <table:table-cell table:style-name="ce5" office:value-type="float" office:value="0.1564" calcext:value-type="float">
            <text:p>0.1564</text:p>
          </table:table-cell>
          <table:table-cell table:style-name="ce5" office:value-type="float" office:value="0.1544" calcext:value-type="float">
            <text:p>0.1544</text:p>
          </table:table-cell>
          <table:table-cell table:style-name="ce5" office:value-type="float" office:value="0.1564" calcext:value-type="float">
            <text:p>0.156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float" office:value="39600.3" calcext:value-type="float">
            <text:p>39600.30</text:p>
          </table:table-cell>
          <table:table-cell table:style-name="ce5" office:value-type="float" office:value="1.1077" calcext:value-type="float">
            <text:p>1.1077</text:p>
          </table:table-cell>
          <table:table-cell table:style-name="ce5" office:value-type="float" office:value="1.0881" calcext:value-type="float">
            <text:p>1.0881</text:p>
          </table:table-cell>
          <table:table-cell table:style-name="ce5" office:value-type="float" office:value="1.0761" calcext:value-type="float">
            <text:p>1.0761</text:p>
          </table:table-cell>
          <table:table-cell table:style-name="ce5" office:value-type="float" office:value="0.945" calcext:value-type="float">
            <text:p>0.9450</text:p>
          </table:table-cell>
          <table:table-cell table:style-name="ce5" office:value-type="float" office:value="0.9232" calcext:value-type="float">
            <text:p>0.9232</text:p>
          </table:table-cell>
          <table:table-cell table:style-name="ce5" office:value-type="float" office:value="0.9264" calcext:value-type="float">
            <text:p>0.9264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444" calcext:value-type="float">
            <text:p>0.1444</text:p>
          </table:table-cell>
          <table:table-cell table:style-name="ce5" office:value-type="float" office:value="0.1452" calcext:value-type="float">
            <text:p>0.1452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2515" calcext:value-type="float">
            <text:p>0.2515</text:p>
          </table:table-cell>
          <table:table-cell table:style-name="ce5" office:value-type="float" office:value="0.2409" calcext:value-type="float">
            <text:p>0.2409</text:p>
          </table:table-cell>
          <table:table-cell table:style-name="ce5" office:value-type="float" office:value="0.237" calcext:value-type="float">
            <text:p>0.2370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1336" calcext:value-type="float">
            <text:p>0.1336</text:p>
          </table:table-cell>
          <table:table-cell table:style-name="ce5" office:value-type="float" office:value="0.133" calcext:value-type="float">
            <text:p>0.1330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372" calcext:value-type="float">
            <text:p>0.1372</text:p>
          </table:table-cell>
          <table:table-cell table:style-name="ce5" office:value-type="float" office:value="0.1409" calcext:value-type="float">
            <text:p>0.1409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1.0959" calcext:value-type="float">
            <text:p>1.0959</text:p>
          </table:table-cell>
          <table:table-cell table:style-name="ce5" office:value-type="float" office:value="1.1075" calcext:value-type="float">
            <text:p>1.1075</text:p>
          </table:table-cell>
          <table:table-cell table:style-name="ce5" office:value-type="float" office:value="1.082" calcext:value-type="float">
            <text:p>1.0820</text:p>
          </table:table-cell>
          <table:table-cell table:style-name="ce5" office:value-type="float" office:value="0.9497" calcext:value-type="float">
            <text:p>0.9497</text:p>
          </table:table-cell>
          <table:table-cell table:style-name="ce5" office:value-type="float" office:value="0.946" calcext:value-type="float">
            <text:p>0.9460</text:p>
          </table:table-cell>
          <table:table-cell table:style-name="ce5" office:value-type="float" office:value="0.9541" calcext:value-type="float">
            <text:p>0.9541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1573" calcext:value-type="float">
            <text:p>0.1573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6655" calcext:value-type="float">
            <text:p>0.6655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1282" calcext:value-type="float">
            <text:p>0.1282</text:p>
          </table:table-cell>
          <table:table-cell table:number-columns-repeated="2" table:style-name="ce5" office:value-type="float" office:value="0.1281" calcext:value-type="float">
            <text:p>0.1281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0.4543" calcext:value-type="float">
            <text:p>0.4543</text:p>
          </table:table-cell>
          <table:table-cell table:style-name="ce5" office:value-type="float" office:value="0.406" calcext:value-type="float">
            <text:p>0.4060</text:p>
          </table:table-cell>
          <table:table-cell table:style-name="ce5" office:value-type="float" office:value="0.5361" calcext:value-type="float">
            <text:p>0.5361</text:p>
          </table:table-cell>
          <table:table-cell table:style-name="ce5" office:value-type="float" office:value="0.1343" calcext:value-type="float">
            <text:p>0.1343</text:p>
          </table:table-cell>
          <table:table-cell table:style-name="ce5" office:value-type="float" office:value="0.1346" calcext:value-type="float">
            <text:p>0.1346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363" calcext:value-type="float">
            <text:p>0.1363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1381" calcext:value-type="float">
            <text:p>0.1381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1.4112" calcext:value-type="float">
            <text:p>1.4112</text:p>
          </table:table-cell>
          <table:table-cell table:style-name="ce5" office:value-type="float" office:value="1.4564" calcext:value-type="float">
            <text:p>1.4564</text:p>
          </table:table-cell>
          <table:table-cell table:style-name="ce5" office:value-type="float" office:value="1.4495" calcext:value-type="float">
            <text:p>1.4495</text:p>
          </table:table-cell>
          <table:table-cell table:style-name="ce5" office:value-type="float" office:value="1.1608" calcext:value-type="float">
            <text:p>1.1608</text:p>
          </table:table-cell>
          <table:table-cell table:style-name="ce5" office:value-type="float" office:value="1.1476" calcext:value-type="float">
            <text:p>1.1476</text:p>
          </table:table-cell>
          <table:table-cell table:style-name="ce5" office:value-type="float" office:value="1.0247" calcext:value-type="float">
            <text:p>1.0247</text:p>
          </table:table-cell>
          <table:table-cell table:style-name="ce5" office:value-type="float" office:value="0.1461" calcext:value-type="float">
            <text:p>0.1461</text:p>
          </table:table-cell>
          <table:table-cell table:style-name="ce5" office:value-type="float" office:value="0.1457" calcext:value-type="float">
            <text:p>0.1457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0.1498" calcext:value-type="float">
            <text:p>0.1498</text:p>
          </table:table-cell>
          <table:table-cell table:style-name="ce5" office:value-type="float" office:value="0.1505" calcext:value-type="float">
            <text:p>0.1505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1.0931" calcext:value-type="float">
            <text:p>1.0931</text:p>
          </table:table-cell>
          <table:table-cell table:style-name="ce5" office:value-type="float" office:value="1.0852" calcext:value-type="float">
            <text:p>1.0852</text:p>
          </table:table-cell>
          <table:table-cell table:style-name="ce5" office:value-type="float" office:value="1.0857" calcext:value-type="float">
            <text:p>1.0857</text:p>
          </table:table-cell>
          <table:table-cell table:style-name="ce5" office:value-type="float" office:value="0.9117" calcext:value-type="float">
            <text:p>0.9117</text:p>
          </table:table-cell>
          <table:table-cell table:style-name="ce5" office:value-type="float" office:value="0.9079" calcext:value-type="float">
            <text:p>0.9079</text:p>
          </table:table-cell>
          <table:table-cell table:style-name="ce5" office:value-type="float" office:value="0.892" calcext:value-type="float">
            <text:p>0.8920</text:p>
          </table:table-cell>
          <table:table-cell table:style-name="ce5" office:value-type="float" office:value="0.1729" calcext:value-type="float">
            <text:p>0.1729</text:p>
          </table:table-cell>
          <table:table-cell table:style-name="ce5" office:value-type="float" office:value="0.1704" calcext:value-type="float">
            <text:p>0.1704</text:p>
          </table:table-cell>
          <table:table-cell table:style-name="ce5" office:value-type="float" office:value="0.172" calcext:value-type="float">
            <text:p>0.1720</text:p>
          </table:table-cell>
          <table:table-cell table:style-name="ce5" office:value-type="float" office:value="0.1721" calcext:value-type="float">
            <text:p>0.1721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0.1689" calcext:value-type="float">
            <text:p>0.1689</text:p>
          </table:table-cell>
          <table:table-cell table:style-name="ce5" office:value-type="float" office:value="1.0979" calcext:value-type="float">
            <text:p>1.0979</text:p>
          </table:table-cell>
          <table:table-cell table:style-name="ce5" office:value-type="float" office:value="1.071" calcext:value-type="float">
            <text:p>1.0710</text:p>
          </table:table-cell>
          <table:table-cell table:style-name="ce5" office:value-type="float" office:value="1.0753" calcext:value-type="float">
            <text:p>1.0753</text:p>
          </table:table-cell>
          <table:table-cell table:style-name="ce5" office:value-type="float" office:value="0.8794" calcext:value-type="float">
            <text:p>0.8794</text:p>
          </table:table-cell>
          <table:table-cell table:style-name="ce5" office:value-type="float" office:value="0.8563" calcext:value-type="float">
            <text:p>0.8563</text:p>
          </table:table-cell>
          <table:table-cell table:style-name="ce5" office:value-type="float" office:value="0.8672" calcext:value-type="float">
            <text:p>0.8672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5" office:value-type="float" office:value="0.1531" calcext:value-type="float">
            <text:p>0.1531</text:p>
          </table:table-cell>
          <table:table-cell table:style-name="ce5" office:value-type="float" office:value="0.1563" calcext:value-type="float">
            <text:p>0.1563</text:p>
          </table:table-cell>
          <table:table-cell table:style-name="ce5" office:value-type="float" office:value="0.1537" calcext:value-type="float">
            <text:p>0.1537</text:p>
          </table:table-cell>
          <table:table-cell table:style-name="ce5" office:value-type="float" office:value="0.1566" calcext:value-type="float">
            <text:p>0.156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41400.3" calcext:value-type="float">
            <text:p>41400.30</text:p>
          </table:table-cell>
          <table:table-cell table:style-name="ce5" office:value-type="float" office:value="1.1118" calcext:value-type="float">
            <text:p>1.1118</text:p>
          </table:table-cell>
          <table:table-cell table:style-name="ce5" office:value-type="float" office:value="1.0895" calcext:value-type="float">
            <text:p>1.0895</text:p>
          </table:table-cell>
          <table:table-cell table:style-name="ce5" office:value-type="float" office:value="1.0773" calcext:value-type="float">
            <text:p>1.0773</text:p>
          </table:table-cell>
          <table:table-cell table:style-name="ce5" office:value-type="float" office:value="0.9478" calcext:value-type="float">
            <text:p>0.9478</text:p>
          </table:table-cell>
          <table:table-cell table:style-name="ce5" office:value-type="float" office:value="0.9271" calcext:value-type="float">
            <text:p>0.9271</text:p>
          </table:table-cell>
          <table:table-cell table:style-name="ce5" office:value-type="float" office:value="0.9316" calcext:value-type="float">
            <text:p>0.9316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439" calcext:value-type="float">
            <text:p>0.1439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2876" calcext:value-type="float">
            <text:p>0.2876</text:p>
          </table:table-cell>
          <table:table-cell table:style-name="ce5" office:value-type="float" office:value="0.2596" calcext:value-type="float">
            <text:p>0.2596</text:p>
          </table:table-cell>
          <table:table-cell table:style-name="ce5" office:value-type="float" office:value="0.2641" calcext:value-type="float">
            <text:p>0.2641</text:p>
          </table:table-cell>
          <table:table-cell table:style-name="ce5" office:value-type="float" office:value="0.1345" calcext:value-type="float">
            <text:p>0.1345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34" calcext:value-type="float">
            <text:p>0.1334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407" calcext:value-type="float">
            <text:p>0.1407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1.0983" calcext:value-type="float">
            <text:p>1.0983</text:p>
          </table:table-cell>
          <table:table-cell table:style-name="ce5" office:value-type="float" office:value="1.1064" calcext:value-type="float">
            <text:p>1.1064</text:p>
          </table:table-cell>
          <table:table-cell table:style-name="ce5" office:value-type="float" office:value="1.0809" calcext:value-type="float">
            <text:p>1.0809</text:p>
          </table:table-cell>
          <table:table-cell table:style-name="ce5" office:value-type="float" office:value="0.9502" calcext:value-type="float">
            <text:p>0.9502</text:p>
          </table:table-cell>
          <table:table-cell table:style-name="ce5" office:value-type="float" office:value="0.9472" calcext:value-type="float">
            <text:p>0.9472</text:p>
          </table:table-cell>
          <table:table-cell table:style-name="ce5" office:value-type="float" office:value="0.9545" calcext:value-type="float">
            <text:p>0.9545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1579" calcext:value-type="float">
            <text:p>0.1579</text:p>
          </table:table-cell>
          <table:table-cell table:style-name="ce5" office:value-type="float" office:value="0.1494" calcext:value-type="float">
            <text:p>0.1494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469" calcext:value-type="float">
            <text:p>0.1469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8071" calcext:value-type="float">
            <text:p>0.8071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97" calcext:value-type="float">
            <text:p>0.1297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57" calcext:value-type="float">
            <text:p>0.1257</text:p>
          </table:table-cell>
          <table:table-cell table:style-name="ce5" office:value-type="float" office:value="0.5415" calcext:value-type="float">
            <text:p>0.5415</text:p>
          </table:table-cell>
          <table:table-cell table:style-name="ce5" office:value-type="float" office:value="0.5036" calcext:value-type="float">
            <text:p>0.5036</text:p>
          </table:table-cell>
          <table:table-cell table:style-name="ce5" office:value-type="float" office:value="0.6294" calcext:value-type="float">
            <text:p>0.6294</text:p>
          </table:table-cell>
          <table:table-cell table:style-name="ce5" office:value-type="float" office:value="0.134" calcext:value-type="float">
            <text:p>0.1340</text:p>
          </table:table-cell>
          <table:table-cell table:style-name="ce5" office:value-type="float" office:value="0.135" calcext:value-type="float">
            <text:p>0.1350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1.4337" calcext:value-type="float">
            <text:p>1.4337</text:p>
          </table:table-cell>
          <table:table-cell table:style-name="ce5" office:value-type="float" office:value="1.4635" calcext:value-type="float">
            <text:p>1.4635</text:p>
          </table:table-cell>
          <table:table-cell table:style-name="ce5" office:value-type="float" office:value="1.458" calcext:value-type="float">
            <text:p>1.4580</text:p>
          </table:table-cell>
          <table:table-cell table:style-name="ce5" office:value-type="float" office:value="1.2269" calcext:value-type="float">
            <text:p>1.2269</text:p>
          </table:table-cell>
          <table:table-cell table:style-name="ce5" office:value-type="float" office:value="1.214" calcext:value-type="float">
            <text:p>1.2140</text:p>
          </table:table-cell>
          <table:table-cell table:style-name="ce5" office:value-type="float" office:value="1.1133" calcext:value-type="float">
            <text:p>1.1133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1.0995" calcext:value-type="float">
            <text:p>1.0995</text:p>
          </table:table-cell>
          <table:table-cell table:style-name="ce5" office:value-type="float" office:value="1.0879" calcext:value-type="float">
            <text:p>1.0879</text:p>
          </table:table-cell>
          <table:table-cell table:style-name="ce5" office:value-type="float" office:value="1.087" calcext:value-type="float">
            <text:p>1.0870</text:p>
          </table:table-cell>
          <table:table-cell table:style-name="ce5" office:value-type="float" office:value="0.911" calcext:value-type="float">
            <text:p>0.9110</text:p>
          </table:table-cell>
          <table:table-cell table:style-name="ce5" office:value-type="float" office:value="0.9059" calcext:value-type="float">
            <text:p>0.9059</text:p>
          </table:table-cell>
          <table:table-cell table:style-name="ce5" office:value-type="float" office:value="0.8908" calcext:value-type="float">
            <text:p>0.8908</text:p>
          </table:table-cell>
          <table:table-cell table:style-name="ce5" office:value-type="float" office:value="0.1728" calcext:value-type="float">
            <text:p>0.1728</text:p>
          </table:table-cell>
          <table:table-cell table:style-name="ce5" office:value-type="float" office:value="0.171" calcext:value-type="float">
            <text:p>0.1710</text:p>
          </table:table-cell>
          <table:table-cell table:style-name="ce5" office:value-type="float" office:value="0.1726" calcext:value-type="float">
            <text:p>0.1726</text:p>
          </table:table-cell>
          <table:table-cell table:style-name="ce5" office:value-type="float" office:value="0.173" calcext:value-type="float">
            <text:p>0.1730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0.1694" calcext:value-type="float">
            <text:p>0.1694</text:p>
          </table:table-cell>
          <table:table-cell table:style-name="ce5" office:value-type="float" office:value="1.1008" calcext:value-type="float">
            <text:p>1.1008</text:p>
          </table:table-cell>
          <table:table-cell table:style-name="ce5" office:value-type="float" office:value="1.0729" calcext:value-type="float">
            <text:p>1.0729</text:p>
          </table:table-cell>
          <table:table-cell table:style-name="ce5" office:value-type="float" office:value="1.0762" calcext:value-type="float">
            <text:p>1.0762</text:p>
          </table:table-cell>
          <table:table-cell table:style-name="ce5" office:value-type="float" office:value="0.887" calcext:value-type="float">
            <text:p>0.8870</text:p>
          </table:table-cell>
          <table:table-cell table:style-name="ce5" office:value-type="float" office:value="0.8684" calcext:value-type="float">
            <text:p>0.8684</text:p>
          </table:table-cell>
          <table:table-cell table:style-name="ce5" office:value-type="float" office:value="0.8802" calcext:value-type="float">
            <text:p>0.8802</text:p>
          </table:table-cell>
          <table:table-cell table:style-name="ce5" office:value-type="float" office:value="0.1515" calcext:value-type="float">
            <text:p>0.1515</text:p>
          </table:table-cell>
          <table:table-cell table:style-name="ce5" office:value-type="float" office:value="0.1517" calcext:value-type="float">
            <text:p>0.1517</text:p>
          </table:table-cell>
          <table:table-cell table:style-name="ce5" office:value-type="float" office:value="0.153" calcext:value-type="float">
            <text:p>0.1530</text:p>
          </table:table-cell>
          <table:table-cell table:style-name="ce5" office:value-type="float" office:value="0.1565" calcext:value-type="float">
            <text:p>0.1565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5" office:value-type="float" office:value="0.1564" calcext:value-type="float">
            <text:p>0.156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43200.3" calcext:value-type="float">
            <text:p>43200.30</text:p>
          </table:table-cell>
          <table:table-cell table:style-name="ce5" office:value-type="float" office:value="1.1159" calcext:value-type="float">
            <text:p>1.1159</text:p>
          </table:table-cell>
          <table:table-cell table:style-name="ce5" office:value-type="float" office:value="1.0917" calcext:value-type="float">
            <text:p>1.0917</text:p>
          </table:table-cell>
          <table:table-cell table:style-name="ce5" office:value-type="float" office:value="1.0802" calcext:value-type="float">
            <text:p>1.0802</text:p>
          </table:table-cell>
          <table:table-cell table:style-name="ce5" office:value-type="float" office:value="0.9522" calcext:value-type="float">
            <text:p>0.9522</text:p>
          </table:table-cell>
          <table:table-cell table:style-name="ce5" office:value-type="float" office:value="0.9328" calcext:value-type="float">
            <text:p>0.9328</text:p>
          </table:table-cell>
          <table:table-cell table:style-name="ce5" office:value-type="float" office:value="0.9366" calcext:value-type="float">
            <text:p>0.9366</text:p>
          </table:table-cell>
          <table:table-cell table:style-name="ce5" office:value-type="float" office:value="0.1394" calcext:value-type="float">
            <text:p>0.1394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3505" calcext:value-type="float">
            <text:p>0.3505</text:p>
          </table:table-cell>
          <table:table-cell table:style-name="ce5" office:value-type="float" office:value="0.289" calcext:value-type="float">
            <text:p>0.2890</text:p>
          </table:table-cell>
          <table:table-cell table:style-name="ce5" office:value-type="float" office:value="0.3116" calcext:value-type="float">
            <text:p>0.3116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1332" calcext:value-type="float">
            <text:p>0.1332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1.1025" calcext:value-type="float">
            <text:p>1.1025</text:p>
          </table:table-cell>
          <table:table-cell table:style-name="ce5" office:value-type="float" office:value="1.1093" calcext:value-type="float">
            <text:p>1.1093</text:p>
          </table:table-cell>
          <table:table-cell table:style-name="ce5" office:value-type="float" office:value="1.0827" calcext:value-type="float">
            <text:p>1.0827</text:p>
          </table:table-cell>
          <table:table-cell table:style-name="ce5" office:value-type="float" office:value="0.9514" calcext:value-type="float">
            <text:p>0.9514</text:p>
          </table:table-cell>
          <table:table-cell table:style-name="ce5" office:value-type="float" office:value="0.9473" calcext:value-type="float">
            <text:p>0.9473</text:p>
          </table:table-cell>
          <table:table-cell table:style-name="ce5" office:value-type="float" office:value="0.9542" calcext:value-type="float">
            <text:p>0.9542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1467" calcext:value-type="float">
            <text:p>0.1467</text:p>
          </table:table-cell>
          <table:table-cell table:style-name="ce5" office:value-type="float" office:value="0.1576" calcext:value-type="float">
            <text:p>0.1576</text:p>
          </table:table-cell>
          <table:table-cell table:style-name="ce5" office:value-type="float" office:value="0.1496" calcext:value-type="float">
            <text:p>0.1496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67" calcext:value-type="float">
            <text:p>0.1467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9521" calcext:value-type="float">
            <text:p>0.9521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1292" calcext:value-type="float">
            <text:p>0.1292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71" calcext:value-type="float">
            <text:p>0.1271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55" calcext:value-type="float">
            <text:p>0.1255</text:p>
          </table:table-cell>
          <table:table-cell table:style-name="ce5" office:value-type="float" office:value="0.6208" calcext:value-type="float">
            <text:p>0.6208</text:p>
          </table:table-cell>
          <table:table-cell table:style-name="ce5" office:value-type="float" office:value="0.6011" calcext:value-type="float">
            <text:p>0.6011</text:p>
          </table:table-cell>
          <table:table-cell table:style-name="ce5" office:value-type="float" office:value="0.7607" calcext:value-type="float">
            <text:p>0.7607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46" calcext:value-type="float">
            <text:p>0.1346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411" calcext:value-type="float">
            <text:p>0.1411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1.4462" calcext:value-type="float">
            <text:p>1.4462</text:p>
          </table:table-cell>
          <table:table-cell table:style-name="ce5" office:value-type="float" office:value="1.4645" calcext:value-type="float">
            <text:p>1.4645</text:p>
          </table:table-cell>
          <table:table-cell table:style-name="ce5" office:value-type="float" office:value="1.4592" calcext:value-type="float">
            <text:p>1.4592</text:p>
          </table:table-cell>
          <table:table-cell table:style-name="ce5" office:value-type="float" office:value="1.2803" calcext:value-type="float">
            <text:p>1.2803</text:p>
          </table:table-cell>
          <table:table-cell table:style-name="ce5" office:value-type="float" office:value="1.2736" calcext:value-type="float">
            <text:p>1.2736</text:p>
          </table:table-cell>
          <table:table-cell table:style-name="ce5" office:value-type="float" office:value="1.1877" calcext:value-type="float">
            <text:p>1.1877</text:p>
          </table:table-cell>
          <table:table-cell table:style-name="ce5" office:value-type="float" office:value="0.1461" calcext:value-type="float">
            <text:p>0.1461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98" calcext:value-type="float">
            <text:p>0.1498</text:p>
          </table:table-cell>
          <table:table-cell table:style-name="ce5" office:value-type="float" office:value="0.1513" calcext:value-type="float">
            <text:p>0.1513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1.1008" calcext:value-type="float">
            <text:p>1.1008</text:p>
          </table:table-cell>
          <table:table-cell table:style-name="ce5" office:value-type="float" office:value="1.0871" calcext:value-type="float">
            <text:p>1.0871</text:p>
          </table:table-cell>
          <table:table-cell table:style-name="ce5" office:value-type="float" office:value="1.0892" calcext:value-type="float">
            <text:p>1.0892</text:p>
          </table:table-cell>
          <table:table-cell table:style-name="ce5" office:value-type="float" office:value="0.9117" calcext:value-type="float">
            <text:p>0.9117</text:p>
          </table:table-cell>
          <table:table-cell table:style-name="ce5" office:value-type="float" office:value="0.9076" calcext:value-type="float">
            <text:p>0.9076</text:p>
          </table:table-cell>
          <table:table-cell table:style-name="ce5" office:value-type="float" office:value="0.8934" calcext:value-type="float">
            <text:p>0.8934</text:p>
          </table:table-cell>
          <table:table-cell table:style-name="ce5" office:value-type="float" office:value="0.1735" calcext:value-type="float">
            <text:p>0.1735</text:p>
          </table:table-cell>
          <table:table-cell table:style-name="ce5" office:value-type="float" office:value="0.1711" calcext:value-type="float">
            <text:p>0.1711</text:p>
          </table:table-cell>
          <table:table-cell table:style-name="ce5" office:value-type="float" office:value="0.1727" calcext:value-type="float">
            <text:p>0.1727</text:p>
          </table:table-cell>
          <table:table-cell table:style-name="ce5" office:value-type="float" office:value="0.1722" calcext:value-type="float">
            <text:p>0.1722</text:p>
          </table:table-cell>
          <table:table-cell table:style-name="ce5" office:value-type="float" office:value="0.1695" calcext:value-type="float">
            <text:p>0.1695</text:p>
          </table:table-cell>
          <table:table-cell table:style-name="ce5" office:value-type="float" office:value="0.1688" calcext:value-type="float">
            <text:p>0.1688</text:p>
          </table:table-cell>
          <table:table-cell table:style-name="ce5" office:value-type="float" office:value="1.1049" calcext:value-type="float">
            <text:p>1.1049</text:p>
          </table:table-cell>
          <table:table-cell table:style-name="ce5" office:value-type="float" office:value="1.0759" calcext:value-type="float">
            <text:p>1.0759</text:p>
          </table:table-cell>
          <table:table-cell table:style-name="ce5" office:value-type="float" office:value="1.0808" calcext:value-type="float">
            <text:p>1.0808</text:p>
          </table:table-cell>
          <table:table-cell table:style-name="ce5" office:value-type="float" office:value="0.8929" calcext:value-type="float">
            <text:p>0.8929</text:p>
          </table:table-cell>
          <table:table-cell table:style-name="ce5" office:value-type="float" office:value="0.8766" calcext:value-type="float">
            <text:p>0.8766</text:p>
          </table:table-cell>
          <table:table-cell table:style-name="ce5" office:value-type="float" office:value="0.8863" calcext:value-type="float">
            <text:p>0.8863</text:p>
          </table:table-cell>
          <table:table-cell table:style-name="ce5" office:value-type="float" office:value="0.1518" calcext:value-type="float">
            <text:p>0.1518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5" office:value-type="float" office:value="0.1535" calcext:value-type="float">
            <text:p>0.1535</text:p>
          </table:table-cell>
          <table:table-cell table:style-name="ce5" office:value-type="float" office:value="0.1562" calcext:value-type="float">
            <text:p>0.1562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5" office:value-type="float" office:value="0.1573" calcext:value-type="float">
            <text:p>0.157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45000.3" calcext:value-type="float">
            <text:p>45000.30</text:p>
          </table:table-cell>
          <table:table-cell table:style-name="ce5" office:value-type="float" office:value="1.121" calcext:value-type="float">
            <text:p>1.1210</text:p>
          </table:table-cell>
          <table:table-cell table:style-name="ce5" office:value-type="float" office:value="1.0933" calcext:value-type="float">
            <text:p>1.0933</text:p>
          </table:table-cell>
          <table:table-cell table:style-name="ce5" office:value-type="float" office:value="1.0807" calcext:value-type="float">
            <text:p>1.0807</text:p>
          </table:table-cell>
          <table:table-cell table:style-name="ce5" office:value-type="float" office:value="0.9539" calcext:value-type="float">
            <text:p>0.9539</text:p>
          </table:table-cell>
          <table:table-cell table:style-name="ce5" office:value-type="float" office:value="0.9357" calcext:value-type="float">
            <text:p>0.9357</text:p>
          </table:table-cell>
          <table:table-cell table:style-name="ce5" office:value-type="float" office:value="0.9392" calcext:value-type="float">
            <text:p>0.9392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4286" calcext:value-type="float">
            <text:p>0.4286</text:p>
          </table:table-cell>
          <table:table-cell table:style-name="ce5" office:value-type="float" office:value="0.3323" calcext:value-type="float">
            <text:p>0.3323</text:p>
          </table:table-cell>
          <table:table-cell table:style-name="ce5" office:value-type="float" office:value="0.3851" calcext:value-type="float">
            <text:p>0.3851</text:p>
          </table:table-cell>
          <table:table-cell table:style-name="ce5" office:value-type="float" office:value="0.1344" calcext:value-type="float">
            <text:p>0.1344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27" calcext:value-type="float">
            <text:p>0.1327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56" calcext:value-type="float">
            <text:p>0.1356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41" calcext:value-type="float">
            <text:p>0.1410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1.1045" calcext:value-type="float">
            <text:p>1.1045</text:p>
          </table:table-cell>
          <table:table-cell table:style-name="ce5" office:value-type="float" office:value="1.1101" calcext:value-type="float">
            <text:p>1.1101</text:p>
          </table:table-cell>
          <table:table-cell table:style-name="ce5" office:value-type="float" office:value="1.0817" calcext:value-type="float">
            <text:p>1.0817</text:p>
          </table:table-cell>
          <table:table-cell table:style-name="ce5" office:value-type="float" office:value="0.9487" calcext:value-type="float">
            <text:p>0.9487</text:p>
          </table:table-cell>
          <table:table-cell table:style-name="ce5" office:value-type="float" office:value="0.9457" calcext:value-type="float">
            <text:p>0.9457</text:p>
          </table:table-cell>
          <table:table-cell table:style-name="ce5" office:value-type="float" office:value="0.9522" calcext:value-type="float">
            <text:p>0.9522</text:p>
          </table:table-cell>
          <table:table-cell table:style-name="ce5" office:value-type="float" office:value="0.1485" calcext:value-type="float">
            <text:p>0.1485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0.158" calcext:value-type="float">
            <text:p>0.1580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1.033" calcext:value-type="float">
            <text:p>1.0330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82" calcext:value-type="float">
            <text:p>0.1282</text:p>
          </table:table-cell>
          <table:table-cell table:number-columns-repeated="2" table:style-name="ce5" office:value-type="float" office:value="0.1288" calcext:value-type="float">
            <text:p>0.1288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0.7745" calcext:value-type="float">
            <text:p>0.7745</text:p>
          </table:table-cell>
          <table:table-cell table:style-name="ce5" office:value-type="float" office:value="0.7213" calcext:value-type="float">
            <text:p>0.7213</text:p>
          </table:table-cell>
          <table:table-cell table:style-name="ce5" office:value-type="float" office:value="0.912" calcext:value-type="float">
            <text:p>0.9120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55" calcext:value-type="float">
            <text:p>0.1355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1.4522" calcext:value-type="float">
            <text:p>1.4522</text:p>
          </table:table-cell>
          <table:table-cell table:style-name="ce5" office:value-type="float" office:value="1.4586" calcext:value-type="float">
            <text:p>1.4586</text:p>
          </table:table-cell>
          <table:table-cell table:style-name="ce5" office:value-type="float" office:value="1.4523" calcext:value-type="float">
            <text:p>1.4523</text:p>
          </table:table-cell>
          <table:table-cell table:style-name="ce5" office:value-type="float" office:value="1.32" calcext:value-type="float">
            <text:p>1.3200</text:p>
          </table:table-cell>
          <table:table-cell table:style-name="ce5" office:value-type="float" office:value="1.3176" calcext:value-type="float">
            <text:p>1.3176</text:p>
          </table:table-cell>
          <table:table-cell table:style-name="ce5" office:value-type="float" office:value="1.2481" calcext:value-type="float">
            <text:p>1.2481</text:p>
          </table:table-cell>
          <table:table-cell table:style-name="ce5" office:value-type="float" office:value="0.1461" calcext:value-type="float">
            <text:p>0.1461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98" calcext:value-type="float">
            <text:p>0.1498</text:p>
          </table:table-cell>
          <table:table-cell table:style-name="ce5" office:value-type="float" office:value="0.1513" calcext:value-type="float">
            <text:p>0.1513</text:p>
          </table:table-cell>
          <table:table-cell table:style-name="ce5" office:value-type="float" office:value="0.146" calcext:value-type="float">
            <text:p>0.1460</text:p>
          </table:table-cell>
          <table:table-cell table:style-name="ce5" office:value-type="float" office:value="1.1048" calcext:value-type="float">
            <text:p>1.1048</text:p>
          </table:table-cell>
          <table:table-cell table:style-name="ce5" office:value-type="float" office:value="1.0907" calcext:value-type="float">
            <text:p>1.0907</text:p>
          </table:table-cell>
          <table:table-cell table:style-name="ce5" office:value-type="float" office:value="1.0913" calcext:value-type="float">
            <text:p>1.0913</text:p>
          </table:table-cell>
          <table:table-cell table:style-name="ce5" office:value-type="float" office:value="0.9105" calcext:value-type="float">
            <text:p>0.9105</text:p>
          </table:table-cell>
          <table:table-cell table:style-name="ce5" office:value-type="float" office:value="0.9065" calcext:value-type="float">
            <text:p>0.9065</text:p>
          </table:table-cell>
          <table:table-cell table:style-name="ce5" office:value-type="float" office:value="0.8899" calcext:value-type="float">
            <text:p>0.8899</text:p>
          </table:table-cell>
          <table:table-cell table:style-name="ce5" office:value-type="float" office:value="0.1736" calcext:value-type="float">
            <text:p>0.1736</text:p>
          </table:table-cell>
          <table:table-cell table:style-name="ce5" office:value-type="float" office:value="0.1717" calcext:value-type="float">
            <text:p>0.1717</text:p>
          </table:table-cell>
          <table:table-cell table:style-name="ce5" office:value-type="float" office:value="0.173" calcext:value-type="float">
            <text:p>0.1730</text:p>
          </table:table-cell>
          <table:table-cell table:style-name="ce5" office:value-type="float" office:value="0.1725" calcext:value-type="float">
            <text:p>0.1725</text:p>
          </table:table-cell>
          <table:table-cell table:style-name="ce5" office:value-type="float" office:value="0.1708" calcext:value-type="float">
            <text:p>0.1708</text:p>
          </table:table-cell>
          <table:table-cell table:style-name="ce5" office:value-type="float" office:value="0.1691" calcext:value-type="float">
            <text:p>0.1691</text:p>
          </table:table-cell>
          <table:table-cell table:style-name="ce5" office:value-type="float" office:value="1.1113" calcext:value-type="float">
            <text:p>1.1113</text:p>
          </table:table-cell>
          <table:table-cell table:style-name="ce5" office:value-type="float" office:value="1.0782" calcext:value-type="float">
            <text:p>1.0782</text:p>
          </table:table-cell>
          <table:table-cell table:style-name="ce5" office:value-type="float" office:value="1.0812" calcext:value-type="float">
            <text:p>1.0812</text:p>
          </table:table-cell>
          <table:table-cell table:style-name="ce5" office:value-type="float" office:value="0.8944" calcext:value-type="float">
            <text:p>0.8944</text:p>
          </table:table-cell>
          <table:table-cell table:style-name="ce5" office:value-type="float" office:value="0.8799" calcext:value-type="float">
            <text:p>0.8799</text:p>
          </table:table-cell>
          <table:table-cell table:style-name="ce5" office:value-type="float" office:value="0.8887" calcext:value-type="float">
            <text:p>0.8887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14" calcext:value-type="float">
            <text:p>0.1514</text:p>
          </table:table-cell>
          <table:table-cell table:style-name="ce5" office:value-type="float" office:value="0.1539" calcext:value-type="float">
            <text:p>0.1539</text:p>
          </table:table-cell>
          <table:table-cell table:style-name="ce5" office:value-type="float" office:value="0.1567" calcext:value-type="float">
            <text:p>0.1567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0.1569" calcext:value-type="float">
            <text:p>0.1569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46800.3" calcext:value-type="float">
            <text:p>46800.30</text:p>
          </table:table-cell>
          <table:table-cell table:style-name="ce5" office:value-type="float" office:value="1.1229" calcext:value-type="float">
            <text:p>1.1229</text:p>
          </table:table-cell>
          <table:table-cell table:style-name="ce5" office:value-type="float" office:value="1.0943" calcext:value-type="float">
            <text:p>1.0943</text:p>
          </table:table-cell>
          <table:table-cell table:style-name="ce5" office:value-type="float" office:value="1.0796" calcext:value-type="float">
            <text:p>1.0796</text:p>
          </table:table-cell>
          <table:table-cell table:style-name="ce5" office:value-type="float" office:value="0.9546" calcext:value-type="float">
            <text:p>0.9546</text:p>
          </table:table-cell>
          <table:table-cell table:style-name="ce5" office:value-type="float" office:value="0.9364" calcext:value-type="float">
            <text:p>0.9364</text:p>
          </table:table-cell>
          <table:table-cell table:style-name="ce5" office:value-type="float" office:value="0.9406" calcext:value-type="float">
            <text:p>0.9406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0.1476" calcext:value-type="float">
            <text:p>0.1476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5249" calcext:value-type="float">
            <text:p>0.5249</text:p>
          </table:table-cell>
          <table:table-cell table:style-name="ce5" office:value-type="float" office:value="0.4036" calcext:value-type="float">
            <text:p>0.4036</text:p>
          </table:table-cell>
          <table:table-cell table:style-name="ce5" office:value-type="float" office:value="0.4997" calcext:value-type="float">
            <text:p>0.4997</text:p>
          </table:table-cell>
          <table:table-cell table:style-name="ce5" office:value-type="float" office:value="0.1347" calcext:value-type="float">
            <text:p>0.1347</text:p>
          </table:table-cell>
          <table:table-cell table:style-name="ce5" office:value-type="float" office:value="0.1334" calcext:value-type="float">
            <text:p>0.1334</text:p>
          </table:table-cell>
          <table:table-cell table:style-name="ce5" office:value-type="float" office:value="0.133" calcext:value-type="float">
            <text:p>0.1330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358" calcext:value-type="float">
            <text:p>0.1358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1.1043" calcext:value-type="float">
            <text:p>1.1043</text:p>
          </table:table-cell>
          <table:table-cell table:style-name="ce5" office:value-type="float" office:value="1.1103" calcext:value-type="float">
            <text:p>1.1103</text:p>
          </table:table-cell>
          <table:table-cell table:style-name="ce5" office:value-type="float" office:value="1.0825" calcext:value-type="float">
            <text:p>1.0825</text:p>
          </table:table-cell>
          <table:table-cell table:style-name="ce5" office:value-type="float" office:value="0.9472" calcext:value-type="float">
            <text:p>0.9472</text:p>
          </table:table-cell>
          <table:table-cell table:style-name="ce5" office:value-type="float" office:value="0.9448" calcext:value-type="float">
            <text:p>0.9448</text:p>
          </table:table-cell>
          <table:table-cell table:style-name="ce5" office:value-type="float" office:value="0.9512" calcext:value-type="float">
            <text:p>0.9512</text:p>
          </table:table-cell>
          <table:table-cell table:style-name="ce5" office:value-type="float" office:value="0.1485" calcext:value-type="float">
            <text:p>0.1485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58" calcext:value-type="float">
            <text:p>0.1580</text:p>
          </table:table-cell>
          <table:table-cell table:style-name="ce5" office:value-type="float" office:value="0.1497" calcext:value-type="float">
            <text:p>0.1497</text:p>
          </table:table-cell>
          <table:table-cell table:style-name="ce5" office:value-type="float" office:value="0.1483" calcext:value-type="float">
            <text:p>0.1483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1.0473" calcext:value-type="float">
            <text:p>1.0473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59" calcext:value-type="float">
            <text:p>0.1259</text:p>
          </table:table-cell>
          <table:table-cell table:style-name="ce5" office:value-type="float" office:value="0.9455" calcext:value-type="float">
            <text:p>0.9455</text:p>
          </table:table-cell>
          <table:table-cell table:style-name="ce5" office:value-type="float" office:value="0.8902" calcext:value-type="float">
            <text:p>0.8902</text:p>
          </table:table-cell>
          <table:table-cell table:style-name="ce5" office:value-type="float" office:value="1.0089" calcext:value-type="float">
            <text:p>1.0089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363" calcext:value-type="float">
            <text:p>0.1363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1.4612" calcext:value-type="float">
            <text:p>1.4612</text:p>
          </table:table-cell>
          <table:table-cell table:style-name="ce5" office:value-type="float" office:value="1.4576" calcext:value-type="float">
            <text:p>1.4576</text:p>
          </table:table-cell>
          <table:table-cell table:style-name="ce5" office:value-type="float" office:value="1.4504" calcext:value-type="float">
            <text:p>1.4504</text:p>
          </table:table-cell>
          <table:table-cell table:style-name="ce5" office:value-type="float" office:value="1.3557" calcext:value-type="float">
            <text:p>1.3557</text:p>
          </table:table-cell>
          <table:table-cell table:style-name="ce5" office:value-type="float" office:value="1.3527" calcext:value-type="float">
            <text:p>1.3527</text:p>
          </table:table-cell>
          <table:table-cell table:style-name="ce5" office:value-type="float" office:value="1.2992" calcext:value-type="float">
            <text:p>1.2992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1.1114" calcext:value-type="float">
            <text:p>1.1114</text:p>
          </table:table-cell>
          <table:table-cell table:style-name="ce5" office:value-type="float" office:value="1.0922" calcext:value-type="float">
            <text:p>1.0922</text:p>
          </table:table-cell>
          <table:table-cell table:style-name="ce5" office:value-type="float" office:value="1.0931" calcext:value-type="float">
            <text:p>1.0931</text:p>
          </table:table-cell>
          <table:table-cell table:style-name="ce5" office:value-type="float" office:value="0.91" calcext:value-type="float">
            <text:p>0.9100</text:p>
          </table:table-cell>
          <table:table-cell table:style-name="ce5" office:value-type="float" office:value="0.9087" calcext:value-type="float">
            <text:p>0.9087</text:p>
          </table:table-cell>
          <table:table-cell table:style-name="ce5" office:value-type="float" office:value="0.8904" calcext:value-type="float">
            <text:p>0.8904</text:p>
          </table:table-cell>
          <table:table-cell table:style-name="ce5" office:value-type="float" office:value="0.1747" calcext:value-type="float">
            <text:p>0.1747</text:p>
          </table:table-cell>
          <table:table-cell table:style-name="ce5" office:value-type="float" office:value="0.1716" calcext:value-type="float">
            <text:p>0.1716</text:p>
          </table:table-cell>
          <table:table-cell table:number-columns-repeated="2" table:style-name="ce5" office:value-type="float" office:value="0.1726" calcext:value-type="float">
            <text:p>0.1726</text:p>
          </table:table-cell>
          <table:table-cell table:style-name="ce5" office:value-type="float" office:value="0.1703" calcext:value-type="float">
            <text:p>0.1703</text:p>
          </table:table-cell>
          <table:table-cell table:style-name="ce5" office:value-type="float" office:value="0.1695" calcext:value-type="float">
            <text:p>0.1695</text:p>
          </table:table-cell>
          <table:table-cell table:style-name="ce5" office:value-type="float" office:value="1.1148" calcext:value-type="float">
            <text:p>1.1148</text:p>
          </table:table-cell>
          <table:table-cell table:style-name="ce5" office:value-type="float" office:value="1.0808" calcext:value-type="float">
            <text:p>1.0808</text:p>
          </table:table-cell>
          <table:table-cell table:style-name="ce5" office:value-type="float" office:value="1.0837" calcext:value-type="float">
            <text:p>1.0837</text:p>
          </table:table-cell>
          <table:table-cell table:style-name="ce5" office:value-type="float" office:value="0.8989" calcext:value-type="float">
            <text:p>0.8989</text:p>
          </table:table-cell>
          <table:table-cell table:style-name="ce5" office:value-type="float" office:value="0.886" calcext:value-type="float">
            <text:p>0.8860</text:p>
          </table:table-cell>
          <table:table-cell table:style-name="ce5" office:value-type="float" office:value="0.8948" calcext:value-type="float">
            <text:p>0.8948</text:p>
          </table:table-cell>
          <table:table-cell table:style-name="ce5" office:value-type="float" office:value="0.1517" calcext:value-type="float">
            <text:p>0.1517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5" office:value-type="float" office:value="0.1537" calcext:value-type="float">
            <text:p>0.1537</text:p>
          </table:table-cell>
          <table:table-cell table:style-name="ce5" office:value-type="float" office:value="0.1565" calcext:value-type="float">
            <text:p>0.1565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5" office:value-type="float" office:value="0.1574" calcext:value-type="float">
            <text:p>0.157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48600.3" calcext:value-type="float">
            <text:p>48600.30</text:p>
          </table:table-cell>
          <table:table-cell table:style-name="ce5" office:value-type="float" office:value="1.1258" calcext:value-type="float">
            <text:p>1.1258</text:p>
          </table:table-cell>
          <table:table-cell table:style-name="ce5" office:value-type="float" office:value="1.0962" calcext:value-type="float">
            <text:p>1.0962</text:p>
          </table:table-cell>
          <table:table-cell table:style-name="ce5" office:value-type="float" office:value="1.0813" calcext:value-type="float">
            <text:p>1.0813</text:p>
          </table:table-cell>
          <table:table-cell table:style-name="ce5" office:value-type="float" office:value="0.9562" calcext:value-type="float">
            <text:p>0.9562</text:p>
          </table:table-cell>
          <table:table-cell table:style-name="ce5" office:value-type="float" office:value="0.9384" calcext:value-type="float">
            <text:p>0.9384</text:p>
          </table:table-cell>
          <table:table-cell table:style-name="ce5" office:value-type="float" office:value="0.9416" calcext:value-type="float">
            <text:p>0.9416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409" calcext:value-type="float">
            <text:p>0.1409</text:p>
          </table:table-cell>
          <table:table-cell table:style-name="ce5" office:value-type="float" office:value="0.1439" calcext:value-type="float">
            <text:p>0.1439</text:p>
          </table:table-cell>
          <table:table-cell table:style-name="ce5" office:value-type="float" office:value="0.1457" calcext:value-type="float">
            <text:p>0.1457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439" calcext:value-type="float">
            <text:p>0.1439</text:p>
          </table:table-cell>
          <table:table-cell table:style-name="ce5" office:value-type="float" office:value="0.595" calcext:value-type="float">
            <text:p>0.5950</text:p>
          </table:table-cell>
          <table:table-cell table:style-name="ce5" office:value-type="float" office:value="0.4913" calcext:value-type="float">
            <text:p>0.4913</text:p>
          </table:table-cell>
          <table:table-cell table:style-name="ce5" office:value-type="float" office:value="0.6515" calcext:value-type="float">
            <text:p>0.6515</text:p>
          </table:table-cell>
          <table:table-cell table:style-name="ce5" office:value-type="float" office:value="0.1345" calcext:value-type="float">
            <text:p>0.1345</text:p>
          </table:table-cell>
          <table:table-cell table:number-columns-repeated="2" table:style-name="ce5" office:value-type="float" office:value="0.133" calcext:value-type="float">
            <text:p>0.1330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58" calcext:value-type="float">
            <text:p>0.1358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405" calcext:value-type="float">
            <text:p>0.1405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1.1071" calcext:value-type="float">
            <text:p>1.1071</text:p>
          </table:table-cell>
          <table:table-cell table:style-name="ce5" office:value-type="float" office:value="1.1101" calcext:value-type="float">
            <text:p>1.1101</text:p>
          </table:table-cell>
          <table:table-cell table:style-name="ce5" office:value-type="float" office:value="1.0829" calcext:value-type="float">
            <text:p>1.0829</text:p>
          </table:table-cell>
          <table:table-cell table:style-name="ce5" office:value-type="float" office:value="0.9446" calcext:value-type="float">
            <text:p>0.9446</text:p>
          </table:table-cell>
          <table:table-cell table:style-name="ce5" office:value-type="float" office:value="0.9427" calcext:value-type="float">
            <text:p>0.9427</text:p>
          </table:table-cell>
          <table:table-cell table:style-name="ce5" office:value-type="float" office:value="0.9487" calcext:value-type="float">
            <text:p>0.9487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0.1584" calcext:value-type="float">
            <text:p>0.1584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1.0536" calcext:value-type="float">
            <text:p>1.0536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297" calcext:value-type="float">
            <text:p>0.1297</text:p>
          </table:table-cell>
          <table:table-cell table:style-name="ce5" office:value-type="float" office:value="0.1291" calcext:value-type="float">
            <text:p>0.1291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58" calcext:value-type="float">
            <text:p>0.1258</text:p>
          </table:table-cell>
          <table:table-cell table:style-name="ce5" office:value-type="float" office:value="1.0476" calcext:value-type="float">
            <text:p>1.0476</text:p>
          </table:table-cell>
          <table:table-cell table:style-name="ce5" office:value-type="float" office:value="1.0139" calcext:value-type="float">
            <text:p>1.0139</text:p>
          </table:table-cell>
          <table:table-cell table:style-name="ce5" office:value-type="float" office:value="1.0553" calcext:value-type="float">
            <text:p>1.0553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407" calcext:value-type="float">
            <text:p>0.1407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376" calcext:value-type="float">
            <text:p>0.1376</text:p>
          </table:table-cell>
          <table:table-cell table:style-name="ce5" office:value-type="float" office:value="1.4677" calcext:value-type="float">
            <text:p>1.4677</text:p>
          </table:table-cell>
          <table:table-cell table:style-name="ce5" office:value-type="float" office:value="1.456" calcext:value-type="float">
            <text:p>1.4560</text:p>
          </table:table-cell>
          <table:table-cell table:style-name="ce5" office:value-type="float" office:value="1.4486" calcext:value-type="float">
            <text:p>1.4486</text:p>
          </table:table-cell>
          <table:table-cell table:style-name="ce5" office:value-type="float" office:value="1.3846" calcext:value-type="float">
            <text:p>1.3846</text:p>
          </table:table-cell>
          <table:table-cell table:style-name="ce5" office:value-type="float" office:value="1.3795" calcext:value-type="float">
            <text:p>1.3795</text:p>
          </table:table-cell>
          <table:table-cell table:style-name="ce5" office:value-type="float" office:value="1.3403" calcext:value-type="float">
            <text:p>1.3403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1467" calcext:value-type="float">
            <text:p>0.1467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0.1498" calcext:value-type="float">
            <text:p>0.1498</text:p>
          </table:table-cell>
          <table:table-cell table:style-name="ce5" office:value-type="float" office:value="0.1515" calcext:value-type="float">
            <text:p>0.1515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1.1164" calcext:value-type="float">
            <text:p>1.1164</text:p>
          </table:table-cell>
          <table:table-cell table:style-name="ce5" office:value-type="float" office:value="1.0929" calcext:value-type="float">
            <text:p>1.0929</text:p>
          </table:table-cell>
          <table:table-cell table:style-name="ce5" office:value-type="float" office:value="1.0938" calcext:value-type="float">
            <text:p>1.0938</text:p>
          </table:table-cell>
          <table:table-cell table:style-name="ce5" office:value-type="float" office:value="0.9101" calcext:value-type="float">
            <text:p>0.9101</text:p>
          </table:table-cell>
          <table:table-cell table:style-name="ce5" office:value-type="float" office:value="0.9074" calcext:value-type="float">
            <text:p>0.9074</text:p>
          </table:table-cell>
          <table:table-cell table:style-name="ce5" office:value-type="float" office:value="0.8895" calcext:value-type="float">
            <text:p>0.8895</text:p>
          </table:table-cell>
          <table:table-cell table:style-name="ce5" office:value-type="float" office:value="0.1739" calcext:value-type="float">
            <text:p>0.1739</text:p>
          </table:table-cell>
          <table:table-cell table:style-name="ce5" office:value-type="float" office:value="0.1717" calcext:value-type="float">
            <text:p>0.1717</text:p>
          </table:table-cell>
          <table:table-cell table:style-name="ce5" office:value-type="float" office:value="0.1733" calcext:value-type="float">
            <text:p>0.1733</text:p>
          </table:table-cell>
          <table:table-cell table:style-name="ce5" office:value-type="float" office:value="0.1728" calcext:value-type="float">
            <text:p>0.1728</text:p>
          </table:table-cell>
          <table:table-cell table:style-name="ce5" office:value-type="float" office:value="0.1704" calcext:value-type="float">
            <text:p>0.1704</text:p>
          </table:table-cell>
          <table:table-cell table:style-name="ce5" office:value-type="float" office:value="0.1694" calcext:value-type="float">
            <text:p>0.1694</text:p>
          </table:table-cell>
          <table:table-cell table:style-name="ce5" office:value-type="float" office:value="1.1166" calcext:value-type="float">
            <text:p>1.1166</text:p>
          </table:table-cell>
          <table:table-cell table:style-name="ce5" office:value-type="float" office:value="1.0825" calcext:value-type="float">
            <text:p>1.0825</text:p>
          </table:table-cell>
          <table:table-cell table:style-name="ce5" office:value-type="float" office:value="1.0855" calcext:value-type="float">
            <text:p>1.0855</text:p>
          </table:table-cell>
          <table:table-cell table:style-name="ce5" office:value-type="float" office:value="0.9024" calcext:value-type="float">
            <text:p>0.9024</text:p>
          </table:table-cell>
          <table:table-cell table:style-name="ce5" office:value-type="float" office:value="0.8913" calcext:value-type="float">
            <text:p>0.8913</text:p>
          </table:table-cell>
          <table:table-cell table:style-name="ce5" office:value-type="float" office:value="0.8995" calcext:value-type="float">
            <text:p>0.8995</text:p>
          </table:table-cell>
          <table:table-cell table:style-name="ce5" office:value-type="float" office:value="0.1517" calcext:value-type="float">
            <text:p>0.1517</text:p>
          </table:table-cell>
          <table:table-cell table:style-name="ce5" office:value-type="float" office:value="0.1523" calcext:value-type="float">
            <text:p>0.1523</text:p>
          </table:table-cell>
          <table:table-cell table:style-name="ce5" office:value-type="float" office:value="0.154" calcext:value-type="float">
            <text:p>0.1540</text:p>
          </table:table-cell>
          <table:table-cell table:style-name="ce5" office:value-type="float" office:value="0.1569" calcext:value-type="float">
            <text:p>0.1569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5" office:value-type="float" office:value="0.1566" calcext:value-type="float">
            <text:p>0.156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float" office:value="50400.3" calcext:value-type="float">
            <text:p>50400.30</text:p>
          </table:table-cell>
          <table:table-cell table:style-name="ce5" office:value-type="float" office:value="1.1284" calcext:value-type="float">
            <text:p>1.1284</text:p>
          </table:table-cell>
          <table:table-cell table:style-name="ce5" office:value-type="float" office:value="1.097" calcext:value-type="float">
            <text:p>1.0970</text:p>
          </table:table-cell>
          <table:table-cell table:style-name="ce5" office:value-type="float" office:value="1.0833" calcext:value-type="float">
            <text:p>1.0833</text:p>
          </table:table-cell>
          <table:table-cell table:style-name="ce5" office:value-type="float" office:value="0.9577" calcext:value-type="float">
            <text:p>0.9577</text:p>
          </table:table-cell>
          <table:table-cell table:style-name="ce5" office:value-type="float" office:value="0.9403" calcext:value-type="float">
            <text:p>0.9403</text:p>
          </table:table-cell>
          <table:table-cell table:style-name="ce5" office:value-type="float" office:value="0.9437" calcext:value-type="float">
            <text:p>0.9437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1436" calcext:value-type="float">
            <text:p>0.1436</text:p>
          </table:table-cell>
          <table:table-cell table:style-name="ce5" office:value-type="float" office:value="0.7213" calcext:value-type="float">
            <text:p>0.7213</text:p>
          </table:table-cell>
          <table:table-cell table:style-name="ce5" office:value-type="float" office:value="0.5738" calcext:value-type="float">
            <text:p>0.5738</text:p>
          </table:table-cell>
          <table:table-cell table:style-name="ce5" office:value-type="float" office:value="0.765" calcext:value-type="float">
            <text:p>0.7650</text:p>
          </table:table-cell>
          <table:table-cell table:style-name="ce5" office:value-type="float" office:value="0.1354" calcext:value-type="float">
            <text:p>0.1354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1328" calcext:value-type="float">
            <text:p>0.1328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1.1099" calcext:value-type="float">
            <text:p>1.1099</text:p>
          </table:table-cell>
          <table:table-cell table:style-name="ce5" office:value-type="float" office:value="1.1116" calcext:value-type="float">
            <text:p>1.1116</text:p>
          </table:table-cell>
          <table:table-cell table:style-name="ce5" office:value-type="float" office:value="1.0832" calcext:value-type="float">
            <text:p>1.0832</text:p>
          </table:table-cell>
          <table:table-cell table:style-name="ce5" office:value-type="float" office:value="0.9423" calcext:value-type="float">
            <text:p>0.9423</text:p>
          </table:table-cell>
          <table:table-cell table:style-name="ce5" office:value-type="float" office:value="0.9394" calcext:value-type="float">
            <text:p>0.9394</text:p>
          </table:table-cell>
          <table:table-cell table:style-name="ce5" office:value-type="float" office:value="0.9468" calcext:value-type="float">
            <text:p>0.9468</text:p>
          </table:table-cell>
          <table:table-cell table:style-name="ce5" office:value-type="float" office:value="0.1489" calcext:value-type="float">
            <text:p>0.1489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0.1582" calcext:value-type="float">
            <text:p>0.1582</text:p>
          </table:table-cell>
          <table:table-cell table:style-name="ce5" office:value-type="float" office:value="0.1496" calcext:value-type="float">
            <text:p>0.1496</text:p>
          </table:table-cell>
          <table:table-cell table:style-name="ce5" office:value-type="float" office:value="0.1489" calcext:value-type="float">
            <text:p>0.1489</text:p>
          </table:table-cell>
          <table:table-cell table:style-name="ce5" office:value-type="float" office:value="0.1467" calcext:value-type="float">
            <text:p>0.1467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1.0631" calcext:value-type="float">
            <text:p>1.0631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1304" calcext:value-type="float">
            <text:p>0.1304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73" calcext:value-type="float">
            <text:p>0.1273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1.0628" calcext:value-type="float">
            <text:p>1.0628</text:p>
          </table:table-cell>
          <table:table-cell table:style-name="ce5" office:value-type="float" office:value="1.0537" calcext:value-type="float">
            <text:p>1.0537</text:p>
          </table:table-cell>
          <table:table-cell table:style-name="ce5" office:value-type="float" office:value="1.0649" calcext:value-type="float">
            <text:p>1.0649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41" calcext:value-type="float">
            <text:p>0.1410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1.4717" calcext:value-type="float">
            <text:p>1.4717</text:p>
          </table:table-cell>
          <table:table-cell table:style-name="ce5" office:value-type="float" office:value="1.4527" calcext:value-type="float">
            <text:p>1.4527</text:p>
          </table:table-cell>
          <table:table-cell table:style-name="ce5" office:value-type="float" office:value="1.4453" calcext:value-type="float">
            <text:p>1.4453</text:p>
          </table:table-cell>
          <table:table-cell table:style-name="ce5" office:value-type="float" office:value="1.4026" calcext:value-type="float">
            <text:p>1.4026</text:p>
          </table:table-cell>
          <table:table-cell table:style-name="ce5" office:value-type="float" office:value="1.3979" calcext:value-type="float">
            <text:p>1.3979</text:p>
          </table:table-cell>
          <table:table-cell table:style-name="ce5" office:value-type="float" office:value="1.3702" calcext:value-type="float">
            <text:p>1.3702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1467" calcext:value-type="float">
            <text:p>0.1467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1.1189" calcext:value-type="float">
            <text:p>1.1189</text:p>
          </table:table-cell>
          <table:table-cell table:style-name="ce5" office:value-type="float" office:value="1.0948" calcext:value-type="float">
            <text:p>1.0948</text:p>
          </table:table-cell>
          <table:table-cell table:style-name="ce5" office:value-type="float" office:value="1.0952" calcext:value-type="float">
            <text:p>1.0952</text:p>
          </table:table-cell>
          <table:table-cell table:style-name="ce5" office:value-type="float" office:value="0.912" calcext:value-type="float">
            <text:p>0.9120</text:p>
          </table:table-cell>
          <table:table-cell table:style-name="ce5" office:value-type="float" office:value="0.9101" calcext:value-type="float">
            <text:p>0.9101</text:p>
          </table:table-cell>
          <table:table-cell table:style-name="ce5" office:value-type="float" office:value="0.8904" calcext:value-type="float">
            <text:p>0.8904</text:p>
          </table:table-cell>
          <table:table-cell table:style-name="ce5" office:value-type="float" office:value="0.1747" calcext:value-type="float">
            <text:p>0.1747</text:p>
          </table:table-cell>
          <table:table-cell table:style-name="ce5" office:value-type="float" office:value="0.1727" calcext:value-type="float">
            <text:p>0.1727</text:p>
          </table:table-cell>
          <table:table-cell table:style-name="ce5" office:value-type="float" office:value="0.1734" calcext:value-type="float">
            <text:p>0.1734</text:p>
          </table:table-cell>
          <table:table-cell table:style-name="ce5" office:value-type="float" office:value="0.1728" calcext:value-type="float">
            <text:p>0.1728</text:p>
          </table:table-cell>
          <table:table-cell table:style-name="ce5" office:value-type="float" office:value="0.1708" calcext:value-type="float">
            <text:p>0.1708</text:p>
          </table:table-cell>
          <table:table-cell table:style-name="ce5" office:value-type="float" office:value="0.1696" calcext:value-type="float">
            <text:p>0.1696</text:p>
          </table:table-cell>
          <table:table-cell table:style-name="ce5" office:value-type="float" office:value="1.1226" calcext:value-type="float">
            <text:p>1.1226</text:p>
          </table:table-cell>
          <table:table-cell table:style-name="ce5" office:value-type="float" office:value="1.0871" calcext:value-type="float">
            <text:p>1.0871</text:p>
          </table:table-cell>
          <table:table-cell table:style-name="ce5" office:value-type="float" office:value="1.0882" calcext:value-type="float">
            <text:p>1.0882</text:p>
          </table:table-cell>
          <table:table-cell table:style-name="ce5" office:value-type="float" office:value="0.9075" calcext:value-type="float">
            <text:p>0.9075</text:p>
          </table:table-cell>
          <table:table-cell table:style-name="ce5" office:value-type="float" office:value="0.8956" calcext:value-type="float">
            <text:p>0.8956</text:p>
          </table:table-cell>
          <table:table-cell table:style-name="ce5" office:value-type="float" office:value="0.9048" calcext:value-type="float">
            <text:p>0.9048</text:p>
          </table:table-cell>
          <table:table-cell table:style-name="ce5" office:value-type="float" office:value="0.1519" calcext:value-type="float">
            <text:p>0.1519</text:p>
          </table:table-cell>
          <table:table-cell table:style-name="ce5" office:value-type="float" office:value="0.1527" calcext:value-type="float">
            <text:p>0.1527</text:p>
          </table:table-cell>
          <table:table-cell table:style-name="ce5" office:value-type="float" office:value="0.1539" calcext:value-type="float">
            <text:p>0.1539</text:p>
          </table:table-cell>
          <table:table-cell table:style-name="ce5" office:value-type="float" office:value="0.157" calcext:value-type="float">
            <text:p>0.1570</text:p>
          </table:table-cell>
          <table:table-cell table:style-name="ce5" office:value-type="float" office:value="0.1542" calcext:value-type="float">
            <text:p>0.1542</text:p>
          </table:table-cell>
          <table:table-cell table:style-name="ce5" office:value-type="float" office:value="0.1575" calcext:value-type="float">
            <text:p>0.157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float" office:value="52200.3" calcext:value-type="float">
            <text:p>52200.30</text:p>
          </table:table-cell>
          <table:table-cell table:style-name="ce5" office:value-type="float" office:value="1.1322" calcext:value-type="float">
            <text:p>1.1322</text:p>
          </table:table-cell>
          <table:table-cell table:style-name="ce5" office:value-type="float" office:value="1.0995" calcext:value-type="float">
            <text:p>1.0995</text:p>
          </table:table-cell>
          <table:table-cell table:style-name="ce5" office:value-type="float" office:value="1.0841" calcext:value-type="float">
            <text:p>1.0841</text:p>
          </table:table-cell>
          <table:table-cell table:style-name="ce5" office:value-type="float" office:value="0.9573" calcext:value-type="float">
            <text:p>0.9573</text:p>
          </table:table-cell>
          <table:table-cell table:style-name="ce5" office:value-type="float" office:value="0.9397" calcext:value-type="float">
            <text:p>0.9397</text:p>
          </table:table-cell>
          <table:table-cell table:style-name="ce5" office:value-type="float" office:value="0.943" calcext:value-type="float">
            <text:p>0.9430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1452" calcext:value-type="float">
            <text:p>0.1452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8811" calcext:value-type="float">
            <text:p>0.8811</text:p>
          </table:table-cell>
          <table:table-cell table:style-name="ce5" office:value-type="float" office:value="0.6708" calcext:value-type="float">
            <text:p>0.6708</text:p>
          </table:table-cell>
          <table:table-cell table:style-name="ce5" office:value-type="float" office:value="0.8821" calcext:value-type="float">
            <text:p>0.8821</text:p>
          </table:table-cell>
          <table:table-cell table:style-name="ce5" office:value-type="float" office:value="0.1357" calcext:value-type="float">
            <text:p>0.1357</text:p>
          </table:table-cell>
          <table:table-cell table:style-name="ce5" office:value-type="float" office:value="0.1327" calcext:value-type="float">
            <text:p>0.1327</text:p>
          </table:table-cell>
          <table:table-cell table:style-name="ce5" office:value-type="float" office:value="0.1328" calcext:value-type="float">
            <text:p>0.1328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405" calcext:value-type="float">
            <text:p>0.1405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1.1123" calcext:value-type="float">
            <text:p>1.1123</text:p>
          </table:table-cell>
          <table:table-cell table:style-name="ce5" office:value-type="float" office:value="1.1129" calcext:value-type="float">
            <text:p>1.1129</text:p>
          </table:table-cell>
          <table:table-cell table:style-name="ce5" office:value-type="float" office:value="1.0834" calcext:value-type="float">
            <text:p>1.0834</text:p>
          </table:table-cell>
          <table:table-cell table:style-name="ce5" office:value-type="float" office:value="0.9404" calcext:value-type="float">
            <text:p>0.9404</text:p>
          </table:table-cell>
          <table:table-cell table:style-name="ce5" office:value-type="float" office:value="0.939" calcext:value-type="float">
            <text:p>0.9390</text:p>
          </table:table-cell>
          <table:table-cell table:style-name="ce5" office:value-type="float" office:value="0.9456" calcext:value-type="float">
            <text:p>0.9456</text:p>
          </table:table-cell>
          <table:table-cell table:style-name="ce5" office:value-type="float" office:value="0.1483" calcext:value-type="float">
            <text:p>0.1483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588" calcext:value-type="float">
            <text:p>0.1588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483" calcext:value-type="float">
            <text:p>0.1483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1.0702" calcext:value-type="float">
            <text:p>1.0702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303" calcext:value-type="float">
            <text:p>0.1303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58" calcext:value-type="float">
            <text:p>0.1258</text:p>
          </table:table-cell>
          <table:table-cell table:style-name="ce5" office:value-type="float" office:value="1.0769" calcext:value-type="float">
            <text:p>1.0769</text:p>
          </table:table-cell>
          <table:table-cell table:style-name="ce5" office:value-type="float" office:value="1.0574" calcext:value-type="float">
            <text:p>1.0574</text:p>
          </table:table-cell>
          <table:table-cell table:style-name="ce5" office:value-type="float" office:value="1.0731" calcext:value-type="float">
            <text:p>1.0731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3" calcext:value-type="float">
            <text:p>0.1430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372" calcext:value-type="float">
            <text:p>0.1372</text:p>
          </table:table-cell>
          <table:table-cell table:style-name="ce5" office:value-type="float" office:value="1.4769" calcext:value-type="float">
            <text:p>1.4769</text:p>
          </table:table-cell>
          <table:table-cell table:style-name="ce5" office:value-type="float" office:value="1.4563" calcext:value-type="float">
            <text:p>1.4563</text:p>
          </table:table-cell>
          <table:table-cell table:style-name="ce5" office:value-type="float" office:value="1.4471" calcext:value-type="float">
            <text:p>1.4471</text:p>
          </table:table-cell>
          <table:table-cell table:style-name="ce5" office:value-type="float" office:value="1.4125" calcext:value-type="float">
            <text:p>1.4125</text:p>
          </table:table-cell>
          <table:table-cell table:style-name="ce5" office:value-type="float" office:value="1.4191" calcext:value-type="float">
            <text:p>1.4191</text:p>
          </table:table-cell>
          <table:table-cell table:style-name="ce5" office:value-type="float" office:value="1.394" calcext:value-type="float">
            <text:p>1.3940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1455" calcext:value-type="float">
            <text:p>0.1455</text:p>
          </table:table-cell>
          <table:table-cell table:style-name="ce5" office:value-type="float" office:value="0.1497" calcext:value-type="float">
            <text:p>0.1497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1.1229" calcext:value-type="float">
            <text:p>1.1229</text:p>
          </table:table-cell>
          <table:table-cell table:style-name="ce5" office:value-type="float" office:value="1.0963" calcext:value-type="float">
            <text:p>1.0963</text:p>
          </table:table-cell>
          <table:table-cell table:style-name="ce5" office:value-type="float" office:value="1.0954" calcext:value-type="float">
            <text:p>1.0954</text:p>
          </table:table-cell>
          <table:table-cell table:style-name="ce5" office:value-type="float" office:value="0.9117" calcext:value-type="float">
            <text:p>0.9117</text:p>
          </table:table-cell>
          <table:table-cell table:style-name="ce5" office:value-type="float" office:value="0.9092" calcext:value-type="float">
            <text:p>0.9092</text:p>
          </table:table-cell>
          <table:table-cell table:style-name="ce5" office:value-type="float" office:value="0.8892" calcext:value-type="float">
            <text:p>0.8892</text:p>
          </table:table-cell>
          <table:table-cell table:style-name="ce5" office:value-type="float" office:value="0.1752" calcext:value-type="float">
            <text:p>0.1752</text:p>
          </table:table-cell>
          <table:table-cell table:style-name="ce5" office:value-type="float" office:value="0.1735" calcext:value-type="float">
            <text:p>0.1735</text:p>
          </table:table-cell>
          <table:table-cell table:style-name="ce5" office:value-type="float" office:value="0.1737" calcext:value-type="float">
            <text:p>0.1737</text:p>
          </table:table-cell>
          <table:table-cell table:style-name="ce5" office:value-type="float" office:value="0.1729" calcext:value-type="float">
            <text:p>0.1729</text:p>
          </table:table-cell>
          <table:table-cell table:style-name="ce5" office:value-type="float" office:value="0.1702" calcext:value-type="float">
            <text:p>0.1702</text:p>
          </table:table-cell>
          <table:table-cell table:style-name="ce5" office:value-type="float" office:value="0.1698" calcext:value-type="float">
            <text:p>0.1698</text:p>
          </table:table-cell>
          <table:table-cell table:style-name="ce5" office:value-type="float" office:value="1.1253" calcext:value-type="float">
            <text:p>1.1253</text:p>
          </table:table-cell>
          <table:table-cell table:style-name="ce5" office:value-type="float" office:value="1.087" calcext:value-type="float">
            <text:p>1.0870</text:p>
          </table:table-cell>
          <table:table-cell table:style-name="ce5" office:value-type="float" office:value="1.0883" calcext:value-type="float">
            <text:p>1.0883</text:p>
          </table:table-cell>
          <table:table-cell table:style-name="ce5" office:value-type="float" office:value="0.9101" calcext:value-type="float">
            <text:p>0.9101</text:p>
          </table:table-cell>
          <table:table-cell table:style-name="ce5" office:value-type="float" office:value="0.8996" calcext:value-type="float">
            <text:p>0.8996</text:p>
          </table:table-cell>
          <table:table-cell table:style-name="ce5" office:value-type="float" office:value="0.9064" calcext:value-type="float">
            <text:p>0.9064</text:p>
          </table:table-cell>
          <table:table-cell table:number-columns-repeated="2" table:style-name="ce5" office:value-type="float" office:value="0.1522" calcext:value-type="float">
            <text:p>0.1522</text:p>
          </table:table-cell>
          <table:table-cell table:style-name="ce5" office:value-type="float" office:value="0.1546" calcext:value-type="float">
            <text:p>0.1546</text:p>
          </table:table-cell>
          <table:table-cell table:style-name="ce5" office:value-type="float" office:value="0.1562" calcext:value-type="float">
            <text:p>0.1562</text:p>
          </table:table-cell>
          <table:table-cell table:style-name="ce5" office:value-type="float" office:value="0.1544" calcext:value-type="float">
            <text:p>0.1544</text:p>
          </table:table-cell>
          <table:table-cell table:style-name="ce5" office:value-type="float" office:value="0.1575" calcext:value-type="float">
            <text:p>0.157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float" office:value="54000.3" calcext:value-type="float">
            <text:p>54000.30</text:p>
          </table:table-cell>
          <table:table-cell table:style-name="ce5" office:value-type="float" office:value="1.1352" calcext:value-type="float">
            <text:p>1.1352</text:p>
          </table:table-cell>
          <table:table-cell table:style-name="ce5" office:value-type="float" office:value="1.0991" calcext:value-type="float">
            <text:p>1.0991</text:p>
          </table:table-cell>
          <table:table-cell table:style-name="ce5" office:value-type="float" office:value="1.0823" calcext:value-type="float">
            <text:p>1.0823</text:p>
          </table:table-cell>
          <table:table-cell table:style-name="ce5" office:value-type="float" office:value="0.9556" calcext:value-type="float">
            <text:p>0.9556</text:p>
          </table:table-cell>
          <table:table-cell table:style-name="ce5" office:value-type="float" office:value="0.9385" calcext:value-type="float">
            <text:p>0.9385</text:p>
          </table:table-cell>
          <table:table-cell table:style-name="ce5" office:value-type="float" office:value="0.9421" calcext:value-type="float">
            <text:p>0.9421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1458" calcext:value-type="float">
            <text:p>0.1458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0.9894" calcext:value-type="float">
            <text:p>0.9894</text:p>
          </table:table-cell>
          <table:table-cell table:style-name="ce5" office:value-type="float" office:value="0.8119" calcext:value-type="float">
            <text:p>0.8119</text:p>
          </table:table-cell>
          <table:table-cell table:style-name="ce5" office:value-type="float" office:value="0.9746" calcext:value-type="float">
            <text:p>0.9746</text:p>
          </table:table-cell>
          <table:table-cell table:style-name="ce5" office:value-type="float" office:value="0.1372" calcext:value-type="float">
            <text:p>0.1372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1356" calcext:value-type="float">
            <text:p>0.1356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1.115" calcext:value-type="float">
            <text:p>1.1150</text:p>
          </table:table-cell>
          <table:table-cell table:style-name="ce5" office:value-type="float" office:value="1.1146" calcext:value-type="float">
            <text:p>1.1146</text:p>
          </table:table-cell>
          <table:table-cell table:style-name="ce5" office:value-type="float" office:value="1.0863" calcext:value-type="float">
            <text:p>1.0863</text:p>
          </table:table-cell>
          <table:table-cell table:style-name="ce5" office:value-type="float" office:value="0.9397" calcext:value-type="float">
            <text:p>0.9397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5" office:value-type="float" office:value="0.9432" calcext:value-type="float">
            <text:p>0.9432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585" calcext:value-type="float">
            <text:p>0.1585</text:p>
          </table:table-cell>
          <table:table-cell table:style-name="ce5" office:value-type="float" office:value="0.1495" calcext:value-type="float">
            <text:p>0.1495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469" calcext:value-type="float">
            <text:p>0.1469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1.0751" calcext:value-type="float">
            <text:p>1.0751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1328" calcext:value-type="float">
            <text:p>0.1328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54" calcext:value-type="float">
            <text:p>0.1254</text:p>
          </table:table-cell>
          <table:table-cell table:style-name="ce5" office:value-type="float" office:value="1.0874" calcext:value-type="float">
            <text:p>1.0874</text:p>
          </table:table-cell>
          <table:table-cell table:style-name="ce5" office:value-type="float" office:value="1.0674" calcext:value-type="float">
            <text:p>1.0674</text:p>
          </table:table-cell>
          <table:table-cell table:style-name="ce5" office:value-type="float" office:value="1.0816" calcext:value-type="float">
            <text:p>1.0816</text:p>
          </table:table-cell>
          <table:table-cell table:style-name="ce5" office:value-type="float" office:value="0.1606" calcext:value-type="float">
            <text:p>0.1606</text:p>
          </table:table-cell>
          <table:table-cell table:style-name="ce5" office:value-type="float" office:value="0.1482" calcext:value-type="float">
            <text:p>0.1482</text:p>
          </table:table-cell>
          <table:table-cell table:style-name="ce5" office:value-type="float" office:value="0.1585" calcext:value-type="float">
            <text:p>0.1585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391" calcext:value-type="float">
            <text:p>0.1391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1.4815" calcext:value-type="float">
            <text:p>1.4815</text:p>
          </table:table-cell>
          <table:table-cell table:style-name="ce5" office:value-type="float" office:value="1.4566" calcext:value-type="float">
            <text:p>1.4566</text:p>
          </table:table-cell>
          <table:table-cell table:style-name="ce5" office:value-type="float" office:value="1.4482" calcext:value-type="float">
            <text:p>1.4482</text:p>
          </table:table-cell>
          <table:table-cell table:style-name="ce5" office:value-type="float" office:value="1.416" calcext:value-type="float">
            <text:p>1.4160</text:p>
          </table:table-cell>
          <table:table-cell table:style-name="ce5" office:value-type="float" office:value="1.4271" calcext:value-type="float">
            <text:p>1.4271</text:p>
          </table:table-cell>
          <table:table-cell table:style-name="ce5" office:value-type="float" office:value="1.414" calcext:value-type="float">
            <text:p>1.4140</text:p>
          </table:table-cell>
          <table:table-cell table:number-columns-repeated="2" table:style-name="ce5" office:value-type="float" office:value="0.1465" calcext:value-type="float">
            <text:p>0.1465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0.1498" calcext:value-type="float">
            <text:p>0.1498</text:p>
          </table:table-cell>
          <table:table-cell table:style-name="ce5" office:value-type="float" office:value="0.1517" calcext:value-type="float">
            <text:p>0.1517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1.1243" calcext:value-type="float">
            <text:p>1.1243</text:p>
          </table:table-cell>
          <table:table-cell table:style-name="ce5" office:value-type="float" office:value="1.0956" calcext:value-type="float">
            <text:p>1.0956</text:p>
          </table:table-cell>
          <table:table-cell table:style-name="ce5" office:value-type="float" office:value="1.0964" calcext:value-type="float">
            <text:p>1.0964</text:p>
          </table:table-cell>
          <table:table-cell table:style-name="ce5" office:value-type="float" office:value="0.9125" calcext:value-type="float">
            <text:p>0.9125</text:p>
          </table:table-cell>
          <table:table-cell table:style-name="ce5" office:value-type="float" office:value="0.9102" calcext:value-type="float">
            <text:p>0.9102</text:p>
          </table:table-cell>
          <table:table-cell table:style-name="ce5" office:value-type="float" office:value="0.8898" calcext:value-type="float">
            <text:p>0.8898</text:p>
          </table:table-cell>
          <table:table-cell table:style-name="ce5" office:value-type="float" office:value="0.1756" calcext:value-type="float">
            <text:p>0.1756</text:p>
          </table:table-cell>
          <table:table-cell table:style-name="ce5" office:value-type="float" office:value="0.1731" calcext:value-type="float">
            <text:p>0.1731</text:p>
          </table:table-cell>
          <table:table-cell table:style-name="ce5" office:value-type="float" office:value="0.1751" calcext:value-type="float">
            <text:p>0.1751</text:p>
          </table:table-cell>
          <table:table-cell table:style-name="ce5" office:value-type="float" office:value="0.1732" calcext:value-type="float">
            <text:p>0.1732</text:p>
          </table:table-cell>
          <table:table-cell table:style-name="ce5" office:value-type="float" office:value="0.1709" calcext:value-type="float">
            <text:p>0.1709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1.1282" calcext:value-type="float">
            <text:p>1.1282</text:p>
          </table:table-cell>
          <table:table-cell table:style-name="ce5" office:value-type="float" office:value="1.09" calcext:value-type="float">
            <text:p>1.0900</text:p>
          </table:table-cell>
          <table:table-cell table:style-name="ce5" office:value-type="float" office:value="1.0911" calcext:value-type="float">
            <text:p>1.0911</text:p>
          </table:table-cell>
          <table:table-cell table:style-name="ce5" office:value-type="float" office:value="0.9144" calcext:value-type="float">
            <text:p>0.9144</text:p>
          </table:table-cell>
          <table:table-cell table:style-name="ce5" office:value-type="float" office:value="0.9036" calcext:value-type="float">
            <text:p>0.9036</text:p>
          </table:table-cell>
          <table:table-cell table:style-name="ce5" office:value-type="float" office:value="0.9108" calcext:value-type="float">
            <text:p>0.9108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525" calcext:value-type="float">
            <text:p>0.1525</text:p>
          </table:table-cell>
          <table:table-cell table:style-name="ce5" office:value-type="float" office:value="0.154" calcext:value-type="float">
            <text:p>0.1540</text:p>
          </table:table-cell>
          <table:table-cell table:style-name="ce5" office:value-type="float" office:value="0.1571" calcext:value-type="float">
            <text:p>0.1571</text:p>
          </table:table-cell>
          <table:table-cell table:style-name="ce5" office:value-type="float" office:value="0.1539" calcext:value-type="float">
            <text:p>0.1539</text:p>
          </table:table-cell>
          <table:table-cell table:style-name="ce5" office:value-type="float" office:value="0.1568" calcext:value-type="float">
            <text:p>0.156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" office:value-type="float" office:value="55800.3" calcext:value-type="float">
            <text:p>55800.30</text:p>
          </table:table-cell>
          <table:table-cell table:style-name="ce5" office:value-type="float" office:value="1.1402" calcext:value-type="float">
            <text:p>1.1402</text:p>
          </table:table-cell>
          <table:table-cell table:style-name="ce5" office:value-type="float" office:value="1.1028" calcext:value-type="float">
            <text:p>1.1028</text:p>
          </table:table-cell>
          <table:table-cell table:style-name="ce5" office:value-type="float" office:value="1.0865" calcext:value-type="float">
            <text:p>1.0865</text:p>
          </table:table-cell>
          <table:table-cell table:style-name="ce5" office:value-type="float" office:value="0.9622" calcext:value-type="float">
            <text:p>0.9622</text:p>
          </table:table-cell>
          <table:table-cell table:style-name="ce5" office:value-type="float" office:value="0.9427" calcext:value-type="float">
            <text:p>0.9427</text:p>
          </table:table-cell>
          <table:table-cell table:style-name="ce5" office:value-type="float" office:value="0.946" calcext:value-type="float">
            <text:p>0.9460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0.1422" calcext:value-type="float">
            <text:p>0.1422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45" calcext:value-type="float">
            <text:p>0.1450</text:p>
          </table:table-cell>
          <table:table-cell table:style-name="ce5" office:value-type="float" office:value="1.0271" calcext:value-type="float">
            <text:p>1.0271</text:p>
          </table:table-cell>
          <table:table-cell table:style-name="ce5" office:value-type="float" office:value="0.9399" calcext:value-type="float">
            <text:p>0.9399</text:p>
          </table:table-cell>
          <table:table-cell table:style-name="ce5" office:value-type="float" office:value="1.029" calcext:value-type="float">
            <text:p>1.0290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34" calcext:value-type="float">
            <text:p>0.1334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1.1162" calcext:value-type="float">
            <text:p>1.1162</text:p>
          </table:table-cell>
          <table:table-cell table:style-name="ce5" office:value-type="float" office:value="1.1161" calcext:value-type="float">
            <text:p>1.1161</text:p>
          </table:table-cell>
          <table:table-cell table:style-name="ce5" office:value-type="float" office:value="1.0858" calcext:value-type="float">
            <text:p>1.0858</text:p>
          </table:table-cell>
          <table:table-cell table:style-name="ce5" office:value-type="float" office:value="0.9397" calcext:value-type="float">
            <text:p>0.9397</text:p>
          </table:table-cell>
          <table:table-cell table:style-name="ce5" office:value-type="float" office:value="0.9355" calcext:value-type="float">
            <text:p>0.9355</text:p>
          </table:table-cell>
          <table:table-cell table:style-name="ce5" office:value-type="float" office:value="0.9429" calcext:value-type="float">
            <text:p>0.9429</text:p>
          </table:table-cell>
          <table:table-cell table:style-name="ce5" office:value-type="float" office:value="0.1488" calcext:value-type="float">
            <text:p>0.1488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59" calcext:value-type="float">
            <text:p>0.1590</text:p>
          </table:table-cell>
          <table:table-cell table:style-name="ce5" office:value-type="float" office:value="0.15" calcext:value-type="float">
            <text:p>0.1500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1.0802" calcext:value-type="float">
            <text:p>1.0802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349" calcext:value-type="float">
            <text:p>0.1349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91" calcext:value-type="float">
            <text:p>0.1291</text:p>
          </table:table-cell>
          <table:table-cell table:number-columns-repeated="2" table:style-name="ce5" office:value-type="float" office:value="0.1282" calcext:value-type="float">
            <text:p>0.1282</text:p>
          </table:table-cell>
          <table:table-cell table:style-name="ce5" office:value-type="float" office:value="0.1256" calcext:value-type="float">
            <text:p>0.1256</text:p>
          </table:table-cell>
          <table:table-cell table:style-name="ce5" office:value-type="float" office:value="1.1" calcext:value-type="float">
            <text:p>1.1000</text:p>
          </table:table-cell>
          <table:table-cell table:style-name="ce5" office:value-type="float" office:value="1.0763" calcext:value-type="float">
            <text:p>1.0763</text:p>
          </table:table-cell>
          <table:table-cell table:style-name="ce5" office:value-type="float" office:value="1.0888" calcext:value-type="float">
            <text:p>1.0888</text:p>
          </table:table-cell>
          <table:table-cell table:style-name="ce5" office:value-type="float" office:value="0.1773" calcext:value-type="float">
            <text:p>0.1773</text:p>
          </table:table-cell>
          <table:table-cell table:style-name="ce5" office:value-type="float" office:value="0.1572" calcext:value-type="float">
            <text:p>0.1572</text:p>
          </table:table-cell>
          <table:table-cell table:style-name="ce5" office:value-type="float" office:value="0.1729" calcext:value-type="float">
            <text:p>0.1729</text:p>
          </table:table-cell>
          <table:table-cell table:style-name="ce5" office:value-type="float" office:value="0.1385" calcext:value-type="float">
            <text:p>0.1385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418" calcext:value-type="float">
            <text:p>0.1418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1.4878" calcext:value-type="float">
            <text:p>1.4878</text:p>
          </table:table-cell>
          <table:table-cell table:style-name="ce5" office:value-type="float" office:value="1.4592" calcext:value-type="float">
            <text:p>1.4592</text:p>
          </table:table-cell>
          <table:table-cell table:style-name="ce5" office:value-type="float" office:value="1.4478" calcext:value-type="float">
            <text:p>1.4478</text:p>
          </table:table-cell>
          <table:table-cell table:style-name="ce5" office:value-type="float" office:value="1.4205" calcext:value-type="float">
            <text:p>1.4205</text:p>
          </table:table-cell>
          <table:table-cell table:style-name="ce5" office:value-type="float" office:value="1.4304" calcext:value-type="float">
            <text:p>1.4304</text:p>
          </table:table-cell>
          <table:table-cell table:style-name="ce5" office:value-type="float" office:value="1.4352" calcext:value-type="float">
            <text:p>1.4352</text:p>
          </table:table-cell>
          <table:table-cell table:style-name="ce5" office:value-type="float" office:value="0.1469" calcext:value-type="float">
            <text:p>0.1469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1506" calcext:value-type="float">
            <text:p>0.1506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1.1275" calcext:value-type="float">
            <text:p>1.1275</text:p>
          </table:table-cell>
          <table:table-cell table:number-columns-repeated="2" table:style-name="ce5" office:value-type="float" office:value="1.0961" calcext:value-type="float">
            <text:p>1.0961</text:p>
          </table:table-cell>
          <table:table-cell table:style-name="ce5" office:value-type="float" office:value="0.9122" calcext:value-type="float">
            <text:p>0.9122</text:p>
          </table:table-cell>
          <table:table-cell table:style-name="ce5" office:value-type="float" office:value="0.9112" calcext:value-type="float">
            <text:p>0.9112</text:p>
          </table:table-cell>
          <table:table-cell table:style-name="ce5" office:value-type="float" office:value="0.8881" calcext:value-type="float">
            <text:p>0.8881</text:p>
          </table:table-cell>
          <table:table-cell table:style-name="ce5" office:value-type="float" office:value="0.1761" calcext:value-type="float">
            <text:p>0.1761</text:p>
          </table:table-cell>
          <table:table-cell table:style-name="ce5" office:value-type="float" office:value="0.1736" calcext:value-type="float">
            <text:p>0.1736</text:p>
          </table:table-cell>
          <table:table-cell table:style-name="ce5" office:value-type="float" office:value="0.1752" calcext:value-type="float">
            <text:p>0.1752</text:p>
          </table:table-cell>
          <table:table-cell table:style-name="ce5" office:value-type="float" office:value="0.1734" calcext:value-type="float">
            <text:p>0.1734</text:p>
          </table:table-cell>
          <table:table-cell table:style-name="ce5" office:value-type="float" office:value="0.1707" calcext:value-type="float">
            <text:p>0.1707</text:p>
          </table:table-cell>
          <table:table-cell table:style-name="ce5" office:value-type="float" office:value="0.1698" calcext:value-type="float">
            <text:p>0.1698</text:p>
          </table:table-cell>
          <table:table-cell table:style-name="ce5" office:value-type="float" office:value="1.1338" calcext:value-type="float">
            <text:p>1.1338</text:p>
          </table:table-cell>
          <table:table-cell table:style-name="ce5" office:value-type="float" office:value="1.0922" calcext:value-type="float">
            <text:p>1.0922</text:p>
          </table:table-cell>
          <table:table-cell table:style-name="ce5" office:value-type="float" office:value="1.0923" calcext:value-type="float">
            <text:p>1.0923</text:p>
          </table:table-cell>
          <table:table-cell table:style-name="ce5" office:value-type="float" office:value="0.9141" calcext:value-type="float">
            <text:p>0.9141</text:p>
          </table:table-cell>
          <table:table-cell table:style-name="ce5" office:value-type="float" office:value="0.9048" calcext:value-type="float">
            <text:p>0.9048</text:p>
          </table:table-cell>
          <table:table-cell table:style-name="ce5" office:value-type="float" office:value="0.9087" calcext:value-type="float">
            <text:p>0.9087</text:p>
          </table:table-cell>
          <table:table-cell table:style-name="ce5" office:value-type="float" office:value="0.1525" calcext:value-type="float">
            <text:p>0.1525</text:p>
          </table:table-cell>
          <table:table-cell table:style-name="ce5" office:value-type="float" office:value="0.1535" calcext:value-type="float">
            <text:p>0.1535</text:p>
          </table:table-cell>
          <table:table-cell table:style-name="ce5" office:value-type="float" office:value="0.1544" calcext:value-type="float">
            <text:p>0.1544</text:p>
          </table:table-cell>
          <table:table-cell table:style-name="ce5" office:value-type="float" office:value="0.1577" calcext:value-type="float">
            <text:p>0.1577</text:p>
          </table:table-cell>
          <table:table-cell table:style-name="ce5" office:value-type="float" office:value="0.155" calcext:value-type="float">
            <text:p>0.1550</text:p>
          </table:table-cell>
          <table:table-cell table:style-name="ce5" office:value-type="float" office:value="0.1577" calcext:value-type="float">
            <text:p>0.157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3" office:value-type="float" office:value="57600.3" calcext:value-type="float">
            <text:p>57600.30</text:p>
          </table:table-cell>
          <table:table-cell table:style-name="ce5" office:value-type="float" office:value="1.1405" calcext:value-type="float">
            <text:p>1.1405</text:p>
          </table:table-cell>
          <table:table-cell table:style-name="ce5" office:value-type="float" office:value="1.1025" calcext:value-type="float">
            <text:p>1.1025</text:p>
          </table:table-cell>
          <table:table-cell table:style-name="ce5" office:value-type="float" office:value="1.0865" calcext:value-type="float">
            <text:p>1.0865</text:p>
          </table:table-cell>
          <table:table-cell table:style-name="ce5" office:value-type="float" office:value="0.9614" calcext:value-type="float">
            <text:p>0.9614</text:p>
          </table:table-cell>
          <table:table-cell table:style-name="ce5" office:value-type="float" office:value="0.944" calcext:value-type="float">
            <text:p>0.9440</text:p>
          </table:table-cell>
          <table:table-cell table:style-name="ce5" office:value-type="float" office:value="0.9467" calcext:value-type="float">
            <text:p>0.9467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1.0442" calcext:value-type="float">
            <text:p>1.0442</text:p>
          </table:table-cell>
          <table:table-cell table:style-name="ce5" office:value-type="float" office:value="1.0259" calcext:value-type="float">
            <text:p>1.0259</text:p>
          </table:table-cell>
          <table:table-cell table:style-name="ce5" office:value-type="float" office:value="1.0337" calcext:value-type="float">
            <text:p>1.0337</text:p>
          </table:table-cell>
          <table:table-cell table:style-name="ce5" office:value-type="float" office:value="0.1424" calcext:value-type="float">
            <text:p>0.1424</text:p>
          </table:table-cell>
          <table:table-cell table:style-name="ce5" office:value-type="float" office:value="0.1341" calcext:value-type="float">
            <text:p>0.1341</text:p>
          </table:table-cell>
          <table:table-cell table:style-name="ce5" office:value-type="float" office:value="0.1334" calcext:value-type="float">
            <text:p>0.1334</text:p>
          </table:table-cell>
          <table:table-cell table:number-columns-repeated="2" table:style-name="ce5" office:value-type="float" office:value="0.1369" calcext:value-type="float">
            <text:p>0.1369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0.1407" calcext:value-type="float">
            <text:p>0.1407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1.1197" calcext:value-type="float">
            <text:p>1.1197</text:p>
          </table:table-cell>
          <table:table-cell table:style-name="ce5" office:value-type="float" office:value="1.1155" calcext:value-type="float">
            <text:p>1.1155</text:p>
          </table:table-cell>
          <table:table-cell table:style-name="ce5" office:value-type="float" office:value="1.0866" calcext:value-type="float">
            <text:p>1.0866</text:p>
          </table:table-cell>
          <table:table-cell table:style-name="ce5" office:value-type="float" office:value="0.9365" calcext:value-type="float">
            <text:p>0.9365</text:p>
          </table:table-cell>
          <table:table-cell table:style-name="ce5" office:value-type="float" office:value="0.9333" calcext:value-type="float">
            <text:p>0.9333</text:p>
          </table:table-cell>
          <table:table-cell table:style-name="ce5" office:value-type="float" office:value="0.94" calcext:value-type="float">
            <text:p>0.9400</text:p>
          </table:table-cell>
          <table:table-cell table:style-name="ce5" office:value-type="float" office:value="0.1488" calcext:value-type="float">
            <text:p>0.1488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594" calcext:value-type="float">
            <text:p>0.1594</text:p>
          </table:table-cell>
          <table:table-cell table:style-name="ce5" office:value-type="float" office:value="0.1503" calcext:value-type="float">
            <text:p>0.1503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1.0862" calcext:value-type="float">
            <text:p>1.0862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1387" calcext:value-type="float">
            <text:p>0.1387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61" calcext:value-type="float">
            <text:p>0.1261</text:p>
          </table:table-cell>
          <table:table-cell table:style-name="ce5" office:value-type="float" office:value="1.1085" calcext:value-type="float">
            <text:p>1.1085</text:p>
          </table:table-cell>
          <table:table-cell table:style-name="ce5" office:value-type="float" office:value="1.081" calcext:value-type="float">
            <text:p>1.0810</text:p>
          </table:table-cell>
          <table:table-cell table:style-name="ce5" office:value-type="float" office:value="1.0938" calcext:value-type="float">
            <text:p>1.0938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1708" calcext:value-type="float">
            <text:p>0.1708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386" calcext:value-type="float">
            <text:p>0.1386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1.4954" calcext:value-type="float">
            <text:p>1.4954</text:p>
          </table:table-cell>
          <table:table-cell table:style-name="ce5" office:value-type="float" office:value="1.4607" calcext:value-type="float">
            <text:p>1.4607</text:p>
          </table:table-cell>
          <table:table-cell table:style-name="ce5" office:value-type="float" office:value="1.4515" calcext:value-type="float">
            <text:p>1.4515</text:p>
          </table:table-cell>
          <table:table-cell table:style-name="ce5" office:value-type="float" office:value="1.4242" calcext:value-type="float">
            <text:p>1.4242</text:p>
          </table:table-cell>
          <table:table-cell table:style-name="ce5" office:value-type="float" office:value="1.4311" calcext:value-type="float">
            <text:p>1.4311</text:p>
          </table:table-cell>
          <table:table-cell table:style-name="ce5" office:value-type="float" office:value="1.4489" calcext:value-type="float">
            <text:p>1.4489</text:p>
          </table:table-cell>
          <table:table-cell table:number-columns-repeated="2" table:style-name="ce5" office:value-type="float" office:value="0.1471" calcext:value-type="float">
            <text:p>0.1471</text:p>
          </table:table-cell>
          <table:table-cell table:style-name="ce5" office:value-type="float" office:value="0.1455" calcext:value-type="float">
            <text:p>0.1455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18" calcext:value-type="float">
            <text:p>0.1518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1.131" calcext:value-type="float">
            <text:p>1.1310</text:p>
          </table:table-cell>
          <table:table-cell table:style-name="ce5" office:value-type="float" office:value="1.0972" calcext:value-type="float">
            <text:p>1.0972</text:p>
          </table:table-cell>
          <table:table-cell table:style-name="ce5" office:value-type="float" office:value="1.0968" calcext:value-type="float">
            <text:p>1.0968</text:p>
          </table:table-cell>
          <table:table-cell table:style-name="ce5" office:value-type="float" office:value="0.9129" calcext:value-type="float">
            <text:p>0.9129</text:p>
          </table:table-cell>
          <table:table-cell table:style-name="ce5" office:value-type="float" office:value="0.9121" calcext:value-type="float">
            <text:p>0.9121</text:p>
          </table:table-cell>
          <table:table-cell table:style-name="ce5" office:value-type="float" office:value="0.8888" calcext:value-type="float">
            <text:p>0.8888</text:p>
          </table:table-cell>
          <table:table-cell table:style-name="ce5" office:value-type="float" office:value="0.1763" calcext:value-type="float">
            <text:p>0.1763</text:p>
          </table:table-cell>
          <table:table-cell table:style-name="ce5" office:value-type="float" office:value="0.1746" calcext:value-type="float">
            <text:p>0.1746</text:p>
          </table:table-cell>
          <table:table-cell table:style-name="ce5" office:value-type="float" office:value="0.1751" calcext:value-type="float">
            <text:p>0.1751</text:p>
          </table:table-cell>
          <table:table-cell table:style-name="ce5" office:value-type="float" office:value="0.1736" calcext:value-type="float">
            <text:p>0.1736</text:p>
          </table:table-cell>
          <table:table-cell table:style-name="ce5" office:value-type="float" office:value="0.1713" calcext:value-type="float">
            <text:p>0.1713</text:p>
          </table:table-cell>
          <table:table-cell table:style-name="ce5" office:value-type="float" office:value="0.1698" calcext:value-type="float">
            <text:p>0.1698</text:p>
          </table:table-cell>
          <table:table-cell table:style-name="ce5" office:value-type="float" office:value="1.1374" calcext:value-type="float">
            <text:p>1.1374</text:p>
          </table:table-cell>
          <table:table-cell table:style-name="ce5" office:value-type="float" office:value="1.093" calcext:value-type="float">
            <text:p>1.0930</text:p>
          </table:table-cell>
          <table:table-cell table:style-name="ce5" office:value-type="float" office:value="1.09" calcext:value-type="float">
            <text:p>1.0900</text:p>
          </table:table-cell>
          <table:table-cell table:style-name="ce5" office:value-type="float" office:value="0.9158" calcext:value-type="float">
            <text:p>0.9158</text:p>
          </table:table-cell>
          <table:table-cell table:style-name="ce5" office:value-type="float" office:value="0.9059" calcext:value-type="float">
            <text:p>0.9059</text:p>
          </table:table-cell>
          <table:table-cell table:style-name="ce5" office:value-type="float" office:value="0.9137" calcext:value-type="float">
            <text:p>0.9137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533" calcext:value-type="float">
            <text:p>0.1533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1562" calcext:value-type="float">
            <text:p>0.1562</text:p>
          </table:table-cell>
          <table:table-cell table:style-name="ce5" office:value-type="float" office:value="0.1546" calcext:value-type="float">
            <text:p>0.1546</text:p>
          </table:table-cell>
          <table:table-cell table:style-name="ce5" office:value-type="float" office:value="0.157" calcext:value-type="float">
            <text:p>0.1570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" office:value-type="float" office:value="59400.3" calcext:value-type="float">
            <text:p>59400.30</text:p>
          </table:table-cell>
          <table:table-cell table:style-name="ce5" office:value-type="float" office:value="1.1394" calcext:value-type="float">
            <text:p>1.1394</text:p>
          </table:table-cell>
          <table:table-cell table:style-name="ce5" office:value-type="float" office:value="1.1025" calcext:value-type="float">
            <text:p>1.1025</text:p>
          </table:table-cell>
          <table:table-cell table:style-name="ce5" office:value-type="float" office:value="1.0859" calcext:value-type="float">
            <text:p>1.0859</text:p>
          </table:table-cell>
          <table:table-cell table:style-name="ce5" office:value-type="float" office:value="0.9596" calcext:value-type="float">
            <text:p>0.9596</text:p>
          </table:table-cell>
          <table:table-cell table:style-name="ce5" office:value-type="float" office:value="0.9405" calcext:value-type="float">
            <text:p>0.9405</text:p>
          </table:table-cell>
          <table:table-cell table:style-name="ce5" office:value-type="float" office:value="0.9445" calcext:value-type="float">
            <text:p>0.9445</text:p>
          </table:table-cell>
          <table:table-cell table:style-name="ce5" office:value-type="float" office:value="0.1397" calcext:value-type="float">
            <text:p>0.1397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0.1435" calcext:value-type="float">
            <text:p>0.1435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69" calcext:value-type="float">
            <text:p>0.1469</text:p>
          </table:table-cell>
          <table:table-cell table:style-name="ce5" office:value-type="float" office:value="0.1431" calcext:value-type="float">
            <text:p>0.1431</text:p>
          </table:table-cell>
          <table:table-cell table:style-name="ce5" office:value-type="float" office:value="1.0592" calcext:value-type="float">
            <text:p>1.0592</text:p>
          </table:table-cell>
          <table:table-cell table:style-name="ce5" office:value-type="float" office:value="1.0373" calcext:value-type="float">
            <text:p>1.0373</text:p>
          </table:table-cell>
          <table:table-cell table:style-name="ce5" office:value-type="float" office:value="1.0414" calcext:value-type="float">
            <text:p>1.0414</text:p>
          </table:table-cell>
          <table:table-cell table:style-name="ce5" office:value-type="float" office:value="0.1464" calcext:value-type="float">
            <text:p>0.1464</text:p>
          </table:table-cell>
          <table:table-cell table:style-name="ce5" office:value-type="float" office:value="0.132" calcext:value-type="float">
            <text:p>0.1320</text:p>
          </table:table-cell>
          <table:table-cell table:style-name="ce5" office:value-type="float" office:value="0.1316" calcext:value-type="float">
            <text:p>0.1316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352" calcext:value-type="float">
            <text:p>0.1352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1.1192" calcext:value-type="float">
            <text:p>1.1192</text:p>
          </table:table-cell>
          <table:table-cell table:style-name="ce5" office:value-type="float" office:value="1.1145" calcext:value-type="float">
            <text:p>1.1145</text:p>
          </table:table-cell>
          <table:table-cell table:style-name="ce5" office:value-type="float" office:value="1.0844" calcext:value-type="float">
            <text:p>1.0844</text:p>
          </table:table-cell>
          <table:table-cell table:style-name="ce5" office:value-type="float" office:value="0.9329" calcext:value-type="float">
            <text:p>0.9329</text:p>
          </table:table-cell>
          <table:table-cell table:style-name="ce5" office:value-type="float" office:value="0.9307" calcext:value-type="float">
            <text:p>0.9307</text:p>
          </table:table-cell>
          <table:table-cell table:style-name="ce5" office:value-type="float" office:value="0.9381" calcext:value-type="float">
            <text:p>0.9381</text:p>
          </table:table-cell>
          <table:table-cell table:style-name="ce5" office:value-type="float" office:value="0.1488" calcext:value-type="float">
            <text:p>0.1488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584" calcext:value-type="float">
            <text:p>0.1584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1.0884" calcext:value-type="float">
            <text:p>1.0884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436" calcext:value-type="float">
            <text:p>0.1436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54" calcext:value-type="float">
            <text:p>0.1254</text:p>
          </table:table-cell>
          <table:table-cell table:style-name="ce5" office:value-type="float" office:value="1.1123" calcext:value-type="float">
            <text:p>1.1123</text:p>
          </table:table-cell>
          <table:table-cell table:style-name="ce5" office:value-type="float" office:value="1.0835" calcext:value-type="float">
            <text:p>1.0835</text:p>
          </table:table-cell>
          <table:table-cell table:style-name="ce5" office:value-type="float" office:value="1.0966" calcext:value-type="float">
            <text:p>1.0966</text:p>
          </table:table-cell>
          <table:table-cell table:style-name="ce5" office:value-type="float" office:value="0.2482" calcext:value-type="float">
            <text:p>0.2482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2331" calcext:value-type="float">
            <text:p>0.2331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354" calcext:value-type="float">
            <text:p>0.1354</text:p>
          </table:table-cell>
          <table:table-cell table:style-name="ce5" office:value-type="float" office:value="0.1364" calcext:value-type="float">
            <text:p>0.1364</text:p>
          </table:table-cell>
          <table:table-cell table:style-name="ce5" office:value-type="float" office:value="0.1411" calcext:value-type="float">
            <text:p>0.1411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1.4977" calcext:value-type="float">
            <text:p>1.4977</text:p>
          </table:table-cell>
          <table:table-cell table:style-name="ce5" office:value-type="float" office:value="1.4606" calcext:value-type="float">
            <text:p>1.4606</text:p>
          </table:table-cell>
          <table:table-cell table:style-name="ce5" office:value-type="float" office:value="1.4509" calcext:value-type="float">
            <text:p>1.4509</text:p>
          </table:table-cell>
          <table:table-cell table:style-name="ce5" office:value-type="float" office:value="1.4252" calcext:value-type="float">
            <text:p>1.4252</text:p>
          </table:table-cell>
          <table:table-cell table:style-name="ce5" office:value-type="float" office:value="1.4293" calcext:value-type="float">
            <text:p>1.4293</text:p>
          </table:table-cell>
          <table:table-cell table:style-name="ce5" office:value-type="float" office:value="1.4494" calcext:value-type="float">
            <text:p>1.4494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1495" calcext:value-type="float">
            <text:p>0.1495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1.1301" calcext:value-type="float">
            <text:p>1.1301</text:p>
          </table:table-cell>
          <table:table-cell table:style-name="ce5" office:value-type="float" office:value="1.0945" calcext:value-type="float">
            <text:p>1.0945</text:p>
          </table:table-cell>
          <table:table-cell table:style-name="ce5" office:value-type="float" office:value="1.0948" calcext:value-type="float">
            <text:p>1.0948</text:p>
          </table:table-cell>
          <table:table-cell table:style-name="ce5" office:value-type="float" office:value="0.911" calcext:value-type="float">
            <text:p>0.9110</text:p>
          </table:table-cell>
          <table:table-cell table:style-name="ce5" office:value-type="float" office:value="0.9101" calcext:value-type="float">
            <text:p>0.9101</text:p>
          </table:table-cell>
          <table:table-cell table:style-name="ce5" office:value-type="float" office:value="0.8873" calcext:value-type="float">
            <text:p>0.8873</text:p>
          </table:table-cell>
          <table:table-cell table:style-name="ce5" office:value-type="float" office:value="0.1761" calcext:value-type="float">
            <text:p>0.1761</text:p>
          </table:table-cell>
          <table:table-cell table:style-name="ce5" office:value-type="float" office:value="0.174" calcext:value-type="float">
            <text:p>0.1740</text:p>
          </table:table-cell>
          <table:table-cell table:style-name="ce5" office:value-type="float" office:value="0.1747" calcext:value-type="float">
            <text:p>0.1747</text:p>
          </table:table-cell>
          <table:table-cell table:style-name="ce5" office:value-type="float" office:value="0.1729" calcext:value-type="float">
            <text:p>0.1729</text:p>
          </table:table-cell>
          <table:table-cell table:style-name="ce5" office:value-type="float" office:value="0.1701" calcext:value-type="float">
            <text:p>0.1701</text:p>
          </table:table-cell>
          <table:table-cell table:style-name="ce5" office:value-type="float" office:value="0.1688" calcext:value-type="float">
            <text:p>0.1688</text:p>
          </table:table-cell>
          <table:table-cell table:style-name="ce5" office:value-type="float" office:value="1.1379" calcext:value-type="float">
            <text:p>1.1379</text:p>
          </table:table-cell>
          <table:table-cell table:style-name="ce5" office:value-type="float" office:value="1.0911" calcext:value-type="float">
            <text:p>1.0911</text:p>
          </table:table-cell>
          <table:table-cell table:style-name="ce5" office:value-type="float" office:value="1.0902" calcext:value-type="float">
            <text:p>1.0902</text:p>
          </table:table-cell>
          <table:table-cell table:style-name="ce5" office:value-type="float" office:value="0.918" calcext:value-type="float">
            <text:p>0.9180</text:p>
          </table:table-cell>
          <table:table-cell table:style-name="ce5" office:value-type="float" office:value="0.9066" calcext:value-type="float">
            <text:p>0.9066</text:p>
          </table:table-cell>
          <table:table-cell table:style-name="ce5" office:value-type="float" office:value="0.914" calcext:value-type="float">
            <text:p>0.9140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524" calcext:value-type="float">
            <text:p>0.1524</text:p>
          </table:table-cell>
          <table:table-cell table:style-name="ce5" office:value-type="float" office:value="0.154" calcext:value-type="float">
            <text:p>0.1540</text:p>
          </table:table-cell>
          <table:table-cell table:style-name="ce5" office:value-type="float" office:value="0.1562" calcext:value-type="float">
            <text:p>0.1562</text:p>
          </table:table-cell>
          <table:table-cell table:style-name="ce5" office:value-type="float" office:value="0.1536" calcext:value-type="float">
            <text:p>0.1536</text:p>
          </table:table-cell>
          <table:table-cell table:style-name="ce5" office:value-type="float" office:value="0.1573" calcext:value-type="float">
            <text:p>0.157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61200.3" calcext:value-type="float">
            <text:p>61200.30</text:p>
          </table:table-cell>
          <table:table-cell table:style-name="ce5" office:value-type="float" office:value="1.1458" calcext:value-type="float">
            <text:p>1.1458</text:p>
          </table:table-cell>
          <table:table-cell table:style-name="ce5" office:value-type="float" office:value="1.1059" calcext:value-type="float">
            <text:p>1.1059</text:p>
          </table:table-cell>
          <table:table-cell table:style-name="ce5" office:value-type="float" office:value="1.0874" calcext:value-type="float">
            <text:p>1.0874</text:p>
          </table:table-cell>
          <table:table-cell table:style-name="ce5" office:value-type="float" office:value="0.9614" calcext:value-type="float">
            <text:p>0.9614</text:p>
          </table:table-cell>
          <table:table-cell table:style-name="ce5" office:value-type="float" office:value="0.9425" calcext:value-type="float">
            <text:p>0.9425</text:p>
          </table:table-cell>
          <table:table-cell table:style-name="ce5" office:value-type="float" office:value="0.9456" calcext:value-type="float">
            <text:p>0.9456</text:p>
          </table:table-cell>
          <table:table-cell table:style-name="ce5" office:value-type="float" office:value="0.1411" calcext:value-type="float">
            <text:p>0.1411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82" calcext:value-type="float">
            <text:p>0.1482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1.0701" calcext:value-type="float">
            <text:p>1.0701</text:p>
          </table:table-cell>
          <table:table-cell table:style-name="ce5" office:value-type="float" office:value="1.0493" calcext:value-type="float">
            <text:p>1.0493</text:p>
          </table:table-cell>
          <table:table-cell table:style-name="ce5" office:value-type="float" office:value="1.0517" calcext:value-type="float">
            <text:p>1.0517</text:p>
          </table:table-cell>
          <table:table-cell table:style-name="ce5" office:value-type="float" office:value="0.1553" calcext:value-type="float">
            <text:p>0.1553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32" calcext:value-type="float">
            <text:p>0.1332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422" calcext:value-type="float">
            <text:p>0.1422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1.1212" calcext:value-type="float">
            <text:p>1.1212</text:p>
          </table:table-cell>
          <table:table-cell table:style-name="ce5" office:value-type="float" office:value="1.1162" calcext:value-type="float">
            <text:p>1.1162</text:p>
          </table:table-cell>
          <table:table-cell table:style-name="ce5" office:value-type="float" office:value="1.0862" calcext:value-type="float">
            <text:p>1.0862</text:p>
          </table:table-cell>
          <table:table-cell table:style-name="ce5" office:value-type="float" office:value="0.9341" calcext:value-type="float">
            <text:p>0.9341</text:p>
          </table:table-cell>
          <table:table-cell table:style-name="ce5" office:value-type="float" office:value="0.9314" calcext:value-type="float">
            <text:p>0.9314</text:p>
          </table:table-cell>
          <table:table-cell table:style-name="ce5" office:value-type="float" office:value="0.9385" calcext:value-type="float">
            <text:p>0.9385</text:p>
          </table:table-cell>
          <table:table-cell table:style-name="ce5" office:value-type="float" office:value="0.1499" calcext:value-type="float">
            <text:p>0.1499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597" calcext:value-type="float">
            <text:p>0.1597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1.0855" calcext:value-type="float">
            <text:p>1.0855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1531" calcext:value-type="float">
            <text:p>0.1531</text:p>
          </table:table-cell>
          <table:table-cell table:style-name="ce5" office:value-type="float" office:value="0.1303" calcext:value-type="float">
            <text:p>0.1303</text:p>
          </table:table-cell>
          <table:table-cell table:style-name="ce5" office:value-type="float" office:value="0.1294" calcext:value-type="float">
            <text:p>0.1294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292" calcext:value-type="float">
            <text:p>0.1292</text:p>
          </table:table-cell>
          <table:table-cell table:style-name="ce5" office:value-type="float" office:value="0.13" calcext:value-type="float">
            <text:p>0.1300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6" calcext:value-type="float">
            <text:p>0.1260</text:p>
          </table:table-cell>
          <table:table-cell table:style-name="ce5" office:value-type="float" office:value="1.1184" calcext:value-type="float">
            <text:p>1.1184</text:p>
          </table:table-cell>
          <table:table-cell table:style-name="ce5" office:value-type="float" office:value="1.0884" calcext:value-type="float">
            <text:p>1.0884</text:p>
          </table:table-cell>
          <table:table-cell table:style-name="ce5" office:value-type="float" office:value="1.1002" calcext:value-type="float">
            <text:p>1.1002</text:p>
          </table:table-cell>
          <table:table-cell table:style-name="ce5" office:value-type="float" office:value="0.3135" calcext:value-type="float">
            <text:p>0.3135</text:p>
          </table:table-cell>
          <table:table-cell table:style-name="ce5" office:value-type="float" office:value="0.2294" calcext:value-type="float">
            <text:p>0.2294</text:p>
          </table:table-cell>
          <table:table-cell table:style-name="ce5" office:value-type="float" office:value="0.289" calcext:value-type="float">
            <text:p>0.2890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372" calcext:value-type="float">
            <text:p>0.1372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1381" calcext:value-type="float">
            <text:p>0.1381</text:p>
          </table:table-cell>
          <table:table-cell table:style-name="ce5" office:value-type="float" office:value="1.5023" calcext:value-type="float">
            <text:p>1.5023</text:p>
          </table:table-cell>
          <table:table-cell table:style-name="ce5" office:value-type="float" office:value="1.4617" calcext:value-type="float">
            <text:p>1.4617</text:p>
          </table:table-cell>
          <table:table-cell table:style-name="ce5" office:value-type="float" office:value="1.4513" calcext:value-type="float">
            <text:p>1.4513</text:p>
          </table:table-cell>
          <table:table-cell table:style-name="ce5" office:value-type="float" office:value="1.4285" calcext:value-type="float">
            <text:p>1.4285</text:p>
          </table:table-cell>
          <table:table-cell table:style-name="ce5" office:value-type="float" office:value="1.4322" calcext:value-type="float">
            <text:p>1.4322</text:p>
          </table:table-cell>
          <table:table-cell table:style-name="ce5" office:value-type="float" office:value="1.4507" calcext:value-type="float">
            <text:p>1.4507</text:p>
          </table:table-cell>
          <table:table-cell table:style-name="ce5" office:value-type="float" office:value="0.1476" calcext:value-type="float">
            <text:p>0.1476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525" calcext:value-type="float">
            <text:p>0.1525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1.1346" calcext:value-type="float">
            <text:p>1.1346</text:p>
          </table:table-cell>
          <table:table-cell table:style-name="ce5" office:value-type="float" office:value="1.096" calcext:value-type="float">
            <text:p>1.0960</text:p>
          </table:table-cell>
          <table:table-cell table:style-name="ce5" office:value-type="float" office:value="1.0952" calcext:value-type="float">
            <text:p>1.0952</text:p>
          </table:table-cell>
          <table:table-cell table:style-name="ce5" office:value-type="float" office:value="0.9109" calcext:value-type="float">
            <text:p>0.9109</text:p>
          </table:table-cell>
          <table:table-cell table:style-name="ce5" office:value-type="float" office:value="0.9108" calcext:value-type="float">
            <text:p>0.9108</text:p>
          </table:table-cell>
          <table:table-cell table:style-name="ce5" office:value-type="float" office:value="0.8859" calcext:value-type="float">
            <text:p>0.8859</text:p>
          </table:table-cell>
          <table:table-cell table:style-name="ce5" office:value-type="float" office:value="0.1772" calcext:value-type="float">
            <text:p>0.1772</text:p>
          </table:table-cell>
          <table:table-cell table:style-name="ce5" office:value-type="float" office:value="0.1749" calcext:value-type="float">
            <text:p>0.1749</text:p>
          </table:table-cell>
          <table:table-cell table:style-name="ce5" office:value-type="float" office:value="0.176" calcext:value-type="float">
            <text:p>0.1760</text:p>
          </table:table-cell>
          <table:table-cell table:style-name="ce5" office:value-type="float" office:value="0.1737" calcext:value-type="float">
            <text:p>0.1737</text:p>
          </table:table-cell>
          <table:table-cell table:style-name="ce5" office:value-type="float" office:value="0.1713" calcext:value-type="float">
            <text:p>0.1713</text:p>
          </table:table-cell>
          <table:table-cell table:style-name="ce5" office:value-type="float" office:value="0.1705" calcext:value-type="float">
            <text:p>0.1705</text:p>
          </table:table-cell>
          <table:table-cell table:style-name="ce5" office:value-type="float" office:value="1.142" calcext:value-type="float">
            <text:p>1.1420</text:p>
          </table:table-cell>
          <table:table-cell table:style-name="ce5" office:value-type="float" office:value="1.0924" calcext:value-type="float">
            <text:p>1.0924</text:p>
          </table:table-cell>
          <table:table-cell table:style-name="ce5" office:value-type="float" office:value="1.09" calcext:value-type="float">
            <text:p>1.0900</text:p>
          </table:table-cell>
          <table:table-cell table:style-name="ce5" office:value-type="float" office:value="0.9176" calcext:value-type="float">
            <text:p>0.9176</text:p>
          </table:table-cell>
          <table:table-cell table:style-name="ce5" office:value-type="float" office:value="0.9066" calcext:value-type="float">
            <text:p>0.9066</text:p>
          </table:table-cell>
          <table:table-cell table:style-name="ce5" office:value-type="float" office:value="0.916" calcext:value-type="float">
            <text:p>0.9160</text:p>
          </table:table-cell>
          <table:table-cell table:style-name="ce5" office:value-type="float" office:value="0.1528" calcext:value-type="float">
            <text:p>0.1528</text:p>
          </table:table-cell>
          <table:table-cell table:style-name="ce5" office:value-type="float" office:value="0.1534" calcext:value-type="float">
            <text:p>0.1534</text:p>
          </table:table-cell>
          <table:table-cell table:style-name="ce5" office:value-type="float" office:value="0.1555" calcext:value-type="float">
            <text:p>0.1555</text:p>
          </table:table-cell>
          <table:table-cell table:style-name="ce5" office:value-type="float" office:value="0.1574" calcext:value-type="float">
            <text:p>0.1574</text:p>
          </table:table-cell>
          <table:table-cell table:style-name="ce5" office:value-type="float" office:value="0.1548" calcext:value-type="float">
            <text:p>0.1548</text:p>
          </table:table-cell>
          <table:table-cell table:style-name="ce5" office:value-type="float" office:value="0.1574" calcext:value-type="float">
            <text:p>0.157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3" office:value-type="float" office:value="63000.3" calcext:value-type="float">
            <text:p>63000.30</text:p>
          </table:table-cell>
          <table:table-cell table:style-name="ce5" office:value-type="float" office:value="1.1506" calcext:value-type="float">
            <text:p>1.1506</text:p>
          </table:table-cell>
          <table:table-cell table:style-name="ce5" office:value-type="float" office:value="1.1069" calcext:value-type="float">
            <text:p>1.1069</text:p>
          </table:table-cell>
          <table:table-cell table:style-name="ce5" office:value-type="float" office:value="1.086" calcext:value-type="float">
            <text:p>1.0860</text:p>
          </table:table-cell>
          <table:table-cell table:style-name="ce5" office:value-type="float" office:value="0.9581" calcext:value-type="float">
            <text:p>0.9581</text:p>
          </table:table-cell>
          <table:table-cell table:style-name="ce5" office:value-type="float" office:value="0.939" calcext:value-type="float">
            <text:p>0.9390</text:p>
          </table:table-cell>
          <table:table-cell table:style-name="ce5" office:value-type="float" office:value="0.9421" calcext:value-type="float">
            <text:p>0.9421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418" calcext:value-type="float">
            <text:p>0.1418</text:p>
          </table:table-cell>
          <table:table-cell table:style-name="ce5" office:value-type="float" office:value="0.1447" calcext:value-type="float">
            <text:p>0.1447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482" calcext:value-type="float">
            <text:p>0.1482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1.0798" calcext:value-type="float">
            <text:p>1.0798</text:p>
          </table:table-cell>
          <table:table-cell table:style-name="ce5" office:value-type="float" office:value="1.0566" calcext:value-type="float">
            <text:p>1.0566</text:p>
          </table:table-cell>
          <table:table-cell table:style-name="ce5" office:value-type="float" office:value="1.0578" calcext:value-type="float">
            <text:p>1.0578</text:p>
          </table:table-cell>
          <table:table-cell table:style-name="ce5" office:value-type="float" office:value="0.1667" calcext:value-type="float">
            <text:p>0.1667</text:p>
          </table:table-cell>
          <table:table-cell table:style-name="ce5" office:value-type="float" office:value="0.1327" calcext:value-type="float">
            <text:p>0.1327</text:p>
          </table:table-cell>
          <table:table-cell table:style-name="ce5" office:value-type="float" office:value="0.1323" calcext:value-type="float">
            <text:p>0.1323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1.1233" calcext:value-type="float">
            <text:p>1.1233</text:p>
          </table:table-cell>
          <table:table-cell table:style-name="ce5" office:value-type="float" office:value="1.117" calcext:value-type="float">
            <text:p>1.1170</text:p>
          </table:table-cell>
          <table:table-cell table:style-name="ce5" office:value-type="float" office:value="1.0856" calcext:value-type="float">
            <text:p>1.0856</text:p>
          </table:table-cell>
          <table:table-cell table:style-name="ce5" office:value-type="float" office:value="0.9318" calcext:value-type="float">
            <text:p>0.9318</text:p>
          </table:table-cell>
          <table:table-cell table:style-name="ce5" office:value-type="float" office:value="0.928" calcext:value-type="float">
            <text:p>0.9280</text:p>
          </table:table-cell>
          <table:table-cell table:style-name="ce5" office:value-type="float" office:value="0.9356" calcext:value-type="float">
            <text:p>0.9356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592" calcext:value-type="float">
            <text:p>0.1592</text:p>
          </table:table-cell>
          <table:table-cell table:style-name="ce5" office:value-type="float" office:value="0.1504" calcext:value-type="float">
            <text:p>0.1504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1.0839" calcext:value-type="float">
            <text:p>1.0839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1669" calcext:value-type="float">
            <text:p>0.1669</text:p>
          </table:table-cell>
          <table:table-cell table:style-name="ce5" office:value-type="float" office:value="0.1301" calcext:value-type="float">
            <text:p>0.1301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57" calcext:value-type="float">
            <text:p>0.1257</text:p>
          </table:table-cell>
          <table:table-cell table:style-name="ce5" office:value-type="float" office:value="1.1242" calcext:value-type="float">
            <text:p>1.1242</text:p>
          </table:table-cell>
          <table:table-cell table:style-name="ce5" office:value-type="float" office:value="1.093" calcext:value-type="float">
            <text:p>1.0930</text:p>
          </table:table-cell>
          <table:table-cell table:style-name="ce5" office:value-type="float" office:value="1.0974" calcext:value-type="float">
            <text:p>1.0974</text:p>
          </table:table-cell>
          <table:table-cell table:style-name="ce5" office:value-type="float" office:value="0.3936" calcext:value-type="float">
            <text:p>0.3936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0.358" calcext:value-type="float">
            <text:p>0.3580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359" calcext:value-type="float">
            <text:p>0.1359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385" calcext:value-type="float">
            <text:p>0.1385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1.5061" calcext:value-type="float">
            <text:p>1.5061</text:p>
          </table:table-cell>
          <table:table-cell table:style-name="ce5" office:value-type="float" office:value="1.4633" calcext:value-type="float">
            <text:p>1.4633</text:p>
          </table:table-cell>
          <table:table-cell table:style-name="ce5" office:value-type="float" office:value="1.454" calcext:value-type="float">
            <text:p>1.4540</text:p>
          </table:table-cell>
          <table:table-cell table:style-name="ce5" office:value-type="float" office:value="1.4275" calcext:value-type="float">
            <text:p>1.4275</text:p>
          </table:table-cell>
          <table:table-cell table:style-name="ce5" office:value-type="float" office:value="1.4364" calcext:value-type="float">
            <text:p>1.4364</text:p>
          </table:table-cell>
          <table:table-cell table:style-name="ce5" office:value-type="float" office:value="1.4535" calcext:value-type="float">
            <text:p>1.4535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513" calcext:value-type="float">
            <text:p>0.1513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1.1336" calcext:value-type="float">
            <text:p>1.1336</text:p>
          </table:table-cell>
          <table:table-cell table:style-name="ce5" office:value-type="float" office:value="1.0936" calcext:value-type="float">
            <text:p>1.0936</text:p>
          </table:table-cell>
          <table:table-cell table:style-name="ce5" office:value-type="float" office:value="1.093" calcext:value-type="float">
            <text:p>1.0930</text:p>
          </table:table-cell>
          <table:table-cell table:style-name="ce5" office:value-type="float" office:value="0.9102" calcext:value-type="float">
            <text:p>0.9102</text:p>
          </table:table-cell>
          <table:table-cell table:style-name="ce5" office:value-type="float" office:value="0.9111" calcext:value-type="float">
            <text:p>0.9111</text:p>
          </table:table-cell>
          <table:table-cell table:style-name="ce5" office:value-type="float" office:value="0.8864" calcext:value-type="float">
            <text:p>0.8864</text:p>
          </table:table-cell>
          <table:table-cell table:style-name="ce5" office:value-type="float" office:value="0.1776" calcext:value-type="float">
            <text:p>0.1776</text:p>
          </table:table-cell>
          <table:table-cell table:style-name="ce5" office:value-type="float" office:value="0.1752" calcext:value-type="float">
            <text:p>0.1752</text:p>
          </table:table-cell>
          <table:table-cell table:style-name="ce5" office:value-type="float" office:value="0.176" calcext:value-type="float">
            <text:p>0.1760</text:p>
          </table:table-cell>
          <table:table-cell table:style-name="ce5" office:value-type="float" office:value="0.1728" calcext:value-type="float">
            <text:p>0.1728</text:p>
          </table:table-cell>
          <table:table-cell table:style-name="ce5" office:value-type="float" office:value="0.1708" calcext:value-type="float">
            <text:p>0.1708</text:p>
          </table:table-cell>
          <table:table-cell table:style-name="ce5" office:value-type="float" office:value="0.1694" calcext:value-type="float">
            <text:p>0.1694</text:p>
          </table:table-cell>
          <table:table-cell table:style-name="ce5" office:value-type="float" office:value="1.1421" calcext:value-type="float">
            <text:p>1.1421</text:p>
          </table:table-cell>
          <table:table-cell table:style-name="ce5" office:value-type="float" office:value="1.0917" calcext:value-type="float">
            <text:p>1.0917</text:p>
          </table:table-cell>
          <table:table-cell table:style-name="ce5" office:value-type="float" office:value="1.0911" calcext:value-type="float">
            <text:p>1.0911</text:p>
          </table:table-cell>
          <table:table-cell table:style-name="ce5" office:value-type="float" office:value="0.9191" calcext:value-type="float">
            <text:p>0.9191</text:p>
          </table:table-cell>
          <table:table-cell table:style-name="ce5" office:value-type="float" office:value="0.9091" calcext:value-type="float">
            <text:p>0.9091</text:p>
          </table:table-cell>
          <table:table-cell table:style-name="ce5" office:value-type="float" office:value="0.9167" calcext:value-type="float">
            <text:p>0.9167</text:p>
          </table:table-cell>
          <table:table-cell table:style-name="ce5" office:value-type="float" office:value="0.1526" calcext:value-type="float">
            <text:p>0.1526</text:p>
          </table:table-cell>
          <table:table-cell table:style-name="ce5" office:value-type="float" office:value="0.1539" calcext:value-type="float">
            <text:p>0.1539</text:p>
          </table:table-cell>
          <table:table-cell table:style-name="ce5" office:value-type="float" office:value="0.155" calcext:value-type="float">
            <text:p>0.1550</text:p>
          </table:table-cell>
          <table:table-cell table:style-name="ce5" office:value-type="float" office:value="0.1573" calcext:value-type="float">
            <text:p>0.1573</text:p>
          </table:table-cell>
          <table:table-cell table:style-name="ce5" office:value-type="float" office:value="0.1546" calcext:value-type="float">
            <text:p>0.1546</text:p>
          </table:table-cell>
          <table:table-cell table:style-name="ce5" office:value-type="float" office:value="0.1572" calcext:value-type="float">
            <text:p>0.157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office:value-type="float" office:value="64800.3" calcext:value-type="float">
            <text:p>64800.30</text:p>
          </table:table-cell>
          <table:table-cell table:style-name="ce5" office:value-type="float" office:value="1.1526" calcext:value-type="float">
            <text:p>1.1526</text:p>
          </table:table-cell>
          <table:table-cell table:style-name="ce5" office:value-type="float" office:value="1.1094" calcext:value-type="float">
            <text:p>1.1094</text:p>
          </table:table-cell>
          <table:table-cell table:style-name="ce5" office:value-type="float" office:value="1.0888" calcext:value-type="float">
            <text:p>1.0888</text:p>
          </table:table-cell>
          <table:table-cell table:style-name="ce5" office:value-type="float" office:value="0.9633" calcext:value-type="float">
            <text:p>0.9633</text:p>
          </table:table-cell>
          <table:table-cell table:style-name="ce5" office:value-type="float" office:value="0.944" calcext:value-type="float">
            <text:p>0.9440</text:p>
          </table:table-cell>
          <table:table-cell table:style-name="ce5" office:value-type="float" office:value="0.9464" calcext:value-type="float">
            <text:p>0.9464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448" calcext:value-type="float">
            <text:p>0.1448</text:p>
          </table:table-cell>
          <table:table-cell table:style-name="ce5" office:value-type="float" office:value="0.1469" calcext:value-type="float">
            <text:p>0.1469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1.0896" calcext:value-type="float">
            <text:p>1.0896</text:p>
          </table:table-cell>
          <table:table-cell table:style-name="ce5" office:value-type="float" office:value="1.0639" calcext:value-type="float">
            <text:p>1.0639</text:p>
          </table:table-cell>
          <table:table-cell table:style-name="ce5" office:value-type="float" office:value="1.0658" calcext:value-type="float">
            <text:p>1.0658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339" calcext:value-type="float">
            <text:p>0.1339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419" calcext:value-type="float">
            <text:p>0.1419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1.123" calcext:value-type="float">
            <text:p>1.1230</text:p>
          </table:table-cell>
          <table:table-cell table:style-name="ce5" office:value-type="float" office:value="1.1148" calcext:value-type="float">
            <text:p>1.1148</text:p>
          </table:table-cell>
          <table:table-cell table:style-name="ce5" office:value-type="float" office:value="1.0827" calcext:value-type="float">
            <text:p>1.0827</text:p>
          </table:table-cell>
          <table:table-cell table:style-name="ce5" office:value-type="float" office:value="0.9295" calcext:value-type="float">
            <text:p>0.9295</text:p>
          </table:table-cell>
          <table:table-cell table:style-name="ce5" office:value-type="float" office:value="0.9261" calcext:value-type="float">
            <text:p>0.9261</text:p>
          </table:table-cell>
          <table:table-cell table:style-name="ce5" office:value-type="float" office:value="0.9347" calcext:value-type="float">
            <text:p>0.9347</text:p>
          </table:table-cell>
          <table:table-cell table:style-name="ce5" office:value-type="float" office:value="0.1495" calcext:value-type="float">
            <text:p>0.1495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598" calcext:value-type="float">
            <text:p>0.1598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487" calcext:value-type="float">
            <text:p>0.1487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1.0826" calcext:value-type="float">
            <text:p>1.0826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315" calcext:value-type="float">
            <text:p>0.1315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91" calcext:value-type="float">
            <text:p>0.1291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1.1314" calcext:value-type="float">
            <text:p>1.1314</text:p>
          </table:table-cell>
          <table:table-cell table:style-name="ce5" office:value-type="float" office:value="1.0964" calcext:value-type="float">
            <text:p>1.0964</text:p>
          </table:table-cell>
          <table:table-cell table:style-name="ce5" office:value-type="float" office:value="1.0944" calcext:value-type="float">
            <text:p>1.0944</text:p>
          </table:table-cell>
          <table:table-cell table:style-name="ce5" office:value-type="float" office:value="0.4995" calcext:value-type="float">
            <text:p>0.4995</text:p>
          </table:table-cell>
          <table:table-cell table:style-name="ce5" office:value-type="float" office:value="0.3631" calcext:value-type="float">
            <text:p>0.3631</text:p>
          </table:table-cell>
          <table:table-cell table:style-name="ce5" office:value-type="float" office:value="0.4483" calcext:value-type="float">
            <text:p>0.4483</text:p>
          </table:table-cell>
          <table:table-cell table:style-name="ce5" office:value-type="float" office:value="0.1386" calcext:value-type="float">
            <text:p>0.1386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76" calcext:value-type="float">
            <text:p>0.1376</text:p>
          </table:table-cell>
          <table:table-cell table:style-name="ce5" office:value-type="float" office:value="0.1418" calcext:value-type="float">
            <text:p>0.1418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1.5077" calcext:value-type="float">
            <text:p>1.5077</text:p>
          </table:table-cell>
          <table:table-cell table:style-name="ce5" office:value-type="float" office:value="1.4629" calcext:value-type="float">
            <text:p>1.4629</text:p>
          </table:table-cell>
          <table:table-cell table:style-name="ce5" office:value-type="float" office:value="1.452" calcext:value-type="float">
            <text:p>1.4520</text:p>
          </table:table-cell>
          <table:table-cell table:style-name="ce5" office:value-type="float" office:value="1.4257" calcext:value-type="float">
            <text:p>1.4257</text:p>
          </table:table-cell>
          <table:table-cell table:style-name="ce5" office:value-type="float" office:value="1.4375" calcext:value-type="float">
            <text:p>1.4375</text:p>
          </table:table-cell>
          <table:table-cell table:style-name="ce5" office:value-type="float" office:value="1.4547" calcext:value-type="float">
            <text:p>1.4547</text:p>
          </table:table-cell>
          <table:table-cell table:number-columns-repeated="2" table:style-name="ce5" office:value-type="float" office:value="0.1476" calcext:value-type="float">
            <text:p>0.1476</text:p>
          </table:table-cell>
          <table:table-cell table:style-name="ce5" office:value-type="float" office:value="0.1461" calcext:value-type="float">
            <text:p>0.1461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526" calcext:value-type="float">
            <text:p>0.1526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1.1373" calcext:value-type="float">
            <text:p>1.1373</text:p>
          </table:table-cell>
          <table:table-cell table:style-name="ce5" office:value-type="float" office:value="1.0946" calcext:value-type="float">
            <text:p>1.0946</text:p>
          </table:table-cell>
          <table:table-cell table:style-name="ce5" office:value-type="float" office:value="1.0926" calcext:value-type="float">
            <text:p>1.0926</text:p>
          </table:table-cell>
          <table:table-cell table:style-name="ce5" office:value-type="float" office:value="0.9096" calcext:value-type="float">
            <text:p>0.9096</text:p>
          </table:table-cell>
          <table:table-cell table:style-name="ce5" office:value-type="float" office:value="0.9084" calcext:value-type="float">
            <text:p>0.9084</text:p>
          </table:table-cell>
          <table:table-cell table:style-name="ce5" office:value-type="float" office:value="0.8828" calcext:value-type="float">
            <text:p>0.8828</text:p>
          </table:table-cell>
          <table:table-cell table:style-name="ce5" office:value-type="float" office:value="0.1782" calcext:value-type="float">
            <text:p>0.1782</text:p>
          </table:table-cell>
          <table:table-cell table:style-name="ce5" office:value-type="float" office:value="0.1757" calcext:value-type="float">
            <text:p>0.1757</text:p>
          </table:table-cell>
          <table:table-cell table:style-name="ce5" office:value-type="float" office:value="0.1764" calcext:value-type="float">
            <text:p>0.1764</text:p>
          </table:table-cell>
          <table:table-cell table:style-name="ce5" office:value-type="float" office:value="0.1742" calcext:value-type="float">
            <text:p>0.1742</text:p>
          </table:table-cell>
          <table:table-cell table:style-name="ce5" office:value-type="float" office:value="0.1712" calcext:value-type="float">
            <text:p>0.1712</text:p>
          </table:table-cell>
          <table:table-cell table:style-name="ce5" office:value-type="float" office:value="0.1706" calcext:value-type="float">
            <text:p>0.1706</text:p>
          </table:table-cell>
          <table:table-cell table:style-name="ce5" office:value-type="float" office:value="1.149" calcext:value-type="float">
            <text:p>1.1490</text:p>
          </table:table-cell>
          <table:table-cell table:style-name="ce5" office:value-type="float" office:value="1.0953" calcext:value-type="float">
            <text:p>1.0953</text:p>
          </table:table-cell>
          <table:table-cell table:style-name="ce5" office:value-type="float" office:value="1.0939" calcext:value-type="float">
            <text:p>1.0939</text:p>
          </table:table-cell>
          <table:table-cell table:style-name="ce5" office:value-type="float" office:value="0.923" calcext:value-type="float">
            <text:p>0.9230</text:p>
          </table:table-cell>
          <table:table-cell table:style-name="ce5" office:value-type="float" office:value="0.9114" calcext:value-type="float">
            <text:p>0.9114</text:p>
          </table:table-cell>
          <table:table-cell table:style-name="ce5" office:value-type="float" office:value="0.9187" calcext:value-type="float">
            <text:p>0.9187</text:p>
          </table:table-cell>
          <table:table-cell table:style-name="ce5" office:value-type="float" office:value="0.1544" calcext:value-type="float">
            <text:p>0.1544</text:p>
          </table:table-cell>
          <table:table-cell table:style-name="ce5" office:value-type="float" office:value="0.1538" calcext:value-type="float">
            <text:p>0.1538</text:p>
          </table:table-cell>
          <table:table-cell table:style-name="ce5" office:value-type="float" office:value="0.1557" calcext:value-type="float">
            <text:p>0.1557</text:p>
          </table:table-cell>
          <table:table-cell table:style-name="ce5" office:value-type="float" office:value="0.1574" calcext:value-type="float">
            <text:p>0.1574</text:p>
          </table:table-cell>
          <table:table-cell table:style-name="ce5" office:value-type="float" office:value="0.1549" calcext:value-type="float">
            <text:p>0.1549</text:p>
          </table:table-cell>
          <table:table-cell table:style-name="ce5" office:value-type="float" office:value="0.1576" calcext:value-type="float">
            <text:p>0.1576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office:value-type="float" office:value="66600.3" calcext:value-type="float">
            <text:p>66600.30</text:p>
          </table:table-cell>
          <table:table-cell table:style-name="ce5" office:value-type="float" office:value="1.1621" calcext:value-type="float">
            <text:p>1.1621</text:p>
          </table:table-cell>
          <table:table-cell table:style-name="ce5" office:value-type="float" office:value="1.1104" calcext:value-type="float">
            <text:p>1.1104</text:p>
          </table:table-cell>
          <table:table-cell table:style-name="ce5" office:value-type="float" office:value="1.0885" calcext:value-type="float">
            <text:p>1.0885</text:p>
          </table:table-cell>
          <table:table-cell table:style-name="ce5" office:value-type="float" office:value="0.9626" calcext:value-type="float">
            <text:p>0.9626</text:p>
          </table:table-cell>
          <table:table-cell table:style-name="ce5" office:value-type="float" office:value="0.9422" calcext:value-type="float">
            <text:p>0.9422</text:p>
          </table:table-cell>
          <table:table-cell table:style-name="ce5" office:value-type="float" office:value="0.9456" calcext:value-type="float">
            <text:p>0.9456</text:p>
          </table:table-cell>
          <table:table-cell table:style-name="ce5" office:value-type="float" office:value="0.1407" calcext:value-type="float">
            <text:p>0.1407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445" calcext:value-type="float">
            <text:p>0.1445</text:p>
          </table:table-cell>
          <table:table-cell table:style-name="ce5" office:value-type="float" office:value="1.0973" calcext:value-type="float">
            <text:p>1.0973</text:p>
          </table:table-cell>
          <table:table-cell table:style-name="ce5" office:value-type="float" office:value="1.068" calcext:value-type="float">
            <text:p>1.0680</text:p>
          </table:table-cell>
          <table:table-cell table:style-name="ce5" office:value-type="float" office:value="1.0695" calcext:value-type="float">
            <text:p>1.0695</text:p>
          </table:table-cell>
          <table:table-cell table:style-name="ce5" office:value-type="float" office:value="0.2161" calcext:value-type="float">
            <text:p>0.2161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1329" calcext:value-type="float">
            <text:p>0.1329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376" calcext:value-type="float">
            <text:p>0.1376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1.1238" calcext:value-type="float">
            <text:p>1.1238</text:p>
          </table:table-cell>
          <table:table-cell table:style-name="ce5" office:value-type="float" office:value="1.1139" calcext:value-type="float">
            <text:p>1.1139</text:p>
          </table:table-cell>
          <table:table-cell table:style-name="ce5" office:value-type="float" office:value="1.0833" calcext:value-type="float">
            <text:p>1.0833</text:p>
          </table:table-cell>
          <table:table-cell table:style-name="ce5" office:value-type="float" office:value="0.9286" calcext:value-type="float">
            <text:p>0.9286</text:p>
          </table:table-cell>
          <table:table-cell table:style-name="ce5" office:value-type="float" office:value="0.9256" calcext:value-type="float">
            <text:p>0.9256</text:p>
          </table:table-cell>
          <table:table-cell table:style-name="ce5" office:value-type="float" office:value="0.9331" calcext:value-type="float">
            <text:p>0.9331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483" calcext:value-type="float">
            <text:p>0.1483</text:p>
          </table:table-cell>
          <table:table-cell table:style-name="ce5" office:value-type="float" office:value="0.1601" calcext:value-type="float">
            <text:p>0.1601</text:p>
          </table:table-cell>
          <table:table-cell table:style-name="ce5" office:value-type="float" office:value="0.1504" calcext:value-type="float">
            <text:p>0.1504</text:p>
          </table:table-cell>
          <table:table-cell table:style-name="ce5" office:value-type="float" office:value="0.1489" calcext:value-type="float">
            <text:p>0.1489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1.0829" calcext:value-type="float">
            <text:p>1.0829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417" calcext:value-type="float">
            <text:p>0.2417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98" calcext:value-type="float">
            <text:p>0.1298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6" calcext:value-type="float">
            <text:p>0.1260</text:p>
          </table:table-cell>
          <table:table-cell table:style-name="ce5" office:value-type="float" office:value="1.1362" calcext:value-type="float">
            <text:p>1.1362</text:p>
          </table:table-cell>
          <table:table-cell table:style-name="ce5" office:value-type="float" office:value="1.0944" calcext:value-type="float">
            <text:p>1.0944</text:p>
          </table:table-cell>
          <table:table-cell table:style-name="ce5" office:value-type="float" office:value="1.0907" calcext:value-type="float">
            <text:p>1.0907</text:p>
          </table:table-cell>
          <table:table-cell table:style-name="ce5" office:value-type="float" office:value="0.6118" calcext:value-type="float">
            <text:p>0.6118</text:p>
          </table:table-cell>
          <table:table-cell table:style-name="ce5" office:value-type="float" office:value="0.4608" calcext:value-type="float">
            <text:p>0.4608</text:p>
          </table:table-cell>
          <table:table-cell table:style-name="ce5" office:value-type="float" office:value="0.5552" calcext:value-type="float">
            <text:p>0.5552</text:p>
          </table:table-cell>
          <table:table-cell table:style-name="ce5" office:value-type="float" office:value="0.1385" calcext:value-type="float">
            <text:p>0.1385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1.5099" calcext:value-type="float">
            <text:p>1.5099</text:p>
          </table:table-cell>
          <table:table-cell table:style-name="ce5" office:value-type="float" office:value="1.4634" calcext:value-type="float">
            <text:p>1.4634</text:p>
          </table:table-cell>
          <table:table-cell table:style-name="ce5" office:value-type="float" office:value="1.4533" calcext:value-type="float">
            <text:p>1.4533</text:p>
          </table:table-cell>
          <table:table-cell table:style-name="ce5" office:value-type="float" office:value="1.4234" calcext:value-type="float">
            <text:p>1.4234</text:p>
          </table:table-cell>
          <table:table-cell table:style-name="ce5" office:value-type="float" office:value="1.4408" calcext:value-type="float">
            <text:p>1.4408</text:p>
          </table:table-cell>
          <table:table-cell table:style-name="ce5" office:value-type="float" office:value="1.4583" calcext:value-type="float">
            <text:p>1.4583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22" calcext:value-type="float">
            <text:p>0.1522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1.1397" calcext:value-type="float">
            <text:p>1.1397</text:p>
          </table:table-cell>
          <table:table-cell table:style-name="ce5" office:value-type="float" office:value="1.0943" calcext:value-type="float">
            <text:p>1.0943</text:p>
          </table:table-cell>
          <table:table-cell table:style-name="ce5" office:value-type="float" office:value="1.0906" calcext:value-type="float">
            <text:p>1.0906</text:p>
          </table:table-cell>
          <table:table-cell table:style-name="ce5" office:value-type="float" office:value="0.9082" calcext:value-type="float">
            <text:p>0.9082</text:p>
          </table:table-cell>
          <table:table-cell table:style-name="ce5" office:value-type="float" office:value="0.9075" calcext:value-type="float">
            <text:p>0.9075</text:p>
          </table:table-cell>
          <table:table-cell table:style-name="ce5" office:value-type="float" office:value="0.8797" calcext:value-type="float">
            <text:p>0.8797</text:p>
          </table:table-cell>
          <table:table-cell table:style-name="ce5" office:value-type="float" office:value="0.1779" calcext:value-type="float">
            <text:p>0.1779</text:p>
          </table:table-cell>
          <table:table-cell table:style-name="ce5" office:value-type="float" office:value="0.1757" calcext:value-type="float">
            <text:p>0.1757</text:p>
          </table:table-cell>
          <table:table-cell table:style-name="ce5" office:value-type="float" office:value="0.1771" calcext:value-type="float">
            <text:p>0.1771</text:p>
          </table:table-cell>
          <table:table-cell table:style-name="ce5" office:value-type="float" office:value="0.1736" calcext:value-type="float">
            <text:p>0.1736</text:p>
          </table:table-cell>
          <table:table-cell table:style-name="ce5" office:value-type="float" office:value="0.1714" calcext:value-type="float">
            <text:p>0.1714</text:p>
          </table:table-cell>
          <table:table-cell table:style-name="ce5" office:value-type="float" office:value="0.1702" calcext:value-type="float">
            <text:p>0.1702</text:p>
          </table:table-cell>
          <table:table-cell table:style-name="ce5" office:value-type="float" office:value="1.1506" calcext:value-type="float">
            <text:p>1.1506</text:p>
          </table:table-cell>
          <table:table-cell table:style-name="ce5" office:value-type="float" office:value="1.0952" calcext:value-type="float">
            <text:p>1.0952</text:p>
          </table:table-cell>
          <table:table-cell table:style-name="ce5" office:value-type="float" office:value="1.0925" calcext:value-type="float">
            <text:p>1.0925</text:p>
          </table:table-cell>
          <table:table-cell table:style-name="ce5" office:value-type="float" office:value="0.9221" calcext:value-type="float">
            <text:p>0.9221</text:p>
          </table:table-cell>
          <table:table-cell table:style-name="ce5" office:value-type="float" office:value="0.9107" calcext:value-type="float">
            <text:p>0.9107</text:p>
          </table:table-cell>
          <table:table-cell table:style-name="ce5" office:value-type="float" office:value="0.9176" calcext:value-type="float">
            <text:p>0.9176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5" office:value-type="float" office:value="0.1538" calcext:value-type="float">
            <text:p>0.1538</text:p>
          </table:table-cell>
          <table:table-cell table:style-name="ce5" office:value-type="float" office:value="0.1556" calcext:value-type="float">
            <text:p>0.1556</text:p>
          </table:table-cell>
          <table:table-cell table:style-name="ce5" office:value-type="float" office:value="0.157" calcext:value-type="float">
            <text:p>0.1570</text:p>
          </table:table-cell>
          <table:table-cell table:style-name="ce5" office:value-type="float" office:value="0.1548" calcext:value-type="float">
            <text:p>0.1548</text:p>
          </table:table-cell>
          <table:table-cell table:style-name="ce5" office:value-type="float" office:value="0.1581" calcext:value-type="float">
            <text:p>0.158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3" office:value-type="float" office:value="68400.3" calcext:value-type="float">
            <text:p>68400.30</text:p>
          </table:table-cell>
          <table:table-cell table:style-name="ce5" office:value-type="float" office:value="1.1657" calcext:value-type="float">
            <text:p>1.1657</text:p>
          </table:table-cell>
          <table:table-cell table:style-name="ce5" office:value-type="float" office:value="1.1125" calcext:value-type="float">
            <text:p>1.1125</text:p>
          </table:table-cell>
          <table:table-cell table:style-name="ce5" office:value-type="float" office:value="1.0896" calcext:value-type="float">
            <text:p>1.0896</text:p>
          </table:table-cell>
          <table:table-cell table:style-name="ce5" office:value-type="float" office:value="0.9634" calcext:value-type="float">
            <text:p>0.9634</text:p>
          </table:table-cell>
          <table:table-cell table:style-name="ce5" office:value-type="float" office:value="0.9429" calcext:value-type="float">
            <text:p>0.9429</text:p>
          </table:table-cell>
          <table:table-cell table:style-name="ce5" office:value-type="float" office:value="0.9462" calcext:value-type="float">
            <text:p>0.9462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0.146" calcext:value-type="float">
            <text:p>0.1460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438" calcext:value-type="float">
            <text:p>0.1438</text:p>
          </table:table-cell>
          <table:table-cell table:style-name="ce5" office:value-type="float" office:value="1.1078" calcext:value-type="float">
            <text:p>1.1078</text:p>
          </table:table-cell>
          <table:table-cell table:style-name="ce5" office:value-type="float" office:value="1.0745" calcext:value-type="float">
            <text:p>1.0745</text:p>
          </table:table-cell>
          <table:table-cell table:style-name="ce5" office:value-type="float" office:value="1.0755" calcext:value-type="float">
            <text:p>1.0755</text:p>
          </table:table-cell>
          <table:table-cell table:style-name="ce5" office:value-type="float" office:value="0.2596" calcext:value-type="float">
            <text:p>0.2596</text:p>
          </table:table-cell>
          <table:table-cell table:style-name="ce5" office:value-type="float" office:value="0.1331" calcext:value-type="float">
            <text:p>0.1331</text:p>
          </table:table-cell>
          <table:table-cell table:style-name="ce5" office:value-type="float" office:value="0.1326" calcext:value-type="float">
            <text:p>0.1326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1407" calcext:value-type="float">
            <text:p>0.1407</text:p>
          </table:table-cell>
          <table:table-cell table:style-name="ce5" office:value-type="float" office:value="0.1409" calcext:value-type="float">
            <text:p>0.1409</text:p>
          </table:table-cell>
          <table:table-cell table:style-name="ce5" office:value-type="float" office:value="1.126" calcext:value-type="float">
            <text:p>1.1260</text:p>
          </table:table-cell>
          <table:table-cell table:style-name="ce5" office:value-type="float" office:value="1.1148" calcext:value-type="float">
            <text:p>1.1148</text:p>
          </table:table-cell>
          <table:table-cell table:style-name="ce5" office:value-type="float" office:value="1.0821" calcext:value-type="float">
            <text:p>1.0821</text:p>
          </table:table-cell>
          <table:table-cell table:style-name="ce5" office:value-type="float" office:value="0.9273" calcext:value-type="float">
            <text:p>0.9273</text:p>
          </table:table-cell>
          <table:table-cell table:style-name="ce5" office:value-type="float" office:value="0.9232" calcext:value-type="float">
            <text:p>0.9232</text:p>
          </table:table-cell>
          <table:table-cell table:style-name="ce5" office:value-type="float" office:value="0.931" calcext:value-type="float">
            <text:p>0.9310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599" calcext:value-type="float">
            <text:p>0.1599</text:p>
          </table:table-cell>
          <table:table-cell table:style-name="ce5" office:value-type="float" office:value="0.1505" calcext:value-type="float">
            <text:p>0.1505</text:p>
          </table:table-cell>
          <table:table-cell table:style-name="ce5" office:value-type="float" office:value="0.1485" calcext:value-type="float">
            <text:p>0.1485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1.0821" calcext:value-type="float">
            <text:p>1.0821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3216" calcext:value-type="float">
            <text:p>0.3216</text:p>
          </table:table-cell>
          <table:table-cell table:style-name="ce5" office:value-type="float" office:value="0.1345" calcext:value-type="float">
            <text:p>0.1345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82" calcext:value-type="float">
            <text:p>0.1282</text:p>
          </table:table-cell>
          <table:table-cell table:number-columns-repeated="2" table:style-name="ce5" office:value-type="float" office:value="0.129" calcext:value-type="float">
            <text:p>0.1290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66" calcext:value-type="float">
            <text:p>0.1266</text:p>
          </table:table-cell>
          <table:table-cell table:style-name="ce5" office:value-type="float" office:value="1.14" calcext:value-type="float">
            <text:p>1.1400</text:p>
          </table:table-cell>
          <table:table-cell table:style-name="ce5" office:value-type="float" office:value="1.0902" calcext:value-type="float">
            <text:p>1.0902</text:p>
          </table:table-cell>
          <table:table-cell table:style-name="ce5" office:value-type="float" office:value="1.0898" calcext:value-type="float">
            <text:p>1.0898</text:p>
          </table:table-cell>
          <table:table-cell table:style-name="ce5" office:value-type="float" office:value="0.7153" calcext:value-type="float">
            <text:p>0.7153</text:p>
          </table:table-cell>
          <table:table-cell table:style-name="ce5" office:value-type="float" office:value="0.5797" calcext:value-type="float">
            <text:p>0.5797</text:p>
          </table:table-cell>
          <table:table-cell table:style-name="ce5" office:value-type="float" office:value="0.6513" calcext:value-type="float">
            <text:p>0.6513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419" calcext:value-type="float">
            <text:p>0.1419</text:p>
          </table:table-cell>
          <table:table-cell table:style-name="ce5" office:value-type="float" office:value="0.1393" calcext:value-type="float">
            <text:p>0.1393</text:p>
          </table:table-cell>
          <table:table-cell table:style-name="ce5" office:value-type="float" office:value="0.1381" calcext:value-type="float">
            <text:p>0.1381</text:p>
          </table:table-cell>
          <table:table-cell table:style-name="ce5" office:value-type="float" office:value="1.5106" calcext:value-type="float">
            <text:p>1.5106</text:p>
          </table:table-cell>
          <table:table-cell table:style-name="ce5" office:value-type="float" office:value="1.4613" calcext:value-type="float">
            <text:p>1.4613</text:p>
          </table:table-cell>
          <table:table-cell table:style-name="ce5" office:value-type="float" office:value="1.4525" calcext:value-type="float">
            <text:p>1.4525</text:p>
          </table:table-cell>
          <table:table-cell table:style-name="ce5" office:value-type="float" office:value="1.4228" calcext:value-type="float">
            <text:p>1.4228</text:p>
          </table:table-cell>
          <table:table-cell table:style-name="ce5" office:value-type="float" office:value="1.4396" calcext:value-type="float">
            <text:p>1.4396</text:p>
          </table:table-cell>
          <table:table-cell table:style-name="ce5" office:value-type="float" office:value="1.4586" calcext:value-type="float">
            <text:p>1.4586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1508" calcext:value-type="float">
            <text:p>0.1508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1.1432" calcext:value-type="float">
            <text:p>1.1432</text:p>
          </table:table-cell>
          <table:table-cell table:style-name="ce5" office:value-type="float" office:value="1.0912" calcext:value-type="float">
            <text:p>1.0912</text:p>
          </table:table-cell>
          <table:table-cell table:style-name="ce5" office:value-type="float" office:value="1.0881" calcext:value-type="float">
            <text:p>1.0881</text:p>
          </table:table-cell>
          <table:table-cell table:style-name="ce5" office:value-type="float" office:value="0.9063" calcext:value-type="float">
            <text:p>0.9063</text:p>
          </table:table-cell>
          <table:table-cell table:style-name="ce5" office:value-type="float" office:value="0.9049" calcext:value-type="float">
            <text:p>0.9049</text:p>
          </table:table-cell>
          <table:table-cell table:style-name="ce5" office:value-type="float" office:value="0.8764" calcext:value-type="float">
            <text:p>0.8764</text:p>
          </table:table-cell>
          <table:table-cell table:style-name="ce5" office:value-type="float" office:value="0.1781" calcext:value-type="float">
            <text:p>0.1781</text:p>
          </table:table-cell>
          <table:table-cell table:style-name="ce5" office:value-type="float" office:value="0.1747" calcext:value-type="float">
            <text:p>0.1747</text:p>
          </table:table-cell>
          <table:table-cell table:style-name="ce5" office:value-type="float" office:value="0.1767" calcext:value-type="float">
            <text:p>0.1767</text:p>
          </table:table-cell>
          <table:table-cell table:style-name="ce5" office:value-type="float" office:value="0.1734" calcext:value-type="float">
            <text:p>0.1734</text:p>
          </table:table-cell>
          <table:table-cell table:style-name="ce5" office:value-type="float" office:value="0.1703" calcext:value-type="float">
            <text:p>0.1703</text:p>
          </table:table-cell>
          <table:table-cell table:style-name="ce5" office:value-type="float" office:value="0.1694" calcext:value-type="float">
            <text:p>0.1694</text:p>
          </table:table-cell>
          <table:table-cell table:style-name="ce5" office:value-type="float" office:value="1.1547" calcext:value-type="float">
            <text:p>1.1547</text:p>
          </table:table-cell>
          <table:table-cell table:style-name="ce5" office:value-type="float" office:value="1.0964" calcext:value-type="float">
            <text:p>1.0964</text:p>
          </table:table-cell>
          <table:table-cell table:style-name="ce5" office:value-type="float" office:value="1.0946" calcext:value-type="float">
            <text:p>1.0946</text:p>
          </table:table-cell>
          <table:table-cell table:style-name="ce5" office:value-type="float" office:value="0.9222" calcext:value-type="float">
            <text:p>0.9222</text:p>
          </table:table-cell>
          <table:table-cell table:style-name="ce5" office:value-type="float" office:value="0.909" calcext:value-type="float">
            <text:p>0.9090</text:p>
          </table:table-cell>
          <table:table-cell table:style-name="ce5" office:value-type="float" office:value="0.9174" calcext:value-type="float">
            <text:p>0.9174</text:p>
          </table:table-cell>
          <table:table-cell table:style-name="ce5" office:value-type="float" office:value="0.1535" calcext:value-type="float">
            <text:p>0.1535</text:p>
          </table:table-cell>
          <table:table-cell table:style-name="ce5" office:value-type="float" office:value="0.1539" calcext:value-type="float">
            <text:p>0.1539</text:p>
          </table:table-cell>
          <table:table-cell table:style-name="ce5" office:value-type="float" office:value="0.1554" calcext:value-type="float">
            <text:p>0.1554</text:p>
          </table:table-cell>
          <table:table-cell table:style-name="ce5" office:value-type="float" office:value="0.1569" calcext:value-type="float">
            <text:p>0.1569</text:p>
          </table:table-cell>
          <table:table-cell table:style-name="ce5" office:value-type="float" office:value="0.1548" calcext:value-type="float">
            <text:p>0.1548</text:p>
          </table:table-cell>
          <table:table-cell table:style-name="ce5" office:value-type="float" office:value="0.1573" calcext:value-type="float">
            <text:p>0.1573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office:value-type="float" office:value="70200.3" calcext:value-type="float">
            <text:p>70200.30</text:p>
          </table:table-cell>
          <table:table-cell table:style-name="ce5" office:value-type="float" office:value="1.1711" calcext:value-type="float">
            <text:p>1.1711</text:p>
          </table:table-cell>
          <table:table-cell table:style-name="ce5" office:value-type="float" office:value="1.1124" calcext:value-type="float">
            <text:p>1.1124</text:p>
          </table:table-cell>
          <table:table-cell table:style-name="ce5" office:value-type="float" office:value="1.0894" calcext:value-type="float">
            <text:p>1.0894</text:p>
          </table:table-cell>
          <table:table-cell table:style-name="ce5" office:value-type="float" office:value="0.9641" calcext:value-type="float">
            <text:p>0.9641</text:p>
          </table:table-cell>
          <table:table-cell table:style-name="ce5" office:value-type="float" office:value="0.9453" calcext:value-type="float">
            <text:p>0.9453</text:p>
          </table:table-cell>
          <table:table-cell table:style-name="ce5" office:value-type="float" office:value="0.9492" calcext:value-type="float">
            <text:p>0.9492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441" calcext:value-type="float">
            <text:p>0.1441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1.1149" calcext:value-type="float">
            <text:p>1.1149</text:p>
          </table:table-cell>
          <table:table-cell table:style-name="ce5" office:value-type="float" office:value="1.0771" calcext:value-type="float">
            <text:p>1.0771</text:p>
          </table:table-cell>
          <table:table-cell table:style-name="ce5" office:value-type="float" office:value="1.0781" calcext:value-type="float">
            <text:p>1.0781</text:p>
          </table:table-cell>
          <table:table-cell table:style-name="ce5" office:value-type="float" office:value="0.3201" calcext:value-type="float">
            <text:p>0.3201</text:p>
          </table:table-cell>
          <table:table-cell table:style-name="ce5" office:value-type="float" office:value="0.133" calcext:value-type="float">
            <text:p>0.1330</text:p>
          </table:table-cell>
          <table:table-cell table:style-name="ce5" office:value-type="float" office:value="0.1326" calcext:value-type="float">
            <text:p>0.1326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1.13" calcext:value-type="float">
            <text:p>1.1300</text:p>
          </table:table-cell>
          <table:table-cell table:style-name="ce5" office:value-type="float" office:value="1.1145" calcext:value-type="float">
            <text:p>1.1145</text:p>
          </table:table-cell>
          <table:table-cell table:style-name="ce5" office:value-type="float" office:value="1.0826" calcext:value-type="float">
            <text:p>1.0826</text:p>
          </table:table-cell>
          <table:table-cell table:style-name="ce5" office:value-type="float" office:value="0.9253" calcext:value-type="float">
            <text:p>0.9253</text:p>
          </table:table-cell>
          <table:table-cell table:style-name="ce5" office:value-type="float" office:value="0.9222" calcext:value-type="float">
            <text:p>0.9222</text:p>
          </table:table-cell>
          <table:table-cell table:style-name="ce5" office:value-type="float" office:value="0.9297" calcext:value-type="float">
            <text:p>0.9297</text:p>
          </table:table-cell>
          <table:table-cell table:style-name="ce5" office:value-type="float" office:value="0.1497" calcext:value-type="float">
            <text:p>0.1497</text:p>
          </table:table-cell>
          <table:table-cell table:style-name="ce5" office:value-type="float" office:value="0.1486" calcext:value-type="float">
            <text:p>0.1486</text:p>
          </table:table-cell>
          <table:table-cell table:style-name="ce5" office:value-type="float" office:value="0.1602" calcext:value-type="float">
            <text:p>0.1602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492" calcext:value-type="float">
            <text:p>0.1492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1.0828" calcext:value-type="float">
            <text:p>1.0828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4374" calcext:value-type="float">
            <text:p>0.4374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92" calcext:value-type="float">
            <text:p>0.1292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6" calcext:value-type="float">
            <text:p>0.1260</text:p>
          </table:table-cell>
          <table:table-cell table:style-name="ce5" office:value-type="float" office:value="1.1411" calcext:value-type="float">
            <text:p>1.1411</text:p>
          </table:table-cell>
          <table:table-cell table:style-name="ce5" office:value-type="float" office:value="1.0898" calcext:value-type="float">
            <text:p>1.0898</text:p>
          </table:table-cell>
          <table:table-cell table:style-name="ce5" office:value-type="float" office:value="1.0888" calcext:value-type="float">
            <text:p>1.0888</text:p>
          </table:table-cell>
          <table:table-cell table:style-name="ce5" office:value-type="float" office:value="0.8023" calcext:value-type="float">
            <text:p>0.8023</text:p>
          </table:table-cell>
          <table:table-cell table:style-name="ce5" office:value-type="float" office:value="0.7024" calcext:value-type="float">
            <text:p>0.7024</text:p>
          </table:table-cell>
          <table:table-cell table:style-name="ce5" office:value-type="float" office:value="0.7372" calcext:value-type="float">
            <text:p>0.7372</text:p>
          </table:table-cell>
          <table:table-cell table:style-name="ce5" office:value-type="float" office:value="0.138" calcext:value-type="float">
            <text:p>0.1380</text:p>
          </table:table-cell>
          <table:table-cell table:number-columns-repeated="2" table:style-name="ce5" office:value-type="float" office:value="0.1368" calcext:value-type="float">
            <text:p>0.1368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386" calcext:value-type="float">
            <text:p>0.1386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1.5108" calcext:value-type="float">
            <text:p>1.5108</text:p>
          </table:table-cell>
          <table:table-cell table:style-name="ce5" office:value-type="float" office:value="1.461" calcext:value-type="float">
            <text:p>1.4610</text:p>
          </table:table-cell>
          <table:table-cell table:style-name="ce5" office:value-type="float" office:value="1.4506" calcext:value-type="float">
            <text:p>1.4506</text:p>
          </table:table-cell>
          <table:table-cell table:style-name="ce5" office:value-type="float" office:value="1.4201" calcext:value-type="float">
            <text:p>1.4201</text:p>
          </table:table-cell>
          <table:table-cell table:style-name="ce5" office:value-type="float" office:value="1.4418" calcext:value-type="float">
            <text:p>1.4418</text:p>
          </table:table-cell>
          <table:table-cell table:style-name="ce5" office:value-type="float" office:value="1.4604" calcext:value-type="float">
            <text:p>1.4604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457" calcext:value-type="float">
            <text:p>0.1457</text:p>
          </table:table-cell>
          <table:table-cell table:style-name="ce5" office:value-type="float" office:value="0.1503" calcext:value-type="float">
            <text:p>0.1503</text:p>
          </table:table-cell>
          <table:table-cell table:style-name="ce5" office:value-type="float" office:value="0.1513" calcext:value-type="float">
            <text:p>0.1513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1.1407" calcext:value-type="float">
            <text:p>1.1407</text:p>
          </table:table-cell>
          <table:table-cell table:style-name="ce5" office:value-type="float" office:value="1.089" calcext:value-type="float">
            <text:p>1.0890</text:p>
          </table:table-cell>
          <table:table-cell table:style-name="ce5" office:value-type="float" office:value="1.0881" calcext:value-type="float">
            <text:p>1.0881</text:p>
          </table:table-cell>
          <table:table-cell table:style-name="ce5" office:value-type="float" office:value="0.9065" calcext:value-type="float">
            <text:p>0.9065</text:p>
          </table:table-cell>
          <table:table-cell table:style-name="ce5" office:value-type="float" office:value="0.9063" calcext:value-type="float">
            <text:p>0.9063</text:p>
          </table:table-cell>
          <table:table-cell table:style-name="ce5" office:value-type="float" office:value="0.8763" calcext:value-type="float">
            <text:p>0.8763</text:p>
          </table:table-cell>
          <table:table-cell table:style-name="ce5" office:value-type="float" office:value="0.1783" calcext:value-type="float">
            <text:p>0.1783</text:p>
          </table:table-cell>
          <table:table-cell table:style-name="ce5" office:value-type="float" office:value="0.1756" calcext:value-type="float">
            <text:p>0.1756</text:p>
          </table:table-cell>
          <table:table-cell table:style-name="ce5" office:value-type="float" office:value="0.1766" calcext:value-type="float">
            <text:p>0.1766</text:p>
          </table:table-cell>
          <table:table-cell table:style-name="ce5" office:value-type="float" office:value="0.1733" calcext:value-type="float">
            <text:p>0.1733</text:p>
          </table:table-cell>
          <table:table-cell table:style-name="ce5" office:value-type="float" office:value="0.1708" calcext:value-type="float">
            <text:p>0.1708</text:p>
          </table:table-cell>
          <table:table-cell table:style-name="ce5" office:value-type="float" office:value="0.1696" calcext:value-type="float">
            <text:p>0.1696</text:p>
          </table:table-cell>
          <table:table-cell table:style-name="ce5" office:value-type="float" office:value="1.1552" calcext:value-type="float">
            <text:p>1.1552</text:p>
          </table:table-cell>
          <table:table-cell table:style-name="ce5" office:value-type="float" office:value="1.0948" calcext:value-type="float">
            <text:p>1.0948</text:p>
          </table:table-cell>
          <table:table-cell table:style-name="ce5" office:value-type="float" office:value="1.0921" calcext:value-type="float">
            <text:p>1.0921</text:p>
          </table:table-cell>
          <table:table-cell table:style-name="ce5" office:value-type="float" office:value="0.9197" calcext:value-type="float">
            <text:p>0.9197</text:p>
          </table:table-cell>
          <table:table-cell table:style-name="ce5" office:value-type="float" office:value="0.9078" calcext:value-type="float">
            <text:p>0.9078</text:p>
          </table:table-cell>
          <table:table-cell table:style-name="ce5" office:value-type="float" office:value="0.916" calcext:value-type="float">
            <text:p>0.9160</text:p>
          </table:table-cell>
          <table:table-cell table:style-name="ce5" office:value-type="float" office:value="0.1534" calcext:value-type="float">
            <text:p>0.1534</text:p>
          </table:table-cell>
          <table:table-cell table:style-name="ce5" office:value-type="float" office:value="0.1542" calcext:value-type="float">
            <text:p>0.1542</text:p>
          </table:table-cell>
          <table:table-cell table:style-name="ce5" office:value-type="float" office:value="0.1556" calcext:value-type="float">
            <text:p>0.1556</text:p>
          </table:table-cell>
          <table:table-cell table:style-name="ce5" office:value-type="float" office:value="0.1575" calcext:value-type="float">
            <text:p>0.1575</text:p>
          </table:table-cell>
          <table:table-cell table:style-name="ce5" office:value-type="float" office:value="0.1546" calcext:value-type="float">
            <text:p>0.1546</text:p>
          </table:table-cell>
          <table:table-cell table:style-name="ce5" office:value-type="float" office:value="0.1575" calcext:value-type="float">
            <text:p>0.157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office:value-type="float" office:value="72000.3" calcext:value-type="float">
            <text:p>72000.30</text:p>
          </table:table-cell>
          <table:table-cell table:style-name="ce5" office:value-type="float" office:value="1.1726" calcext:value-type="float">
            <text:p>1.1726</text:p>
          </table:table-cell>
          <table:table-cell table:style-name="ce5" office:value-type="float" office:value="1.1138" calcext:value-type="float">
            <text:p>1.1138</text:p>
          </table:table-cell>
          <table:table-cell table:style-name="ce5" office:value-type="float" office:value="1.0891" calcext:value-type="float">
            <text:p>1.0891</text:p>
          </table:table-cell>
          <table:table-cell table:style-name="ce5" office:value-type="float" office:value="0.963" calcext:value-type="float">
            <text:p>0.9630</text:p>
          </table:table-cell>
          <table:table-cell table:style-name="ce5" office:value-type="float" office:value="0.9424" calcext:value-type="float">
            <text:p>0.9424</text:p>
          </table:table-cell>
          <table:table-cell table:style-name="ce5" office:value-type="float" office:value="0.9461" calcext:value-type="float">
            <text:p>0.9461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47" calcext:value-type="float">
            <text:p>0.1447</text:p>
          </table:table-cell>
          <table:table-cell table:style-name="ce5" office:value-type="float" office:value="0.1456" calcext:value-type="float">
            <text:p>0.1456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1.122" calcext:value-type="float">
            <text:p>1.1220</text:p>
          </table:table-cell>
          <table:table-cell table:style-name="ce5" office:value-type="float" office:value="1.082" calcext:value-type="float">
            <text:p>1.0820</text:p>
          </table:table-cell>
          <table:table-cell table:style-name="ce5" office:value-type="float" office:value="1.0765" calcext:value-type="float">
            <text:p>1.0765</text:p>
          </table:table-cell>
          <table:table-cell table:style-name="ce5" office:value-type="float" office:value="0.395" calcext:value-type="float">
            <text:p>0.3950</text:p>
          </table:table-cell>
          <table:table-cell table:style-name="ce5" office:value-type="float" office:value="0.1325" calcext:value-type="float">
            <text:p>0.1325</text:p>
          </table:table-cell>
          <table:table-cell table:style-name="ce5" office:value-type="float" office:value="0.132" calcext:value-type="float">
            <text:p>0.1320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0.1409" calcext:value-type="float">
            <text:p>0.1409</text:p>
          </table:table-cell>
          <table:table-cell table:style-name="ce5" office:value-type="float" office:value="0.1405" calcext:value-type="float">
            <text:p>0.1405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1.1297" calcext:value-type="float">
            <text:p>1.1297</text:p>
          </table:table-cell>
          <table:table-cell table:style-name="ce5" office:value-type="float" office:value="1.1112" calcext:value-type="float">
            <text:p>1.1112</text:p>
          </table:table-cell>
          <table:table-cell table:style-name="ce5" office:value-type="float" office:value="1.0789" calcext:value-type="float">
            <text:p>1.0789</text:p>
          </table:table-cell>
          <table:table-cell table:style-name="ce5" office:value-type="float" office:value="0.9219" calcext:value-type="float">
            <text:p>0.9219</text:p>
          </table:table-cell>
          <table:table-cell table:style-name="ce5" office:value-type="float" office:value="0.9196" calcext:value-type="float">
            <text:p>0.9196</text:p>
          </table:table-cell>
          <table:table-cell table:style-name="ce5" office:value-type="float" office:value="0.9292" calcext:value-type="float">
            <text:p>0.9292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483" calcext:value-type="float">
            <text:p>0.1483</text:p>
          </table:table-cell>
          <table:table-cell table:style-name="ce5" office:value-type="float" office:value="0.16" calcext:value-type="float">
            <text:p>0.1600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483" calcext:value-type="float">
            <text:p>0.1483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1.0812" calcext:value-type="float">
            <text:p>1.0812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5719" calcext:value-type="float">
            <text:p>0.5719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8" calcext:value-type="float">
            <text:p>0.1280</text:p>
          </table:table-cell>
          <table:table-cell table:style-name="ce5" office:value-type="float" office:value="0.1259" calcext:value-type="float">
            <text:p>0.1259</text:p>
          </table:table-cell>
          <table:table-cell table:style-name="ce5" office:value-type="float" office:value="1.1429" calcext:value-type="float">
            <text:p>1.1429</text:p>
          </table:table-cell>
          <table:table-cell table:style-name="ce5" office:value-type="float" office:value="1.0898" calcext:value-type="float">
            <text:p>1.0898</text:p>
          </table:table-cell>
          <table:table-cell table:style-name="ce5" office:value-type="float" office:value="1.0875" calcext:value-type="float">
            <text:p>1.0875</text:p>
          </table:table-cell>
          <table:table-cell table:style-name="ce5" office:value-type="float" office:value="0.8661" calcext:value-type="float">
            <text:p>0.8661</text:p>
          </table:table-cell>
          <table:table-cell table:style-name="ce5" office:value-type="float" office:value="0.7978" calcext:value-type="float">
            <text:p>0.7978</text:p>
          </table:table-cell>
          <table:table-cell table:style-name="ce5" office:value-type="float" office:value="0.8148" calcext:value-type="float">
            <text:p>0.8148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361" calcext:value-type="float">
            <text:p>0.1361</text:p>
          </table:table-cell>
          <table:table-cell table:style-name="ce5" office:value-type="float" office:value="0.1367" calcext:value-type="float">
            <text:p>0.1367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1.5146" calcext:value-type="float">
            <text:p>1.5146</text:p>
          </table:table-cell>
          <table:table-cell table:style-name="ce5" office:value-type="float" office:value="1.4628" calcext:value-type="float">
            <text:p>1.4628</text:p>
          </table:table-cell>
          <table:table-cell table:style-name="ce5" office:value-type="float" office:value="1.4526" calcext:value-type="float">
            <text:p>1.4526</text:p>
          </table:table-cell>
          <table:table-cell table:style-name="ce5" office:value-type="float" office:value="1.4204" calcext:value-type="float">
            <text:p>1.4204</text:p>
          </table:table-cell>
          <table:table-cell table:style-name="ce5" office:value-type="float" office:value="1.4436" calcext:value-type="float">
            <text:p>1.4436</text:p>
          </table:table-cell>
          <table:table-cell table:style-name="ce5" office:value-type="float" office:value="1.4625" calcext:value-type="float">
            <text:p>1.4625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56" calcext:value-type="float">
            <text:p>0.1456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16" calcext:value-type="float">
            <text:p>0.1516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1.1453" calcext:value-type="float">
            <text:p>1.1453</text:p>
          </table:table-cell>
          <table:table-cell table:style-name="ce5" office:value-type="float" office:value="1.09" calcext:value-type="float">
            <text:p>1.0900</text:p>
          </table:table-cell>
          <table:table-cell table:style-name="ce5" office:value-type="float" office:value="1.0881" calcext:value-type="float">
            <text:p>1.0881</text:p>
          </table:table-cell>
          <table:table-cell table:style-name="ce5" office:value-type="float" office:value="0.9055" calcext:value-type="float">
            <text:p>0.9055</text:p>
          </table:table-cell>
          <table:table-cell table:style-name="ce5" office:value-type="float" office:value="0.9057" calcext:value-type="float">
            <text:p>0.9057</text:p>
          </table:table-cell>
          <table:table-cell table:style-name="ce5" office:value-type="float" office:value="0.8742" calcext:value-type="float">
            <text:p>0.8742</text:p>
          </table:table-cell>
          <table:table-cell table:style-name="ce5" office:value-type="float" office:value="0.1783" calcext:value-type="float">
            <text:p>0.1783</text:p>
          </table:table-cell>
          <table:table-cell table:style-name="ce5" office:value-type="float" office:value="0.1752" calcext:value-type="float">
            <text:p>0.1752</text:p>
          </table:table-cell>
          <table:table-cell table:style-name="ce5" office:value-type="float" office:value="0.1768" calcext:value-type="float">
            <text:p>0.1768</text:p>
          </table:table-cell>
          <table:table-cell table:style-name="ce5" office:value-type="float" office:value="0.1722" calcext:value-type="float">
            <text:p>0.1722</text:p>
          </table:table-cell>
          <table:table-cell table:style-name="ce5" office:value-type="float" office:value="0.1707" calcext:value-type="float">
            <text:p>0.1707</text:p>
          </table:table-cell>
          <table:table-cell table:style-name="ce5" office:value-type="float" office:value="0.1695" calcext:value-type="float">
            <text:p>0.1695</text:p>
          </table:table-cell>
          <table:table-cell table:style-name="ce5" office:value-type="float" office:value="1.1587" calcext:value-type="float">
            <text:p>1.1587</text:p>
          </table:table-cell>
          <table:table-cell table:style-name="ce5" office:value-type="float" office:value="1.0963" calcext:value-type="float">
            <text:p>1.0963</text:p>
          </table:table-cell>
          <table:table-cell table:style-name="ce5" office:value-type="float" office:value="1.093" calcext:value-type="float">
            <text:p>1.0930</text:p>
          </table:table-cell>
          <table:table-cell table:style-name="ce5" office:value-type="float" office:value="0.9195" calcext:value-type="float">
            <text:p>0.9195</text:p>
          </table:table-cell>
          <table:table-cell table:style-name="ce5" office:value-type="float" office:value="0.9074" calcext:value-type="float">
            <text:p>0.9074</text:p>
          </table:table-cell>
          <table:table-cell table:style-name="ce5" office:value-type="float" office:value="0.9158" calcext:value-type="float">
            <text:p>0.9158</text:p>
          </table:table-cell>
          <table:table-cell table:style-name="ce5" office:value-type="float" office:value="0.1535" calcext:value-type="float">
            <text:p>0.1535</text:p>
          </table:table-cell>
          <table:table-cell table:style-name="ce5" office:value-type="float" office:value="0.1532" calcext:value-type="float">
            <text:p>0.1532</text:p>
          </table:table-cell>
          <table:table-cell table:style-name="ce5" office:value-type="float" office:value="0.1558" calcext:value-type="float">
            <text:p>0.1558</text:p>
          </table:table-cell>
          <table:table-cell table:style-name="ce5" office:value-type="float" office:value="0.1564" calcext:value-type="float">
            <text:p>0.1564</text:p>
          </table:table-cell>
          <table:table-cell table:style-name="ce5" office:value-type="float" office:value="0.1544" calcext:value-type="float">
            <text:p>0.1544</text:p>
          </table:table-cell>
          <table:table-cell table:style-name="ce5" office:value-type="float" office:value="0.1568" calcext:value-type="float">
            <text:p>0.156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3" office:value-type="float" office:value="73800.3" calcext:value-type="float">
            <text:p>73800.30</text:p>
          </table:table-cell>
          <table:table-cell table:style-name="ce5" office:value-type="float" office:value="1.184" calcext:value-type="float">
            <text:p>1.1840</text:p>
          </table:table-cell>
          <table:table-cell table:style-name="ce5" office:value-type="float" office:value="1.1147" calcext:value-type="float">
            <text:p>1.1147</text:p>
          </table:table-cell>
          <table:table-cell table:style-name="ce5" office:value-type="float" office:value="1.0899" calcext:value-type="float">
            <text:p>1.0899</text:p>
          </table:table-cell>
          <table:table-cell table:style-name="ce5" office:value-type="float" office:value="0.9675" calcext:value-type="float">
            <text:p>0.9675</text:p>
          </table:table-cell>
          <table:table-cell table:style-name="ce5" office:value-type="float" office:value="0.9473" calcext:value-type="float">
            <text:p>0.9473</text:p>
          </table:table-cell>
          <table:table-cell table:style-name="ce5" office:value-type="float" office:value="0.9507" calcext:value-type="float">
            <text:p>0.9507</text:p>
          </table:table-cell>
          <table:table-cell table:style-name="ce5" office:value-type="float" office:value="0.1401" calcext:value-type="float">
            <text:p>0.1401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0.1442" calcext:value-type="float">
            <text:p>0.1442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5" office:value-type="float" office:value="1.1315" calcext:value-type="float">
            <text:p>1.1315</text:p>
          </table:table-cell>
          <table:table-cell table:style-name="ce5" office:value-type="float" office:value="1.0832" calcext:value-type="float">
            <text:p>1.0832</text:p>
          </table:table-cell>
          <table:table-cell table:style-name="ce5" office:value-type="float" office:value="1.0745" calcext:value-type="float">
            <text:p>1.0745</text:p>
          </table:table-cell>
          <table:table-cell table:style-name="ce5" office:value-type="float" office:value="0.488" calcext:value-type="float">
            <text:p>0.4880</text:p>
          </table:table-cell>
          <table:table-cell table:style-name="ce5" office:value-type="float" office:value="0.1332" calcext:value-type="float">
            <text:p>0.1332</text:p>
          </table:table-cell>
          <table:table-cell table:style-name="ce5" office:value-type="float" office:value="0.1328" calcext:value-type="float">
            <text:p>0.1328</text:p>
          </table:table-cell>
          <table:table-cell table:style-name="ce5" office:value-type="float" office:value="0.1365" calcext:value-type="float">
            <text:p>0.1365</text:p>
          </table:table-cell>
          <table:table-cell table:style-name="ce5" office:value-type="float" office:value="0.136" calcext:value-type="float">
            <text:p>0.1360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0.1409" calcext:value-type="float">
            <text:p>0.1409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1.134" calcext:value-type="float">
            <text:p>1.1340</text:p>
          </table:table-cell>
          <table:table-cell table:style-name="ce5" office:value-type="float" office:value="1.114" calcext:value-type="float">
            <text:p>1.1140</text:p>
          </table:table-cell>
          <table:table-cell table:style-name="ce5" office:value-type="float" office:value="1.0806" calcext:value-type="float">
            <text:p>1.0806</text:p>
          </table:table-cell>
          <table:table-cell table:style-name="ce5" office:value-type="float" office:value="0.9233" calcext:value-type="float">
            <text:p>0.9233</text:p>
          </table:table-cell>
          <table:table-cell table:style-name="ce5" office:value-type="float" office:value="0.9189" calcext:value-type="float">
            <text:p>0.9189</text:p>
          </table:table-cell>
          <table:table-cell table:style-name="ce5" office:value-type="float" office:value="0.9283" calcext:value-type="float">
            <text:p>0.9283</text:p>
          </table:table-cell>
          <table:table-cell table:style-name="ce5" office:value-type="float" office:value="0.1497" calcext:value-type="float">
            <text:p>0.1497</text:p>
          </table:table-cell>
          <table:table-cell table:style-name="ce5" office:value-type="float" office:value="0.1486" calcext:value-type="float">
            <text:p>0.1486</text:p>
          </table:table-cell>
          <table:table-cell table:style-name="ce5" office:value-type="float" office:value="0.1602" calcext:value-type="float">
            <text:p>0.1602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1.0803" calcext:value-type="float">
            <text:p>1.0803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711" calcext:value-type="float">
            <text:p>0.7110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275" calcext:value-type="float">
            <text:p>0.1275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96" calcext:value-type="float">
            <text:p>0.1296</text:p>
          </table:table-cell>
          <table:table-cell table:style-name="ce5" office:value-type="float" office:value="0.1277" calcext:value-type="float">
            <text:p>0.1277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51" calcext:value-type="float">
            <text:p>0.1251</text:p>
          </table:table-cell>
          <table:table-cell table:style-name="ce5" office:value-type="float" office:value="1.1453" calcext:value-type="float">
            <text:p>1.1453</text:p>
          </table:table-cell>
          <table:table-cell table:style-name="ce5" office:value-type="float" office:value="1.0887" calcext:value-type="float">
            <text:p>1.0887</text:p>
          </table:table-cell>
          <table:table-cell table:style-name="ce5" office:value-type="float" office:value="1.0862" calcext:value-type="float">
            <text:p>1.0862</text:p>
          </table:table-cell>
          <table:table-cell table:style-name="ce5" office:value-type="float" office:value="0.9055" calcext:value-type="float">
            <text:p>0.9055</text:p>
          </table:table-cell>
          <table:table-cell table:style-name="ce5" office:value-type="float" office:value="0.8674" calcext:value-type="float">
            <text:p>0.8674</text:p>
          </table:table-cell>
          <table:table-cell table:style-name="ce5" office:value-type="float" office:value="0.8724" calcext:value-type="float">
            <text:p>0.8724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366" calcext:value-type="float">
            <text:p>0.1366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363" calcext:value-type="float">
            <text:p>0.1363</text:p>
          </table:table-cell>
          <table:table-cell table:style-name="ce5" office:value-type="float" office:value="1.5141" calcext:value-type="float">
            <text:p>1.5141</text:p>
          </table:table-cell>
          <table:table-cell table:style-name="ce5" office:value-type="float" office:value="1.4615" calcext:value-type="float">
            <text:p>1.4615</text:p>
          </table:table-cell>
          <table:table-cell table:style-name="ce5" office:value-type="float" office:value="1.4501" calcext:value-type="float">
            <text:p>1.4501</text:p>
          </table:table-cell>
          <table:table-cell table:style-name="ce5" office:value-type="float" office:value="1.4169" calcext:value-type="float">
            <text:p>1.4169</text:p>
          </table:table-cell>
          <table:table-cell table:style-name="ce5" office:value-type="float" office:value="1.4428" calcext:value-type="float">
            <text:p>1.4428</text:p>
          </table:table-cell>
          <table:table-cell table:style-name="ce5" office:value-type="float" office:value="1.4637" calcext:value-type="float">
            <text:p>1.4637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0.1459" calcext:value-type="float">
            <text:p>0.1459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518" calcext:value-type="float">
            <text:p>0.1518</text:p>
          </table:table-cell>
          <table:table-cell table:style-name="ce5" office:value-type="float" office:value="0.1467" calcext:value-type="float">
            <text:p>0.1467</text:p>
          </table:table-cell>
          <table:table-cell table:style-name="ce5" office:value-type="float" office:value="1.1445" calcext:value-type="float">
            <text:p>1.1445</text:p>
          </table:table-cell>
          <table:table-cell table:style-name="ce5" office:value-type="float" office:value="1.0869" calcext:value-type="float">
            <text:p>1.0869</text:p>
          </table:table-cell>
          <table:table-cell table:style-name="ce5" office:value-type="float" office:value="1.0858" calcext:value-type="float">
            <text:p>1.0858</text:p>
          </table:table-cell>
          <table:table-cell table:style-name="ce5" office:value-type="float" office:value="0.903" calcext:value-type="float">
            <text:p>0.9030</text:p>
          </table:table-cell>
          <table:table-cell table:style-name="ce5" office:value-type="float" office:value="0.9042" calcext:value-type="float">
            <text:p>0.9042</text:p>
          </table:table-cell>
          <table:table-cell table:style-name="ce5" office:value-type="float" office:value="0.8714" calcext:value-type="float">
            <text:p>0.8714</text:p>
          </table:table-cell>
          <table:table-cell table:style-name="ce5" office:value-type="float" office:value="0.1788" calcext:value-type="float">
            <text:p>0.1788</text:p>
          </table:table-cell>
          <table:table-cell table:style-name="ce5" office:value-type="float" office:value="0.1756" calcext:value-type="float">
            <text:p>0.1756</text:p>
          </table:table-cell>
          <table:table-cell table:style-name="ce5" office:value-type="float" office:value="0.1773" calcext:value-type="float">
            <text:p>0.1773</text:p>
          </table:table-cell>
          <table:table-cell table:style-name="ce5" office:value-type="float" office:value="0.1735" calcext:value-type="float">
            <text:p>0.1735</text:p>
          </table:table-cell>
          <table:table-cell table:style-name="ce5" office:value-type="float" office:value="0.1705" calcext:value-type="float">
            <text:p>0.1705</text:p>
          </table:table-cell>
          <table:table-cell table:style-name="ce5" office:value-type="float" office:value="0.1689" calcext:value-type="float">
            <text:p>0.1689</text:p>
          </table:table-cell>
          <table:table-cell table:style-name="ce5" office:value-type="float" office:value="1.1612" calcext:value-type="float">
            <text:p>1.1612</text:p>
          </table:table-cell>
          <table:table-cell table:style-name="ce5" office:value-type="float" office:value="1.0952" calcext:value-type="float">
            <text:p>1.0952</text:p>
          </table:table-cell>
          <table:table-cell table:style-name="ce5" office:value-type="float" office:value="1.0912" calcext:value-type="float">
            <text:p>1.0912</text:p>
          </table:table-cell>
          <table:table-cell table:style-name="ce5" office:value-type="float" office:value="0.9169" calcext:value-type="float">
            <text:p>0.9169</text:p>
          </table:table-cell>
          <table:table-cell table:style-name="ce5" office:value-type="float" office:value="0.9039" calcext:value-type="float">
            <text:p>0.9039</text:p>
          </table:table-cell>
          <table:table-cell table:style-name="ce5" office:value-type="float" office:value="0.9125" calcext:value-type="float">
            <text:p>0.9125</text:p>
          </table:table-cell>
          <table:table-cell table:style-name="ce5" office:value-type="float" office:value="0.1538" calcext:value-type="float">
            <text:p>0.1538</text:p>
          </table:table-cell>
          <table:table-cell table:style-name="ce5" office:value-type="float" office:value="0.154" calcext:value-type="float">
            <text:p>0.1540</text:p>
          </table:table-cell>
          <table:table-cell table:style-name="ce5" office:value-type="float" office:value="0.1558" calcext:value-type="float">
            <text:p>0.1558</text:p>
          </table:table-cell>
          <table:table-cell table:style-name="ce5" office:value-type="float" office:value="0.1571" calcext:value-type="float">
            <text:p>0.1571</text:p>
          </table:table-cell>
          <table:table-cell table:style-name="ce5" office:value-type="float" office:value="0.1546" calcext:value-type="float">
            <text:p>0.1546</text:p>
          </table:table-cell>
          <table:table-cell table:style-name="ce5" office:value-type="float" office:value="0.1571" calcext:value-type="float">
            <text:p>0.157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3" office:value-type="float" office:value="75600.3" calcext:value-type="float">
            <text:p>75600.30</text:p>
          </table:table-cell>
          <table:table-cell table:style-name="ce5" office:value-type="float" office:value="1.1919" calcext:value-type="float">
            <text:p>1.1919</text:p>
          </table:table-cell>
          <table:table-cell table:style-name="ce5" office:value-type="float" office:value="1.1146" calcext:value-type="float">
            <text:p>1.1146</text:p>
          </table:table-cell>
          <table:table-cell table:style-name="ce5" office:value-type="float" office:value="1.0896" calcext:value-type="float">
            <text:p>1.0896</text:p>
          </table:table-cell>
          <table:table-cell table:style-name="ce5" office:value-type="float" office:value="0.968" calcext:value-type="float">
            <text:p>0.9680</text:p>
          </table:table-cell>
          <table:table-cell table:style-name="ce5" office:value-type="float" office:value="0.9474" calcext:value-type="float">
            <text:p>0.9474</text:p>
          </table:table-cell>
          <table:table-cell table:style-name="ce5" office:value-type="float" office:value="0.951" calcext:value-type="float">
            <text:p>0.9510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486" calcext:value-type="float">
            <text:p>0.1486</text:p>
          </table:table-cell>
          <table:table-cell table:style-name="ce5" office:value-type="float" office:value="0.1448" calcext:value-type="float">
            <text:p>0.1448</text:p>
          </table:table-cell>
          <table:table-cell table:style-name="ce5" office:value-type="float" office:value="1.1359" calcext:value-type="float">
            <text:p>1.1359</text:p>
          </table:table-cell>
          <table:table-cell table:style-name="ce5" office:value-type="float" office:value="1.0828" calcext:value-type="float">
            <text:p>1.0828</text:p>
          </table:table-cell>
          <table:table-cell table:style-name="ce5" office:value-type="float" office:value="1.0732" calcext:value-type="float">
            <text:p>1.0732</text:p>
          </table:table-cell>
          <table:table-cell table:style-name="ce5" office:value-type="float" office:value="0.5765" calcext:value-type="float">
            <text:p>0.5765</text:p>
          </table:table-cell>
          <table:table-cell table:style-name="ce5" office:value-type="float" office:value="0.1336" calcext:value-type="float">
            <text:p>0.1336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1375" calcext:value-type="float">
            <text:p>0.1375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0.1413" calcext:value-type="float">
            <text:p>0.1413</text:p>
          </table:table-cell>
          <table:table-cell table:style-name="ce5" office:value-type="float" office:value="0.1412" calcext:value-type="float">
            <text:p>0.1412</text:p>
          </table:table-cell>
          <table:table-cell table:style-name="ce5" office:value-type="float" office:value="1.1366" calcext:value-type="float">
            <text:p>1.1366</text:p>
          </table:table-cell>
          <table:table-cell table:style-name="ce5" office:value-type="float" office:value="1.1134" calcext:value-type="float">
            <text:p>1.1134</text:p>
          </table:table-cell>
          <table:table-cell table:style-name="ce5" office:value-type="float" office:value="1.0799" calcext:value-type="float">
            <text:p>1.0799</text:p>
          </table:table-cell>
          <table:table-cell table:style-name="ce5" office:value-type="float" office:value="0.9226" calcext:value-type="float">
            <text:p>0.9226</text:p>
          </table:table-cell>
          <table:table-cell table:style-name="ce5" office:value-type="float" office:value="0.919" calcext:value-type="float">
            <text:p>0.9190</text:p>
          </table:table-cell>
          <table:table-cell table:style-name="ce5" office:value-type="float" office:value="0.9286" calcext:value-type="float">
            <text:p>0.9286</text:p>
          </table:table-cell>
          <table:table-cell table:style-name="ce5" office:value-type="float" office:value="0.1508" calcext:value-type="float">
            <text:p>0.1508</text:p>
          </table:table-cell>
          <table:table-cell table:style-name="ce5" office:value-type="float" office:value="0.1493" calcext:value-type="float">
            <text:p>0.1493</text:p>
          </table:table-cell>
          <table:table-cell table:style-name="ce5" office:value-type="float" office:value="0.1612" calcext:value-type="float">
            <text:p>0.1612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497" calcext:value-type="float">
            <text:p>0.1497</text:p>
          </table:table-cell>
          <table:table-cell table:style-name="ce5" office:value-type="float" office:value="0.1483" calcext:value-type="float">
            <text:p>0.1483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1.0824" calcext:value-type="float">
            <text:p>1.0824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8142" calcext:value-type="float">
            <text:p>0.8142</text:p>
          </table:table-cell>
          <table:table-cell table:style-name="ce5" office:value-type="float" office:value="0.1594" calcext:value-type="float">
            <text:p>0.1594</text:p>
          </table:table-cell>
          <table:table-cell table:number-columns-repeated="2" table:style-name="ce5" office:value-type="float" office:value="0.1287" calcext:value-type="float">
            <text:p>0.1287</text:p>
          </table:table-cell>
          <table:table-cell table:number-columns-repeated="2" table:style-name="ce5" office:value-type="float" office:value="0.129" calcext:value-type="float">
            <text:p>0.1290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1.1484" calcext:value-type="float">
            <text:p>1.1484</text:p>
          </table:table-cell>
          <table:table-cell table:style-name="ce5" office:value-type="float" office:value="1.0899" calcext:value-type="float">
            <text:p>1.0899</text:p>
          </table:table-cell>
          <table:table-cell table:style-name="ce5" office:value-type="float" office:value="1.0865" calcext:value-type="float">
            <text:p>1.0865</text:p>
          </table:table-cell>
          <table:table-cell table:style-name="ce5" office:value-type="float" office:value="0.9291" calcext:value-type="float">
            <text:p>0.9291</text:p>
          </table:table-cell>
          <table:table-cell table:style-name="ce5" office:value-type="float" office:value="0.9097" calcext:value-type="float">
            <text:p>0.9097</text:p>
          </table:table-cell>
          <table:table-cell table:style-name="ce5" office:value-type="float" office:value="0.9063" calcext:value-type="float">
            <text:p>0.9063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386" calcext:value-type="float">
            <text:p>0.1386</text:p>
          </table:table-cell>
          <table:table-cell table:style-name="ce5" office:value-type="float" office:value="1.5186" calcext:value-type="float">
            <text:p>1.5186</text:p>
          </table:table-cell>
          <table:table-cell table:style-name="ce5" office:value-type="float" office:value="1.4652" calcext:value-type="float">
            <text:p>1.4652</text:p>
          </table:table-cell>
          <table:table-cell table:style-name="ce5" office:value-type="float" office:value="1.4511" calcext:value-type="float">
            <text:p>1.4511</text:p>
          </table:table-cell>
          <table:table-cell table:style-name="ce5" office:value-type="float" office:value="1.4191" calcext:value-type="float">
            <text:p>1.4191</text:p>
          </table:table-cell>
          <table:table-cell table:style-name="ce5" office:value-type="float" office:value="1.4445" calcext:value-type="float">
            <text:p>1.4445</text:p>
          </table:table-cell>
          <table:table-cell table:style-name="ce5" office:value-type="float" office:value="1.4642" calcext:value-type="float">
            <text:p>1.4642</text:p>
          </table:table-cell>
          <table:table-cell table:style-name="ce5" office:value-type="float" office:value="0.1486" calcext:value-type="float">
            <text:p>0.1486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525" calcext:value-type="float">
            <text:p>0.1525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1.1482" calcext:value-type="float">
            <text:p>1.1482</text:p>
          </table:table-cell>
          <table:table-cell table:style-name="ce5" office:value-type="float" office:value="1.0886" calcext:value-type="float">
            <text:p>1.0886</text:p>
          </table:table-cell>
          <table:table-cell table:style-name="ce5" office:value-type="float" office:value="1.0873" calcext:value-type="float">
            <text:p>1.0873</text:p>
          </table:table-cell>
          <table:table-cell table:style-name="ce5" office:value-type="float" office:value="0.9034" calcext:value-type="float">
            <text:p>0.9034</text:p>
          </table:table-cell>
          <table:table-cell table:style-name="ce5" office:value-type="float" office:value="0.9037" calcext:value-type="float">
            <text:p>0.9037</text:p>
          </table:table-cell>
          <table:table-cell table:style-name="ce5" office:value-type="float" office:value="0.8707" calcext:value-type="float">
            <text:p>0.8707</text:p>
          </table:table-cell>
          <table:table-cell table:style-name="ce5" office:value-type="float" office:value="0.1793" calcext:value-type="float">
            <text:p>0.1793</text:p>
          </table:table-cell>
          <table:table-cell table:style-name="ce5" office:value-type="float" office:value="0.1774" calcext:value-type="float">
            <text:p>0.1774</text:p>
          </table:table-cell>
          <table:table-cell table:style-name="ce5" office:value-type="float" office:value="0.1785" calcext:value-type="float">
            <text:p>0.1785</text:p>
          </table:table-cell>
          <table:table-cell table:style-name="ce5" office:value-type="float" office:value="0.1731" calcext:value-type="float">
            <text:p>0.1731</text:p>
          </table:table-cell>
          <table:table-cell table:style-name="ce5" office:value-type="float" office:value="0.171" calcext:value-type="float">
            <text:p>0.1710</text:p>
          </table:table-cell>
          <table:table-cell table:style-name="ce5" office:value-type="float" office:value="0.1702" calcext:value-type="float">
            <text:p>0.1702</text:p>
          </table:table-cell>
          <table:table-cell table:style-name="ce5" office:value-type="float" office:value="1.1632" calcext:value-type="float">
            <text:p>1.1632</text:p>
          </table:table-cell>
          <table:table-cell table:style-name="ce5" office:value-type="float" office:value="1.0961" calcext:value-type="float">
            <text:p>1.0961</text:p>
          </table:table-cell>
          <table:table-cell table:style-name="ce5" office:value-type="float" office:value="1.0915" calcext:value-type="float">
            <text:p>1.0915</text:p>
          </table:table-cell>
          <table:table-cell table:style-name="ce5" office:value-type="float" office:value="0.9137" calcext:value-type="float">
            <text:p>0.9137</text:p>
          </table:table-cell>
          <table:table-cell table:style-name="ce5" office:value-type="float" office:value="0.9019" calcext:value-type="float">
            <text:p>0.9019</text:p>
          </table:table-cell>
          <table:table-cell table:style-name="ce5" office:value-type="float" office:value="0.91" calcext:value-type="float">
            <text:p>0.9100</text:p>
          </table:table-cell>
          <table:table-cell table:style-name="ce5" office:value-type="float" office:value="0.1545" calcext:value-type="float">
            <text:p>0.1545</text:p>
          </table:table-cell>
          <table:table-cell table:style-name="ce5" office:value-type="float" office:value="0.1546" calcext:value-type="float">
            <text:p>0.1546</text:p>
          </table:table-cell>
          <table:table-cell table:style-name="ce5" office:value-type="float" office:value="0.1569" calcext:value-type="float">
            <text:p>0.1569</text:p>
          </table:table-cell>
          <table:table-cell table:style-name="ce5" office:value-type="float" office:value="0.1584" calcext:value-type="float">
            <text:p>0.1584</text:p>
          </table:table-cell>
          <table:table-cell table:style-name="ce5" office:value-type="float" office:value="0.1553" calcext:value-type="float">
            <text:p>0.1553</text:p>
          </table:table-cell>
          <table:table-cell table:style-name="ce5" office:value-type="float" office:value="0.1581" calcext:value-type="float">
            <text:p>0.1581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office:value-type="float" office:value="77400.3" calcext:value-type="float">
            <text:p>77400.30</text:p>
          </table:table-cell>
          <table:table-cell table:style-name="ce5" office:value-type="float" office:value="1.1904" calcext:value-type="float">
            <text:p>1.1904</text:p>
          </table:table-cell>
          <table:table-cell table:style-name="ce5" office:value-type="float" office:value="1.1162" calcext:value-type="float">
            <text:p>1.1162</text:p>
          </table:table-cell>
          <table:table-cell table:style-name="ce5" office:value-type="float" office:value="1.0915" calcext:value-type="float">
            <text:p>1.0915</text:p>
          </table:table-cell>
          <table:table-cell table:style-name="ce5" office:value-type="float" office:value="0.9687" calcext:value-type="float">
            <text:p>0.9687</text:p>
          </table:table-cell>
          <table:table-cell table:style-name="ce5" office:value-type="float" office:value="0.9468" calcext:value-type="float">
            <text:p>0.9468</text:p>
          </table:table-cell>
          <table:table-cell table:style-name="ce5" office:value-type="float" office:value="0.9506" calcext:value-type="float">
            <text:p>0.9506</text:p>
          </table:table-cell>
          <table:table-cell table:style-name="ce5" office:value-type="float" office:value="0.141" calcext:value-type="float">
            <text:p>0.1410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1482" calcext:value-type="float">
            <text:p>0.1482</text:p>
          </table:table-cell>
          <table:table-cell table:style-name="ce5" office:value-type="float" office:value="0.1443" calcext:value-type="float">
            <text:p>0.1443</text:p>
          </table:table-cell>
          <table:table-cell table:style-name="ce5" office:value-type="float" office:value="1.1364" calcext:value-type="float">
            <text:p>1.1364</text:p>
          </table:table-cell>
          <table:table-cell table:style-name="ce5" office:value-type="float" office:value="1.0804" calcext:value-type="float">
            <text:p>1.0804</text:p>
          </table:table-cell>
          <table:table-cell table:style-name="ce5" office:value-type="float" office:value="1.0736" calcext:value-type="float">
            <text:p>1.0736</text:p>
          </table:table-cell>
          <table:table-cell table:style-name="ce5" office:value-type="float" office:value="0.6459" calcext:value-type="float">
            <text:p>0.6459</text:p>
          </table:table-cell>
          <table:table-cell table:style-name="ce5" office:value-type="float" office:value="0.1329" calcext:value-type="float">
            <text:p>0.1329</text:p>
          </table:table-cell>
          <table:table-cell table:style-name="ce5" office:value-type="float" office:value="0.1326" calcext:value-type="float">
            <text:p>0.1326</text:p>
          </table:table-cell>
          <table:table-cell table:style-name="ce5" office:value-type="float" office:value="0.1376" calcext:value-type="float">
            <text:p>0.1376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0.1415" calcext:value-type="float">
            <text:p>0.1415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1.1362" calcext:value-type="float">
            <text:p>1.1362</text:p>
          </table:table-cell>
          <table:table-cell table:style-name="ce5" office:value-type="float" office:value="1.1108" calcext:value-type="float">
            <text:p>1.1108</text:p>
          </table:table-cell>
          <table:table-cell table:style-name="ce5" office:value-type="float" office:value="1.0768" calcext:value-type="float">
            <text:p>1.0768</text:p>
          </table:table-cell>
          <table:table-cell table:style-name="ce5" office:value-type="float" office:value="0.9211" calcext:value-type="float">
            <text:p>0.9211</text:p>
          </table:table-cell>
          <table:table-cell table:style-name="ce5" office:value-type="float" office:value="0.9167" calcext:value-type="float">
            <text:p>0.9167</text:p>
          </table:table-cell>
          <table:table-cell table:style-name="ce5" office:value-type="float" office:value="0.9268" calcext:value-type="float">
            <text:p>0.9268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604" calcext:value-type="float">
            <text:p>0.1604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1.0808" calcext:value-type="float">
            <text:p>1.0808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8761" calcext:value-type="float">
            <text:p>0.8761</text:p>
          </table:table-cell>
          <table:table-cell table:style-name="ce5" office:value-type="float" office:value="0.1756" calcext:value-type="float">
            <text:p>0.1756</text:p>
          </table:table-cell>
          <table:table-cell table:style-name="ce5" office:value-type="float" office:value="0.1276" calcext:value-type="float">
            <text:p>0.1276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84" calcext:value-type="float">
            <text:p>0.1284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57" calcext:value-type="float">
            <text:p>0.1257</text:p>
          </table:table-cell>
          <table:table-cell table:style-name="ce5" office:value-type="float" office:value="1.1477" calcext:value-type="float">
            <text:p>1.1477</text:p>
          </table:table-cell>
          <table:table-cell table:style-name="ce5" office:value-type="float" office:value="1.0885" calcext:value-type="float">
            <text:p>1.0885</text:p>
          </table:table-cell>
          <table:table-cell table:style-name="ce5" office:value-type="float" office:value="1.0845" calcext:value-type="float">
            <text:p>1.0845</text:p>
          </table:table-cell>
          <table:table-cell table:style-name="ce5" office:value-type="float" office:value="0.9495" calcext:value-type="float">
            <text:p>0.9495</text:p>
          </table:table-cell>
          <table:table-cell table:number-columns-repeated="2" table:style-name="ce5" office:value-type="float" office:value="0.9296" calcext:value-type="float">
            <text:p>0.9296</text:p>
          </table:table-cell>
          <table:table-cell table:style-name="ce5" office:value-type="float" office:value="0.1379" calcext:value-type="float">
            <text:p>0.1379</text:p>
          </table:table-cell>
          <table:table-cell table:number-columns-repeated="2" table:style-name="ce5" office:value-type="float" office:value="0.1369" calcext:value-type="float">
            <text:p>0.1369</text:p>
          </table:table-cell>
          <table:table-cell table:style-name="ce5" office:value-type="float" office:value="0.1423" calcext:value-type="float">
            <text:p>0.1423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385" calcext:value-type="float">
            <text:p>0.1385</text:p>
          </table:table-cell>
          <table:table-cell table:style-name="ce5" office:value-type="float" office:value="1.5203" calcext:value-type="float">
            <text:p>1.5203</text:p>
          </table:table-cell>
          <table:table-cell table:style-name="ce5" office:value-type="float" office:value="1.4646" calcext:value-type="float">
            <text:p>1.4646</text:p>
          </table:table-cell>
          <table:table-cell table:style-name="ce5" office:value-type="float" office:value="1.4518" calcext:value-type="float">
            <text:p>1.4518</text:p>
          </table:table-cell>
          <table:table-cell table:style-name="ce5" office:value-type="float" office:value="1.4203" calcext:value-type="float">
            <text:p>1.4203</text:p>
          </table:table-cell>
          <table:table-cell table:style-name="ce5" office:value-type="float" office:value="1.4459" calcext:value-type="float">
            <text:p>1.4459</text:p>
          </table:table-cell>
          <table:table-cell table:style-name="ce5" office:value-type="float" office:value="1.465" calcext:value-type="float">
            <text:p>1.4650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1457" calcext:value-type="float">
            <text:p>0.1457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2" calcext:value-type="float">
            <text:p>0.1520</text:p>
          </table:table-cell>
          <table:table-cell table:style-name="ce5" office:value-type="float" office:value="0.1469" calcext:value-type="float">
            <text:p>0.1469</text:p>
          </table:table-cell>
          <table:table-cell table:style-name="ce5" office:value-type="float" office:value="1.1514" calcext:value-type="float">
            <text:p>1.1514</text:p>
          </table:table-cell>
          <table:table-cell table:style-name="ce5" office:value-type="float" office:value="1.0869" calcext:value-type="float">
            <text:p>1.0869</text:p>
          </table:table-cell>
          <table:table-cell table:style-name="ce5" office:value-type="float" office:value="1.0857" calcext:value-type="float">
            <text:p>1.0857</text:p>
          </table:table-cell>
          <table:table-cell table:number-columns-repeated="2" table:style-name="ce5" office:value-type="float" office:value="0.9029" calcext:value-type="float">
            <text:p>0.9029</text:p>
          </table:table-cell>
          <table:table-cell table:style-name="ce5" office:value-type="float" office:value="0.8694" calcext:value-type="float">
            <text:p>0.8694</text:p>
          </table:table-cell>
          <table:table-cell table:style-name="ce5" office:value-type="float" office:value="0.1792" calcext:value-type="float">
            <text:p>0.1792</text:p>
          </table:table-cell>
          <table:table-cell table:style-name="ce5" office:value-type="float" office:value="0.1765" calcext:value-type="float">
            <text:p>0.1765</text:p>
          </table:table-cell>
          <table:table-cell table:style-name="ce5" office:value-type="float" office:value="0.1783" calcext:value-type="float">
            <text:p>0.1783</text:p>
          </table:table-cell>
          <table:table-cell table:style-name="ce5" office:value-type="float" office:value="0.1735" calcext:value-type="float">
            <text:p>0.1735</text:p>
          </table:table-cell>
          <table:table-cell table:style-name="ce5" office:value-type="float" office:value="0.1716" calcext:value-type="float">
            <text:p>0.1716</text:p>
          </table:table-cell>
          <table:table-cell table:style-name="ce5" office:value-type="float" office:value="0.1695" calcext:value-type="float">
            <text:p>0.1695</text:p>
          </table:table-cell>
          <table:table-cell table:style-name="ce5" office:value-type="float" office:value="1.1666" calcext:value-type="float">
            <text:p>1.1666</text:p>
          </table:table-cell>
          <table:table-cell table:style-name="ce5" office:value-type="float" office:value="1.1011" calcext:value-type="float">
            <text:p>1.1011</text:p>
          </table:table-cell>
          <table:table-cell table:style-name="ce5" office:value-type="float" office:value="1.0954" calcext:value-type="float">
            <text:p>1.0954</text:p>
          </table:table-cell>
          <table:table-cell table:style-name="ce5" office:value-type="float" office:value="0.9159" calcext:value-type="float">
            <text:p>0.9159</text:p>
          </table:table-cell>
          <table:table-cell table:style-name="ce5" office:value-type="float" office:value="0.9016" calcext:value-type="float">
            <text:p>0.9016</text:p>
          </table:table-cell>
          <table:table-cell table:style-name="ce5" office:value-type="float" office:value="0.9098" calcext:value-type="float">
            <text:p>0.9098</text:p>
          </table:table-cell>
          <table:table-cell table:style-name="ce5" office:value-type="float" office:value="0.1539" calcext:value-type="float">
            <text:p>0.1539</text:p>
          </table:table-cell>
          <table:table-cell table:style-name="ce5" office:value-type="float" office:value="0.1542" calcext:value-type="float">
            <text:p>0.1542</text:p>
          </table:table-cell>
          <table:table-cell table:style-name="ce5" office:value-type="float" office:value="0.1561" calcext:value-type="float">
            <text:p>0.1561</text:p>
          </table:table-cell>
          <table:table-cell table:style-name="ce5" office:value-type="float" office:value="0.1569" calcext:value-type="float">
            <text:p>0.1569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1575" calcext:value-type="float">
            <text:p>0.1575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office:value-type="float" office:value="79200.3" calcext:value-type="float">
            <text:p>79200.30</text:p>
          </table:table-cell>
          <table:table-cell table:style-name="ce5" office:value-type="float" office:value="1.1916" calcext:value-type="float">
            <text:p>1.1916</text:p>
          </table:table-cell>
          <table:table-cell table:style-name="ce5" office:value-type="float" office:value="1.1185" calcext:value-type="float">
            <text:p>1.1185</text:p>
          </table:table-cell>
          <table:table-cell table:style-name="ce5" office:value-type="float" office:value="1.0917" calcext:value-type="float">
            <text:p>1.0917</text:p>
          </table:table-cell>
          <table:table-cell table:style-name="ce5" office:value-type="float" office:value="0.9709" calcext:value-type="float">
            <text:p>0.9709</text:p>
          </table:table-cell>
          <table:table-cell table:style-name="ce5" office:value-type="float" office:value="0.9472" calcext:value-type="float">
            <text:p>0.9472</text:p>
          </table:table-cell>
          <table:table-cell table:style-name="ce5" office:value-type="float" office:value="0.9507" calcext:value-type="float">
            <text:p>0.9507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428" calcext:value-type="float">
            <text:p>0.1428</text:p>
          </table:table-cell>
          <table:table-cell table:style-name="ce5" office:value-type="float" office:value="0.1454" calcext:value-type="float">
            <text:p>0.1454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1492" calcext:value-type="float">
            <text:p>0.1492</text:p>
          </table:table-cell>
          <table:table-cell table:style-name="ce5" office:value-type="float" office:value="0.1453" calcext:value-type="float">
            <text:p>0.1453</text:p>
          </table:table-cell>
          <table:table-cell table:style-name="ce5" office:value-type="float" office:value="1.1376" calcext:value-type="float">
            <text:p>1.1376</text:p>
          </table:table-cell>
          <table:table-cell table:style-name="ce5" office:value-type="float" office:value="1.0797" calcext:value-type="float">
            <text:p>1.0797</text:p>
          </table:table-cell>
          <table:table-cell table:style-name="ce5" office:value-type="float" office:value="1.0755" calcext:value-type="float">
            <text:p>1.0755</text:p>
          </table:table-cell>
          <table:table-cell table:style-name="ce5" office:value-type="float" office:value="0.6951" calcext:value-type="float">
            <text:p>0.6951</text:p>
          </table:table-cell>
          <table:table-cell table:number-columns-repeated="2" table:style-name="ce5" office:value-type="float" office:value="0.134" calcext:value-type="float">
            <text:p>0.1340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0.1425" calcext:value-type="float">
            <text:p>0.1425</text:p>
          </table:table-cell>
          <table:table-cell table:style-name="ce5" office:value-type="float" office:value="0.1419" calcext:value-type="float">
            <text:p>0.1419</text:p>
          </table:table-cell>
          <table:table-cell table:style-name="ce5" office:value-type="float" office:value="0.1417" calcext:value-type="float">
            <text:p>0.1417</text:p>
          </table:table-cell>
          <table:table-cell table:style-name="ce5" office:value-type="float" office:value="1.14" calcext:value-type="float">
            <text:p>1.1400</text:p>
          </table:table-cell>
          <table:table-cell table:style-name="ce5" office:value-type="float" office:value="1.1115" calcext:value-type="float">
            <text:p>1.1115</text:p>
          </table:table-cell>
          <table:table-cell table:style-name="ce5" office:value-type="float" office:value="1.0767" calcext:value-type="float">
            <text:p>1.0767</text:p>
          </table:table-cell>
          <table:table-cell table:style-name="ce5" office:value-type="float" office:value="0.9213" calcext:value-type="float">
            <text:p>0.9213</text:p>
          </table:table-cell>
          <table:table-cell table:style-name="ce5" office:value-type="float" office:value="0.9169" calcext:value-type="float">
            <text:p>0.9169</text:p>
          </table:table-cell>
          <table:table-cell table:style-name="ce5" office:value-type="float" office:value="0.9262" calcext:value-type="float">
            <text:p>0.9262</text:p>
          </table:table-cell>
          <table:table-cell table:style-name="ce5" office:value-type="float" office:value="0.1509" calcext:value-type="float">
            <text:p>0.1509</text:p>
          </table:table-cell>
          <table:table-cell table:style-name="ce5" office:value-type="float" office:value="0.1502" calcext:value-type="float">
            <text:p>0.1502</text:p>
          </table:table-cell>
          <table:table-cell table:style-name="ce5" office:value-type="float" office:value="0.1616" calcext:value-type="float">
            <text:p>0.1616</text:p>
          </table:table-cell>
          <table:table-cell table:style-name="ce5" office:value-type="float" office:value="0.1514" calcext:value-type="float">
            <text:p>0.1514</text:p>
          </table:table-cell>
          <table:table-cell table:style-name="ce5" office:value-type="float" office:value="0.1505" calcext:value-type="float">
            <text:p>0.1505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1.0827" calcext:value-type="float">
            <text:p>1.0827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9139" calcext:value-type="float">
            <text:p>0.9139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1289" calcext:value-type="float">
            <text:p>0.1289</text:p>
          </table:table-cell>
          <table:table-cell table:style-name="ce5" office:value-type="float" office:value="0.1304" calcext:value-type="float">
            <text:p>0.1304</text:p>
          </table:table-cell>
          <table:table-cell table:style-name="ce5" office:value-type="float" office:value="0.1294" calcext:value-type="float">
            <text:p>0.1294</text:p>
          </table:table-cell>
          <table:table-cell table:style-name="ce5" office:value-type="float" office:value="0.1299" calcext:value-type="float">
            <text:p>0.1299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93" calcext:value-type="float">
            <text:p>0.1293</text:p>
          </table:table-cell>
          <table:table-cell table:style-name="ce5" office:value-type="float" office:value="0.1268" calcext:value-type="float">
            <text:p>0.1268</text:p>
          </table:table-cell>
          <table:table-cell table:style-name="ce5" office:value-type="float" office:value="1.1517" calcext:value-type="float">
            <text:p>1.1517</text:p>
          </table:table-cell>
          <table:table-cell table:style-name="ce5" office:value-type="float" office:value="1.0896" calcext:value-type="float">
            <text:p>1.0896</text:p>
          </table:table-cell>
          <table:table-cell table:style-name="ce5" office:value-type="float" office:value="1.0848" calcext:value-type="float">
            <text:p>1.0848</text:p>
          </table:table-cell>
          <table:table-cell table:style-name="ce5" office:value-type="float" office:value="0.9536" calcext:value-type="float">
            <text:p>0.9536</text:p>
          </table:table-cell>
          <table:table-cell table:style-name="ce5" office:value-type="float" office:value="0.9453" calcext:value-type="float">
            <text:p>0.9453</text:p>
          </table:table-cell>
          <table:table-cell table:style-name="ce5" office:value-type="float" office:value="0.945" calcext:value-type="float">
            <text:p>0.9450</text:p>
          </table:table-cell>
          <table:table-cell table:style-name="ce5" office:value-type="float" office:value="0.1392" calcext:value-type="float">
            <text:p>0.1392</text:p>
          </table:table-cell>
          <table:table-cell table:style-name="ce5" office:value-type="float" office:value="0.1372" calcext:value-type="float">
            <text:p>0.1372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0.1427" calcext:value-type="float">
            <text:p>0.1427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1.5238" calcext:value-type="float">
            <text:p>1.5238</text:p>
          </table:table-cell>
          <table:table-cell table:style-name="ce5" office:value-type="float" office:value="1.4664" calcext:value-type="float">
            <text:p>1.4664</text:p>
          </table:table-cell>
          <table:table-cell table:style-name="ce5" office:value-type="float" office:value="1.4555" calcext:value-type="float">
            <text:p>1.4555</text:p>
          </table:table-cell>
          <table:table-cell table:style-name="ce5" office:value-type="float" office:value="1.4214" calcext:value-type="float">
            <text:p>1.4214</text:p>
          </table:table-cell>
          <table:table-cell table:style-name="ce5" office:value-type="float" office:value="1.4476" calcext:value-type="float">
            <text:p>1.4476</text:p>
          </table:table-cell>
          <table:table-cell table:style-name="ce5" office:value-type="float" office:value="1.468" calcext:value-type="float">
            <text:p>1.4680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482" calcext:value-type="float">
            <text:p>0.1482</text:p>
          </table:table-cell>
          <table:table-cell table:style-name="ce5" office:value-type="float" office:value="0.1475" calcext:value-type="float">
            <text:p>0.1475</text:p>
          </table:table-cell>
          <table:table-cell table:style-name="ce5" office:value-type="float" office:value="0.1523" calcext:value-type="float">
            <text:p>0.1523</text:p>
          </table:table-cell>
          <table:table-cell table:style-name="ce5" office:value-type="float" office:value="0.1534" calcext:value-type="float">
            <text:p>0.1534</text:p>
          </table:table-cell>
          <table:table-cell table:style-name="ce5" office:value-type="float" office:value="0.1476" calcext:value-type="float">
            <text:p>0.1476</text:p>
          </table:table-cell>
          <table:table-cell table:style-name="ce5" office:value-type="float" office:value="1.1559" calcext:value-type="float">
            <text:p>1.1559</text:p>
          </table:table-cell>
          <table:table-cell table:style-name="ce5" office:value-type="float" office:value="1.0893" calcext:value-type="float">
            <text:p>1.0893</text:p>
          </table:table-cell>
          <table:table-cell table:style-name="ce5" office:value-type="float" office:value="1.0869" calcext:value-type="float">
            <text:p>1.0869</text:p>
          </table:table-cell>
          <table:table-cell table:style-name="ce5" office:value-type="float" office:value="0.9051" calcext:value-type="float">
            <text:p>0.9051</text:p>
          </table:table-cell>
          <table:table-cell table:style-name="ce5" office:value-type="float" office:value="0.9041" calcext:value-type="float">
            <text:p>0.9041</text:p>
          </table:table-cell>
          <table:table-cell table:style-name="ce5" office:value-type="float" office:value="0.8716" calcext:value-type="float">
            <text:p>0.8716</text:p>
          </table:table-cell>
          <table:table-cell table:style-name="ce5" office:value-type="float" office:value="0.1807" calcext:value-type="float">
            <text:p>0.1807</text:p>
          </table:table-cell>
          <table:table-cell table:style-name="ce5" office:value-type="float" office:value="0.1782" calcext:value-type="float">
            <text:p>0.1782</text:p>
          </table:table-cell>
          <table:table-cell table:style-name="ce5" office:value-type="float" office:value="0.1789" calcext:value-type="float">
            <text:p>0.1789</text:p>
          </table:table-cell>
          <table:table-cell table:style-name="ce5" office:value-type="float" office:value="0.1743" calcext:value-type="float">
            <text:p>0.1743</text:p>
          </table:table-cell>
          <table:table-cell table:style-name="ce5" office:value-type="float" office:value="0.173" calcext:value-type="float">
            <text:p>0.1730</text:p>
          </table:table-cell>
          <table:table-cell table:style-name="ce5" office:value-type="float" office:value="0.1706" calcext:value-type="float">
            <text:p>0.1706</text:p>
          </table:table-cell>
          <table:table-cell table:style-name="ce5" office:value-type="float" office:value="1.1666" calcext:value-type="float">
            <text:p>1.1666</text:p>
          </table:table-cell>
          <table:table-cell table:style-name="ce5" office:value-type="float" office:value="1.1026" calcext:value-type="float">
            <text:p>1.1026</text:p>
          </table:table-cell>
          <table:table-cell table:style-name="ce5" office:value-type="float" office:value="1.0964" calcext:value-type="float">
            <text:p>1.0964</text:p>
          </table:table-cell>
          <table:table-cell table:style-name="ce5" office:value-type="float" office:value="0.9162" calcext:value-type="float">
            <text:p>0.9162</text:p>
          </table:table-cell>
          <table:table-cell table:style-name="ce5" office:value-type="float" office:value="0.9025" calcext:value-type="float">
            <text:p>0.9025</text:p>
          </table:table-cell>
          <table:table-cell table:style-name="ce5" office:value-type="float" office:value="0.9111" calcext:value-type="float">
            <text:p>0.9111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1552" calcext:value-type="float">
            <text:p>0.1552</text:p>
          </table:table-cell>
          <table:table-cell table:style-name="ce5" office:value-type="float" office:value="0.1576" calcext:value-type="float">
            <text:p>0.1576</text:p>
          </table:table-cell>
          <table:table-cell table:style-name="ce5" office:value-type="float" office:value="0.1578" calcext:value-type="float">
            <text:p>0.1578</text:p>
          </table:table-cell>
          <table:table-cell table:style-name="ce5" office:value-type="float" office:value="0.1561" calcext:value-type="float">
            <text:p>0.1561</text:p>
          </table:table-cell>
          <table:table-cell table:style-name="ce5" office:value-type="float" office:value="0.1578" calcext:value-type="float">
            <text:p>0.1578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office:value-type="float" office:value="81000.3" calcext:value-type="float">
            <text:p>81000.30</text:p>
          </table:table-cell>
          <table:table-cell table:style-name="ce5" office:value-type="float" office:value="1.1895" calcext:value-type="float">
            <text:p>1.1895</text:p>
          </table:table-cell>
          <table:table-cell table:style-name="ce5" office:value-type="float" office:value="1.1207" calcext:value-type="float">
            <text:p>1.1207</text:p>
          </table:table-cell>
          <table:table-cell table:style-name="ce5" office:value-type="float" office:value="1.0927" calcext:value-type="float">
            <text:p>1.0927</text:p>
          </table:table-cell>
          <table:table-cell table:style-name="ce5" office:value-type="float" office:value="0.9716" calcext:value-type="float">
            <text:p>0.9716</text:p>
          </table:table-cell>
          <table:table-cell table:style-name="ce5" office:value-type="float" office:value="0.9495" calcext:value-type="float">
            <text:p>0.9495</text:p>
          </table:table-cell>
          <table:table-cell table:style-name="ce5" office:value-type="float" office:value="0.9534" calcext:value-type="float">
            <text:p>0.9534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49" calcext:value-type="float">
            <text:p>0.1449</text:p>
          </table:table-cell>
          <table:table-cell table:style-name="ce5" office:value-type="float" office:value="0.1467" calcext:value-type="float">
            <text:p>0.1467</text:p>
          </table:table-cell>
          <table:table-cell table:style-name="ce5" office:value-type="float" office:value="0.1483" calcext:value-type="float">
            <text:p>0.1483</text:p>
          </table:table-cell>
          <table:table-cell table:style-name="ce5" office:value-type="float" office:value="0.144" calcext:value-type="float">
            <text:p>0.1440</text:p>
          </table:table-cell>
          <table:table-cell table:style-name="ce5" office:value-type="float" office:value="1.139" calcext:value-type="float">
            <text:p>1.1390</text:p>
          </table:table-cell>
          <table:table-cell table:style-name="ce5" office:value-type="float" office:value="1.0779" calcext:value-type="float">
            <text:p>1.0779</text:p>
          </table:table-cell>
          <table:table-cell table:style-name="ce5" office:value-type="float" office:value="1.074" calcext:value-type="float">
            <text:p>1.0740</text:p>
          </table:table-cell>
          <table:table-cell table:style-name="ce5" office:value-type="float" office:value="0.7267" calcext:value-type="float">
            <text:p>0.7267</text:p>
          </table:table-cell>
          <table:table-cell table:style-name="ce5" office:value-type="float" office:value="0.1329" calcext:value-type="float">
            <text:p>0.1329</text:p>
          </table:table-cell>
          <table:table-cell table:style-name="ce5" office:value-type="float" office:value="0.1328" calcext:value-type="float">
            <text:p>0.1328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422" calcext:value-type="float">
            <text:p>0.1422</text:p>
          </table:table-cell>
          <table:table-cell table:style-name="ce5" office:value-type="float" office:value="0.1411" calcext:value-type="float">
            <text:p>0.1411</text:p>
          </table:table-cell>
          <table:table-cell table:style-name="ce5" office:value-type="float" office:value="0.1406" calcext:value-type="float">
            <text:p>0.1406</text:p>
          </table:table-cell>
          <table:table-cell table:style-name="ce5" office:value-type="float" office:value="1.14" calcext:value-type="float">
            <text:p>1.1400</text:p>
          </table:table-cell>
          <table:table-cell table:style-name="ce5" office:value-type="float" office:value="1.1089" calcext:value-type="float">
            <text:p>1.1089</text:p>
          </table:table-cell>
          <table:table-cell table:style-name="ce5" office:value-type="float" office:value="1.0753" calcext:value-type="float">
            <text:p>1.0753</text:p>
          </table:table-cell>
          <table:table-cell table:style-name="ce5" office:value-type="float" office:value="0.9207" calcext:value-type="float">
            <text:p>0.9207</text:p>
          </table:table-cell>
          <table:table-cell table:style-name="ce5" office:value-type="float" office:value="0.9166" calcext:value-type="float">
            <text:p>0.9166</text:p>
          </table:table-cell>
          <table:table-cell table:style-name="ce5" office:value-type="float" office:value="0.9272" calcext:value-type="float">
            <text:p>0.9272</text:p>
          </table:table-cell>
          <table:table-cell table:style-name="ce5" office:value-type="float" office:value="0.1505" calcext:value-type="float">
            <text:p>0.1505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608" calcext:value-type="float">
            <text:p>0.1608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49" calcext:value-type="float">
            <text:p>0.1490</text:p>
          </table:table-cell>
          <table:table-cell table:style-name="ce5" office:value-type="float" office:value="0.1472" calcext:value-type="float">
            <text:p>0.1472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1.0827" calcext:value-type="float">
            <text:p>1.0827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9299" calcext:value-type="float">
            <text:p>0.9299</text:p>
          </table:table-cell>
          <table:table-cell table:style-name="ce5" office:value-type="float" office:value="0.2492" calcext:value-type="float">
            <text:p>0.2492</text:p>
          </table:table-cell>
          <table:table-cell table:style-name="ce5" office:value-type="float" office:value="0.1278" calcext:value-type="float">
            <text:p>0.1278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0.1268" calcext:value-type="float">
            <text:p>0.1268</text:p>
          </table:table-cell>
          <table:table-cell table:style-name="ce5" office:value-type="float" office:value="1.1531" calcext:value-type="float">
            <text:p>1.1531</text:p>
          </table:table-cell>
          <table:table-cell table:style-name="ce5" office:value-type="float" office:value="1.0854" calcext:value-type="float">
            <text:p>1.0854</text:p>
          </table:table-cell>
          <table:table-cell table:style-name="ce5" office:value-type="float" office:value="1.0803" calcext:value-type="float">
            <text:p>1.0803</text:p>
          </table:table-cell>
          <table:table-cell table:style-name="ce5" office:value-type="float" office:value="0.9474" calcext:value-type="float">
            <text:p>0.9474</text:p>
          </table:table-cell>
          <table:table-cell table:style-name="ce5" office:value-type="float" office:value="0.9543" calcext:value-type="float">
            <text:p>0.9543</text:p>
          </table:table-cell>
          <table:table-cell table:style-name="ce5" office:value-type="float" office:value="0.9409" calcext:value-type="float">
            <text:p>0.9409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374" calcext:value-type="float">
            <text:p>0.1374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0.1379" calcext:value-type="float">
            <text:p>0.1379</text:p>
          </table:table-cell>
          <table:table-cell table:style-name="ce5" office:value-type="float" office:value="1.5242" calcext:value-type="float">
            <text:p>1.5242</text:p>
          </table:table-cell>
          <table:table-cell table:style-name="ce5" office:value-type="float" office:value="1.4655" calcext:value-type="float">
            <text:p>1.4655</text:p>
          </table:table-cell>
          <table:table-cell table:style-name="ce5" office:value-type="float" office:value="1.4519" calcext:value-type="float">
            <text:p>1.4519</text:p>
          </table:table-cell>
          <table:table-cell table:style-name="ce5" office:value-type="float" office:value="1.4185" calcext:value-type="float">
            <text:p>1.4185</text:p>
          </table:table-cell>
          <table:table-cell table:style-name="ce5" office:value-type="float" office:value="1.4447" calcext:value-type="float">
            <text:p>1.4447</text:p>
          </table:table-cell>
          <table:table-cell table:style-name="ce5" office:value-type="float" office:value="1.4666" calcext:value-type="float">
            <text:p>1.4666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525" calcext:value-type="float">
            <text:p>0.1525</text:p>
          </table:table-cell>
          <table:table-cell table:style-name="ce5" office:value-type="float" office:value="0.1471" calcext:value-type="float">
            <text:p>0.1471</text:p>
          </table:table-cell>
          <table:table-cell table:style-name="ce5" office:value-type="float" office:value="1.1575" calcext:value-type="float">
            <text:p>1.1575</text:p>
          </table:table-cell>
          <table:table-cell table:style-name="ce5" office:value-type="float" office:value="1.0861" calcext:value-type="float">
            <text:p>1.0861</text:p>
          </table:table-cell>
          <table:table-cell table:style-name="ce5" office:value-type="float" office:value="1.0839" calcext:value-type="float">
            <text:p>1.0839</text:p>
          </table:table-cell>
          <table:table-cell table:style-name="ce5" office:value-type="float" office:value="0.9016" calcext:value-type="float">
            <text:p>0.9016</text:p>
          </table:table-cell>
          <table:table-cell table:style-name="ce5" office:value-type="float" office:value="0.9014" calcext:value-type="float">
            <text:p>0.9014</text:p>
          </table:table-cell>
          <table:table-cell table:style-name="ce5" office:value-type="float" office:value="0.8685" calcext:value-type="float">
            <text:p>0.8685</text:p>
          </table:table-cell>
          <table:table-cell table:style-name="ce5" office:value-type="float" office:value="0.1805" calcext:value-type="float">
            <text:p>0.1805</text:p>
          </table:table-cell>
          <table:table-cell table:style-name="ce5" office:value-type="float" office:value="0.177" calcext:value-type="float">
            <text:p>0.1770</text:p>
          </table:table-cell>
          <table:table-cell table:style-name="ce5" office:value-type="float" office:value="0.1784" calcext:value-type="float">
            <text:p>0.1784</text:p>
          </table:table-cell>
          <table:table-cell table:style-name="ce5" office:value-type="float" office:value="0.1728" calcext:value-type="float">
            <text:p>0.1728</text:p>
          </table:table-cell>
          <table:table-cell table:style-name="ce5" office:value-type="float" office:value="0.1707" calcext:value-type="float">
            <text:p>0.1707</text:p>
          </table:table-cell>
          <table:table-cell table:style-name="ce5" office:value-type="float" office:value="0.1696" calcext:value-type="float">
            <text:p>0.1696</text:p>
          </table:table-cell>
          <table:table-cell table:style-name="ce5" office:value-type="float" office:value="1.1674" calcext:value-type="float">
            <text:p>1.1674</text:p>
          </table:table-cell>
          <table:table-cell table:style-name="ce5" office:value-type="float" office:value="1.1007" calcext:value-type="float">
            <text:p>1.1007</text:p>
          </table:table-cell>
          <table:table-cell table:style-name="ce5" office:value-type="float" office:value="1.0952" calcext:value-type="float">
            <text:p>1.0952</text:p>
          </table:table-cell>
          <table:table-cell table:style-name="ce5" office:value-type="float" office:value="0.9136" calcext:value-type="float">
            <text:p>0.9136</text:p>
          </table:table-cell>
          <table:table-cell table:style-name="ce5" office:value-type="float" office:value="0.8982" calcext:value-type="float">
            <text:p>0.8982</text:p>
          </table:table-cell>
          <table:table-cell table:style-name="ce5" office:value-type="float" office:value="0.9074" calcext:value-type="float">
            <text:p>0.9074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0.1566" calcext:value-type="float">
            <text:p>0.1566</text:p>
          </table:table-cell>
          <table:table-cell table:style-name="ce5" office:value-type="float" office:value="0.1577" calcext:value-type="float">
            <text:p>0.1577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1577" calcext:value-type="float">
            <text:p>0.1577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office:value-type="float" office:value="82800.3" calcext:value-type="float">
            <text:p>82800.30</text:p>
          </table:table-cell>
          <table:table-cell table:style-name="ce5" office:value-type="float" office:value="1.1942" calcext:value-type="float">
            <text:p>1.1942</text:p>
          </table:table-cell>
          <table:table-cell table:style-name="ce5" office:value-type="float" office:value="1.124" calcext:value-type="float">
            <text:p>1.1240</text:p>
          </table:table-cell>
          <table:table-cell table:style-name="ce5" office:value-type="float" office:value="1.0944" calcext:value-type="float">
            <text:p>1.0944</text:p>
          </table:table-cell>
          <table:table-cell table:style-name="ce5" office:value-type="float" office:value="0.9767" calcext:value-type="float">
            <text:p>0.9767</text:p>
          </table:table-cell>
          <table:table-cell table:style-name="ce5" office:value-type="float" office:value="0.9536" calcext:value-type="float">
            <text:p>0.9536</text:p>
          </table:table-cell>
          <table:table-cell table:style-name="ce5" office:value-type="float" office:value="0.9579" calcext:value-type="float">
            <text:p>0.9579</text:p>
          </table:table-cell>
          <table:table-cell table:style-name="ce5" office:value-type="float" office:value="0.1407" calcext:value-type="float">
            <text:p>0.1407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1448" calcext:value-type="float">
            <text:p>0.1448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85" calcext:value-type="float">
            <text:p>0.1485</text:p>
          </table:table-cell>
          <table:table-cell table:style-name="ce5" office:value-type="float" office:value="0.1447" calcext:value-type="float">
            <text:p>0.1447</text:p>
          </table:table-cell>
          <table:table-cell table:style-name="ce5" office:value-type="float" office:value="1.1431" calcext:value-type="float">
            <text:p>1.1431</text:p>
          </table:table-cell>
          <table:table-cell table:style-name="ce5" office:value-type="float" office:value="1.077" calcext:value-type="float">
            <text:p>1.0770</text:p>
          </table:table-cell>
          <table:table-cell table:style-name="ce5" office:value-type="float" office:value="1.0735" calcext:value-type="float">
            <text:p>1.0735</text:p>
          </table:table-cell>
          <table:table-cell table:style-name="ce5" office:value-type="float" office:value="0.7473" calcext:value-type="float">
            <text:p>0.7473</text:p>
          </table:table-cell>
          <table:table-cell table:style-name="ce5" office:value-type="float" office:value="0.1338" calcext:value-type="float">
            <text:p>0.1338</text:p>
          </table:table-cell>
          <table:table-cell table:style-name="ce5" office:value-type="float" office:value="0.1337" calcext:value-type="float">
            <text:p>0.1337</text:p>
          </table:table-cell>
          <table:table-cell table:style-name="ce5" office:value-type="float" office:value="0.1376" calcext:value-type="float">
            <text:p>0.1376</text:p>
          </table:table-cell>
          <table:table-cell table:style-name="ce5" office:value-type="float" office:value="0.1373" calcext:value-type="float">
            <text:p>0.1373</text:p>
          </table:table-cell>
          <table:table-cell table:style-name="ce5" office:value-type="float" office:value="0.138" calcext:value-type="float">
            <text:p>0.1380</text:p>
          </table:table-cell>
          <table:table-cell table:style-name="ce5" office:value-type="float" office:value="0.1424" calcext:value-type="float">
            <text:p>0.1424</text:p>
          </table:table-cell>
          <table:table-cell table:style-name="ce5" office:value-type="float" office:value="0.1416" calcext:value-type="float">
            <text:p>0.1416</text:p>
          </table:table-cell>
          <table:table-cell table:style-name="ce5" office:value-type="float" office:value="0.1408" calcext:value-type="float">
            <text:p>0.1408</text:p>
          </table:table-cell>
          <table:table-cell table:style-name="ce5" office:value-type="float" office:value="1.144" calcext:value-type="float">
            <text:p>1.1440</text:p>
          </table:table-cell>
          <table:table-cell table:style-name="ce5" office:value-type="float" office:value="1.1083" calcext:value-type="float">
            <text:p>1.1083</text:p>
          </table:table-cell>
          <table:table-cell table:style-name="ce5" office:value-type="float" office:value="1.0749" calcext:value-type="float">
            <text:p>1.0749</text:p>
          </table:table-cell>
          <table:table-cell table:style-name="ce5" office:value-type="float" office:value="0.9222" calcext:value-type="float">
            <text:p>0.9222</text:p>
          </table:table-cell>
          <table:table-cell table:style-name="ce5" office:value-type="float" office:value="0.917" calcext:value-type="float">
            <text:p>0.9170</text:p>
          </table:table-cell>
          <table:table-cell table:style-name="ce5" office:value-type="float" office:value="0.9278" calcext:value-type="float">
            <text:p>0.9278</text:p>
          </table:table-cell>
          <table:table-cell table:style-name="ce5" office:value-type="float" office:value="0.1507" calcext:value-type="float">
            <text:p>0.1507</text:p>
          </table:table-cell>
          <table:table-cell table:style-name="ce5" office:value-type="float" office:value="0.1497" calcext:value-type="float">
            <text:p>0.1497</text:p>
          </table:table-cell>
          <table:table-cell table:style-name="ce5" office:value-type="float" office:value="0.1613" calcext:value-type="float">
            <text:p>0.1613</text:p>
          </table:table-cell>
          <table:table-cell table:style-name="ce5" office:value-type="float" office:value="0.1513" calcext:value-type="float">
            <text:p>0.1513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48" calcext:value-type="float">
            <text:p>0.1480</text:p>
          </table:table-cell>
          <table:table-cell table:style-name="ce5" office:value-type="float" office:value="0.2073" calcext:value-type="float">
            <text:p>0.2073</text:p>
          </table:table-cell>
          <table:table-cell table:style-name="ce5" office:value-type="float" office:value="1.0825" calcext:value-type="float">
            <text:p>1.0825</text:p>
          </table:table-cell>
          <table:table-cell table:style-name="ce5" office:value-type="float" office:value="0.2022" calcext:value-type="float">
            <text:p>0.2022</text:p>
          </table:table-cell>
          <table:table-cell table:style-name="ce5" office:value-type="float" office:value="0.941" calcext:value-type="float">
            <text:p>0.9410</text:p>
          </table:table-cell>
          <table:table-cell table:style-name="ce5" office:value-type="float" office:value="0.321" calcext:value-type="float">
            <text:p>0.3210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87" calcext:value-type="float">
            <text:p>0.1287</text:p>
          </table:table-cell>
          <table:table-cell table:style-name="ce5" office:value-type="float" office:value="0.1296" calcext:value-type="float">
            <text:p>0.1296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1297" calcext:value-type="float">
            <text:p>0.1297</text:p>
          </table:table-cell>
          <table:table-cell table:style-name="ce5" office:value-type="float" office:value="0.1262" calcext:value-type="float">
            <text:p>0.1262</text:p>
          </table:table-cell>
          <table:table-cell table:style-name="ce5" office:value-type="float" office:value="1.159" calcext:value-type="float">
            <text:p>1.1590</text:p>
          </table:table-cell>
          <table:table-cell table:style-name="ce5" office:value-type="float" office:value="1.0865" calcext:value-type="float">
            <text:p>1.0865</text:p>
          </table:table-cell>
          <table:table-cell table:style-name="ce5" office:value-type="float" office:value="1.0801" calcext:value-type="float">
            <text:p>1.0801</text:p>
          </table:table-cell>
          <table:table-cell table:style-name="ce5" office:value-type="float" office:value="0.9477" calcext:value-type="float">
            <text:p>0.9477</text:p>
          </table:table-cell>
          <table:table-cell table:style-name="ce5" office:value-type="float" office:value="0.9505" calcext:value-type="float">
            <text:p>0.9505</text:p>
          </table:table-cell>
          <table:table-cell table:style-name="ce5" office:value-type="float" office:value="0.9397" calcext:value-type="float">
            <text:p>0.9397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1398" calcext:value-type="float">
            <text:p>0.1398</text:p>
          </table:table-cell>
          <table:table-cell table:style-name="ce5" office:value-type="float" office:value="0.1382" calcext:value-type="float">
            <text:p>0.1382</text:p>
          </table:table-cell>
          <table:table-cell table:style-name="ce5" office:value-type="float" office:value="1.5254" calcext:value-type="float">
            <text:p>1.5254</text:p>
          </table:table-cell>
          <table:table-cell table:style-name="ce5" office:value-type="float" office:value="1.4646" calcext:value-type="float">
            <text:p>1.4646</text:p>
          </table:table-cell>
          <table:table-cell table:style-name="ce5" office:value-type="float" office:value="1.4529" calcext:value-type="float">
            <text:p>1.4529</text:p>
          </table:table-cell>
          <table:table-cell table:style-name="ce5" office:value-type="float" office:value="1.4216" calcext:value-type="float">
            <text:p>1.4216</text:p>
          </table:table-cell>
          <table:table-cell table:style-name="ce5" office:value-type="float" office:value="1.4475" calcext:value-type="float">
            <text:p>1.4475</text:p>
          </table:table-cell>
          <table:table-cell table:style-name="ce5" office:value-type="float" office:value="1.4697" calcext:value-type="float">
            <text:p>1.4697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1477" calcext:value-type="float">
            <text:p>0.1477</text:p>
          </table:table-cell>
          <table:table-cell table:style-name="ce5" office:value-type="float" office:value="0.1466" calcext:value-type="float">
            <text:p>0.1466</text:p>
          </table:table-cell>
          <table:table-cell table:style-name="ce5" office:value-type="float" office:value="0.1516" calcext:value-type="float">
            <text:p>0.1516</text:p>
          </table:table-cell>
          <table:table-cell table:style-name="ce5" office:value-type="float" office:value="0.1529" calcext:value-type="float">
            <text:p>0.1529</text:p>
          </table:table-cell>
          <table:table-cell table:style-name="ce5" office:value-type="float" office:value="0.1473" calcext:value-type="float">
            <text:p>0.1473</text:p>
          </table:table-cell>
          <table:table-cell table:style-name="ce5" office:value-type="float" office:value="1.1583" calcext:value-type="float">
            <text:p>1.1583</text:p>
          </table:table-cell>
          <table:table-cell table:style-name="ce5" office:value-type="float" office:value="1.0861" calcext:value-type="float">
            <text:p>1.0861</text:p>
          </table:table-cell>
          <table:table-cell table:style-name="ce5" office:value-type="float" office:value="1.0825" calcext:value-type="float">
            <text:p>1.0825</text:p>
          </table:table-cell>
          <table:table-cell table:style-name="ce5" office:value-type="float" office:value="0.9024" calcext:value-type="float">
            <text:p>0.9024</text:p>
          </table:table-cell>
          <table:table-cell table:style-name="ce5" office:value-type="float" office:value="0.9008" calcext:value-type="float">
            <text:p>0.9008</text:p>
          </table:table-cell>
          <table:table-cell table:style-name="ce5" office:value-type="float" office:value="0.8689" calcext:value-type="float">
            <text:p>0.8689</text:p>
          </table:table-cell>
          <table:table-cell table:style-name="ce5" office:value-type="float" office:value="0.1802" calcext:value-type="float">
            <text:p>0.1802</text:p>
          </table:table-cell>
          <table:table-cell table:style-name="ce5" office:value-type="float" office:value="0.1777" calcext:value-type="float">
            <text:p>0.1777</text:p>
          </table:table-cell>
          <table:table-cell table:style-name="ce5" office:value-type="float" office:value="0.1788" calcext:value-type="float">
            <text:p>0.1788</text:p>
          </table:table-cell>
          <table:table-cell table:style-name="ce5" office:value-type="float" office:value="0.1738" calcext:value-type="float">
            <text:p>0.1738</text:p>
          </table:table-cell>
          <table:table-cell table:style-name="ce5" office:value-type="float" office:value="0.1716" calcext:value-type="float">
            <text:p>0.1716</text:p>
          </table:table-cell>
          <table:table-cell table:style-name="ce5" office:value-type="float" office:value="0.1701" calcext:value-type="float">
            <text:p>0.1701</text:p>
          </table:table-cell>
          <table:table-cell table:style-name="ce5" office:value-type="float" office:value="1.1696" calcext:value-type="float">
            <text:p>1.1696</text:p>
          </table:table-cell>
          <table:table-cell table:style-name="ce5" office:value-type="float" office:value="1.1033" calcext:value-type="float">
            <text:p>1.1033</text:p>
          </table:table-cell>
          <table:table-cell table:style-name="ce5" office:value-type="float" office:value="1.0957" calcext:value-type="float">
            <text:p>1.0957</text:p>
          </table:table-cell>
          <table:table-cell table:style-name="ce5" office:value-type="float" office:value="0.912" calcext:value-type="float">
            <text:p>0.9120</text:p>
          </table:table-cell>
          <table:table-cell table:style-name="ce5" office:value-type="float" office:value="0.8962" calcext:value-type="float">
            <text:p>0.8962</text:p>
          </table:table-cell>
          <table:table-cell table:style-name="ce5" office:value-type="float" office:value="0.9049" calcext:value-type="float">
            <text:p>0.9049</text:p>
          </table:table-cell>
          <table:table-cell table:style-name="ce5" office:value-type="float" office:value="0.1548" calcext:value-type="float">
            <text:p>0.1548</text:p>
          </table:table-cell>
          <table:table-cell table:style-name="ce5" office:value-type="float" office:value="0.155" calcext:value-type="float">
            <text:p>0.1550</text:p>
          </table:table-cell>
          <table:table-cell table:style-name="ce5" office:value-type="float" office:value="0.1564" calcext:value-type="float">
            <text:p>0.1564</text:p>
          </table:table-cell>
          <table:table-cell table:style-name="ce5" office:value-type="float" office:value="0.157" calcext:value-type="float">
            <text:p>0.1570</text:p>
          </table:table-cell>
          <table:table-cell table:style-name="ce5" office:value-type="float" office:value="0.155" calcext:value-type="float">
            <text:p>0.1550</text:p>
          </table:table-cell>
          <table:table-cell table:style-name="ce5" office:value-type="float" office:value="0.1574" calcext:value-type="float">
            <text:p>0.157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float" office:value="84600.3" calcext:value-type="float">
            <text:p>84600.30</text:p>
          </table:table-cell>
          <table:table-cell table:style-name="ce5" office:value-type="float" office:value="1.195" calcext:value-type="float">
            <text:p>1.1950</text:p>
          </table:table-cell>
          <table:table-cell table:style-name="ce5" office:value-type="float" office:value="1.123" calcext:value-type="float">
            <text:p>1.1230</text:p>
          </table:table-cell>
          <table:table-cell table:style-name="ce5" office:value-type="float" office:value="1.0936" calcext:value-type="float">
            <text:p>1.0936</text:p>
          </table:table-cell>
          <table:table-cell table:style-name="ce5" office:value-type="float" office:value="0.9784" calcext:value-type="float">
            <text:p>0.9784</text:p>
          </table:table-cell>
          <table:table-cell table:style-name="ce5" office:value-type="float" office:value="0.9555" calcext:value-type="float">
            <text:p>0.9555</text:p>
          </table:table-cell>
          <table:table-cell table:style-name="ce5" office:value-type="float" office:value="0.9589" calcext:value-type="float">
            <text:p>0.9589</text:p>
          </table:table-cell>
          <table:table-cell table:style-name="ce5" office:value-type="float" office:value="0.1405" calcext:value-type="float">
            <text:p>0.1405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1483" calcext:value-type="float">
            <text:p>0.1483</text:p>
          </table:table-cell>
          <table:table-cell table:style-name="ce5" office:value-type="float" office:value="0.1437" calcext:value-type="float">
            <text:p>0.1437</text:p>
          </table:table-cell>
          <table:table-cell table:style-name="ce5" office:value-type="float" office:value="1.1432" calcext:value-type="float">
            <text:p>1.1432</text:p>
          </table:table-cell>
          <table:table-cell table:style-name="ce5" office:value-type="float" office:value="1.0772" calcext:value-type="float">
            <text:p>1.0772</text:p>
          </table:table-cell>
          <table:table-cell table:style-name="ce5" office:value-type="float" office:value="1.0742" calcext:value-type="float">
            <text:p>1.0742</text:p>
          </table:table-cell>
          <table:table-cell table:style-name="ce5" office:value-type="float" office:value="0.7664" calcext:value-type="float">
            <text:p>0.7664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32" calcext:value-type="float">
            <text:p>0.1332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368" calcext:value-type="float">
            <text:p>0.1368</text:p>
          </table:table-cell>
          <table:table-cell table:style-name="ce5" office:value-type="float" office:value="0.1384" calcext:value-type="float">
            <text:p>0.1384</text:p>
          </table:table-cell>
          <table:table-cell table:style-name="ce5" office:value-type="float" office:value="0.1424" calcext:value-type="float">
            <text:p>0.1424</text:p>
          </table:table-cell>
          <table:table-cell table:style-name="ce5" office:value-type="float" office:value="0.1409" calcext:value-type="float">
            <text:p>0.1409</text:p>
          </table:table-cell>
          <table:table-cell table:style-name="ce5" office:value-type="float" office:value="0.1404" calcext:value-type="float">
            <text:p>0.1404</text:p>
          </table:table-cell>
          <table:table-cell table:style-name="ce5" office:value-type="float" office:value="1.1447" calcext:value-type="float">
            <text:p>1.1447</text:p>
          </table:table-cell>
          <table:table-cell table:style-name="ce5" office:value-type="float" office:value="1.107" calcext:value-type="float">
            <text:p>1.1070</text:p>
          </table:table-cell>
          <table:table-cell table:style-name="ce5" office:value-type="float" office:value="1.0722" calcext:value-type="float">
            <text:p>1.0722</text:p>
          </table:table-cell>
          <table:table-cell table:style-name="ce5" office:value-type="float" office:value="0.9221" calcext:value-type="float">
            <text:p>0.9221</text:p>
          </table:table-cell>
          <table:table-cell table:style-name="ce5" office:value-type="float" office:value="0.917" calcext:value-type="float">
            <text:p>0.9170</text:p>
          </table:table-cell>
          <table:table-cell table:style-name="ce5" office:value-type="float" office:value="0.9277" calcext:value-type="float">
            <text:p>0.9277</text:p>
          </table:table-cell>
          <table:table-cell table:style-name="ce5" office:value-type="float" office:value="0.1513" calcext:value-type="float">
            <text:p>0.1513</text:p>
          </table:table-cell>
          <table:table-cell table:style-name="ce5" office:value-type="float" office:value="0.1501" calcext:value-type="float">
            <text:p>0.1501</text:p>
          </table:table-cell>
          <table:table-cell table:style-name="ce5" office:value-type="float" office:value="0.1613" calcext:value-type="float">
            <text:p>0.1613</text:p>
          </table:table-cell>
          <table:table-cell table:style-name="ce5" office:value-type="float" office:value="0.1508" calcext:value-type="float">
            <text:p>0.1508</text:p>
          </table:table-cell>
          <table:table-cell table:style-name="ce5" office:value-type="float" office:value="0.1498" calcext:value-type="float">
            <text:p>0.1498</text:p>
          </table:table-cell>
          <table:table-cell table:style-name="ce5" office:value-type="float" office:value="0.1476" calcext:value-type="float">
            <text:p>0.1476</text:p>
          </table:table-cell>
          <table:table-cell table:style-name="ce5" office:value-type="float" office:value="0.2109" calcext:value-type="float">
            <text:p>0.2109</text:p>
          </table:table-cell>
          <table:table-cell table:style-name="ce5" office:value-type="float" office:value="1.0812" calcext:value-type="float">
            <text:p>1.0812</text:p>
          </table:table-cell>
          <table:table-cell table:style-name="ce5" office:value-type="float" office:value="0.2025" calcext:value-type="float">
            <text:p>0.2025</text:p>
          </table:table-cell>
          <table:table-cell table:style-name="ce5" office:value-type="float" office:value="0.9508" calcext:value-type="float">
            <text:p>0.9508</text:p>
          </table:table-cell>
          <table:table-cell table:style-name="ce5" office:value-type="float" office:value="0.4198" calcext:value-type="float">
            <text:p>0.4198</text:p>
          </table:table-cell>
          <table:table-cell table:style-name="ce5" office:value-type="float" office:value="0.1282" calcext:value-type="float">
            <text:p>0.1282</text:p>
          </table:table-cell>
          <table:table-cell table:number-columns-repeated="2" table:style-name="ce5" office:value-type="float" office:value="0.1293" calcext:value-type="float">
            <text:p>0.1293</text:p>
          </table:table-cell>
          <table:table-cell table:style-name="ce5" office:value-type="float" office:value="0.1294" calcext:value-type="float">
            <text:p>0.1294</text:p>
          </table:table-cell>
          <table:table-cell table:style-name="ce5" office:value-type="float" office:value="0.1282" calcext:value-type="float">
            <text:p>0.1282</text:p>
          </table:table-cell>
          <table:table-cell table:style-name="ce5" office:value-type="float" office:value="0.1288" calcext:value-type="float">
            <text:p>0.1288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1.1612" calcext:value-type="float">
            <text:p>1.1612</text:p>
          </table:table-cell>
          <table:table-cell table:style-name="ce5" office:value-type="float" office:value="1.0863" calcext:value-type="float">
            <text:p>1.0863</text:p>
          </table:table-cell>
          <table:table-cell table:style-name="ce5" office:value-type="float" office:value="1.0794" calcext:value-type="float">
            <text:p>1.0794</text:p>
          </table:table-cell>
          <table:table-cell table:style-name="ce5" office:value-type="float" office:value="0.9495" calcext:value-type="float">
            <text:p>0.9495</text:p>
          </table:table-cell>
          <table:table-cell table:style-name="ce5" office:value-type="float" office:value="0.9468" calcext:value-type="float">
            <text:p>0.9468</text:p>
          </table:table-cell>
          <table:table-cell table:style-name="ce5" office:value-type="float" office:value="0.9413" calcext:value-type="float">
            <text:p>0.9413</text:p>
          </table:table-cell>
          <table:table-cell table:style-name="ce5" office:value-type="float" office:value="0.139" calcext:value-type="float">
            <text:p>0.1390</text:p>
          </table:table-cell>
          <table:table-cell table:style-name="ce5" office:value-type="float" office:value="0.1377" calcext:value-type="float">
            <text:p>0.1377</text:p>
          </table:table-cell>
          <table:table-cell table:style-name="ce5" office:value-type="float" office:value="0.1372" calcext:value-type="float">
            <text:p>0.1372</text:p>
          </table:table-cell>
          <table:table-cell table:style-name="ce5" office:value-type="float" office:value="0.1423" calcext:value-type="float">
            <text:p>0.1423</text:p>
          </table:table-cell>
          <table:table-cell table:style-name="ce5" office:value-type="float" office:value="0.14" calcext:value-type="float">
            <text:p>0.1400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1.5278" calcext:value-type="float">
            <text:p>1.5278</text:p>
          </table:table-cell>
          <table:table-cell table:style-name="ce5" office:value-type="float" office:value="1.468" calcext:value-type="float">
            <text:p>1.4680</text:p>
          </table:table-cell>
          <table:table-cell table:style-name="ce5" office:value-type="float" office:value="1.4535" calcext:value-type="float">
            <text:p>1.4535</text:p>
          </table:table-cell>
          <table:table-cell table:style-name="ce5" office:value-type="float" office:value="1.4229" calcext:value-type="float">
            <text:p>1.4229</text:p>
          </table:table-cell>
          <table:table-cell table:style-name="ce5" office:value-type="float" office:value="1.4492" calcext:value-type="float">
            <text:p>1.4492</text:p>
          </table:table-cell>
          <table:table-cell table:style-name="ce5" office:value-type="float" office:value="1.4719" calcext:value-type="float">
            <text:p>1.4719</text:p>
          </table:table-cell>
          <table:table-cell table:style-name="ce5" office:value-type="float" office:value="0.1486" calcext:value-type="float">
            <text:p>0.1486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463" calcext:value-type="float">
            <text:p>0.1463</text:p>
          </table:table-cell>
          <table:table-cell table:style-name="ce5" office:value-type="float" office:value="0.1512" calcext:value-type="float">
            <text:p>0.1512</text:p>
          </table:table-cell>
          <table:table-cell table:style-name="ce5" office:value-type="float" office:value="0.1526" calcext:value-type="float">
            <text:p>0.1526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1.1619" calcext:value-type="float">
            <text:p>1.1619</text:p>
          </table:table-cell>
          <table:table-cell table:style-name="ce5" office:value-type="float" office:value="1.0859" calcext:value-type="float">
            <text:p>1.0859</text:p>
          </table:table-cell>
          <table:table-cell table:style-name="ce5" office:value-type="float" office:value="1.0828" calcext:value-type="float">
            <text:p>1.0828</text:p>
          </table:table-cell>
          <table:table-cell table:style-name="ce5" office:value-type="float" office:value="0.9003" calcext:value-type="float">
            <text:p>0.9003</text:p>
          </table:table-cell>
          <table:table-cell table:style-name="ce5" office:value-type="float" office:value="0.9001" calcext:value-type="float">
            <text:p>0.9001</text:p>
          </table:table-cell>
          <table:table-cell table:style-name="ce5" office:value-type="float" office:value="0.8678" calcext:value-type="float">
            <text:p>0.8678</text:p>
          </table:table-cell>
          <table:table-cell table:style-name="ce5" office:value-type="float" office:value="0.1806" calcext:value-type="float">
            <text:p>0.1806</text:p>
          </table:table-cell>
          <table:table-cell table:style-name="ce5" office:value-type="float" office:value="0.1771" calcext:value-type="float">
            <text:p>0.1771</text:p>
          </table:table-cell>
          <table:table-cell table:style-name="ce5" office:value-type="float" office:value="0.1792" calcext:value-type="float">
            <text:p>0.1792</text:p>
          </table:table-cell>
          <table:table-cell table:style-name="ce5" office:value-type="float" office:value="0.1737" calcext:value-type="float">
            <text:p>0.1737</text:p>
          </table:table-cell>
          <table:table-cell table:style-name="ce5" office:value-type="float" office:value="0.1707" calcext:value-type="float">
            <text:p>0.1707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1.1688" calcext:value-type="float">
            <text:p>1.1688</text:p>
          </table:table-cell>
          <table:table-cell table:style-name="ce5" office:value-type="float" office:value="1.1045" calcext:value-type="float">
            <text:p>1.1045</text:p>
          </table:table-cell>
          <table:table-cell table:style-name="ce5" office:value-type="float" office:value="1.0971" calcext:value-type="float">
            <text:p>1.0971</text:p>
          </table:table-cell>
          <table:table-cell table:style-name="ce5" office:value-type="float" office:value="0.9111" calcext:value-type="float">
            <text:p>0.9111</text:p>
          </table:table-cell>
          <table:table-cell table:style-name="ce5" office:value-type="float" office:value="0.8949" calcext:value-type="float">
            <text:p>0.8949</text:p>
          </table:table-cell>
          <table:table-cell table:style-name="ce5" office:value-type="float" office:value="0.9052" calcext:value-type="float">
            <text:p>0.9052</text:p>
          </table:table-cell>
          <table:table-cell table:style-name="ce5" office:value-type="float" office:value="0.1546" calcext:value-type="float">
            <text:p>0.1546</text:p>
          </table:table-cell>
          <table:table-cell table:style-name="ce5" office:value-type="float" office:value="0.1548" calcext:value-type="float">
            <text:p>0.1548</text:p>
          </table:table-cell>
          <table:table-cell table:style-name="ce5" office:value-type="float" office:value="0.157" calcext:value-type="float">
            <text:p>0.1570</text:p>
          </table:table-cell>
          <table:table-cell table:style-name="ce5" office:value-type="float" office:value="0.1577" calcext:value-type="float">
            <text:p>0.1577</text:p>
          </table:table-cell>
          <table:table-cell table:style-name="ce5" office:value-type="float" office:value="0.1552" calcext:value-type="float">
            <text:p>0.1552</text:p>
          </table:table-cell>
          <table:table-cell table:style-name="ce5" office:value-type="float" office:value="0.1572" calcext:value-type="float">
            <text:p>0.1572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office:value-type="float" office:value="86400.3" calcext:value-type="float">
            <text:p>86400.30</text:p>
          </table:table-cell>
          <table:table-cell table:style-name="ce5" office:value-type="float" office:value="1.1946" calcext:value-type="float">
            <text:p>1.1946</text:p>
          </table:table-cell>
          <table:table-cell table:style-name="ce5" office:value-type="float" office:value="1.1228" calcext:value-type="float">
            <text:p>1.1228</text:p>
          </table:table-cell>
          <table:table-cell table:style-name="ce5" office:value-type="float" office:value="1.0944" calcext:value-type="float">
            <text:p>1.0944</text:p>
          </table:table-cell>
          <table:table-cell table:style-name="ce5" office:value-type="float" office:value="0.9814" calcext:value-type="float">
            <text:p>0.9814</text:p>
          </table:table-cell>
          <table:table-cell table:style-name="ce5" office:value-type="float" office:value="0.9556" calcext:value-type="float">
            <text:p>0.9556</text:p>
          </table:table-cell>
          <table:table-cell table:style-name="ce5" office:value-type="float" office:value="0.9594" calcext:value-type="float">
            <text:p>0.9594</text:p>
          </table:table-cell>
          <table:table-cell table:style-name="ce5" office:value-type="float" office:value="0.1403" calcext:value-type="float">
            <text:p>0.1403</text:p>
          </table:table-cell>
          <table:table-cell table:style-name="ce5" office:value-type="float" office:value="0.1421" calcext:value-type="float">
            <text:p>0.1421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0.147" calcext:value-type="float">
            <text:p>0.1470</text:p>
          </table:table-cell>
          <table:table-cell table:style-name="ce5" office:value-type="float" office:value="0.1486" calcext:value-type="float">
            <text:p>0.1486</text:p>
          </table:table-cell>
          <table:table-cell table:style-name="ce5" office:value-type="float" office:value="0.1446" calcext:value-type="float">
            <text:p>0.1446</text:p>
          </table:table-cell>
          <table:table-cell table:style-name="ce5" office:value-type="float" office:value="1.1444" calcext:value-type="float">
            <text:p>1.1444</text:p>
          </table:table-cell>
          <table:table-cell table:style-name="ce5" office:value-type="float" office:value="1.0761" calcext:value-type="float">
            <text:p>1.0761</text:p>
          </table:table-cell>
          <table:table-cell table:style-name="ce5" office:value-type="float" office:value="1.0731" calcext:value-type="float">
            <text:p>1.0731</text:p>
          </table:table-cell>
          <table:table-cell table:style-name="ce5" office:value-type="float" office:value="0.7796" calcext:value-type="float">
            <text:p>0.7796</text:p>
          </table:table-cell>
          <table:table-cell table:style-name="ce5" office:value-type="float" office:value="0.1339" calcext:value-type="float">
            <text:p>0.1339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381" calcext:value-type="float">
            <text:p>0.1381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376" calcext:value-type="float">
            <text:p>0.1376</text:p>
          </table:table-cell>
          <table:table-cell table:style-name="ce5" office:value-type="float" office:value="0.1422" calcext:value-type="float">
            <text:p>0.1422</text:p>
          </table:table-cell>
          <table:table-cell table:style-name="ce5" office:value-type="float" office:value="0.1414" calcext:value-type="float">
            <text:p>0.1414</text:p>
          </table:table-cell>
          <table:table-cell table:style-name="ce5" office:value-type="float" office:value="0.1402" calcext:value-type="float">
            <text:p>0.1402</text:p>
          </table:table-cell>
          <table:table-cell table:style-name="ce5" office:value-type="float" office:value="1.1476" calcext:value-type="float">
            <text:p>1.1476</text:p>
          </table:table-cell>
          <table:table-cell table:style-name="ce5" office:value-type="float" office:value="1.1063" calcext:value-type="float">
            <text:p>1.1063</text:p>
          </table:table-cell>
          <table:table-cell table:style-name="ce5" office:value-type="float" office:value="1.0712" calcext:value-type="float">
            <text:p>1.0712</text:p>
          </table:table-cell>
          <table:table-cell table:style-name="ce5" office:value-type="float" office:value="0.922" calcext:value-type="float">
            <text:p>0.9220</text:p>
          </table:table-cell>
          <table:table-cell table:style-name="ce5" office:value-type="float" office:value="0.9183" calcext:value-type="float">
            <text:p>0.9183</text:p>
          </table:table-cell>
          <table:table-cell table:style-name="ce5" office:value-type="float" office:value="0.9284" calcext:value-type="float">
            <text:p>0.9284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617" calcext:value-type="float">
            <text:p>0.1617</text:p>
          </table:table-cell>
          <table:table-cell table:style-name="ce5" office:value-type="float" office:value="0.151" calcext:value-type="float">
            <text:p>0.1510</text:p>
          </table:table-cell>
          <table:table-cell table:style-name="ce5" office:value-type="float" office:value="0.1491" calcext:value-type="float">
            <text:p>0.1491</text:p>
          </table:table-cell>
          <table:table-cell table:style-name="ce5" office:value-type="float" office:value="0.1474" calcext:value-type="float">
            <text:p>0.1474</text:p>
          </table:table-cell>
          <table:table-cell table:style-name="ce5" office:value-type="float" office:value="0.2145" calcext:value-type="float">
            <text:p>0.2145</text:p>
          </table:table-cell>
          <table:table-cell table:style-name="ce5" office:value-type="float" office:value="1.0812" calcext:value-type="float">
            <text:p>1.0812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9472" calcext:value-type="float">
            <text:p>0.9472</text:p>
          </table:table-cell>
          <table:table-cell table:style-name="ce5" office:value-type="float" office:value="0.5599" calcext:value-type="float">
            <text:p>0.5599</text:p>
          </table:table-cell>
          <table:table-cell table:style-name="ce5" office:value-type="float" office:value="0.1281" calcext:value-type="float">
            <text:p>0.1281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294" calcext:value-type="float">
            <text:p>0.1294</text:p>
          </table:table-cell>
          <table:table-cell table:style-name="ce5" office:value-type="float" office:value="0.1295" calcext:value-type="float">
            <text:p>0.1295</text:p>
          </table:table-cell>
          <table:table-cell table:style-name="ce5" office:value-type="float" office:value="0.1286" calcext:value-type="float">
            <text:p>0.1286</text:p>
          </table:table-cell>
          <table:table-cell table:style-name="ce5" office:value-type="float" office:value="0.129" calcext:value-type="float">
            <text:p>0.1290</text:p>
          </table:table-cell>
          <table:table-cell table:style-name="ce5" office:value-type="float" office:value="0.1262" calcext:value-type="float">
            <text:p>0.1262</text:p>
          </table:table-cell>
          <table:table-cell table:style-name="ce5" office:value-type="float" office:value="1.1618" calcext:value-type="float">
            <text:p>1.1618</text:p>
          </table:table-cell>
          <table:table-cell table:style-name="ce5" office:value-type="float" office:value="1.0837" calcext:value-type="float">
            <text:p>1.0837</text:p>
          </table:table-cell>
          <table:table-cell table:style-name="ce5" office:value-type="float" office:value="1.0771" calcext:value-type="float">
            <text:p>1.0771</text:p>
          </table:table-cell>
          <table:table-cell table:style-name="ce5" office:value-type="float" office:value="0.9498" calcext:value-type="float">
            <text:p>0.9498</text:p>
          </table:table-cell>
          <table:table-cell table:style-name="ce5" office:value-type="float" office:value="0.9446" calcext:value-type="float">
            <text:p>0.9446</text:p>
          </table:table-cell>
          <table:table-cell table:style-name="ce5" office:value-type="float" office:value="0.942" calcext:value-type="float">
            <text:p>0.9420</text:p>
          </table:table-cell>
          <table:table-cell table:style-name="ce5" office:value-type="float" office:value="0.1389" calcext:value-type="float">
            <text:p>0.1389</text:p>
          </table:table-cell>
          <table:table-cell table:style-name="ce5" office:value-type="float" office:value="0.1378" calcext:value-type="float">
            <text:p>0.1378</text:p>
          </table:table-cell>
          <table:table-cell table:style-name="ce5" office:value-type="float" office:value="0.1371" calcext:value-type="float">
            <text:p>0.1371</text:p>
          </table:table-cell>
          <table:table-cell table:style-name="ce5" office:value-type="float" office:value="0.142" calcext:value-type="float">
            <text:p>0.1420</text:p>
          </table:table-cell>
          <table:table-cell table:style-name="ce5" office:value-type="float" office:value="0.1396" calcext:value-type="float">
            <text:p>0.1396</text:p>
          </table:table-cell>
          <table:table-cell table:style-name="ce5" office:value-type="float" office:value="0.1388" calcext:value-type="float">
            <text:p>0.1388</text:p>
          </table:table-cell>
          <table:table-cell table:style-name="ce5" office:value-type="float" office:value="1.5288" calcext:value-type="float">
            <text:p>1.5288</text:p>
          </table:table-cell>
          <table:table-cell table:style-name="ce5" office:value-type="float" office:value="1.4654" calcext:value-type="float">
            <text:p>1.4654</text:p>
          </table:table-cell>
          <table:table-cell table:style-name="ce5" office:value-type="float" office:value="1.4519" calcext:value-type="float">
            <text:p>1.4519</text:p>
          </table:table-cell>
          <table:table-cell table:style-name="ce5" office:value-type="float" office:value="1.4204" calcext:value-type="float">
            <text:p>1.4204</text:p>
          </table:table-cell>
          <table:table-cell table:style-name="ce5" office:value-type="float" office:value="1.4477" calcext:value-type="float">
            <text:p>1.4477</text:p>
          </table:table-cell>
          <table:table-cell table:style-name="ce5" office:value-type="float" office:value="1.4722" calcext:value-type="float">
            <text:p>1.4722</text:p>
          </table:table-cell>
          <table:table-cell table:style-name="ce5" office:value-type="float" office:value="0.1484" calcext:value-type="float">
            <text:p>0.1484</text:p>
          </table:table-cell>
          <table:table-cell table:style-name="ce5" office:value-type="float" office:value="0.1481" calcext:value-type="float">
            <text:p>0.1481</text:p>
          </table:table-cell>
          <table:table-cell table:style-name="ce5" office:value-type="float" office:value="0.1465" calcext:value-type="float">
            <text:p>0.1465</text:p>
          </table:table-cell>
          <table:table-cell table:style-name="ce5" office:value-type="float" office:value="0.1518" calcext:value-type="float">
            <text:p>0.1518</text:p>
          </table:table-cell>
          <table:table-cell table:style-name="ce5" office:value-type="float" office:value="0.1528" calcext:value-type="float">
            <text:p>0.1528</text:p>
          </table:table-cell>
          <table:table-cell table:style-name="ce5" office:value-type="float" office:value="0.1468" calcext:value-type="float">
            <text:p>0.1468</text:p>
          </table:table-cell>
          <table:table-cell table:style-name="ce5" office:value-type="float" office:value="1.1636" calcext:value-type="float">
            <text:p>1.1636</text:p>
          </table:table-cell>
          <table:table-cell table:style-name="ce5" office:value-type="float" office:value="1.0842" calcext:value-type="float">
            <text:p>1.0842</text:p>
          </table:table-cell>
          <table:table-cell table:style-name="ce5" office:value-type="float" office:value="1.0817" calcext:value-type="float">
            <text:p>1.0817</text:p>
          </table:table-cell>
          <table:table-cell table:style-name="ce5" office:value-type="float" office:value="0.9011" calcext:value-type="float">
            <text:p>0.9011</text:p>
          </table:table-cell>
          <table:table-cell table:style-name="ce5" office:value-type="float" office:value="0.9004" calcext:value-type="float">
            <text:p>0.9004</text:p>
          </table:table-cell>
          <table:table-cell table:style-name="ce5" office:value-type="float" office:value="0.8676" calcext:value-type="float">
            <text:p>0.8676</text:p>
          </table:table-cell>
          <table:table-cell table:style-name="ce5" office:value-type="float" office:value="0.1802" calcext:value-type="float">
            <text:p>0.1802</text:p>
          </table:table-cell>
          <table:table-cell table:style-name="ce5" office:value-type="float" office:value="0.1778" calcext:value-type="float">
            <text:p>0.1778</text:p>
          </table:table-cell>
          <table:table-cell table:style-name="ce5" office:value-type="float" office:value="0.1788" calcext:value-type="float">
            <text:p>0.1788</text:p>
          </table:table-cell>
          <table:table-cell table:style-name="ce5" office:value-type="float" office:value="0.1732" calcext:value-type="float">
            <text:p>0.1732</text:p>
          </table:table-cell>
          <table:table-cell table:style-name="ce5" office:value-type="float" office:value="0.1707" calcext:value-type="float">
            <text:p>0.1707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1.1663" calcext:value-type="float">
            <text:p>1.1663</text:p>
          </table:table-cell>
          <table:table-cell table:style-name="ce5" office:value-type="float" office:value="1.105" calcext:value-type="float">
            <text:p>1.1050</text:p>
          </table:table-cell>
          <table:table-cell table:style-name="ce5" office:value-type="float" office:value="1.0982" calcext:value-type="float">
            <text:p>1.0982</text:p>
          </table:table-cell>
          <table:table-cell table:style-name="ce5" office:value-type="float" office:value="0.9101" calcext:value-type="float">
            <text:p>0.9101</text:p>
          </table:table-cell>
          <table:table-cell table:style-name="ce5" office:value-type="float" office:value="0.8937" calcext:value-type="float">
            <text:p>0.8937</text:p>
          </table:table-cell>
          <table:table-cell table:style-name="ce5" office:value-type="float" office:value="0.9048" calcext:value-type="float">
            <text:p>0.9048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1553" calcext:value-type="float">
            <text:p>0.1553</text:p>
          </table:table-cell>
          <table:table-cell table:style-name="ce5" office:value-type="float" office:value="0.1577" calcext:value-type="float">
            <text:p>0.1577</text:p>
          </table:table-cell>
          <table:table-cell table:style-name="ce5" office:value-type="float" office:value="0.157" calcext:value-type="float">
            <text:p>0.1570</text:p>
          </table:table-cell>
          <table:table-cell table:style-name="ce5" office:value-type="float" office:value="0.155" calcext:value-type="float">
            <text:p>0.1550</text:p>
          </table:table-cell>
          <table:table-cell table:style-name="ce5" office:value-type="float" office:value="0.1574" calcext:value-type="float">
            <text:p>0.1574</text:p>
          </table:table-cell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utoloading range A1 - CU61</text:p>
          </table:table-cell>
          <table:table-cell table:number-columns-repeated="1023"/>
        </table:table-row>
        <table:table-row table:style-name="ro2" table:number-rows-repeated="937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sorbance_20_2_5f_01" style:display-name="PageStyle_Absorbance 2_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9T20:53:08</meta:creation-date>
    <meta:initial-creator>C1Excel</meta:initial-creator>
    <meta:document-statistic meta:table-count="1" meta:cell-count="4961" meta:object-count="0"/>
    <meta:generator>LibreOfficeDev/6.0.5.2$Linux_X86_64 LibreOffice_project/</meta:generator>
  </office:meta>
</office:document-meta>
</file>